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89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1"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qualifying_group_stage (id, tournament, group_code, squad) values (&quot; &amp; [.A2] &amp; &quot;, &quot; &amp; [.B2] &amp; &quot;, '&quot; &amp; [.C2] &amp; &quot;', &quot; &amp; [.D2] &amp;  &quot;);&quot;" office:value-type="string" office:string-value="insert into qualifying_group_stage (id, tournament, group_code, squad) values (1, 1989, 'A', 1473);">
            <text:p>insert into qualifying_group_stage (id, tournament, group_code, squad) values (1, 1989, 'A', 147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qualifying_group_stage (id, tournament, group_code, squad) values (&quot; &amp; [.A3] &amp; &quot;, &quot; &amp; [.B3] &amp; &quot;, '&quot; &amp; [.C3] &amp; &quot;', &quot; &amp; [.D3] &amp;  &quot;);&quot;" office:value-type="string" office:string-value="insert into qualifying_group_stage (id, tournament, group_code, squad) values (2, 1989, 'A', 1868);">
            <text:p>insert into qualifying_group_stage (id, tournament, group_code, squad) values (2, 1989, 'A', 1868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9">
            <text:p>1869</text:p>
          </table:table-cell>
          <table:table-cell table:number-columns-repeated="2"/>
          <table:table-cell table:formula="of:=&quot;insert into qualifying_group_stage (id, tournament, group_code, squad) values (&quot; &amp; [.A4] &amp; &quot;, &quot; &amp; [.B4] &amp; &quot;, '&quot; &amp; [.C4] &amp; &quot;', &quot; &amp; [.D4] &amp;  &quot;);&quot;" office:value-type="string" office:string-value="insert into qualifying_group_stage (id, tournament, group_code, squad) values (3, 1989, 'A', 1869);">
            <text:p>insert into qualifying_group_stage (id, tournament, group_code, squad) values (3, 1989, 'A', 1869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594">
            <text:p>594</text:p>
          </table:table-cell>
          <table:table-cell table:number-columns-repeated="2"/>
          <table:table-cell table:formula="of:=&quot;insert into qualifying_group_stage (id, tournament, group_code, squad) values (&quot; &amp; [.A5] &amp; &quot;, &quot; &amp; [.B5] &amp; &quot;, '&quot; &amp; [.C5] &amp; &quot;', &quot; &amp; [.D5] &amp;  &quot;);&quot;" office:value-type="string" office:string-value="insert into qualifying_group_stage (id, tournament, group_code, squad) values (4, 1989, 'A', 594);">
            <text:p>insert into qualifying_group_stage (id, tournament, group_code, squad) values (4, 1989, 'A', 59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297">
            <text:p>297</text:p>
          </table:table-cell>
          <table:table-cell table:number-columns-repeated="2"/>
          <table:table-cell table:formula="of:=&quot;insert into qualifying_group_stage (id, tournament, group_code, squad) values (&quot; &amp; [.A6] &amp; &quot;, &quot; &amp; [.B6] &amp; &quot;, '&quot; &amp; [.C6] &amp; &quot;', &quot; &amp; [.D6] &amp;  &quot;);&quot;" office:value-type="string" office:string-value="insert into qualifying_group_stage (id, tournament, group_code, squad) values (5, 1989, 'A', 297);">
            <text:p>insert into qualifying_group_stage (id, tournament, group_code, squad) values (5, 1989, 'A', 297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qualifying_group_stage (id, tournament, group_code, squad) values (&quot; &amp; [.A7] &amp; &quot;, &quot; &amp; [.B7] &amp; &quot;, '&quot; &amp; [.C7] &amp; &quot;', &quot; &amp; [.D7] &amp;  &quot;);&quot;" office:value-type="string" office:string-value="insert into qualifying_group_stage (id, tournament, group_code, squad) values (6, 1989, 'B', 1784);">
            <text:p>insert into qualifying_group_stage (id, tournament, group_code, squad) values (6, 1989, 'B', 1784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">
            <text:p>7</text:p>
          </table:table-cell>
          <table:table-cell table:formula="of:=[.B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qualifying_group_stage (id, tournament, group_code, squad) values (&quot; &amp; [.A8] &amp; &quot;, &quot; &amp; [.B8] &amp; &quot;, '&quot; &amp; [.C8] &amp; &quot;', &quot; &amp; [.D8] &amp;  &quot;);&quot;" office:value-type="string" office:string-value="insert into qualifying_group_stage (id, tournament, group_code, squad) values (7, 1989, 'B', 599);">
            <text:p>insert into qualifying_group_stage (id, tournament, group_code, squad) values (7, 1989, 'B', 59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8">
            <text:p>8</text:p>
          </table:table-cell>
          <table:table-cell table:formula="of:=[.B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qualifying_group_stage (id, tournament, group_code, squad) values (&quot; &amp; [.A9] &amp; &quot;, &quot; &amp; [.B9] &amp; &quot;, '&quot; &amp; [.C9] &amp; &quot;', &quot; &amp; [.D9] &amp;  &quot;);&quot;" office:value-type="string" office:string-value="insert into qualifying_group_stage (id, tournament, group_code, squad) values (8, 1989, 'B', 596);">
            <text:p>insert into qualifying_group_stage (id, tournament, group_code, squad) values (8, 1989, 'B', 596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9">
            <text:p>9</text:p>
          </table:table-cell>
          <table:table-cell table:formula="of:=[.B9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284">
            <text:p>1284</text:p>
          </table:table-cell>
          <table:table-cell table:number-columns-repeated="2"/>
          <table:table-cell table:formula="of:=&quot;insert into qualifying_group_stage (id, tournament, group_code, squad) values (&quot; &amp; [.A10] &amp; &quot;, &quot; &amp; [.B10] &amp; &quot;, '&quot; &amp; [.C10] &amp; &quot;', &quot; &amp; [.D10] &amp;  &quot;);&quot;" office:value-type="string" office:string-value="insert into qualifying_group_stage (id, tournament, group_code, squad) values (9, 1989, 'B', 1284);">
            <text:p>insert into qualifying_group_stage (id, tournament, group_code, squad) values (9, 1989, 'B', 1284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0">
            <text:p>10</text:p>
          </table:table-cell>
          <table:table-cell table:formula="of:=[.B10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21">
            <text:p>1721</text:p>
          </table:table-cell>
          <table:table-cell table:number-columns-repeated="2"/>
          <table:table-cell table:formula="of:=&quot;insert into qualifying_group_stage (id, tournament, group_code, squad) values (&quot; &amp; [.A11] &amp; &quot;, &quot; &amp; [.B11] &amp; &quot;, '&quot; &amp; [.C11] &amp; &quot;', &quot; &amp; [.D11] &amp;  &quot;);&quot;" office:value-type="string" office:string-value="insert into qualifying_group_stage (id, tournament, group_code, squad) values (10, 1989, 'B', 1721);">
            <text:p>insert into qualifying_group_stage (id, tournament, group_code, squad) values (10, 1989, 'B', 1721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1">
            <text:p>11</text:p>
          </table:table-cell>
          <table:table-cell table:formula="of:=[.B11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qualifying_group_stage (id, tournament, group_code, squad) values (&quot; &amp; [.A12] &amp; &quot;, &quot; &amp; [.B12] &amp; &quot;, '&quot; &amp; [.C12] &amp; &quot;', &quot; &amp; [.D12] &amp;  &quot;);&quot;" office:value-type="string" office:string-value="insert into qualifying_group_stage (id, tournament, group_code, squad) values (11, 1989, 'C', 590);">
            <text:p>insert into qualifying_group_stage (id, tournament, group_code, squad) values (11, 1989, 'C', 590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2">
            <text:p>12</text:p>
          </table:table-cell>
          <table:table-cell table:formula="of:=[.B12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qualifying_group_stage (id, tournament, group_code, squad) values (&quot; &amp; [.A13] &amp; &quot;, &quot; &amp; [.B13] &amp; &quot;, '&quot; &amp; [.C13] &amp; &quot;', &quot; &amp; [.D13] &amp;  &quot;);&quot;" office:value-type="string" office:string-value="insert into qualifying_group_stage (id, tournament, group_code, squad) values (12, 1989, 'C', 1268);">
            <text:p>insert into qualifying_group_stage (id, tournament, group_code, squad) values (12, 1989, 'C', 1268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3">
            <text:p>13</text:p>
          </table:table-cell>
          <table:table-cell table:formula="of:=[.B13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qualifying_group_stage (id, tournament, group_code, squad) values (&quot; &amp; [.A14] &amp; &quot;, &quot; &amp; [.B14] &amp; &quot;, '&quot; &amp; [.C14] &amp; &quot;', &quot; &amp; [.D14] &amp;  &quot;);&quot;" office:value-type="string" office:string-value="insert into qualifying_group_stage (id, tournament, group_code, squad) values (13, 1989, 'C', 1758);">
            <text:p>insert into qualifying_group_stage (id, tournament, group_code, squad) values (13, 1989, 'C', 1758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4">
            <text:p>14</text:p>
          </table:table-cell>
          <table:table-cell table:formula="of:=[.B14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qualifying_group_stage (id, tournament, group_code, squad) values (&quot; &amp; [.A15] &amp; &quot;, &quot; &amp; [.B15] &amp; &quot;, '&quot; &amp; [.C15] &amp; &quot;', &quot; &amp; [.D15] &amp;  &quot;);&quot;" office:value-type="string" office:string-value="insert into qualifying_group_stage (id, tournament, group_code, squad) values (14, 1989, 'C', 1876);">
            <text:p>insert into qualifying_group_stage (id, tournament, group_code, squad) values (14, 1989, 'C', 187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5">
            <text:p>15</text:p>
          </table:table-cell>
          <table:table-cell table:formula="of:=[.B15]" office:value-type="float" office:value="1989">
            <text:p>1989</text:p>
          </table:table-cell>
          <table:table-cell office:value-type="string">
            <text:p>C</text:p>
          </table:table-cell>
          <table:table-cell table:style-name="Default" office:value-type="float" office:value="1767">
            <text:p>1767</text:p>
          </table:table-cell>
          <table:table-cell table:number-columns-repeated="2"/>
          <table:table-cell table:formula="of:=&quot;insert into qualifying_group_stage (id, tournament, group_code, squad) values (&quot; &amp; [.A16] &amp; &quot;, &quot; &amp; [.B16] &amp; &quot;, '&quot; &amp; [.C16] &amp; &quot;', &quot; &amp; [.D16] &amp;  &quot;);&quot;" office:value-type="string" office:string-value="insert into qualifying_group_stage (id, tournament, group_code, squad) values (15, 1989, 'C', 1767);">
            <text:p>insert into qualifying_group_stage (id, tournament, group_code, squad) values (15, 1989, 'C', 1767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office:value-type="float" office:value="1">
            <text:p>1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, '1989-04-23', 1, 1868);">
            <text:p>insert into game (matchid, matchdate, game_type, country) values (1, '1989-04-23', 1, 1868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2">
            <text:p>2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1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, '1989-04-23', 1, 1869);">
            <text:p>insert into game (matchid, matchdate, game_type, country) values (2, '1989-04-23', 1, 1869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">
            <text:p>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20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, '1989-05-07', 1, 1473);">
            <text:p>insert into game (matchid, matchdate, game_type, country) values (3, '1989-05-07', 1, 1473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4">
            <text:p>4</text:p>
          </table:table-cell>
          <table:table-cell table:style-name="ce5" table:formula="of:=&quot;1989-05-10&quot;" office:value-type="string" office:string-value="1989-05-10">
            <text:p>1989-05-10</text:p>
          </table:table-cell>
          <table:table-cell table:formula="of:=+[.C21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, '1989-05-10', 1, 594);">
            <text:p>insert into game (matchid, matchdate, game_type, country) values (4, '1989-05-10', 1, 594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5">
            <text:p>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22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5, '1989-05-21', 1, 297);">
            <text:p>insert into game (matchid, matchdate, game_type, country) values (5, '1989-05-21', 1, 297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6">
            <text:p>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2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6, '1989-05-21', 1, 1869);">
            <text:p>insert into game (matchid, matchdate, game_type, country) values (6, '1989-05-21', 1, 1869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">
            <text:p>7</text:p>
          </table:table-cell>
          <table:table-cell table:style-name="ce5" table:formula="of:=&quot;1989-06-06&quot;" office:value-type="string" office:string-value="1989-06-06">
            <text:p>1989-06-06</text:p>
          </table:table-cell>
          <table:table-cell table:formula="of:=+[.C24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, '1989-06-06', 1, 1473);">
            <text:p>insert into game (matchid, matchdate, game_type, country) values (7, '1989-06-06', 1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8">
            <text:p>8</text:p>
          </table:table-cell>
          <table:table-cell table:style-name="ce5" table:formula="of:=&quot;1989-06-08&quot;" office:value-type="string" office:string-value="1989-06-08">
            <text:p>1989-06-08</text:p>
          </table:table-cell>
          <table:table-cell table:formula="of:=+[.C25]" office:value-type="float" office:value="1">
            <text:p>1</text:p>
          </table:table-cell>
          <table:table-cell office:value-type="float" office:value="594">
            <text:p>594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8, '1989-06-08', 1, 594);">
            <text:p>insert into game (matchid, matchdate, game_type, country) values (8, '1989-06-08', 1, 594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9">
            <text:p>9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26]"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9, '1989-06-18', 1, 297);">
            <text:p>insert into game (matchid, matchdate, game_type, country) values (9, '1989-06-18', 1, 297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0">
            <text:p>10</text:p>
          </table:table-cell>
          <table:table-cell table:style-name="ce5" table:formula="of:=&quot;1989-06-30&quot;" office:value-type="string" office:string-value="1989-06-30">
            <text:p>1989-06-30</text:p>
          </table:table-cell>
          <table:table-cell table:formula="of:=+[.C27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0, '1989-06-30', 1, 1473);">
            <text:p>insert into game (matchid, matchdate, game_type, country) values (10, '1989-06-30', 1, 1473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1">
            <text:p>1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28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1, '1989-04-23', 1, 1784);">
            <text:p>insert into game (matchid, matchdate, game_type, country) values (11, '1989-04-23', 1, 1784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2">
            <text:p>12</text:p>
          </table:table-cell>
          <table:table-cell table:style-name="ce5" table:formula="of:=&quot;1989-04-26&quot;" office:value-type="string" office:string-value="1989-04-26">
            <text:p>1989-04-26</text:p>
          </table:table-cell>
          <table:table-cell table:formula="of:=+[.C29]"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2, '1989-04-26', 1, 599);">
            <text:p>insert into game (matchid, matchdate, game_type, country) values (12, '1989-04-26', 1, 599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3">
            <text:p>1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30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3, '1989-05-07', 1, 1721);">
            <text:p>insert into game (matchid, matchdate, game_type, country) values (13, '1989-05-07', 1, 1721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4">
            <text:p>14</text:p>
          </table:table-cell>
          <table:table-cell table:style-name="ce5" table:formula="of:=&quot;1989-05-10&quot;" office:value-type="string" office:string-value="1989-05-10">
            <text:p>1989-05-10</text:p>
          </table:table-cell>
          <table:table-cell table:formula="of:=+[.C31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4, '1989-05-10', 1, 596);">
            <text:p>insert into game (matchid, matchdate, game_type, country) values (14, '1989-05-10', 1, 596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5">
            <text:p>1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32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5, '1989-05-21', 1, 1784);">
            <text:p>insert into game (matchid, matchdate, game_type, country) values (15, '1989-05-21', 1, 1784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6">
            <text:p>1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33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6, '1989-05-21', 1, 596);">
            <text:p>insert into game (matchid, matchdate, game_type, country) values (16, '1989-05-21', 1, 596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7">
            <text:p>17</text:p>
          </table:table-cell>
          <table:table-cell table:style-name="ce5" table:formula="of:=&quot;1989-06-07&quot;" office:value-type="string" office:string-value="1989-06-07">
            <text:p>1989-06-07</text:p>
          </table:table-cell>
          <table:table-cell table:formula="of:=+[.C34]"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7, '1989-06-07', 1, 599);">
            <text:p>insert into game (matchid, matchdate, game_type, country) values (17, '1989-06-07', 1, 599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8">
            <text:p>18</text:p>
          </table:table-cell>
          <table:table-cell table:style-name="ce5" table:formula="of:=&quot;1989-06-07&quot;" office:value-type="string" office:string-value="1989-06-07">
            <text:p>1989-06-07</text:p>
          </table:table-cell>
          <table:table-cell table:formula="of:=+[.C35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8, '1989-06-07', 1, 596);">
            <text:p>insert into game (matchid, matchdate, game_type, country) values (18, '1989-06-07', 1, 596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9">
            <text:p>19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36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9, '1989-06-18', 1, 1721);">
            <text:p>insert into game (matchid, matchdate, game_type, country) values (19, '1989-06-18', 1, 1721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20">
            <text:p>20</text:p>
          </table:table-cell>
          <table:table-cell table:style-name="ce5" table:formula="of:=&quot;1989-06-19&quot;" office:value-type="string" office:string-value="1989-06-19">
            <text:p>1989-06-19</text:p>
          </table:table-cell>
          <table:table-cell table:formula="of:=+[.C3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20, '1989-06-19', 1, 1784);">
            <text:p>insert into game (matchid, matchdate, game_type, country) values (20, '1989-06-19', 1, 1784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21">
            <text:p>21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38]" office:value-type="float" office:value="1">
            <text:p>1</text:p>
          </table:table-cell>
          <table:table-cell office:value-type="float" office:value="1268">
            <text:p>1268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21, '1989-04-23', 1, 1268);">
            <text:p>insert into game (matchid, matchdate, game_type, country) values (21, '1989-04-23', 1, 1268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22">
            <text:p>22</text:p>
          </table:table-cell>
          <table:table-cell table:style-name="ce5" table:formula="of:=&quot;1989-04-23&quot;" office:value-type="string" office:string-value="1989-04-23">
            <text:p>1989-04-23</text:p>
          </table:table-cell>
          <table:table-cell table:formula="of:=+[.C39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22, '1989-04-23', 1, null);">
            <text:p>insert into game (matchid, matchdate, game_type, country) values (22, '1989-04-23', 1, null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23">
            <text:p>23</text:p>
          </table:table-cell>
          <table:table-cell table:style-name="ce5" table:formula="of:=&quot;1989-05-07&quot;" office:value-type="string" office:string-value="1989-05-07">
            <text:p>1989-05-07</text:p>
          </table:table-cell>
          <table:table-cell table:formula="of:=+[.C40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23, '1989-05-07', 1, 1876);">
            <text:p>insert into game (matchid, matchdate, game_type, country) values (23, '1989-05-07', 1, 1876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24">
            <text:p>24</text:p>
          </table:table-cell>
          <table:table-cell table:style-name="ce5" table:formula="of:=&quot;1989-05-13&quot;" office:value-type="string" office:string-value="1989-05-13">
            <text:p>1989-05-13</text:p>
          </table:table-cell>
          <table:table-cell table:formula="of:=+[.C41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24, '1989-05-13', 1, 1767);">
            <text:p>insert into game (matchid, matchdate, game_type, country) values (24, '1989-05-13', 1, 1767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25">
            <text:p>25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4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25, '1989-05-21', 1, null);">
            <text:p>insert into game (matchid, matchdate, game_type, country) values (25, '1989-05-21', 1, null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26">
            <text:p>26</text:p>
          </table:table-cell>
          <table:table-cell table:style-name="ce5" table:formula="of:=&quot;1989-05-21&quot;" office:value-type="string" office:string-value="1989-05-21">
            <text:p>1989-05-21</text:p>
          </table:table-cell>
          <table:table-cell table:formula="of:=+[.C4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26, '1989-05-21', 1, null);">
            <text:p>insert into game (matchid, matchdate, game_type, country) values (26, '1989-05-21', 1, null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27">
            <text:p>27</text:p>
          </table:table-cell>
          <table:table-cell table:style-name="ce5" table:formula="of:=&quot;1989-06-??&quot;" office:value-type="string" office:string-value="1989-06-??">
            <text:p>1989-06-??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7">
            <text:p>27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7, '1989-06-??', 1, null);">
            <text:p>insert into game (matchid, matchdate, game_type, country) values (27, '1989-06-??', 1, null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28">
            <text:p>28</text:p>
          </table:table-cell>
          <table:table-cell table:style-name="ce5" table:formula="of:=&quot;1989-06-04&quot;" office:value-type="string" office:string-value="1989-06-04">
            <text:p>1989-06-04</text:p>
          </table:table-cell>
          <table:table-cell table:formula="of:=+[.C45]"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28">
            <text:p>28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28, '1989-06-04', 1, 1767);">
            <text:p>insert into game (matchid, matchdate, game_type, country) values (28, '1989-06-04', 1, 1767);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29">
            <text:p>29</text:p>
          </table:table-cell>
          <table:table-cell table:style-name="ce5" table:formula="of:=&quot;1989-06-??&quot;" office:value-type="string" office:string-value="1989-06-??">
            <text:p>1989-06-??</text:p>
          </table:table-cell>
          <table:table-cell table:formula="of:=+[.C4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9">
            <text:p>29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29, '1989-06-??', 1, null);">
            <text:p>insert into game (matchid, matchdate, game_type, country) values (29, '1989-06-??', 1, null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30">
            <text:p>30</text:p>
          </table:table-cell>
          <table:table-cell table:style-name="ce5" table:formula="of:=&quot;1989-06-18&quot;" office:value-type="string" office:string-value="1989-06-18">
            <text:p>1989-06-18</text:p>
          </table:table-cell>
          <table:table-cell table:formula="of:=+[.C47]" office:value-type="float" office:value="1">
            <text:p>1</text:p>
          </table:table-cell>
          <table:table-cell office:value-type="float" office:value="1876">
            <text:p>1876</text:p>
          </table:table-cell>
          <table:table-cell office:value-type="float" office:value="30">
            <text:p>30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30, '1989-06-18', 1, 1876);">
            <text:p>insert into game (matchid, matchdate, game_type, country) values (30, '1989-06-18', 1, 187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[.A19]" office:value-type="float" office:value="1">
            <text:p>1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, 1, 1868, 11, 2, 2);">
            <text:p>insert into game_score (id, matchid, squad, goals, points, time_type) values (1, 1, 1868, 11, 2, 2);</text:p>
          </table:table-cell>
          <table:table-cell table:number-columns-repeated="1017"/>
        </table:table-row>
        <table:table-row table:style-name="ro2">
          <table:table-cell table:style-name="ce3" table:formula="of:=[.A51]+1" office:value-type="float" office:value="2">
            <text:p>2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1868">
            <text:p>18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, 1, 1868, null, 0, 1);">
            <text:p>insert into game_score (id, matchid, squad, goals, points, time_type) values (2, 1, 1868, null, 0, 1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3">
            <text:p>3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, 1, 297, 0, 0, 2);">
            <text:p>insert into game_score (id, matchid, squad, goals, points, time_type) values (3, 1, 297, 0, 0, 2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">
            <text:p>4</text:p>
          </table:table-cell>
          <table:table-cell table:style-name="ce3" table:formula="of:=[.B51]" office:value-type="float" office:value="1">
            <text:p>1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, 1, 297, 0, 0, 1);">
            <text:p>insert into game_score (id, matchid, squad, goals, points, time_type) values (4, 1, 297, 0, 0, 1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5">
            <text:p>5</text:p>
          </table:table-cell>
          <table:table-cell table:style-name="ce4" table:formula="of:=[.B51]+1" office:value-type="float" office:value="2">
            <text:p>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, 2, 1869, 1, 2, 2);">
            <text:p>insert into game_score (id, matchid, squad, goals, points, time_type) values (5, 2, 1869, 1, 2, 2);</text:p>
          </table:table-cell>
          <table:table-cell table:number-columns-repeated="1017"/>
        </table:table-row>
        <table:table-row table:style-name="ro2">
          <table:table-cell table:style-name="ce4" table:formula="of:=[.A55]+1" office:value-type="float" office:value="6">
            <text:p>6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6, 2, 1869, null, 0, 1);">
            <text:p>insert into game_score (id, matchid, squad, goals, points, time_type) values (6, 2, 1869, null, 0, 1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7">
            <text:p>7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7, 2, 594, 0, 0, 2);">
            <text:p>insert into game_score (id, matchid, squad, goals, points, time_type) values (7, 2, 594, 0, 0, 2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8">
            <text:p>8</text:p>
          </table:table-cell>
          <table:table-cell table:style-name="ce4" table:formula="of:=[.B55]" office:value-type="float" office:value="2">
            <text:p>2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, 2, 594, 0, 0, 1);">
            <text:p>insert into game_score (id, matchid, squad, goals, points, time_type) values (8, 2, 594, 0, 0, 1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9">
            <text:p>9</text:p>
          </table:table-cell>
          <table:table-cell table:style-name="ce3" table:formula="of:=[.B55]+1" office:value-type="float" office:value="3">
            <text:p>3</text:p>
          </table:table-cell>
          <table:table-cell table:style-name="ce3" office:value-type="float" office:value="1473">
            <text:p>147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, 3, 1473, 2, 2, 2);">
            <text:p>insert into game_score (id, matchid, squad, goals, points, time_type) values (9, 3, 1473, 2, 2, 2);</text:p>
          </table:table-cell>
          <table:table-cell table:number-columns-repeated="1017"/>
        </table:table-row>
        <table:table-row table:style-name="ro2">
          <table:table-cell table:style-name="ce3" table:formula="of:=[.A59]+1" office:value-type="float" office:value="10">
            <text:p>10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0, 3, 1473, null, 0, 1);">
            <text:p>insert into game_score (id, matchid, squad, goals, points, time_type) values (10, 3, 1473, null, 0, 1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11">
            <text:p>11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1, 3, 1869, 1, 0, 2);">
            <text:p>insert into game_score (id, matchid, squad, goals, points, time_type) values (11, 3, 1869, 1, 0, 2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12">
            <text:p>12</text:p>
          </table:table-cell>
          <table:table-cell table:style-name="ce3" table:formula="of:=[.B59]" office:value-type="float" office:value="3">
            <text:p>3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2, 3, 1869, null, 0, 1);">
            <text:p>insert into game_score (id, matchid, squad, goals, points, time_type) values (12, 3, 1869, null, 0, 1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13">
            <text:p>13</text:p>
          </table:table-cell>
          <table:table-cell table:style-name="ce4" table:formula="of:=[.B59]+1" office:value-type="float" office:value="4">
            <text:p>4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3, 4, 594, 1, 0, 2);">
            <text:p>insert into game_score (id, matchid, squad, goals, points, time_type) values (13, 4, 594, 1, 0, 2);</text:p>
          </table:table-cell>
          <table:table-cell table:number-columns-repeated="1017"/>
        </table:table-row>
        <table:table-row table:style-name="ro2">
          <table:table-cell table:style-name="ce4" table:formula="of:=[.A63]+1" office:value-type="float" office:value="14">
            <text:p>14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4, 4, 594, null, 0, 1);">
            <text:p>insert into game_score (id, matchid, squad, goals, points, time_type) values (14, 4, 594, null, 0, 1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15">
            <text:p>15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5, 4, 1868, 3, 2, 2);">
            <text:p>insert into game_score (id, matchid, squad, goals, points, time_type) values (15, 4, 1868, 3, 2, 2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6">
            <text:p>16</text:p>
          </table:table-cell>
          <table:table-cell table:style-name="ce4" table:formula="of:=[.B63]" office:value-type="float" office:value="4">
            <text:p>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, 4, 1868, null, 0, 1);">
            <text:p>insert into game_score (id, matchid, squad, goals, points, time_type) values (16, 4, 1868, null, 0, 1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17">
            <text:p>17</text:p>
          </table:table-cell>
          <table:table-cell table:style-name="ce3" table:formula="of:=[.B63]+1" office:value-type="float" office:value="5">
            <text:p>5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7, 5, 297, 0, 1, 2);">
            <text:p>insert into game_score (id, matchid, squad, goals, points, time_type) values (17, 5, 297, 0, 1, 2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18">
            <text:p>18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8, 5, 297, 0, 0, 1);">
            <text:p>insert into game_score (id, matchid, squad, goals, points, time_type) values (18, 5, 297, 0, 0, 1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19">
            <text:p>19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9, 5, 1473, 0, 1, 2);">
            <text:p>insert into game_score (id, matchid, squad, goals, points, time_type) values (19, 5, 1473, 0, 1, 2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20">
            <text:p>20</text:p>
          </table:table-cell>
          <table:table-cell table:style-name="ce3" table:formula="of:=[.B67]" office:value-type="float" office:value="5">
            <text:p>5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0, 5, 1473, 0, 0, 1);">
            <text:p>insert into game_score (id, matchid, squad, goals, points, time_type) values (20, 5, 1473, 0, 0, 1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21">
            <text:p>21</text:p>
          </table:table-cell>
          <table:table-cell table:style-name="ce4" table:formula="of:=[.B67]+1" office:value-type="float" office:value="6">
            <text:p>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1, 6, 1869, 0, 0, 2);">
            <text:p>insert into game_score (id, matchid, squad, goals, points, time_type) values (21, 6, 1869, 0, 0, 2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22">
            <text:p>22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2, 6, 1869, 0, 0, 1);">
            <text:p>insert into game_score (id, matchid, squad, goals, points, time_type) values (22, 6, 1869, 0, 0, 1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23">
            <text:p>23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3, 6, 1868, 2, 2, 2);">
            <text:p>insert into game_score (id, matchid, squad, goals, points, time_type) values (23, 6, 1868, 2, 2, 2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24">
            <text:p>24</text:p>
          </table:table-cell>
          <table:table-cell table:style-name="ce4" table:formula="of:=[.B71]" office:value-type="float" office:value="6">
            <text:p>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4, 6, 1868, null, 0, 1);">
            <text:p>insert into game_score (id, matchid, squad, goals, points, time_type) values (24, 6, 1868, null, 0, 1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25">
            <text:p>25</text:p>
          </table:table-cell>
          <table:table-cell table:style-name="ce3" table:formula="of:=[.B71]+1" office:value-type="float" office:value="7">
            <text:p>7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5, 7, 1473, 1, 2, 2);">
            <text:p>insert into game_score (id, matchid, squad, goals, points, time_type) values (25, 7, 1473, 1, 2, 2);</text:p>
          </table:table-cell>
          <table:table-cell table:number-columns-repeated="1017"/>
        </table:table-row>
        <table:table-row table:style-name="ro2">
          <table:table-cell table:style-name="ce3" table:formula="of:=[.A75]+1" office:value-type="float" office:value="26">
            <text:p>26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6, 7, 1473, null, 0, 1);">
            <text:p>insert into game_score (id, matchid, squad, goals, points, time_type) values (26, 7, 1473, null, 0, 1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27">
            <text:p>27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7, 7, 1868, 0, 0, 2);">
            <text:p>insert into game_score (id, matchid, squad, goals, points, time_type) values (27, 7, 1868, 0, 0, 2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28">
            <text:p>28</text:p>
          </table:table-cell>
          <table:table-cell table:style-name="ce3" table:formula="of:=[.B75]" office:value-type="float" office:value="7">
            <text:p>7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8, 7, 1868, 0, 0, 1);">
            <text:p>insert into game_score (id, matchid, squad, goals, points, time_type) values (28, 7, 1868, 0, 0, 1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29">
            <text:p>29</text:p>
          </table:table-cell>
          <table:table-cell table:style-name="ce4" table:formula="of:=[.B75]+1" office:value-type="float" office:value="8">
            <text:p>8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9, 8, 594, 4, 2, 2);">
            <text:p>insert into game_score (id, matchid, squad, goals, points, time_type) values (29, 8, 594, 4, 2, 2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30">
            <text:p>30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0, 8, 594, null, 0, 1);">
            <text:p>insert into game_score (id, matchid, squad, goals, points, time_type) values (30, 8, 594, null, 0, 1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31">
            <text:p>31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1, 8, 297, 0, 0, 2);">
            <text:p>insert into game_score (id, matchid, squad, goals, points, time_type) values (31, 8, 297, 0, 0, 2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2">
            <text:p>32</text:p>
          </table:table-cell>
          <table:table-cell table:style-name="ce4" table:formula="of:=[.B79]" office:value-type="float" office:value="8">
            <text:p>8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2, 8, 297, 0, 0, 1);">
            <text:p>insert into game_score (id, matchid, squad, goals, points, time_type) values (32, 8, 297, 0, 0, 1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33">
            <text:p>33</text:p>
          </table:table-cell>
          <table:table-cell table:style-name="ce3" table:formula="of:=[.B79]+1" office:value-type="float" office:value="9">
            <text:p>9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3, 9, 297, 1, 0, 2);">
            <text:p>insert into game_score (id, matchid, squad, goals, points, time_type) values (33, 9, 297, 1, 0, 2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34">
            <text:p>34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4, 9, 297, null, 0, 1);">
            <text:p>insert into game_score (id, matchid, squad, goals, points, time_type) values (34, 9, 297, null, 0, 1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35">
            <text:p>35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5, 9, 1869, 4, 2, 2);">
            <text:p>insert into game_score (id, matchid, squad, goals, points, time_type) values (35, 9, 1869, 4, 2, 2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36">
            <text:p>36</text:p>
          </table:table-cell>
          <table:table-cell table:style-name="ce3" table:formula="of:=[.B83]" office:value-type="float" office:value="9">
            <text:p>9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6, 9, 1869, null, 0, 1);">
            <text:p>insert into game_score (id, matchid, squad, goals, points, time_type) values (36, 9, 1869, null, 0, 1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37">
            <text:p>37</text:p>
          </table:table-cell>
          <table:table-cell table:style-name="ce4" table:formula="of:=[.B83]+1" office:value-type="float" office:value="10">
            <text:p>10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7, 10, 1473, 2, 2, 2);">
            <text:p>insert into game_score (id, matchid, squad, goals, points, time_type) values (37, 10, 1473, 2, 2, 2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38">
            <text:p>38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8, 10, 1473, null, 0, 1);">
            <text:p>insert into game_score (id, matchid, squad, goals, points, time_type) values (38, 10, 1473, null, 0, 1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9">
            <text:p>39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9, 10, 594, 0, 0, 2);">
            <text:p>insert into game_score (id, matchid, squad, goals, points, time_type) values (39, 10, 594, 0, 0, 2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40">
            <text:p>40</text:p>
          </table:table-cell>
          <table:table-cell table:style-name="ce4" table:formula="of:=[.B87]" office:value-type="float" office:value="10">
            <text:p>10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0, 10, 594, 0, 0, 1);">
            <text:p>insert into game_score (id, matchid, squad, goals, points, time_type) values (40, 10, 594, 0, 0, 1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41">
            <text:p>41</text:p>
          </table:table-cell>
          <table:table-cell table:style-name="ce3" table:formula="of:=[.B87]+1" office:value-type="float" office:value="11">
            <text:p>11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1, 11, 1784, 6, 2, 2);">
            <text:p>insert into game_score (id, matchid, squad, goals, points, time_type) values (41, 11, 1784, 6, 2, 2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2">
            <text:p>42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2, 11, 1784, null, 0, 1);">
            <text:p>insert into game_score (id, matchid, squad, goals, points, time_type) values (42, 11, 1784, null, 0, 1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3">
            <text:p>43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3, 11, 1721, 1, 0, 2);">
            <text:p>insert into game_score (id, matchid, squad, goals, points, time_type) values (43, 11, 1721, 1, 0, 2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44">
            <text:p>44</text:p>
          </table:table-cell>
          <table:table-cell table:style-name="ce3" table:formula="of:=[.B91]" office:value-type="float" office:value="11">
            <text:p>11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4, 11, 1721, null, 0, 1);">
            <text:p>insert into game_score (id, matchid, squad, goals, points, time_type) values (44, 11, 1721, null, 0, 1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45">
            <text:p>45</text:p>
          </table:table-cell>
          <table:table-cell table:style-name="ce4" table:formula="of:=[.B91]+1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5, 12, 598, 3, 2, 2);">
            <text:p>insert into game_score (id, matchid, squad, goals, points, time_type) values (45, 12, 598, 3, 2, 2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6">
            <text:p>46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8">
            <text:p>59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6, 12, 598, null, 0, 1);">
            <text:p>insert into game_score (id, matchid, squad, goals, points, time_type) values (46, 12, 598, null, 0, 1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7">
            <text:p>47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7, 12, 596, 1, 0, 2);">
            <text:p>insert into game_score (id, matchid, squad, goals, points, time_type) values (47, 12, 596, 1, 0, 2);</text:p>
          </table:table-cell>
          <table:table-cell table:number-columns-repeated="1017"/>
        </table:table-row>
        <table:table-row table:style-name="ro2">
          <table:table-cell table:style-name="ce4" table:formula="of:=[.A97]+1" office:value-type="float" office:value="48">
            <text:p>48</text:p>
          </table:table-cell>
          <table:table-cell table:style-name="ce4" table:formula="of:=[.B95]" office:value-type="float" office:value="12">
            <text:p>12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8, 12, 596, null, 0, 1);">
            <text:p>insert into game_score (id, matchid, squad, goals, points, time_type) values (48, 12, 596, null, 0, 1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49">
            <text:p>49</text:p>
          </table:table-cell>
          <table:table-cell table:style-name="ce3" table:formula="of:=[.B95]+1" office:value-type="float" office:value="13">
            <text:p>13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49, 13, 1721, 1, 0, 2);">
            <text:p>insert into game_score (id, matchid, squad, goals, points, time_type) values (49, 13, 1721, 1, 0, 2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50">
            <text:p>50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0, 13, 1721, null, 0, 1);">
            <text:p>insert into game_score (id, matchid, squad, goals, points, time_type) values (50, 13, 1721, null, 0, 1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51">
            <text:p>51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284">
            <text:p>128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1, 13, 1284, 2, 2, 2);">
            <text:p>insert into game_score (id, matchid, squad, goals, points, time_type) values (51, 13, 1284, 2, 2, 2);</text:p>
          </table:table-cell>
          <table:table-cell table:number-columns-repeated="1017"/>
        </table:table-row>
        <table:table-row table:style-name="ro2">
          <table:table-cell table:style-name="ce3" table:formula="of:=[.A101]+1" office:value-type="float" office:value="52">
            <text:p>52</text:p>
          </table:table-cell>
          <table:table-cell table:style-name="ce3" table:formula="of:=[.B99]" office:value-type="float" office:value="13">
            <text:p>13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2, 13, 1284, null, 0, 1);">
            <text:p>insert into game_score (id, matchid, squad, goals, points, time_type) values (52, 13, 1284, null, 0, 1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53">
            <text:p>53</text:p>
          </table:table-cell>
          <table:table-cell table:style-name="ce4" table:formula="of:=[.B99]+1" office:value-type="float" office:value="14">
            <text:p>14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3, 14, 596, 0, 1, 2);">
            <text:p>insert into game_score (id, matchid, squad, goals, points, time_type) values (53, 14, 596, 0, 1, 2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54">
            <text:p>54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4, 14, 596, 0, 0, 1);">
            <text:p>insert into game_score (id, matchid, squad, goals, points, time_type) values (54, 14, 596, 0, 0, 1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55">
            <text:p>55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5, 14, 1784, 0, 1, 2);">
            <text:p>insert into game_score (id, matchid, squad, goals, points, time_type) values (55, 14, 1784, 0, 1, 2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56">
            <text:p>56</text:p>
          </table:table-cell>
          <table:table-cell table:style-name="ce4" table:formula="of:=[.B103]" office:value-type="float" office:value="14">
            <text:p>1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56, 14, 1784, 0, 0, 1);">
            <text:p>insert into game_score (id, matchid, squad, goals, points, time_type) values (56, 14, 1784, 0, 0, 1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57">
            <text:p>57</text:p>
          </table:table-cell>
          <table:table-cell table:style-name="ce3" table:formula="of:=[.B103]+1" office:value-type="float" office:value="15">
            <text:p>15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57, 15, 1784, 3, 2, 2);">
            <text:p>insert into game_score (id, matchid, squad, goals, points, time_type) values (57, 15, 1784, 3, 2, 2);</text:p>
          </table:table-cell>
          <table:table-cell table:number-columns-repeated="1017"/>
        </table:table-row>
        <table:table-row table:style-name="ro2">
          <table:table-cell table:style-name="ce3" table:formula="of:=[.A107]+1" office:value-type="float" office:value="58">
            <text:p>58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58, 15, 1784, null, 0, 1);">
            <text:p>insert into game_score (id, matchid, squad, goals, points, time_type) values (58, 15, 1784, null, 0, 1);</text:p>
          </table:table-cell>
          <table:table-cell table:number-columns-repeated="1017"/>
        </table:table-row>
        <table:table-row table:style-name="ro2">
          <table:table-cell table:style-name="ce3" table:formula="of:=[.A108]+1" office:value-type="float" office:value="59">
            <text:p>59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59, 15, 599, 2, 0, 2);">
            <text:p>insert into game_score (id, matchid, squad, goals, points, time_type) values (59, 15, 599, 2, 0, 2);</text:p>
          </table:table-cell>
          <table:table-cell table:number-columns-repeated="1017"/>
        </table:table-row>
        <table:table-row table:style-name="ro2">
          <table:table-cell table:style-name="ce3" table:formula="of:=[.A109]+1" office:value-type="float" office:value="60">
            <text:p>60</text:p>
          </table:table-cell>
          <table:table-cell table:style-name="ce3" table:formula="of:=[.B107]" office:value-type="float" office:value="15">
            <text:p>15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0, 15, 599, null, 0, 1);">
            <text:p>insert into game_score (id, matchid, squad, goals, points, time_type) values (60, 15, 599, null, 0, 1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61">
            <text:p>61</text:p>
          </table:table-cell>
          <table:table-cell table:style-name="ce4" table:formula="of:=[.B107]+1" office:value-type="float" office:value="16">
            <text:p>16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1, 16, 596, 2, 2, 2);">
            <text:p>insert into game_score (id, matchid, squad, goals, points, time_type) values (61, 16, 596, 2, 2, 2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62">
            <text:p>62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2, 16, 596, null, 0, 1);">
            <text:p>insert into game_score (id, matchid, squad, goals, points, time_type) values (62, 16, 596, null, 0, 1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63">
            <text:p>63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3, 16, 1284, 0, 0, 2);">
            <text:p>insert into game_score (id, matchid, squad, goals, points, time_type) values (63, 16, 1284, 0, 0, 2);</text:p>
          </table:table-cell>
          <table:table-cell table:number-columns-repeated="1017"/>
        </table:table-row>
        <table:table-row table:style-name="ro2">
          <table:table-cell table:style-name="ce4" table:formula="of:=[.A113]+1" office:value-type="float" office:value="64">
            <text:p>64</text:p>
          </table:table-cell>
          <table:table-cell table:style-name="ce4" table:formula="of:=[.B111]" office:value-type="float" office:value="16">
            <text:p>16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4, 16, 1284, 0, 0, 1);">
            <text:p>insert into game_score (id, matchid, squad, goals, points, time_type) values (64, 16, 1284, 0, 0, 1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65">
            <text:p>65</text:p>
          </table:table-cell>
          <table:table-cell table:style-name="ce3" table:formula="of:=[.B111]+1" office:value-type="float" office:value="17">
            <text:p>17</text:p>
          </table:table-cell>
          <table:table-cell table:style-name="ce3" office:value-type="float" office:value="599">
            <text:p>599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5, 17, 599, 4, 2, 2);">
            <text:p>insert into game_score (id, matchid, squad, goals, points, time_type) values (65, 17, 599, 4, 2, 2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66">
            <text:p>66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6, 17, 599, null, 0, 1);">
            <text:p>insert into game_score (id, matchid, squad, goals, points, time_type) values (66, 17, 599, null, 0, 1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67">
            <text:p>67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7, 17, 1284, 0, 0, 2);">
            <text:p>insert into game_score (id, matchid, squad, goals, points, time_type) values (67, 17, 1284, 0, 0, 2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68">
            <text:p>68</text:p>
          </table:table-cell>
          <table:table-cell table:style-name="ce3" table:formula="of:=[.B115]" office:value-type="float" office:value="17">
            <text:p>1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8, 17, 1284, 0, 0, 1);">
            <text:p>insert into game_score (id, matchid, squad, goals, points, time_type) values (68, 17, 1284, 0, 0, 1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69">
            <text:p>69</text:p>
          </table:table-cell>
          <table:table-cell table:style-name="ce4" table:formula="of:=[.B115]+1" office:value-type="float" office:value="18">
            <text:p>18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69, 18, 596, 10, 2, 2);">
            <text:p>insert into game_score (id, matchid, squad, goals, points, time_type) values (69, 18, 596, 10, 2, 2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70">
            <text:p>70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70, 18, 596, null, 0, 1);">
            <text:p>insert into game_score (id, matchid, squad, goals, points, time_type) values (70, 18, 596, null, 0, 1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71">
            <text:p>71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71, 18, 1721, 0, 0, 2);">
            <text:p>insert into game_score (id, matchid, squad, goals, points, time_type) values (71, 18, 1721, 0, 0, 2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72">
            <text:p>72</text:p>
          </table:table-cell>
          <table:table-cell table:style-name="ce4" table:formula="of:=[.B119]" office:value-type="float" office:value="18">
            <text:p>1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72, 18, 1721, 0, 0, 1);">
            <text:p>insert into game_score (id, matchid, squad, goals, points, time_type) values (72, 18, 1721, 0, 0, 1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73">
            <text:p>73</text:p>
          </table:table-cell>
          <table:table-cell table:style-name="ce3" table:formula="of:=[.B119]+1" office:value-type="float" office:value="19">
            <text:p>19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73, 19, 1721, 1, 0, 2);">
            <text:p>insert into game_score (id, matchid, squad, goals, points, time_type) values (73, 19, 1721, 1, 0, 2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74">
            <text:p>74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74, 19, 1721, null, 0, 1);">
            <text:p>insert into game_score (id, matchid, squad, goals, points, time_type) values (74, 19, 1721, null, 0, 1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75">
            <text:p>75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599">
            <text:p>599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75, 19, 599, 2, 2, 2);">
            <text:p>insert into game_score (id, matchid, squad, goals, points, time_type) values (75, 19, 599, 2, 2, 2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76">
            <text:p>76</text:p>
          </table:table-cell>
          <table:table-cell table:style-name="ce3" table:formula="of:=[.B123]" office:value-type="float" office:value="19">
            <text:p>19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76, 19, 599, null, 0, 1);">
            <text:p>insert into game_score (id, matchid, squad, goals, points, time_type) values (76, 19, 599, null, 0, 1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77">
            <text:p>77</text:p>
          </table:table-cell>
          <table:table-cell table:style-name="ce4" table:formula="of:=[.B123]+1" office:value-type="float" office:value="20">
            <text:p>20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77, 20, 1784, 2, 2, 2);">
            <text:p>insert into game_score (id, matchid, squad, goals, points, time_type) values (77, 20, 1784, 2, 2, 2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78">
            <text:p>78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78, 20, 1784, null, 0, 1);">
            <text:p>insert into game_score (id, matchid, squad, goals, points, time_type) values (78, 20, 1784, null, 0, 1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79">
            <text:p>79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79, 20, 1284, 0, 0, 2);">
            <text:p>insert into game_score (id, matchid, squad, goals, points, time_type) values (79, 20, 1284, 0, 0, 2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80">
            <text:p>80</text:p>
          </table:table-cell>
          <table:table-cell table:style-name="ce4" table:formula="of:=[.B127]" office:value-type="float" office:value="20">
            <text:p>20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80, 20, 1284, 0, 0, 1);">
            <text:p>insert into game_score (id, matchid, squad, goals, points, time_type) values (80, 20, 1284, 0, 0, 1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81">
            <text:p>81</text:p>
          </table:table-cell>
          <table:table-cell table:style-name="ce3" table:formula="of:=[.B127]+1" office:value-type="float" office:value="21">
            <text:p>21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81, 21, 1268, 1, 2, 2);">
            <text:p>insert into game_score (id, matchid, squad, goals, points, time_type) values (81, 21, 1268, 1, 2, 2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82">
            <text:p>82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82, 21, 1268, null, 0, 1);">
            <text:p>insert into game_score (id, matchid, squad, goals, points, time_type) values (82, 21, 1268, null, 0, 1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83">
            <text:p>83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83, 21, 1876, 0, 0, 2);">
            <text:p>insert into game_score (id, matchid, squad, goals, points, time_type) values (83, 21, 1876, 0, 0, 2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84">
            <text:p>84</text:p>
          </table:table-cell>
          <table:table-cell table:style-name="ce3" table:formula="of:=[.B131]" office:value-type="float" office:value="21">
            <text:p>21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84, 21, 1876, 0, 0, 1);">
            <text:p>insert into game_score (id, matchid, squad, goals, points, time_type) values (84, 21, 1876, 0, 0, 1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85">
            <text:p>85</text:p>
          </table:table-cell>
          <table:table-cell table:style-name="ce4" table:formula="of:=[.B131]+1" office:value-type="float" office:value="22">
            <text:p>22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85, 22, 1758, 2, 2, 2);">
            <text:p>insert into game_score (id, matchid, squad, goals, points, time_type) values (85, 22, 1758, 2, 2, 2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86">
            <text:p>86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86, 22, 1758, null, 0, 1);">
            <text:p>insert into game_score (id, matchid, squad, goals, points, time_type) values (86, 22, 1758, null, 0, 1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87">
            <text:p>87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87, 22, 1767, 0, 0, 2);">
            <text:p>insert into game_score (id, matchid, squad, goals, points, time_type) values (87, 22, 1767, 0, 0, 2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88">
            <text:p>88</text:p>
          </table:table-cell>
          <table:table-cell table:style-name="ce4" table:formula="of:=[.B135]" office:value-type="float" office:value="22">
            <text:p>22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88, 22, 1767, 0, 0, 1);">
            <text:p>insert into game_score (id, matchid, squad, goals, points, time_type) values (88, 22, 1767, 0, 0, 1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89">
            <text:p>89</text:p>
          </table:table-cell>
          <table:table-cell table:style-name="ce3" table:formula="of:=[.B135]+1" office:value-type="float" office:value="23">
            <text:p>23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89, 23, 1876, 1, 0, 2);">
            <text:p>insert into game_score (id, matchid, squad, goals, points, time_type) values (89, 23, 1876, 1, 0, 2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90">
            <text:p>90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90, 23, 1876, null, 0, 1);">
            <text:p>insert into game_score (id, matchid, squad, goals, points, time_type) values (90, 23, 1876, null, 0, 1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91">
            <text:p>91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91, 23, 590, 3, 2, 2);">
            <text:p>insert into game_score (id, matchid, squad, goals, points, time_type) values (91, 23, 590, 3, 2, 2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92">
            <text:p>92</text:p>
          </table:table-cell>
          <table:table-cell table:style-name="ce3" table:formula="of:=[.B139]" office:value-type="float" office:value="23">
            <text:p>2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92, 23, 590, null, 0, 1);">
            <text:p>insert into game_score (id, matchid, squad, goals, points, time_type) values (92, 23, 590, null, 0, 1);</text:p>
          </table:table-cell>
          <table:table-cell table:number-columns-repeated="1017"/>
        </table:table-row>
        <table:table-row table:style-name="ro2">
          <table:table-cell table:style-name="ce4" table:formula="of:=[.A142]+1" office:value-type="float" office:value="93">
            <text:p>93</text:p>
          </table:table-cell>
          <table:table-cell table:style-name="ce4" table:formula="of:=[.B139]+1" office:value-type="float" office:value="24">
            <text:p>2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93, 24, 1767, 0, 0, 2);">
            <text:p>insert into game_score (id, matchid, squad, goals, points, time_type) values (93, 24, 1767, 0, 0, 2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94">
            <text:p>94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94, 24, 1767, 0, 0, 1);">
            <text:p>insert into game_score (id, matchid, squad, goals, points, time_type) values (94, 24, 1767, 0, 0, 1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95">
            <text:p>95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95, 24, 1268, 1, 2, 2);">
            <text:p>insert into game_score (id, matchid, squad, goals, points, time_type) values (95, 24, 1268, 1, 2, 2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96">
            <text:p>96</text:p>
          </table:table-cell>
          <table:table-cell table:style-name="ce4" table:formula="of:=[.B143]" office:value-type="float" office:value="24">
            <text:p>24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96, 24, 1268, null, 0, 1);">
            <text:p>insert into game_score (id, matchid, squad, goals, points, time_type) values (96, 24, 1268, null, 0, 1);</text:p>
          </table:table-cell>
          <table:table-cell table:number-columns-repeated="1017"/>
        </table:table-row>
        <table:table-row table:style-name="ro2">
          <table:table-cell table:style-name="ce3" table:formula="of:=[.A146]+1" office:value-type="float" office:value="97">
            <text:p>97</text:p>
          </table:table-cell>
          <table:table-cell table:style-name="ce3" table:formula="of:=[.B143]+1" office:value-type="float" office:value="25">
            <text:p>2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97, 25, 1268, null, 0, 2);">
            <text:p>insert into game_score (id, matchid, squad, goals, points, time_type) values (97, 25, 1268, null, 0, 2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98">
            <text:p>98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98, 25, 1268, null, 0, 1);">
            <text:p>insert into game_score (id, matchid, squad, goals, points, time_type) values (98, 25, 1268, null, 0, 1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99">
            <text:p>99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99, 25, 1758, null, 0, 2);">
            <text:p>insert into game_score (id, matchid, squad, goals, points, time_type) values (99, 25, 1758, null, 0, 2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100">
            <text:p>100</text:p>
          </table:table-cell>
          <table:table-cell table:style-name="ce3" table:formula="of:=[.B147]" office:value-type="float" office:value="25">
            <text:p>25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00, 25, 1758, null, 0, 1);">
            <text:p>insert into game_score (id, matchid, squad, goals, points, time_type) values (100, 25, 1758, null, 0, 1);</text:p>
          </table:table-cell>
          <table:table-cell table:number-columns-repeated="1017"/>
        </table:table-row>
        <table:table-row table:style-name="ro2">
          <table:table-cell table:style-name="ce4" table:formula="of:=[.A150]+1" office:value-type="float" office:value="101">
            <text:p>101</text:p>
          </table:table-cell>
          <table:table-cell table:style-name="ce4" table:formula="of:=[.B147]+1" office:value-type="float" office:value="26">
            <text:p>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01, 26, 590, null, 2, 2);">
            <text:p>insert into game_score (id, matchid, squad, goals, points, time_type) values (101, 26, 590, null, 2, 2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102">
            <text:p>102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02, 26, 590, null, 0, 1);">
            <text:p>insert into game_score (id, matchid, squad, goals, points, time_type) values (102, 26, 590, null, 0, 1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103">
            <text:p>103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03, 26, 1767, null, 0, 2);">
            <text:p>insert into game_score (id, matchid, squad, goals, points, time_type) values (103, 26, 1767, null, 0, 2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104">
            <text:p>104</text:p>
          </table:table-cell>
          <table:table-cell table:style-name="ce4" table:formula="of:=[.B151]" office:value-type="float" office:value="26">
            <text:p>26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04, 26, 1767, null, 0, 1);">
            <text:p>insert into game_score (id, matchid, squad, goals, points, time_type) values (104, 26, 1767, null, 0, 1);</text:p>
          </table:table-cell>
          <table:table-cell table:number-columns-repeated="1017"/>
        </table:table-row>
        <table:table-row table:style-name="ro2">
          <table:table-cell table:style-name="ce3" table:formula="of:=[.A154]+1" office:value-type="float" office:value="105">
            <text:p>105</text:p>
          </table:table-cell>
          <table:table-cell table:style-name="ce3" table:formula="of:=[.B151]+1" office:value-type="float" office:value="27">
            <text:p>2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05, 27, 1758, null, 0, 2);">
            <text:p>insert into game_score (id, matchid, squad, goals, points, time_type) values (105, 27, 1758, null, 0, 2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106">
            <text:p>106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06, 27, 1758, null, 0, 1);">
            <text:p>insert into game_score (id, matchid, squad, goals, points, time_type) values (106, 27, 1758, null, 0, 1);</text:p>
          </table:table-cell>
          <table:table-cell table:number-columns-repeated="1017"/>
        </table:table-row>
        <table:table-row table:style-name="ro2">
          <table:table-cell table:style-name="ce3" table:formula="of:=[.A156]+1" office:value-type="float" office:value="107">
            <text:p>107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07, 27, 590, null, 0, 2);">
            <text:p>insert into game_score (id, matchid, squad, goals, points, time_type) values (107, 27, 590, null, 0, 2);</text:p>
          </table:table-cell>
          <table:table-cell table:number-columns-repeated="1017"/>
        </table:table-row>
        <table:table-row table:style-name="ro2">
          <table:table-cell table:style-name="ce3" table:formula="of:=[.A157]+1" office:value-type="float" office:value="108">
            <text:p>108</text:p>
          </table:table-cell>
          <table:table-cell table:style-name="ce3" table:formula="of:=[.B155]" office:value-type="float" office:value="27">
            <text:p>27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08, 27, 590, null, 0, 1);">
            <text:p>insert into game_score (id, matchid, squad, goals, points, time_type) values (108, 27, 590, null, 0, 1);</text:p>
          </table:table-cell>
          <table:table-cell table:number-columns-repeated="1017"/>
        </table:table-row>
        <table:table-row table:style-name="ro2">
          <table:table-cell table:style-name="ce4" table:formula="of:=[.A158]+1" office:value-type="float" office:value="109">
            <text:p>109</text:p>
          </table:table-cell>
          <table:table-cell table:style-name="ce4" table:formula="of:=[.B155]+1" office:value-type="float" office:value="28">
            <text:p>28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09, 28, 1767, 0, 1, 2);">
            <text:p>insert into game_score (id, matchid, squad, goals, points, time_type) values (109, 28, 1767, 0, 1, 2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110">
            <text:p>110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10, 28, 1767, 0, 0, 1);">
            <text:p>insert into game_score (id, matchid, squad, goals, points, time_type) values (110, 28, 1767, 0, 0, 1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111">
            <text:p>111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11, 28, 1876, 0, 1, 2);">
            <text:p>insert into game_score (id, matchid, squad, goals, points, time_type) values (111, 28, 1876, 0, 1, 2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112">
            <text:p>112</text:p>
          </table:table-cell>
          <table:table-cell table:style-name="ce4" table:formula="of:=[.B159]" office:value-type="float" office:value="28">
            <text:p>28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12, 28, 1876, 0, 0, 1);">
            <text:p>insert into game_score (id, matchid, squad, goals, points, time_type) values (112, 28, 1876, 0, 0, 1);</text:p>
          </table:table-cell>
          <table:table-cell table:number-columns-repeated="1017"/>
        </table:table-row>
        <table:table-row table:style-name="ro2">
          <table:table-cell table:style-name="ce3" table:formula="of:=[.A162]+1" office:value-type="float" office:value="113">
            <text:p>113</text:p>
          </table:table-cell>
          <table:table-cell table:style-name="ce3" table:formula="of:=[.B159]+1" office:value-type="float" office:value="29">
            <text:p>2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13, 29, 590, null, 0, 2);">
            <text:p>insert into game_score (id, matchid, squad, goals, points, time_type) values (113, 29, 590, null, 0, 2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114">
            <text:p>114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14, 29, 590, null, 0, 1);">
            <text:p>insert into game_score (id, matchid, squad, goals, points, time_type) values (114, 29, 590, null, 0, 1);</text:p>
          </table:table-cell>
          <table:table-cell table:number-columns-repeated="1017"/>
        </table:table-row>
        <table:table-row table:style-name="ro2">
          <table:table-cell table:style-name="ce3" table:formula="of:=[.A164]+1" office:value-type="float" office:value="115">
            <text:p>115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15, 29, 1268, null, 0, 2);">
            <text:p>insert into game_score (id, matchid, squad, goals, points, time_type) values (115, 29, 1268, null, 0, 2);</text:p>
          </table:table-cell>
          <table:table-cell table:number-columns-repeated="1017"/>
        </table:table-row>
        <table:table-row table:style-name="ro2">
          <table:table-cell table:style-name="ce3" table:formula="of:=[.A165]+1" office:value-type="float" office:value="116">
            <text:p>116</text:p>
          </table:table-cell>
          <table:table-cell table:style-name="ce3" table:formula="of:=[.B163]" office:value-type="float" office:value="29">
            <text:p>2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16, 29, 1268, null, 0, 1);">
            <text:p>insert into game_score (id, matchid, squad, goals, points, time_type) values (116, 29, 1268, null, 0, 1);</text:p>
          </table:table-cell>
          <table:table-cell table:number-columns-repeated="1017"/>
        </table:table-row>
        <table:table-row table:style-name="ro2">
          <table:table-cell table:style-name="ce4" table:formula="of:=[.A166]+1" office:value-type="float" office:value="117">
            <text:p>117</text:p>
          </table:table-cell>
          <table:table-cell table:style-name="ce4" table:formula="of:=[.B163]+1" office:value-type="float" office:value="30">
            <text:p>30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17, 30, 1876, 1, 1, 2);">
            <text:p>insert into game_score (id, matchid, squad, goals, points, time_type) values (117, 30, 1876, 1, 1, 2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118">
            <text:p>118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18, 30, 1876, null, 0, 1);">
            <text:p>insert into game_score (id, matchid, squad, goals, points, time_type) values (118, 30, 1876, null, 0, 1);</text:p>
          </table:table-cell>
          <table:table-cell table:number-columns-repeated="1017"/>
        </table:table-row>
        <table:table-row table:style-name="ro2">
          <table:table-cell table:style-name="ce4" table:formula="of:=[.A168]+1" office:value-type="float" office:value="119">
            <text:p>119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19, 30, 1758, 1, 1, 2);">
            <text:p>insert into game_score (id, matchid, squad, goals, points, time_type) values (119, 30, 1758, 1, 1, 2);</text:p>
          </table:table-cell>
          <table:table-cell table:number-columns-repeated="1017"/>
        </table:table-row>
        <table:table-row table:style-name="ro2">
          <table:table-cell table:style-name="ce4" table:formula="of:=[.A169]+1" office:value-type="float" office:value="120">
            <text:p>120</text:p>
          </table:table-cell>
          <table:table-cell table:style-name="ce4" table:formula="of:=[.B167]" office:value-type="float" office:value="30">
            <text:p>30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20, 30, 1758, null, 0, 1);">
            <text:p>insert into game_score (id, matchid, squad, goals, points, time_type) values (120, 30, 1758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72] &amp; &quot;, &quot; &amp; [.B172] &amp; &quot;, '&quot; &amp; [.C172] &amp; &quot;', &quot; &amp; [.D172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73] &amp; &quot;, &quot; &amp; [.B173] &amp; &quot;, '&quot; &amp; [.C173] &amp; &quot;', &quot; &amp; [.D173] &amp;  &quot;);&quot;" office:value-type="string" office:string-value="insert into group_stage (id, tournament, group_code, squad) values (1, 1989, 'A', 1868);">
            <text:p>insert into group_stage (id, tournament, group_code, squad) values (1, 1989, 'A', 1868);</text:p>
          </table:table-cell>
          <table:table-cell table:number-columns-repeated="1017"/>
        </table:table-row>
        <table:table-row table:style-name="ro2">
          <table:table-cell table:formula="of:=[.A173]+1" office:value-type="float" office:value="2">
            <text:p>2</text:p>
          </table:table-cell>
          <table:table-cell table:formula="of:=[.B173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74] &amp; &quot;, &quot; &amp; [.B174] &amp; &quot;, '&quot; &amp; [.C174] &amp; &quot;', &quot; &amp; [.D174] &amp;  &quot;);&quot;" office:value-type="string" office:string-value="insert into group_stage (id, tournament, group_code, squad) values (2, 1989, 'A', 590);">
            <text:p>insert into group_stage (id, tournament, group_code, squad) values (2, 1989, 'A', 590);</text:p>
          </table:table-cell>
          <table:table-cell table:number-columns-repeated="1017"/>
        </table:table-row>
        <table:table-row table:style-name="ro2">
          <table:table-cell table:formula="of:=[.A174]+1" office:value-type="float" office:value="3">
            <text:p>3</text:p>
          </table:table-cell>
          <table:table-cell table:formula="of:=[.B17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75] &amp; &quot;, &quot; &amp; [.B175] &amp; &quot;, '&quot; &amp; [.C175] &amp; &quot;', &quot; &amp; [.D175] &amp;  &quot;);&quot;" office:value-type="string" office:string-value="insert into group_stage (id, tournament, group_code, squad) values (3, 1989, 'A', 1246);">
            <text:p>insert into group_stage (id, tournament, group_code, squad) values (3, 1989, 'A', 1246);</text:p>
          </table:table-cell>
          <table:table-cell table:number-columns-repeated="1017"/>
        </table:table-row>
        <table:table-row table:style-name="ro2">
          <table:table-cell table:formula="of:=[.A175]+1" office:value-type="float" office:value="4">
            <text:p>4</text:p>
          </table:table-cell>
          <table:table-cell table:formula="of:=[.B175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group_stage (id, tournament, group_code, squad) values (&quot; &amp; [.A176] &amp; &quot;, &quot; &amp; [.B176] &amp; &quot;, '&quot; &amp; [.C176] &amp; &quot;', &quot; &amp; [.D176] &amp;  &quot;);&quot;" office:value-type="string" office:string-value="insert into group_stage (id, tournament, group_code, squad) values (4, 1989, 'B', 1473);">
            <text:p>insert into group_stage (id, tournament, group_code, squad) values (4, 1989, 'B', 1473);</text:p>
          </table:table-cell>
          <table:table-cell table:number-columns-repeated="1017"/>
        </table:table-row>
        <table:table-row table:style-name="ro2">
          <table:table-cell table:formula="of:=[.A176]+1" office:value-type="float" office:value="5">
            <text:p>5</text:p>
          </table:table-cell>
          <table:table-cell table:formula="of:=[.B17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9">
            <text:p>599</text:p>
          </table:table-cell>
          <table:table-cell table:number-columns-repeated="2"/>
          <table:table-cell table:formula="of:=&quot;insert into group_stage (id, tournament, group_code, squad) values (&quot; &amp; [.A177] &amp; &quot;, &quot; &amp; [.B177] &amp; &quot;, '&quot; &amp; [.C177] &amp; &quot;', &quot; &amp; [.D177] &amp;  &quot;);&quot;" office:value-type="string" office:string-value="insert into group_stage (id, tournament, group_code, squad) values (5, 1989, 'B', 599);">
            <text:p>insert into group_stage (id, tournament, group_code, squad) values (5, 1989, 'B', 599);</text:p>
          </table:table-cell>
          <table:table-cell table:number-columns-repeated="1017"/>
        </table:table-row>
        <table:table-row table:style-name="ro2">
          <table:table-cell table:formula="of:=[.A177]+1" office:value-type="float" office:value="6">
            <text:p>6</text:p>
          </table:table-cell>
          <table:table-cell table:formula="of:=[.B17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78] &amp; &quot;, &quot; &amp; [.B178] &amp; &quot;, '&quot; &amp; [.C178] &amp; &quot;', &quot; &amp; [.D178] &amp;  &quot;);&quot;" office:value-type="string" office:string-value="insert into group_stage (id, tournament, group_code, squad) values (6, 1989, 'B', 1784);">
            <text:p>insert into group_stage (id, tournament, group_code, squad) values (6, 1989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80] &amp; &quot;, '&quot; &amp; [.B180] &amp; &quot;', &quot; &amp; [.C180] &amp; &quot;, &quot; &amp; [.D180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31">
            <text:p>31</text:p>
          </table:table-cell>
          <table:table-cell table:style-name="ce5" table:formula="of:=&quot;1989-07-03&quot;" office:value-type="string" office:string-value="1989-07-03">
            <text:p>1989-07-03</text:p>
          </table:table-cell>
          <table:table-cell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81] &amp; &quot;, '&quot; &amp; [.B181] &amp; &quot;', &quot; &amp; [.C181] &amp; &quot;, &quot; &amp; [.D181] &amp;  &quot;);&quot;" office:value-type="string" office:string-value="insert into game (matchid, matchdate, game_type, country) values (31, '1989-07-03', 2, 1246);">
            <text:p>insert into game (matchid, matchdate, game_type, country) values (31, '1989-07-03', 2, 1246);</text:p>
          </table:table-cell>
          <table:table-cell table:number-columns-repeated="1017"/>
        </table:table-row>
        <table:table-row table:style-name="ro2">
          <table:table-cell table:formula="of:=[.A181]+1" office:value-type="float" office:value="32">
            <text:p>32</text:p>
          </table:table-cell>
          <table:table-cell table:style-name="ce5" table:formula="of:=&quot;1989-07-05&quot;" office:value-type="string" office:string-value="1989-07-05">
            <text:p>1989-07-05</text:p>
          </table:table-cell>
          <table:table-cell table:formula="of:=+[.C181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82] &amp; &quot;, '&quot; &amp; [.B182] &amp; &quot;', &quot; &amp; [.C182] &amp; &quot;, &quot; &amp; [.D182] &amp;  &quot;);&quot;" office:value-type="string" office:string-value="insert into game (matchid, matchdate, game_type, country) values (32, '1989-07-05', 2, 1246);">
            <text:p>insert into game (matchid, matchdate, game_type, country) values (32, '1989-07-05', 2, 1246);</text:p>
          </table:table-cell>
          <table:table-cell table:number-columns-repeated="1017"/>
        </table:table-row>
        <table:table-row table:style-name="ro2">
          <table:table-cell table:formula="of:=[.A182]+1" office:value-type="float" office:value="33">
            <text:p>33</text:p>
          </table:table-cell>
          <table:table-cell table:style-name="ce5" table:formula="of:=&quot;1989-07-07&quot;" office:value-type="string" office:string-value="1989-07-07">
            <text:p>1989-07-07</text:p>
          </table:table-cell>
          <table:table-cell table:formula="of:=+[.C182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3] &amp; &quot;, '&quot; &amp; [.B183] &amp; &quot;', &quot; &amp; [.C183] &amp; &quot;, &quot; &amp; [.D183] &amp;  &quot;);&quot;" office:value-type="string" office:string-value="insert into game (matchid, matchdate, game_type, country) values (33, '1989-07-07', 2, 1246);">
            <text:p>insert into game (matchid, matchdate, game_type, country) values (33, '1989-07-07', 2, 1246);</text:p>
          </table:table-cell>
          <table:table-cell table:number-columns-repeated="1017"/>
        </table:table-row>
        <table:table-row table:style-name="ro2">
          <table:table-cell table:formula="of:=[.A183]+1" office:value-type="float" office:value="34">
            <text:p>34</text:p>
          </table:table-cell>
          <table:table-cell table:style-name="ce5" table:formula="of:=&quot;1989-07-02&quot;" office:value-type="string" office:string-value="1989-07-02">
            <text:p>1989-07-02</text:p>
          </table:table-cell>
          <table:table-cell table:formula="of:=+[.C183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84] &amp; &quot;, '&quot; &amp; [.B184] &amp; &quot;', &quot; &amp; [.C184] &amp; &quot;, &quot; &amp; [.D184] &amp;  &quot;);&quot;" office:value-type="string" office:string-value="insert into game (matchid, matchdate, game_type, country) values (34, '1989-07-02', 2, 1246);">
            <text:p>insert into game (matchid, matchdate, game_type, country) values (34, '1989-07-02', 2, 1246);</text:p>
          </table:table-cell>
          <table:table-cell table:number-columns-repeated="1017"/>
        </table:table-row>
        <table:table-row table:style-name="ro2">
          <table:table-cell table:formula="of:=[.A184]+1" office:value-type="float" office:value="35">
            <text:p>35</text:p>
          </table:table-cell>
          <table:table-cell table:style-name="ce5" table:formula="of:=&quot;1989-07-04&quot;" office:value-type="string" office:string-value="1989-07-04">
            <text:p>1989-07-04</text:p>
          </table:table-cell>
          <table:table-cell table:formula="of:=+[.C184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85] &amp; &quot;, '&quot; &amp; [.B185] &amp; &quot;', &quot; &amp; [.C185] &amp; &quot;, &quot; &amp; [.D185] &amp;  &quot;);&quot;" office:value-type="string" office:string-value="insert into game (matchid, matchdate, game_type, country) values (35, '1989-07-04', 2, 1246);">
            <text:p>insert into game (matchid, matchdate, game_type, country) values (35, '1989-07-04', 2, 1246);</text:p>
          </table:table-cell>
          <table:table-cell table:number-columns-repeated="1017"/>
        </table:table-row>
        <table:table-row table:style-name="ro2">
          <table:table-cell table:formula="of:=[.A185]+1" office:value-type="float" office:value="36">
            <text:p>36</text:p>
          </table:table-cell>
          <table:table-cell table:style-name="ce5" table:formula="of:=&quot;1989-07-06&quot;" office:value-type="string" office:string-value="1989-07-06">
            <text:p>1989-07-06</text:p>
          </table:table-cell>
          <table:table-cell table:formula="of:=+[.C185]" office:value-type="float" office:value="2">
            <text:p>2</text:p>
          </table:table-cell>
          <table:table-cell office:value-type="float" office:value="1246">
            <text:p>124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86] &amp; &quot;, '&quot; &amp; [.B186] &amp; &quot;', &quot; &amp; [.C186] &amp; &quot;, &quot; &amp; [.D186] &amp;  &quot;);&quot;" office:value-type="string" office:string-value="insert into game (matchid, matchdate, game_type, country) values (36, '1989-07-06', 2, 1246);">
            <text:p>insert into game (matchid, matchdate, game_type, country) values (36, '1989-07-06', 2, 1246);</text:p>
          </table:table-cell>
          <table:table-cell table:number-columns-repeated="1017"/>
        </table:table-row>
        <table:table-row table:style-name="ro2">
          <table:table-cell table:formula="of:=[.A186]+1" office:value-type="float" office:value="37">
            <text:p>37</text:p>
          </table:table-cell>
          <table:table-cell table:style-name="ce5" table:formula="of:=&quot;1989-07-09&quot;" office:value-type="string" office:string-value="1989-07-09">
            <text:p>1989-07-09</text:p>
          </table:table-cell>
          <table:table-cell office:value-type="float" office:value="6">
            <text:p>6</text:p>
          </table:table-cell>
          <table:table-cell office:value-type="float" office:value="1246">
            <text:p>124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87] &amp; &quot;, '&quot; &amp; [.B187] &amp; &quot;', &quot; &amp; [.C187] &amp; &quot;, &quot; &amp; [.D187] &amp;  &quot;);&quot;" office:value-type="string" office:string-value="insert into game (matchid, matchdate, game_type, country) values (37, '1989-07-09', 6, 1246);">
            <text:p>insert into game (matchid, matchdate, game_type, country) values (37, '1989-07-09', 6, 124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70]+1" office:value-type="float" office:value="121">
            <text:p>121</text:p>
          </table:table-cell>
          <table:table-cell table:style-name="ce3" table:formula="of:=[.A181]" office:value-type="float" office:value="31">
            <text:p>31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21, 31, 1246, 1, 2, 2);">
            <text:p>insert into game_score (id, matchid, squad, goals, points, time_type) values (121, 31, 1246, 1, 2, 2);</text:p>
          </table:table-cell>
          <table:table-cell table:number-columns-repeated="1017"/>
        </table:table-row>
        <table:table-row table:style-name="ro2">
          <table:table-cell table:style-name="ce3" table:formula="of:=[.A190]+1" office:value-type="float" office:value="122">
            <text:p>122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22, 31, 1246, null, 0, 1);">
            <text:p>insert into game_score (id, matchid, squad, goals, points, time_type) values (122, 31, 1246, null, 0, 1);</text:p>
          </table:table-cell>
          <table:table-cell table:number-columns-repeated="1017"/>
        </table:table-row>
        <table:table-row table:style-name="ro2">
          <table:table-cell table:style-name="ce3" table:formula="of:=[.A191]+1" office:value-type="float" office:value="123">
            <text:p>123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23, 31, 590, 0, 0, 2);">
            <text:p>insert into game_score (id, matchid, squad, goals, points, time_type) values (123, 31, 590, 0, 0, 2);</text:p>
          </table:table-cell>
          <table:table-cell table:number-columns-repeated="1017"/>
        </table:table-row>
        <table:table-row table:style-name="ro2">
          <table:table-cell table:style-name="ce3" table:formula="of:=[.A192]+1" office:value-type="float" office:value="124">
            <text:p>124</text:p>
          </table:table-cell>
          <table:table-cell table:style-name="ce3" table:formula="of:=[.B190]" office:value-type="float" office:value="31">
            <text:p>31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24, 31, 590, 0, 0, 1);">
            <text:p>insert into game_score (id, matchid, squad, goals, points, time_type) values (124, 31, 590, 0, 0, 1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125">
            <text:p>125</text:p>
          </table:table-cell>
          <table:table-cell table:style-name="ce4" table:formula="of:=[.B190]+1" office:value-type="float" office:value="32">
            <text:p>32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125, 32, 1246, 0, 0, 2);">
            <text:p>insert into game_score (id, matchid, squad, goals, points, time_type) values (125, 32, 1246, 0, 0, 2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126">
            <text:p>126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126, 32, 1246, 0, 0, 1);">
            <text:p>insert into game_score (id, matchid, squad, goals, points, time_type) values (126, 32, 1246, 0, 0, 1);</text:p>
          </table:table-cell>
          <table:table-cell table:number-columns-repeated="1017"/>
        </table:table-row>
        <table:table-row table:style-name="ro2">
          <table:table-cell table:style-name="ce4" table:formula="of:=[.A195]+1" office:value-type="float" office:value="127">
            <text:p>127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127, 32, 1868, 3, 2, 2);">
            <text:p>insert into game_score (id, matchid, squad, goals, points, time_type) values (127, 32, 1868, 3, 2, 2);</text:p>
          </table:table-cell>
          <table:table-cell table:number-columns-repeated="1017"/>
        </table:table-row>
        <table:table-row table:style-name="ro2">
          <table:table-cell table:style-name="ce4" table:formula="of:=[.A196]+1" office:value-type="float" office:value="128">
            <text:p>128</text:p>
          </table:table-cell>
          <table:table-cell table:style-name="ce4" table:formula="of:=[.B194]" office:value-type="float" office:value="32">
            <text:p>3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128, 32, 1868, null, 0, 1);">
            <text:p>insert into game_score (id, matchid, squad, goals, points, time_type) values (128, 32, 1868, null, 0, 1);</text:p>
          </table:table-cell>
          <table:table-cell table:number-columns-repeated="1017"/>
        </table:table-row>
        <table:table-row table:style-name="ro2">
          <table:table-cell table:style-name="ce3" table:formula="of:=[.A197]+1" office:value-type="float" office:value="129">
            <text:p>129</text:p>
          </table:table-cell>
          <table:table-cell table:style-name="ce3" table:formula="of:=[.B194]+1" office:value-type="float" office:value="33">
            <text:p>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129, 33, 1868, 0, 0, 2);">
            <text:p>insert into game_score (id, matchid, squad, goals, points, time_type) values (129, 33, 1868, 0, 0, 2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130">
            <text:p>130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130, 33, 1868, 0, 0, 1);">
            <text:p>insert into game_score (id, matchid, squad, goals, points, time_type) values (130, 33, 1868, 0, 0, 1);</text:p>
          </table:table-cell>
          <table:table-cell table:number-columns-repeated="1017"/>
        </table:table-row>
        <table:table-row table:style-name="ro2">
          <table:table-cell table:style-name="ce3" table:formula="of:=[.A199]+1" office:value-type="float" office:value="131">
            <text:p>131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590">
            <text:p>590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131, 33, 590, 2, 2, 2);">
            <text:p>insert into game_score (id, matchid, squad, goals, points, time_type) values (131, 33, 590, 2, 2, 2);</text:p>
          </table:table-cell>
          <table:table-cell table:number-columns-repeated="1017"/>
        </table:table-row>
        <table:table-row table:style-name="ro2">
          <table:table-cell table:style-name="ce3" table:formula="of:=[.A200]+1" office:value-type="float" office:value="132">
            <text:p>132</text:p>
          </table:table-cell>
          <table:table-cell table:style-name="ce3" table:formula="of:=[.B198]" office:value-type="float" office:value="33">
            <text:p>3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132, 33, 590, null, 0, 1);">
            <text:p>insert into game_score (id, matchid, squad, goals, points, time_type) values (132, 33, 590, null, 0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133">
            <text:p>133</text:p>
          </table:table-cell>
          <table:table-cell table:style-name="ce4" table:formula="of:=[.B198]+1" office:value-type="float" office:value="34">
            <text:p>34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133, 34, 1473, 2, 2, 2);">
            <text:p>insert into game_score (id, matchid, squad, goals, points, time_type) values (133, 34, 1473, 2, 2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134">
            <text:p>134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134, 34, 1473, 1, 0, 1);">
            <text:p>insert into game_score (id, matchid, squad, goals, points, time_type) values (134, 34, 1473, 1, 0, 1);</text:p>
          </table:table-cell>
          <table:table-cell table:number-columns-repeated="1017"/>
        </table:table-row>
        <table:table-row table:style-name="ro2">
          <table:table-cell table:style-name="ce4" table:formula="of:=[.A203]+1" office:value-type="float" office:value="135">
            <text:p>135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135, 34, 1784, 0, 0, 2);">
            <text:p>insert into game_score (id, matchid, squad, goals, points, time_type) values (135, 34, 1784, 0, 0, 2);</text:p>
          </table:table-cell>
          <table:table-cell table:number-columns-repeated="1017"/>
        </table:table-row>
        <table:table-row table:style-name="ro2">
          <table:table-cell table:style-name="ce4" table:formula="of:=[.A204]+1" office:value-type="float" office:value="136">
            <text:p>136</text:p>
          </table:table-cell>
          <table:table-cell table:style-name="ce4" table:formula="of:=[.B202]" office:value-type="float" office:value="34">
            <text:p>3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136, 34, 1784, 0, 0, 1);">
            <text:p>insert into game_score (id, matchid, squad, goals, points, time_type) values (136, 34, 1784, 0, 0, 1);</text:p>
          </table:table-cell>
          <table:table-cell table:number-columns-repeated="1017"/>
        </table:table-row>
        <table:table-row table:style-name="ro2">
          <table:table-cell table:style-name="ce3" table:formula="of:=[.A205]+1" office:value-type="float" office:value="137">
            <text:p>137</text:p>
          </table:table-cell>
          <table:table-cell table:style-name="ce3" table:formula="of:=[.B202]+1" office:value-type="float" office:value="35">
            <text:p>35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137, 35, 599, 1, 1, 2);">
            <text:p>insert into game_score (id, matchid, squad, goals, points, time_type) values (137, 35, 599, 1, 1, 2);</text:p>
          </table:table-cell>
          <table:table-cell table:number-columns-repeated="1017"/>
        </table:table-row>
        <table:table-row table:style-name="ro2">
          <table:table-cell table:style-name="ce3" table:formula="of:=[.A206]+1" office:value-type="float" office:value="138">
            <text:p>138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138, 35, 599, null, 0, 1);">
            <text:p>insert into game_score (id, matchid, squad, goals, points, time_type) values (138, 35, 599, null, 0, 1);</text:p>
          </table:table-cell>
          <table:table-cell table:number-columns-repeated="1017"/>
        </table:table-row>
        <table:table-row table:style-name="ro2">
          <table:table-cell table:style-name="ce3" table:formula="of:=[.A207]+1" office:value-type="float" office:value="139">
            <text:p>139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139, 35, 1784, 1, 1, 2);">
            <text:p>insert into game_score (id, matchid, squad, goals, points, time_type) values (139, 35, 1784, 1, 1, 2);</text:p>
          </table:table-cell>
          <table:table-cell table:number-columns-repeated="1017"/>
        </table:table-row>
        <table:table-row table:style-name="ro2">
          <table:table-cell table:style-name="ce3" table:formula="of:=[.A208]+1" office:value-type="float" office:value="140">
            <text:p>140</text:p>
          </table:table-cell>
          <table:table-cell table:style-name="ce3" table:formula="of:=[.B206]" office:value-type="float" office:value="35">
            <text:p>35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140, 35, 1784, null, 0, 1);">
            <text:p>insert into game_score (id, matchid, squad, goals, points, time_type) values (140, 35, 1784, null, 0, 1);</text:p>
          </table:table-cell>
          <table:table-cell table:number-columns-repeated="1017"/>
        </table:table-row>
        <table:table-row table:style-name="ro2">
          <table:table-cell table:style-name="ce4" table:formula="of:=[.A209]+1" office:value-type="float" office:value="141">
            <text:p>141</text:p>
          </table:table-cell>
          <table:table-cell table:style-name="ce4" table:formula="of:=[.B206]+1" office:value-type="float" office:value="36">
            <text:p>36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141, 36, 1473, 1, 1, 2);">
            <text:p>insert into game_score (id, matchid, squad, goals, points, time_type) values (141, 36, 1473, 1, 1, 2);</text:p>
          </table:table-cell>
          <table:table-cell table:number-columns-repeated="1017"/>
        </table:table-row>
        <table:table-row table:style-name="ro2">
          <table:table-cell table:style-name="ce4" table:formula="of:=[.A210]+1" office:value-type="float" office:value="142">
            <text:p>142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142, 36, 1473, null, 0, 1);">
            <text:p>insert into game_score (id, matchid, squad, goals, points, time_type) values (142, 36, 1473, null, 0, 1);</text:p>
          </table:table-cell>
          <table:table-cell table:number-columns-repeated="1017"/>
        </table:table-row>
        <table:table-row table:style-name="ro2">
          <table:table-cell table:style-name="ce4" table:formula="of:=[.A211]+1" office:value-type="float" office:value="143">
            <text:p>143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143, 36, 599, 1, 1, 2);">
            <text:p>insert into game_score (id, matchid, squad, goals, points, time_type) values (143, 36, 599, 1, 1, 2);</text:p>
          </table:table-cell>
          <table:table-cell table:number-columns-repeated="1017"/>
        </table:table-row>
        <table:table-row table:style-name="ro2">
          <table:table-cell table:style-name="ce4" table:formula="of:=[.A212]+1" office:value-type="float" office:value="144">
            <text:p>144</text:p>
          </table:table-cell>
          <table:table-cell table:style-name="ce4" table:formula="of:=[.B210]" office:value-type="float" office:value="36">
            <text:p>36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144, 36, 599, null, 0, 1);">
            <text:p>insert into game_score (id, matchid, squad, goals, points, time_type) values (144, 36, 599, null, 0, 1);</text:p>
          </table:table-cell>
          <table:table-cell table:number-columns-repeated="1017"/>
        </table:table-row>
        <table:table-row table:style-name="ro2">
          <table:table-cell table:style-name="ce3" table:formula="of:=[.A213]+1" office:value-type="float" office:value="145">
            <text:p>145</text:p>
          </table:table-cell>
          <table:table-cell table:style-name="ce3" table:formula="of:=[.B210]+1" office:value-type="float" office:value="37">
            <text:p>3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145, 37, 1868, 3, 2, 2);">
            <text:p>insert into game_score (id, matchid, squad, goals, points, time_type) values (145, 37, 1868, 3, 2, 2);</text:p>
          </table:table-cell>
          <table:table-cell table:number-columns-repeated="1017"/>
        </table:table-row>
        <table:table-row table:style-name="ro2">
          <table:table-cell table:style-name="ce3" table:formula="of:=[.A214]+1" office:value-type="float" office:value="146">
            <text:p>146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146, 37, 1868, 1, 0, 1);">
            <text:p>insert into game_score (id, matchid, squad, goals, points, time_type) values (146, 37, 1868, 1, 0, 1);</text:p>
          </table:table-cell>
          <table:table-cell table:number-columns-repeated="1017"/>
        </table:table-row>
        <table:table-row table:style-name="ro2">
          <table:table-cell table:style-name="ce3" table:formula="of:=[.A215]+1" office:value-type="float" office:value="147">
            <text:p>147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147, 37, 1473, 1, 0, 2);">
            <text:p>insert into game_score (id, matchid, squad, goals, points, time_type) values (147, 37, 1473, 1, 0, 2);</text:p>
          </table:table-cell>
          <table:table-cell table:number-columns-repeated="1017"/>
        </table:table-row>
        <table:table-row table:style-name="ro2">
          <table:table-cell table:style-name="ce3" table:formula="of:=[.A216]+1" office:value-type="float" office:value="148">
            <text:p>148</text:p>
          </table:table-cell>
          <table:table-cell table:style-name="ce3" table:formula="of:=[.B214]" office:value-type="float" office:value="37">
            <text:p>37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148, 37, 1473, 0, 0, 1);">
            <text:p>insert into game_score (id, matchid, squad, goals, points, time_type) values (148, 37, 1473, 0, 0, 1);</text:p>
          </table:table-cell>
          <table:table-cell table:number-columns-repeated="1017"/>
        </table:table-row>
        <table:table-row table:style-name="ro2" table:number-rows-repeated="4">
          <table:table-cell table:style-name="ce4" table:number-columns-repeated="2"/>
          <table:table-cell table:style-name="Default" table:number-columns-repeated="3"/>
          <table:table-cell table:style-name="ce4" table:number-columns-repeated="2"/>
          <table:table-cell table:number-columns-repeated="1017"/>
        </table:table-row>
        <table:table-row table:style-name="ro2" table:number-rows-repeated="10483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0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89'.A16]+1" office:value-type="float" office:value="16">
            <text:p>16</text:p>
          </table:table-cell>
          <table:table-cell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D2] &amp;  &quot;);&quot;" office:value-type="string" office:string-value="insert into qualifying_group_stage (id, tournament, group_code, squad) values (16, 1990, 'A', 1473);">
            <text:p>insert into qualifying_group_stage (id, tournament, group_code, squad) values (16, 1990, 'A', 147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7">
            <text:p>17</text:p>
          </table:table-cell>
          <table:table-cell table:formula="of:=[.B2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17, 1990, 'A', );">
            <text:p>insert into qualifying_group_stage (id, tournament, group_code, squad) values (17, 1990, 'A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8">
            <text:p>18</text:p>
          </table:table-cell>
          <table:table-cell table:formula="of:=[.B3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D15] &amp;  &quot;);&quot;" office:value-type="string" office:string-value="insert into qualifying_group_stage (id, tournament, group_code, squad) values (18, 1990, 'A', 1869);">
            <text:p>insert into qualifying_group_stage (id, tournament, group_code, squad) values (18, 1990, 'A', 1869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9">
            <text:p>19</text:p>
          </table:table-cell>
          <table:table-cell table:formula="of:=[.B4]" office:value-type="float" office:value="1990">
            <text:p>1990</text:p>
          </table:table-cell>
          <table:table-cell office:value-type="string">
            <text:p>A</text:p>
          </table:table-cell>
          <table:table-cell table:style-name="Default" office:value-type="float" office:value="598">
            <text:p>598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D8] &amp;  &quot;);&quot;" office:value-type="string" office:string-value="insert into qualifying_group_stage (id, tournament, group_code, squad) values (19, 1990, 'A', 594);">
            <text:p>insert into qualifying_group_stage (id, tournament, group_code, squad) values (19, 1990, 'A', 59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20">
            <text:p>20</text:p>
          </table:table-cell>
          <table:table-cell table:formula="of:=[.B5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20, 1990, 'B', );">
            <text:p>insert into qualifying_group_stage (id, tournament, group_code, squad) values (20, 1990, 'B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1">
            <text:p>21</text:p>
          </table:table-cell>
          <table:table-cell table:formula="of:=[.B6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7] &amp; &quot;', &quot; &amp; [.D6] &amp;  &quot;);&quot;" office:value-type="string" office:string-value="insert into qualifying_group_stage (id, tournament, group_code, squad) values (21, 1990, 'B', 1784);">
            <text:p>insert into qualifying_group_stage (id, tournament, group_code, squad) values (21, 1990, 'B', 1784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2">
            <text:p>22</text:p>
          </table:table-cell>
          <table:table-cell table:formula="of:=[.B7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8] &amp; &quot;', &quot; &amp; [.D4] &amp;  &quot;);&quot;" office:value-type="string" office:string-value="insert into qualifying_group_stage (id, tournament, group_code, squad) values (22, 1990, 'B', 599);">
            <text:p>insert into qualifying_group_stage (id, tournament, group_code, squad) values (22, 1990, 'B', 59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23">
            <text:p>23</text:p>
          </table:table-cell>
          <table:table-cell table:formula="of:=[.B8]" office:value-type="float" office:value="1990">
            <text:p>1990</text:p>
          </table:table-cell>
          <table:table-cell office:value-type="string">
            <text:p>B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9] &amp; &quot;', &quot; &amp; [.D7] &amp;  &quot;);&quot;" office:value-type="string" office:string-value="insert into qualifying_group_stage (id, tournament, group_code, squad) values (23, 1990, 'B', 596);">
            <text:p>insert into qualifying_group_stage (id, tournament, group_code, squad) values (23, 1990, 'B', 596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24">
            <text:p>24</text:p>
          </table:table-cell>
          <table:table-cell table:formula="of:=[.B9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0] &amp; &quot;', &quot; &amp; [.E10] &amp;  &quot;);&quot;" office:value-type="string" office:string-value="insert into qualifying_group_stage (id, tournament, group_code, squad) values (24, 1990, 'C', );">
            <text:p>insert into qualifying_group_stage (id, tournament, group_code, squad) values (24, 1990, 'C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25">
            <text:p>25</text:p>
          </table:table-cell>
          <table:table-cell table:formula="of:=[.B10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441">
            <text:p>1441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1] &amp; &quot;', &quot; &amp; [.E11] &amp;  &quot;);&quot;" office:value-type="string" office:string-value="insert into qualifying_group_stage (id, tournament, group_code, squad) values (25, 1990, 'C', );">
            <text:p>insert into qualifying_group_stage (id, tournament, group_code, squad) values (25, 1990, 'C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26">
            <text:p>26</text:p>
          </table:table-cell>
          <table:table-cell table:formula="of:=[.B11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2] &amp; &quot;', &quot; &amp; [.D17] &amp;  &quot;);&quot;" office:value-type="string" office:string-value="insert into qualifying_group_stage (id, tournament, group_code, squad) values (26, 1990, 'C', 590);">
            <text:p>insert into qualifying_group_stage (id, tournament, group_code, squad) values (26, 1990, 'C', 590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27">
            <text:p>27</text:p>
          </table:table-cell>
          <table:table-cell table:formula="of:=[.B12]" office:value-type="float" office:value="1990">
            <text:p>1990</text:p>
          </table:table-cell>
          <table:table-cell office:value-type="string">
            <text:p>C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3] &amp; &quot;', &quot; &amp; [.D13] &amp;  &quot;);&quot;" office:value-type="string" office:string-value="insert into qualifying_group_stage (id, tournament, group_code, squad) values (27, 1990, 'C', 1268);">
            <text:p>insert into qualifying_group_stage (id, tournament, group_code, squad) values (27, 1990, 'C', 1268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28">
            <text:p>28</text:p>
          </table:table-cell>
          <table:table-cell table:formula="of:=[.B13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1876">
            <text:p>1876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4] &amp; &quot;', &quot; &amp; [.D12] &amp;  &quot;);&quot;" office:value-type="string" office:string-value="insert into qualifying_group_stage (id, tournament, group_code, squad) values (28, 1990, 'D', 1758);">
            <text:p>insert into qualifying_group_stage (id, tournament, group_code, squad) values (28, 1990, 'D', 1758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29">
            <text:p>29</text:p>
          </table:table-cell>
          <table:table-cell table:formula="of:=[.B14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D14] &amp;  &quot;);&quot;" office:value-type="string" office:string-value="insert into qualifying_group_stage (id, tournament, group_code, squad) values (29, 1990, 'D', 1876);">
            <text:p>insert into qualifying_group_stage (id, tournament, group_code, squad) values (29, 1990, 'D', 187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30">
            <text:p>30</text:p>
          </table:table-cell>
          <table:table-cell table:formula="of:=[.B15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590590">
            <text:p>590590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D9] &amp;  &quot;);&quot;" office:value-type="string" office:string-value="insert into qualifying_group_stage (id, tournament, group_code, squad) values (30, 1990, 'D', 1767);">
            <text:p>insert into qualifying_group_stage (id, tournament, group_code, squad) values (30, 1990, 'D', 1767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31">
            <text:p>31</text:p>
          </table:table-cell>
          <table:table-cell table:formula="of:=[.B16]" office:value-type="float" office:value="1990">
            <text:p>1990</text:p>
          </table:table-cell>
          <table:table-cell office:value-type="string">
            <text:p>D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31, 1990, 'D', );">
            <text:p>insert into qualifying_group_stage (id, tournament, group_code, squad) values (31, 1990, 'D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89'.A187]+1" office:value-type="float" office:value="38">
            <text:p>38</text:p>
          </table:table-cell>
          <table:table-cell table:style-name="ce5" table:formula="of:=&quot;1990-04-17&quot;" office:value-type="string" office:string-value="1990-04-17">
            <text:p>1990-04-17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38, '1990-04-17', 1, null);">
            <text:p>insert into game (matchid, matchdate, game_type, country) values (38, '1990-04-17', 1, null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9">
            <text:p>39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table:formula="of:=+[.C2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9, '1990-04-29', 1, null);">
            <text:p>insert into game (matchid, matchdate, game_type, country) values (39, '1990-04-29', 1, null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40">
            <text:p>40</text:p>
          </table:table-cell>
          <table:table-cell table:style-name="ce5" table:formula="of:=&quot;1990-05-15&quot;" office:value-type="string" office:string-value="1990-05-15">
            <text:p>1990-05-15</text:p>
          </table:table-cell>
          <table:table-cell table:formula="of:=+[.C2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40, '1990-05-15', 1, null);">
            <text:p>insert into game (matchid, matchdate, game_type, country) values (40, '1990-05-15', 1, null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41">
            <text:p>41</text:p>
          </table:table-cell>
          <table:table-cell table:style-name="ce5" table:formula="of:=&quot;1990-05-20&quot;" office:value-type="string" office:string-value="1990-05-20">
            <text:p>1990-05-20</text:p>
          </table:table-cell>
          <table:table-cell table:formula="of:=+[.C2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1, '1990-05-20', 1, null);">
            <text:p>insert into game (matchid, matchdate, game_type, country) values (41, '1990-05-20', 1, null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42">
            <text:p>42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2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42, '1990-05-27', 1, null);">
            <text:p>insert into game (matchid, matchdate, game_type, country) values (42, '1990-05-27', 1, null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43">
            <text:p>43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2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43, '1990-05-27', 1, null);">
            <text:p>insert into game (matchid, matchdate, game_type, country) values (43, '1990-05-27', 1, null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44">
            <text:p>44</text:p>
          </table:table-cell>
          <table:table-cell table:style-name="ce5" table:formula="of:=&quot;1990-04-22&quot;" office:value-type="string" office:string-value="1990-04-22">
            <text:p>1990-04-22</text:p>
          </table:table-cell>
          <table:table-cell table:formula="of:=+[.C25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44, '1990-04-22', 1, null);">
            <text:p>insert into game (matchid, matchdate, game_type, country) values (44, '1990-04-22', 1, null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45">
            <text:p>45</text:p>
          </table:table-cell>
          <table:table-cell table:style-name="ce5" table:formula="of:=&quot;1990-04-22&quot;" office:value-type="string" office:string-value="1990-04-22">
            <text:p>1990-04-22</text:p>
          </table:table-cell>
          <table:table-cell table:formula="of:=+[.C2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45, '1990-04-22', 1, null);">
            <text:p>insert into game (matchid, matchdate, game_type, country) values (45, '1990-04-22', 1, null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46">
            <text:p>46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27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46, '1990-05-13', 1, null);">
            <text:p>insert into game (matchid, matchdate, game_type, country) values (46, '1990-05-13', 1, null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47">
            <text:p>47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28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47, '1990-05-13', 1, null);">
            <text:p>insert into game (matchid, matchdate, game_type, country) values (47, '1990-05-13', 1, null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48">
            <text:p>48</text:p>
          </table:table-cell>
          <table:table-cell table:style-name="ce5" table:formula="of:=&quot;1990-05-23&quot;" office:value-type="string" office:string-value="1990-05-23">
            <text:p>1990-05-23</text:p>
          </table:table-cell>
          <table:table-cell table:formula="of:=+[.C29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48, '1990-05-23', 1, null);">
            <text:p>insert into game (matchid, matchdate, game_type, country) values (48, '1990-05-23', 1, null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49">
            <text:p>49</text:p>
          </table:table-cell>
          <table:table-cell table:style-name="ce5" table:formula="of:=&quot;1990-05-30&quot;" office:value-type="string" office:string-value="1990-05-30">
            <text:p>1990-05-30</text:p>
          </table:table-cell>
          <table:table-cell table:formula="of:=+[.C3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49, '1990-05-30', 1, null);">
            <text:p>insert into game (matchid, matchdate, game_type, country) values (49, '1990-05-30', 1, null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50">
            <text:p>50</text:p>
          </table:table-cell>
          <table:table-cell table:style-name="ce5" table:formula="of:=&quot;1990-04-14&quot;" office:value-type="string" office:string-value="1990-04-14">
            <text:p>1990-04-14</text:p>
          </table:table-cell>
          <table:table-cell table:formula="of:=+[.C3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50, '1990-04-14', 1, null);">
            <text:p>insert into game (matchid, matchdate, game_type, country) values (50, '1990-04-14', 1, null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51">
            <text:p>51</text:p>
          </table:table-cell>
          <table:table-cell table:style-name="ce5" table:formula="of:=&quot;1990-04-15&quot;" office:value-type="string" office:string-value="1990-04-15">
            <text:p>1990-04-15</text:p>
          </table:table-cell>
          <table:table-cell table:formula="of:=+[.C3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51, '1990-04-15', 1, null);">
            <text:p>insert into game (matchid, matchdate, game_type, country) values (51, '1990-04-15', 1, null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52">
            <text:p>52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table:formula="of:=+[.C3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52, '1990-04-29', 1, null);">
            <text:p>insert into game (matchid, matchdate, game_type, country) values (52, '1990-04-29', 1, null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53">
            <text:p>53</text:p>
          </table:table-cell>
          <table:table-cell table:style-name="ce5" table:formula="of:=&quot;1990-05-13&quot;" office:value-type="string" office:string-value="1990-05-13">
            <text:p>1990-05-13</text:p>
          </table:table-cell>
          <table:table-cell table:formula="of:=+[.C3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53, '1990-05-13', 1, null);">
            <text:p>insert into game (matchid, matchdate, game_type, country) values (53, '1990-05-13', 1, null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54">
            <text:p>54</text:p>
          </table:table-cell>
          <table:table-cell table:style-name="ce5" table:formula="of:=&quot;1990-05-26&quot;" office:value-type="string" office:string-value="1990-05-26">
            <text:p>1990-05-26</text:p>
          </table:table-cell>
          <table:table-cell table:formula="of:=+[.C35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54, '1990-05-26', 1, null);">
            <text:p>insert into game (matchid, matchdate, game_type, country) values (54, '1990-05-26', 1, null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55">
            <text:p>55</text:p>
          </table:table-cell>
          <table:table-cell table:style-name="ce5" table:formula="of:=&quot;1990-05-27&quot;" office:value-type="string" office:string-value="1990-05-27">
            <text:p>1990-05-27</text:p>
          </table:table-cell>
          <table:table-cell table:formula="of:=+[.C36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55, '1990-05-27', 1, null);">
            <text:p>insert into game (matchid, matchdate, game_type, country) values (55, '1990-05-27', 1, null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56">
            <text:p>56</text:p>
          </table:table-cell>
          <table:table-cell table:style-name="ce5" table:formula="of:=&quot;1990-??-??&quot;" office:value-type="string" office:string-value="1990-??-??">
            <text:p>1990-??-??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56, '1990-??-??', 24, null);">
            <text:p>insert into game (matchid, matchdate, game_type, country) values (56, '1990-??-??', 24, null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57">
            <text:p>57</text:p>
          </table:table-cell>
          <table:table-cell table:style-name="ce5" table:formula="of:=&quot;1990-??-??&quot;" office:value-type="string" office:string-value="1990-??-??">
            <text:p>1990-??-??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57, '1990-??-??', 24, null);">
            <text:p>insert into game (matchid, matchdate, game_type, country) values (57, '1990-??-??', 24, null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58">
            <text:p>58</text:p>
          </table:table-cell>
          <table:table-cell table:style-name="ce5" table:formula="of:=&quot;1990-04-29&quot;" office:value-type="string" office:string-value="1990-04-29">
            <text:p>1990-04-29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58, '1990-04-29', 1, null);">
            <text:p>insert into game (matchid, matchdate, game_type, country) values (58, '1990-04-29', 1, null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59">
            <text:p>59</text:p>
          </table:table-cell>
          <table:table-cell table:style-name="ce5" table:formula="of:=&quot;1990-05-06&quot;" office:value-type="string" office:string-value="1990-05-06">
            <text:p>1990-05-06</text:p>
          </table:table-cell>
          <table:table-cell table:formula="of:=+[.C40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59, '1990-05-06', 1, null);">
            <text:p>insert into game (matchid, matchdate, game_type, country) values (59, '1990-05-06', 1, null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60">
            <text:p>60</text:p>
          </table:table-cell>
          <table:table-cell table:style-name="ce5" table:formula="of:=&quot;1990-05-19&quot;" office:value-type="string" office:string-value="1990-05-19">
            <text:p>1990-05-19</text:p>
          </table:table-cell>
          <table:table-cell table:formula="of:=+[.C41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60, '1990-05-19', 1, null);">
            <text:p>insert into game (matchid, matchdate, game_type, country) values (60, '1990-05-19', 1, null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61">
            <text:p>61</text:p>
          </table:table-cell>
          <table:table-cell table:style-name="ce5" table:formula="of:=&quot;1990-05-20&quot;" office:value-type="string" office:string-value="1990-05-20">
            <text:p>1990-05-20</text:p>
          </table:table-cell>
          <table:table-cell table:formula="of:=+[.C42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61, '1990-05-20', 1, null);">
            <text:p>insert into game (matchid, matchdate, game_type, country) values (61, '1990-05-20', 1, null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62">
            <text:p>62</text:p>
          </table:table-cell>
          <table:table-cell table:style-name="ce5" table:formula="of:=&quot;1990-05-30&quot;" office:value-type="string" office:string-value="1990-05-30">
            <text:p>1990-05-30</text:p>
          </table:table-cell>
          <table:table-cell table:formula="of:=+[.C43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62, '1990-05-30', 1, null);">
            <text:p>insert into game (matchid, matchdate, game_type, country) values (62, '1990-05-30', 1, null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63">
            <text:p>63</text:p>
          </table:table-cell>
          <table:table-cell table:style-name="ce5" table:formula="of:=&quot;1990-03-03&quot;" office:value-type="string" office:string-value="1990-03-03">
            <text:p>1990-03-03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63, '1990-03-03', 1, null);">
            <text:p>insert into game (matchid, matchdate, game_type, country) values (63, '1990-03-03', 1, null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89'.A217]+1" office:value-type="float" office:value="149">
            <text:p>149</text:p>
          </table:table-cell>
          <table:table-cell table:style-name="ce3" table:formula="of:=[.A20]" office:value-type="float" office:value="38">
            <text:p>38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49, 38, 1473, 1, 1, 2);">
            <text:p>insert into game_score (id, matchid, squad, goals, points, time_type) values (149, 38, 1473, 1, 1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150">
            <text:p>150</text:p>
          </table:table-cell>
          <table:table-cell table:style-name="ce3" table:formula="of:=[.B48]" office:value-type="float" office:value="38">
            <text:p>38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50, 38, 1473, null, 0, 1);">
            <text:p>insert into game_score (id, matchid, squad, goals, points, time_type) values (150, 38, 1473, null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151">
            <text:p>151</text:p>
          </table:table-cell>
          <table:table-cell table:style-name="ce3" table:formula="of:=[.B48]" office:value-type="float" office:value="38">
            <text:p>38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51, 38, 599, 1, 1, 2);">
            <text:p>insert into game_score (id, matchid, squad, goals, points, time_type) values (151, 38, 599, 1, 1, 2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152">
            <text:p>152</text:p>
          </table:table-cell>
          <table:table-cell table:style-name="ce3" table:formula="of:=[.B49]" office:value-type="float" office:value="38">
            <text:p>38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2, 38, 599, null, 0, 1);">
            <text:p>insert into game_score (id, matchid, squad, goals, points, time_type) values (152, 38, 599, null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153">
            <text:p>153</text:p>
          </table:table-cell>
          <table:table-cell table:style-name="ce4" table:formula="of:=[.B48]+1" office:value-type="float" office:value="39">
            <text:p>3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53, 39, 597, 5, 2, 2);">
            <text:p>insert into game_score (id, matchid, squad, goals, points, time_type) values (153, 39, 597, 5, 2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154">
            <text:p>154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54, 39, 597, 1, 0, 1);">
            <text:p>insert into game_score (id, matchid, squad, goals, points, time_type) values (154, 39, 597, 1, 0, 1);</text:p>
          </table:table-cell>
          <table:table-cell table:number-columns-repeated="1017"/>
        </table:table-row>
        <table:table-row table:style-name="ro2">
          <table:table-cell table:style-name="ce4" table:formula="of:=[.A53]+1" office:value-type="float" office:value="155">
            <text:p>155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55, 39, 592, 0, 0, 2);">
            <text:p>insert into game_score (id, matchid, squad, goals, points, time_type) values (155, 39, 592, 0, 0, 2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156">
            <text:p>156</text:p>
          </table:table-cell>
          <table:table-cell table:style-name="ce4" table:formula="of:=[.B52]" office:value-type="float" office:value="39">
            <text:p>39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56, 39, 592, 0, 0, 1);">
            <text:p>insert into game_score (id, matchid, squad, goals, points, time_type) values (156, 39, 592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157">
            <text:p>157</text:p>
          </table:table-cell>
          <table:table-cell table:style-name="ce3" table:formula="of:=[.B52]+1" office:value-type="float" office:value="40">
            <text:p>40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57, 40, 1473, 3, 2, 2);">
            <text:p>insert into game_score (id, matchid, squad, goals, points, time_type) values (157, 40, 1473, 3, 2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58">
            <text:p>158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58, 40, 1473, 1, 0, 1);">
            <text:p>insert into game_score (id, matchid, squad, goals, points, time_type) values (158, 40, 1473, 1, 0, 1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159">
            <text:p>159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59, 40, 597, 1, 0, 2);">
            <text:p>insert into game_score (id, matchid, squad, goals, points, time_type) values (159, 40, 597, 1, 0, 2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160">
            <text:p>160</text:p>
          </table:table-cell>
          <table:table-cell table:style-name="ce3" table:formula="of:=[.B56]" office:value-type="float" office:value="40">
            <text:p>40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60, 40, 597, 0, 0, 1);">
            <text:p>insert into game_score (id, matchid, squad, goals, points, time_type) values (160, 40, 597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161">
            <text:p>161</text:p>
          </table:table-cell>
          <table:table-cell table:style-name="ce4" table:formula="of:=[.B56]+1" office:value-type="float" office:value="41">
            <text:p>4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61, 41, 592, 1, 1, 2);">
            <text:p>insert into game_score (id, matchid, squad, goals, points, time_type) values (161, 41, 592, 1, 1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62">
            <text:p>162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62, 41, 592, 0, 0, 1);">
            <text:p>insert into game_score (id, matchid, squad, goals, points, time_type) values (162, 41, 592, 0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163">
            <text:p>163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63, 41, 599, 1, 1, 2);">
            <text:p>insert into game_score (id, matchid, squad, goals, points, time_type) values (163, 41, 599, 1, 1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164">
            <text:p>164</text:p>
          </table:table-cell>
          <table:table-cell table:style-name="ce4" table:formula="of:=[.B60]" office:value-type="float" office:value="41">
            <text:p>41</text:p>
          </table:table-cell>
          <table:table-cell table:style-name="Default" office:value-type="float" office:value="599">
            <text:p>59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64, 41, 599, 0, 0, 1);">
            <text:p>insert into game_score (id, matchid, squad, goals, points, time_type) values (164, 41, 599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65">
            <text:p>165</text:p>
          </table:table-cell>
          <table:table-cell table:style-name="ce3" table:formula="of:=[.B60]+1" office:value-type="float" office:value="42">
            <text:p>42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65, 42, 599, 1, 1, 2);">
            <text:p>insert into game_score (id, matchid, squad, goals, points, time_type) values (165, 42, 599, 1, 1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166">
            <text:p>166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9">
            <text:p>59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6, 42, 599, null, 0, 1);">
            <text:p>insert into game_score (id, matchid, squad, goals, points, time_type) values (166, 42, 599, null, 0, 1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167">
            <text:p>167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7, 42, 597, 1, 1, 2);">
            <text:p>insert into game_score (id, matchid, squad, goals, points, time_type) values (167, 42, 597, 1, 1, 2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168">
            <text:p>168</text:p>
          </table:table-cell>
          <table:table-cell table:style-name="ce3" table:formula="of:=[.B64]" office:value-type="float" office:value="42">
            <text:p>42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68, 42, 597, null, 0, 1);">
            <text:p>insert into game_score (id, matchid, squad, goals, points, time_type) values (168, 42, 597, null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169">
            <text:p>169</text:p>
          </table:table-cell>
          <table:table-cell table:style-name="ce4" table:formula="of:=[.B64]+1" office:value-type="float" office:value="43">
            <text:p>43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69, 43, 592, 0, 1, 2);">
            <text:p>insert into game_score (id, matchid, squad, goals, points, time_type) values (169, 43, 592, 0, 1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70">
            <text:p>170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70, 43, 592, 0, 0, 1);">
            <text:p>insert into game_score (id, matchid, squad, goals, points, time_type) values (170, 43, 592, 0, 0, 1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171">
            <text:p>171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71, 43, 1473, 0, 1, 2);">
            <text:p>insert into game_score (id, matchid, squad, goals, points, time_type) values (171, 43, 1473, 0, 1, 2);</text:p>
          </table:table-cell>
          <table:table-cell table:number-columns-repeated="1017"/>
        </table:table-row>
        <table:table-row table:style-name="ro2">
          <table:table-cell table:style-name="ce4" table:formula="of:=[.A70]+1" office:value-type="float" office:value="172">
            <text:p>172</text:p>
          </table:table-cell>
          <table:table-cell table:style-name="ce4" table:formula="of:=[.B68]" office:value-type="float" office:value="43">
            <text:p>43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72, 43, 1473, 0, 0, 1);">
            <text:p>insert into game_score (id, matchid, squad, goals, points, time_type) values (172, 43, 1473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73">
            <text:p>173</text:p>
          </table:table-cell>
          <table:table-cell table:style-name="ce3" table:formula="of:=[.B68]+1" office:value-type="float" office:value="44">
            <text:p>44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73, 44, 596, 4, 2, 2);">
            <text:p>insert into game_score (id, matchid, squad, goals, points, time_type) values (173, 44, 596, 4, 2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74">
            <text:p>174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74, 44, 596, null, 0, 1);">
            <text:p>insert into game_score (id, matchid, squad, goals, points, time_type) values (174, 44, 596, null, 0, 1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175">
            <text:p>175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75, 44, 594, 0, 0, 2);">
            <text:p>insert into game_score (id, matchid, squad, goals, points, time_type) values (175, 44, 594, 0, 0, 2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176">
            <text:p>176</text:p>
          </table:table-cell>
          <table:table-cell table:style-name="ce3" table:formula="of:=[.B72]" office:value-type="float" office:value="44">
            <text:p>44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76, 44, 594, 0, 0, 1);">
            <text:p>insert into game_score (id, matchid, squad, goals, points, time_type) values (176, 44, 594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77">
            <text:p>177</text:p>
          </table:table-cell>
          <table:table-cell table:style-name="ce4" table:formula="of:=[.B72]+1" office:value-type="float" office:value="45">
            <text:p>45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77, 45, 1784, 2, 2, 2);">
            <text:p>insert into game_score (id, matchid, squad, goals, points, time_type) values (177, 45, 1784, 2, 2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78">
            <text:p>178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78, 45, 1784, null, 0, 1);">
            <text:p>insert into game_score (id, matchid, squad, goals, points, time_type) values (178, 45, 1784, null, 0, 1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179">
            <text:p>179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79, 45, 1767, 1, 0, 2);">
            <text:p>insert into game_score (id, matchid, squad, goals, points, time_type) values (179, 45, 1767, 1, 0, 2);</text:p>
          </table:table-cell>
          <table:table-cell table:number-columns-repeated="1017"/>
        </table:table-row>
        <table:table-row table:style-name="ro2">
          <table:table-cell table:style-name="ce4" table:formula="of:=[.A78]+1" office:value-type="float" office:value="180">
            <text:p>180</text:p>
          </table:table-cell>
          <table:table-cell table:style-name="ce4" table:formula="of:=[.B76]" office:value-type="float" office:value="45">
            <text:p>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80, 45, 1767, null, 0, 1);">
            <text:p>insert into game_score (id, matchid, squad, goals, points, time_type) values (180, 45, 1767, null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81">
            <text:p>181</text:p>
          </table:table-cell>
          <table:table-cell table:style-name="ce3" table:formula="of:=[.B76]+1" office:value-type="float" office:value="46">
            <text:p>46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81, 46, 1767, 1, 1, 2);">
            <text:p>insert into game_score (id, matchid, squad, goals, points, time_type) values (181, 46, 1767, 1, 1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82">
            <text:p>182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1767">
            <text:p>176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82, 46, 1767, 1, 0, 1);">
            <text:p>insert into game_score (id, matchid, squad, goals, points, time_type) values (182, 46, 1767, 1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183">
            <text:p>183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83, 46, 594, 1, 1, 2);">
            <text:p>insert into game_score (id, matchid, squad, goals, points, time_type) values (183, 46, 594, 1, 1, 2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184">
            <text:p>184</text:p>
          </table:table-cell>
          <table:table-cell table:style-name="ce3" table:formula="of:=[.B80]" office:value-type="float" office:value="46">
            <text:p>4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84, 46, 594, 0, 0, 1);">
            <text:p>insert into game_score (id, matchid, squad, goals, points, time_type) values (184, 46, 594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85">
            <text:p>185</text:p>
          </table:table-cell>
          <table:table-cell table:style-name="ce4" table:formula="of:=[.B80]+1" office:value-type="float" office:value="47">
            <text:p>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85, 47, 1784, 1, 2, 2);">
            <text:p>insert into game_score (id, matchid, squad, goals, points, time_type) values (185, 47, 1784, 1, 2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86">
            <text:p>186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86, 47, 1784, null, 0, 1);">
            <text:p>insert into game_score (id, matchid, squad, goals, points, time_type) values (186, 47, 1784, null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87">
            <text:p>187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87, 47, 596, 0, 0, 2);">
            <text:p>insert into game_score (id, matchid, squad, goals, points, time_type) values (187, 47, 596, 0, 0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88">
            <text:p>188</text:p>
          </table:table-cell>
          <table:table-cell table:style-name="ce4" table:formula="of:=[.B84]" office:value-type="float" office:value="47">
            <text:p>47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88, 47, 596, 0, 0, 1);">
            <text:p>insert into game_score (id, matchid, squad, goals, points, time_type) values (188, 47, 596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189">
            <text:p>189</text:p>
          </table:table-cell>
          <table:table-cell table:style-name="ce3" table:formula="of:=[.B84]+1" office:value-type="float" office:value="48">
            <text:p>48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89, 48, 594, 2, 1, 2);">
            <text:p>insert into game_score (id, matchid, squad, goals, points, time_type) values (189, 48, 594, 2, 1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190">
            <text:p>190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90, 48, 594, null, 0, 1);">
            <text:p>insert into game_score (id, matchid, squad, goals, points, time_type) values (190, 48, 594, null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91">
            <text:p>191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91, 48, 1784, 2, 1, 2);">
            <text:p>insert into game_score (id, matchid, squad, goals, points, time_type) values (191, 48, 1784, 2, 1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92">
            <text:p>192</text:p>
          </table:table-cell>
          <table:table-cell table:style-name="ce3" table:formula="of:=[.B88]" office:value-type="float" office:value="48">
            <text:p>48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92, 48, 1784, null, 0, 1);">
            <text:p>insert into game_score (id, matchid, squad, goals, points, time_type) values (192, 48, 1784, null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193">
            <text:p>193</text:p>
          </table:table-cell>
          <table:table-cell table:style-name="ce4" table:formula="of:=[.B88]+1" office:value-type="float" office:value="49">
            <text:p>49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93, 49, 596, null, 2, 2);">
            <text:p>insert into game_score (id, matchid, squad, goals, points, time_type) values (193, 49, 596, null, 2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194">
            <text:p>194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94, 49, 596, null, 0, 1);">
            <text:p>insert into game_score (id, matchid, squad, goals, points, time_type) values (194, 49, 596, null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95">
            <text:p>195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95, 49, 1767, null, 0, 2);">
            <text:p>insert into game_score (id, matchid, squad, goals, points, time_type) values (195, 49, 1767, null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96">
            <text:p>196</text:p>
          </table:table-cell>
          <table:table-cell table:style-name="ce4" table:formula="of:=[.B92]" office:value-type="float" office:value="49">
            <text:p>49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96, 49, 1767, null, 0, 1);">
            <text:p>insert into game_score (id, matchid, squad, goals, points, time_type) values (196, 49, 1767, null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197">
            <text:p>197</text:p>
          </table:table-cell>
          <table:table-cell table:style-name="ce3" table:formula="of:=[.B92]+1" office:value-type="float" office:value="50">
            <text:p>50</text:p>
          </table:table-cell>
          <table:table-cell table:style-name="ce3" office:value-type="float" office:value="1441">
            <text:p>144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97, 50, 1441, 2, 1, 2);">
            <text:p>insert into game_score (id, matchid, squad, goals, points, time_type) values (197, 50, 1441, 2, 1, 2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198">
            <text:p>198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441">
            <text:p>144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98, 50, 1441, 1, 0, 1);">
            <text:p>insert into game_score (id, matchid, squad, goals, points, time_type) values (198, 50, 1441, 1, 0, 1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199">
            <text:p>199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199, 50, 1268, 2, 1, 2);">
            <text:p>insert into game_score (id, matchid, squad, goals, points, time_type) values (199, 50, 1268, 2, 1, 2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200">
            <text:p>200</text:p>
          </table:table-cell>
          <table:table-cell table:style-name="ce3" table:formula="of:=[.B96]" office:value-type="float" office:value="50">
            <text:p>50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200, 50, 1268, 1, 0, 1);">
            <text:p>insert into game_score (id, matchid, squad, goals, points, time_type) values (200, 50, 1268, 1, 0, 1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201">
            <text:p>201</text:p>
          </table:table-cell>
          <table:table-cell table:style-name="ce4" table:formula="of:=[.B96]+1" office:value-type="float" office:value="51">
            <text:p>5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201, 51, 1246, 1, 2, 2);">
            <text:p>insert into game_score (id, matchid, squad, goals, points, time_type) values (201, 51, 1246, 1, 2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202">
            <text:p>202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202, 51, 1246, 0, 0, 1);">
            <text:p>insert into game_score (id, matchid, squad, goals, points, time_type) values (202, 51, 1246, 0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203">
            <text:p>203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203, 51, 1758, 0, 0, 2);">
            <text:p>insert into game_score (id, matchid, squad, goals, points, time_type) values (203, 51, 1758, 0, 0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204">
            <text:p>204</text:p>
          </table:table-cell>
          <table:table-cell table:style-name="ce4" table:formula="of:=[.B100]" office:value-type="float" office:value="51">
            <text:p>51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204, 51, 1758, 0, 0, 1);">
            <text:p>insert into game_score (id, matchid, squad, goals, points, time_type) values (204, 51, 1758, 0, 0, 1);</text:p>
          </table:table-cell>
          <table:table-cell table:number-columns-repeated="1017"/>
        </table:table-row>
        <table:table-row table:style-name="ro2">
          <table:table-cell table:style-name="ce3" table:formula="of:=[.A103]+1" office:value-type="float" office:value="205">
            <text:p>205</text:p>
          </table:table-cell>
          <table:table-cell table:style-name="ce3" table:formula="of:=[.B100]+1" office:value-type="float" office:value="52">
            <text:p>52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205, 52, 1246, 1, 2, 2);">
            <text:p>insert into game_score (id, matchid, squad, goals, points, time_type) values (205, 52, 1246, 1, 2, 2);</text:p>
          </table:table-cell>
          <table:table-cell table:number-columns-repeated="1017"/>
        </table:table-row>
        <table:table-row table:style-name="ro2">
          <table:table-cell table:style-name="ce3" table:formula="of:=[.A104]+1" office:value-type="float" office:value="206">
            <text:p>206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206, 52, 1246, 0, 0, 1);">
            <text:p>insert into game_score (id, matchid, squad, goals, points, time_type) values (206, 52, 1246, 0, 0, 1);</text:p>
          </table:table-cell>
          <table:table-cell table:number-columns-repeated="1017"/>
        </table:table-row>
        <table:table-row table:style-name="ro2">
          <table:table-cell table:style-name="ce3" table:formula="of:=[.A105]+1" office:value-type="float" office:value="207">
            <text:p>207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207, 52, 1268, 0, 0, 2);">
            <text:p>insert into game_score (id, matchid, squad, goals, points, time_type) values (207, 52, 1268, 0, 0, 2);</text:p>
          </table:table-cell>
          <table:table-cell table:number-columns-repeated="1017"/>
        </table:table-row>
        <table:table-row table:style-name="ro2">
          <table:table-cell table:style-name="ce3" table:formula="of:=[.A106]+1" office:value-type="float" office:value="208">
            <text:p>208</text:p>
          </table:table-cell>
          <table:table-cell table:style-name="ce3" table:formula="of:=[.B104]" office:value-type="float" office:value="52">
            <text:p>52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208, 52, 1268, 0, 0, 1);">
            <text:p>insert into game_score (id, matchid, squad, goals, points, time_type) values (208, 52, 1268, 0, 0, 1);</text:p>
          </table:table-cell>
          <table:table-cell table:number-columns-repeated="1017"/>
        </table:table-row>
        <table:table-row table:style-name="ro2">
          <table:table-cell table:style-name="ce4" table:formula="of:=[.A107]+1" office:value-type="float" office:value="209">
            <text:p>209</text:p>
          </table:table-cell>
          <table:table-cell table:style-name="ce4" table:formula="of:=[.B104]+1" office:value-type="float" office:value="53">
            <text:p>5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209, 53, 1758, 0, 0, 2);">
            <text:p>insert into game_score (id, matchid, squad, goals, points, time_type) values (209, 53, 1758, 0, 0, 2);</text:p>
          </table:table-cell>
          <table:table-cell table:number-columns-repeated="1017"/>
        </table:table-row>
        <table:table-row table:style-name="ro2">
          <table:table-cell table:style-name="ce4" table:formula="of:=[.A108]+1" office:value-type="float" office:value="210">
            <text:p>210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210, 53, 1758, 0, 0, 1);">
            <text:p>insert into game_score (id, matchid, squad, goals, points, time_type) values (210, 53, 1758, 0, 0, 1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211">
            <text:p>211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211, 53, 1441, 2, 2, 2);">
            <text:p>insert into game_score (id, matchid, squad, goals, points, time_type) values (211, 53, 1441, 2, 2, 2);</text:p>
          </table:table-cell>
          <table:table-cell table:number-columns-repeated="1017"/>
        </table:table-row>
        <table:table-row table:style-name="ro2">
          <table:table-cell table:style-name="ce4" table:formula="of:=[.A110]+1" office:value-type="float" office:value="212">
            <text:p>212</text:p>
          </table:table-cell>
          <table:table-cell table:style-name="ce4" table:formula="of:=[.B108]" office:value-type="float" office:value="53">
            <text:p>53</text:p>
          </table:table-cell>
          <table:table-cell table:style-name="Default" office:value-type="float" office:value="1441">
            <text:p>144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212, 53, 1441, 0, 0, 1);">
            <text:p>insert into game_score (id, matchid, squad, goals, points, time_type) values (212, 53, 1441, 0, 0, 1);</text:p>
          </table:table-cell>
          <table:table-cell table:number-columns-repeated="1017"/>
        </table:table-row>
        <table:table-row table:style-name="ro2">
          <table:table-cell table:style-name="ce3" table:formula="of:=[.A111]+1" office:value-type="float" office:value="213">
            <text:p>213</text:p>
          </table:table-cell>
          <table:table-cell table:style-name="ce3" table:formula="of:=[.B108]+1" office:value-type="float" office:value="54">
            <text:p>54</text:p>
          </table:table-cell>
          <table:table-cell table:style-name="ce3" office:value-type="float" office:value="1441">
            <text:p>144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213, 54, 1441, 1, 1, 2);">
            <text:p>insert into game_score (id, matchid, squad, goals, points, time_type) values (213, 54, 1441, 1, 1, 2);</text:p>
          </table:table-cell>
          <table:table-cell table:number-columns-repeated="1017"/>
        </table:table-row>
        <table:table-row table:style-name="ro2">
          <table:table-cell table:style-name="ce3" table:formula="of:=[.A112]+1" office:value-type="float" office:value="214">
            <text:p>214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441">
            <text:p>144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214, 54, 1441, null, 0, 1);">
            <text:p>insert into game_score (id, matchid, squad, goals, points, time_type) values (214, 54, 1441, null, 0, 1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215">
            <text:p>215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215, 54, 1246, 1, 1, 2);">
            <text:p>insert into game_score (id, matchid, squad, goals, points, time_type) values (215, 54, 1246, 1, 1, 2);</text:p>
          </table:table-cell>
          <table:table-cell table:number-columns-repeated="1017"/>
        </table:table-row>
        <table:table-row table:style-name="ro2">
          <table:table-cell table:style-name="ce3" table:formula="of:=[.A114]+1" office:value-type="float" office:value="216">
            <text:p>216</text:p>
          </table:table-cell>
          <table:table-cell table:style-name="ce3" table:formula="of:=[.B112]" office:value-type="float" office:value="54">
            <text:p>54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216, 54, 1246, null, 0, 1);">
            <text:p>insert into game_score (id, matchid, squad, goals, points, time_type) values (216, 54, 1246, null, 0, 1);</text:p>
          </table:table-cell>
          <table:table-cell table:number-columns-repeated="1017"/>
        </table:table-row>
        <table:table-row table:style-name="ro2">
          <table:table-cell table:style-name="ce4" table:formula="of:=[.A115]+1" office:value-type="float" office:value="217">
            <text:p>217</text:p>
          </table:table-cell>
          <table:table-cell table:style-name="ce4" table:formula="of:=[.B112]+1" office:value-type="float" office:value="55">
            <text:p>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217, 55, 1268, 0, 0, 2);">
            <text:p>insert into game_score (id, matchid, squad, goals, points, time_type) values (217, 55, 1268, 0, 0, 2);</text:p>
          </table:table-cell>
          <table:table-cell table:number-columns-repeated="1017"/>
        </table:table-row>
        <table:table-row table:style-name="ro2">
          <table:table-cell table:style-name="ce4" table:formula="of:=[.A116]+1" office:value-type="float" office:value="218">
            <text:p>218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218, 55, 1268, 0, 0, 1);">
            <text:p>insert into game_score (id, matchid, squad, goals, points, time_type) values (218, 55, 1268, 0, 0, 1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219">
            <text:p>219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219, 55, 1758, 2, 2, 2);">
            <text:p>insert into game_score (id, matchid, squad, goals, points, time_type) values (219, 55, 1758, 2, 2, 2);</text:p>
          </table:table-cell>
          <table:table-cell table:number-columns-repeated="1017"/>
        </table:table-row>
        <table:table-row table:style-name="ro2">
          <table:table-cell table:style-name="ce4" table:formula="of:=[.A118]+1" office:value-type="float" office:value="220">
            <text:p>220</text:p>
          </table:table-cell>
          <table:table-cell table:style-name="ce4" table:formula="of:=[.B116]" office:value-type="float" office:value="55">
            <text:p>55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220, 55, 1758, 1, 0, 1);">
            <text:p>insert into game_score (id, matchid, squad, goals, points, time_type) values (220, 55, 1758, 1, 0, 1);</text:p>
          </table:table-cell>
          <table:table-cell table:number-columns-repeated="1017"/>
        </table:table-row>
        <table:table-row table:style-name="ro2">
          <table:table-cell table:style-name="ce3" table:formula="of:=[.A119]+1" office:value-type="float" office:value="221">
            <text:p>221</text:p>
          </table:table-cell>
          <table:table-cell table:style-name="ce3" table:formula="of:=[.B116]+1" office:value-type="float" office:value="56">
            <text:p>56</text:p>
          </table:table-cell>
          <table:table-cell table:style-name="ce3" office:value-type="float" office:value="590590">
            <text:p>59059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221, 56, 590590, 3, 2, 2);">
            <text:p>insert into game_score (id, matchid, squad, goals, points, time_type) values (221, 56, 590590, 3, 2, 2);</text:p>
          </table:table-cell>
          <table:table-cell table:number-columns-repeated="1017"/>
        </table:table-row>
        <table:table-row table:style-name="ro2">
          <table:table-cell table:style-name="ce3" table:formula="of:=[.A120]+1" office:value-type="float" office:value="222">
            <text:p>222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590590">
            <text:p>5905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222, 56, 590590, 1, 0, 1);">
            <text:p>insert into game_score (id, matchid, squad, goals, points, time_type) values (222, 56, 590590, 1, 0, 1);</text:p>
          </table:table-cell>
          <table:table-cell table:number-columns-repeated="1017"/>
        </table:table-row>
        <table:table-row table:style-name="ro2">
          <table:table-cell table:style-name="ce3" table:formula="of:=[.A121]+1" office:value-type="float" office:value="223">
            <text:p>223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223, 56, 1284, 0, 0, 2);">
            <text:p>insert into game_score (id, matchid, squad, goals, points, time_type) values (223, 56, 1284, 0, 0, 2);</text:p>
          </table:table-cell>
          <table:table-cell table:number-columns-repeated="1017"/>
        </table:table-row>
        <table:table-row table:style-name="ro2">
          <table:table-cell table:style-name="ce3" table:formula="of:=[.A122]+1" office:value-type="float" office:value="224">
            <text:p>224</text:p>
          </table:table-cell>
          <table:table-cell table:style-name="ce3" table:formula="of:=[.B120]" office:value-type="float" office:value="56">
            <text:p>56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224, 56, 1284, 0, 0, 1);">
            <text:p>insert into game_score (id, matchid, squad, goals, points, time_type) values (224, 56, 1284, 0, 0, 1);</text:p>
          </table:table-cell>
          <table:table-cell table:number-columns-repeated="1017"/>
        </table:table-row>
        <table:table-row table:style-name="ro2">
          <table:table-cell table:style-name="ce4" table:formula="of:=[.A123]+1" office:value-type="float" office:value="225">
            <text:p>225</text:p>
          </table:table-cell>
          <table:table-cell table:style-name="ce4" table:formula="of:=[.B120]+1" office:value-type="float" office:value="57">
            <text:p>57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225, 57, 1721, 1, 1, 2);">
            <text:p>insert into game_score (id, matchid, squad, goals, points, time_type) values (225, 57, 1721, 1, 1, 2);</text:p>
          </table:table-cell>
          <table:table-cell table:number-columns-repeated="1017"/>
        </table:table-row>
        <table:table-row table:style-name="ro2">
          <table:table-cell table:style-name="ce4" table:formula="of:=[.A124]+1" office:value-type="float" office:value="226">
            <text:p>226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226, 57, 1721, 0, 0, 1);">
            <text:p>insert into game_score (id, matchid, squad, goals, points, time_type) values (226, 57, 1721, 0, 0, 1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227">
            <text:p>227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227, 57, 1345, 1, 1, 2);">
            <text:p>insert into game_score (id, matchid, squad, goals, points, time_type) values (227, 57, 1345, 1, 1, 2);</text:p>
          </table:table-cell>
          <table:table-cell table:number-columns-repeated="1017"/>
        </table:table-row>
        <table:table-row table:style-name="ro2">
          <table:table-cell table:style-name="ce4" table:formula="of:=[.A126]+1" office:value-type="float" office:value="228">
            <text:p>228</text:p>
          </table:table-cell>
          <table:table-cell table:style-name="ce4" table:formula="of:=[.B124]" office:value-type="float" office:value="57">
            <text:p>57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228, 57, 1345, 0, 0, 1);">
            <text:p>insert into game_score (id, matchid, squad, goals, points, time_type) values (228, 57, 1345, 0, 0, 1);</text:p>
          </table:table-cell>
          <table:table-cell table:number-columns-repeated="1017"/>
        </table:table-row>
        <table:table-row table:style-name="ro2">
          <table:table-cell table:style-name="ce3" table:formula="of:=[.A127]+1" office:value-type="float" office:value="229">
            <text:p>229</text:p>
          </table:table-cell>
          <table:table-cell table:style-name="ce3" table:formula="of:=[.B124]+1" office:value-type="float" office:value="58">
            <text:p>5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229, 58, 1876, 3, 2, 2);">
            <text:p>insert into game_score (id, matchid, squad, goals, points, time_type) values (229, 58, 1876, 3, 2, 2);</text:p>
          </table:table-cell>
          <table:table-cell table:number-columns-repeated="1017"/>
        </table:table-row>
        <table:table-row table:style-name="ro2">
          <table:table-cell table:style-name="ce3" table:formula="of:=[.A128]+1" office:value-type="float" office:value="230">
            <text:p>230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230, 58, 1876, 1, 0, 1);">
            <text:p>insert into game_score (id, matchid, squad, goals, points, time_type) values (230, 58, 1876, 1, 0, 1);</text:p>
          </table:table-cell>
          <table:table-cell table:number-columns-repeated="1017"/>
        </table:table-row>
        <table:table-row table:style-name="ro2">
          <table:table-cell table:style-name="ce3" table:formula="of:=[.A129]+1" office:value-type="float" office:value="231">
            <text:p>231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231, 58, 1869, 0, 0, 2);">
            <text:p>insert into game_score (id, matchid, squad, goals, points, time_type) values (231, 58, 1869, 0, 0, 2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232">
            <text:p>232</text:p>
          </table:table-cell>
          <table:table-cell table:style-name="ce3" table:formula="of:=[.B128]" office:value-type="float" office:value="58">
            <text:p>58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232, 58, 1869, 0, 0, 1);">
            <text:p>insert into game_score (id, matchid, squad, goals, points, time_type) values (232, 58, 1869, 0, 0, 1);</text:p>
          </table:table-cell>
          <table:table-cell table:number-columns-repeated="1017"/>
        </table:table-row>
        <table:table-row table:style-name="ro2">
          <table:table-cell table:style-name="ce4" table:formula="of:=[.A131]+1" office:value-type="float" office:value="233">
            <text:p>233</text:p>
          </table:table-cell>
          <table:table-cell table:style-name="ce4" table:formula="of:=[.B128]+1" office:value-type="float" office:value="59">
            <text:p>59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233, 59, 590590, 2, 2, 2);">
            <text:p>insert into game_score (id, matchid, squad, goals, points, time_type) values (233, 59, 590590, 2, 2, 2);</text:p>
          </table:table-cell>
          <table:table-cell table:number-columns-repeated="1017"/>
        </table:table-row>
        <table:table-row table:style-name="ro2">
          <table:table-cell table:style-name="ce4" table:formula="of:=[.A132]+1" office:value-type="float" office:value="234">
            <text:p>234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590">
            <text:p>590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234, 59, 590590, 1, 0, 1);">
            <text:p>insert into game_score (id, matchid, squad, goals, points, time_type) values (234, 59, 590590, 1, 0, 1);</text:p>
          </table:table-cell>
          <table:table-cell table:number-columns-repeated="1017"/>
        </table:table-row>
        <table:table-row table:style-name="ro2">
          <table:table-cell table:style-name="ce4" table:formula="of:=[.A133]+1" office:value-type="float" office:value="235">
            <text:p>235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235, 59, 590, 1, 0, 2);">
            <text:p>insert into game_score (id, matchid, squad, goals, points, time_type) values (235, 59, 590, 1, 0, 2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236">
            <text:p>236</text:p>
          </table:table-cell>
          <table:table-cell table:style-name="ce4" table:formula="of:=[.B132]" office:value-type="float" office:value="59">
            <text:p>59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236, 59, 590, 0, 0, 1);">
            <text:p>insert into game_score (id, matchid, squad, goals, points, time_type) values (236, 59, 590, 0, 0, 1);</text:p>
          </table:table-cell>
          <table:table-cell table:number-columns-repeated="1017"/>
        </table:table-row>
        <table:table-row table:style-name="ro2">
          <table:table-cell table:style-name="ce3" table:formula="of:=[.A135]+1" office:value-type="float" office:value="237">
            <text:p>237</text:p>
          </table:table-cell>
          <table:table-cell table:style-name="ce3" table:formula="of:=[.B132]+1" office:value-type="float" office:value="60">
            <text:p>60</text:p>
          </table:table-cell>
          <table:table-cell table:style-name="ce3" office:value-type="float" office:value="1869">
            <text:p>1869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237, 60, 1869, 2, 2, 2);">
            <text:p>insert into game_score (id, matchid, squad, goals, points, time_type) values (237, 60, 1869, 2, 2, 2);</text:p>
          </table:table-cell>
          <table:table-cell table:number-columns-repeated="1017"/>
        </table:table-row>
        <table:table-row table:style-name="ro2">
          <table:table-cell table:style-name="ce3" table:formula="of:=[.A136]+1" office:value-type="float" office:value="238">
            <text:p>238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238, 60, 1869, null, 0, 1);">
            <text:p>insert into game_score (id, matchid, squad, goals, points, time_type) values (238, 60, 1869, null, 0, 1);</text:p>
          </table:table-cell>
          <table:table-cell table:number-columns-repeated="1017"/>
        </table:table-row>
        <table:table-row table:style-name="ro2">
          <table:table-cell table:style-name="ce3" table:formula="of:=[.A137]+1" office:value-type="float" office:value="239">
            <text:p>239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239, 60, 590, 0, 0, 2);">
            <text:p>insert into game_score (id, matchid, squad, goals, points, time_type) values (239, 60, 590, 0, 0, 2);</text:p>
          </table:table-cell>
          <table:table-cell table:number-columns-repeated="1017"/>
        </table:table-row>
        <table:table-row table:style-name="ro2">
          <table:table-cell table:style-name="ce3" table:formula="of:=[.A138]+1" office:value-type="float" office:value="240">
            <text:p>240</text:p>
          </table:table-cell>
          <table:table-cell table:style-name="ce3" table:formula="of:=[.B136]" office:value-type="float" office:value="60">
            <text:p>60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240, 60, 590, 0, 0, 1);">
            <text:p>insert into game_score (id, matchid, squad, goals, points, time_type) values (240, 60, 590, 0, 0, 1);</text:p>
          </table:table-cell>
          <table:table-cell table:number-columns-repeated="1017"/>
        </table:table-row>
        <table:table-row table:style-name="ro2">
          <table:table-cell table:style-name="ce4" table:formula="of:=[.A139]+1" office:value-type="float" office:value="241">
            <text:p>241</text:p>
          </table:table-cell>
          <table:table-cell table:style-name="ce4" table:formula="of:=[.B136]+1" office:value-type="float" office:value="61">
            <text:p>6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241, 61, 1876, 1, 2, 2);">
            <text:p>insert into game_score (id, matchid, squad, goals, points, time_type) values (241, 61, 1876, 1, 2, 2);</text:p>
          </table:table-cell>
          <table:table-cell table:number-columns-repeated="1017"/>
        </table:table-row>
        <table:table-row table:style-name="ro2">
          <table:table-cell table:style-name="ce4" table:formula="of:=[.A140]+1" office:value-type="float" office:value="242">
            <text:p>242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242, 61, 1876, 1, 0, 1);">
            <text:p>insert into game_score (id, matchid, squad, goals, points, time_type) values (242, 61, 1876, 1, 0, 1);</text:p>
          </table:table-cell>
          <table:table-cell table:number-columns-repeated="1017"/>
        </table:table-row>
        <table:table-row table:style-name="ro2">
          <table:table-cell table:style-name="ce4" table:formula="of:=[.A141]+1" office:value-type="float" office:value="243">
            <text:p>243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243, 61, 590590, 0, 0, 2);">
            <text:p>insert into game_score (id, matchid, squad, goals, points, time_type) values (243, 61, 590590, 0, 0, 2);</text:p>
          </table:table-cell>
          <table:table-cell table:number-columns-repeated="1017"/>
        </table:table-row>
        <table:table-row table:style-name="ro2">
          <table:table-cell table:style-name="ce4" table:formula="of:=[.A142]+1" office:value-type="float" office:value="244">
            <text:p>244</text:p>
          </table:table-cell>
          <table:table-cell table:style-name="ce4" table:formula="of:=[.B140]" office:value-type="float" office:value="61">
            <text:p>61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244, 61, 590590, 0, 0, 1);">
            <text:p>insert into game_score (id, matchid, squad, goals, points, time_type) values (244, 61, 590590, 0, 0, 1);</text:p>
          </table:table-cell>
          <table:table-cell table:number-columns-repeated="1017"/>
        </table:table-row>
        <table:table-row table:style-name="ro2">
          <table:table-cell table:style-name="ce3" table:formula="of:=[.A143]+1" office:value-type="float" office:value="245">
            <text:p>245</text:p>
          </table:table-cell>
          <table:table-cell table:style-name="ce3" table:formula="of:=[.B140]+1" office:value-type="float" office:value="62">
            <text:p>62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245, 62, 590, 0, 1, 2);">
            <text:p>insert into game_score (id, matchid, squad, goals, points, time_type) values (245, 62, 590, 0, 1, 2);</text:p>
          </table:table-cell>
          <table:table-cell table:number-columns-repeated="1017"/>
        </table:table-row>
        <table:table-row table:style-name="ro2">
          <table:table-cell table:style-name="ce3" table:formula="of:=[.A144]+1" office:value-type="float" office:value="246">
            <text:p>246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246, 62, 590, 0, 0, 1);">
            <text:p>insert into game_score (id, matchid, squad, goals, points, time_type) values (246, 62, 590, 0, 0, 1);</text:p>
          </table:table-cell>
          <table:table-cell table:number-columns-repeated="1017"/>
        </table:table-row>
        <table:table-row table:style-name="ro2">
          <table:table-cell table:style-name="ce3" table:formula="of:=[.A145]+1" office:value-type="float" office:value="247">
            <text:p>247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247, 62, 1876, 0, 1, 2);">
            <text:p>insert into game_score (id, matchid, squad, goals, points, time_type) values (247, 62, 1876, 0, 1, 2);</text:p>
          </table:table-cell>
          <table:table-cell table:number-columns-repeated="1017"/>
        </table:table-row>
        <table:table-row table:style-name="ro2">
          <table:table-cell table:style-name="ce3" table:formula="of:=[.A146]+1" office:value-type="float" office:value="248">
            <text:p>248</text:p>
          </table:table-cell>
          <table:table-cell table:style-name="ce3" table:formula="of:=[.B144]" office:value-type="float" office:value="62">
            <text:p>62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248, 62, 1876, 0, 0, 1);">
            <text:p>insert into game_score (id, matchid, squad, goals, points, time_type) values (248, 62, 1876, 0, 0, 1);</text:p>
          </table:table-cell>
          <table:table-cell table:number-columns-repeated="1017"/>
        </table:table-row>
        <table:table-row table:style-name="ro2">
          <table:table-cell table:style-name="ce4" table:formula="of:=[.A147]+1" office:value-type="float" office:value="249">
            <text:p>249</text:p>
          </table:table-cell>
          <table:table-cell table:style-name="ce4" table:formula="of:=[.B144]+1" office:value-type="float" office:value="63">
            <text:p>63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249, 63, 1869, null, null, 2);">
            <text:p>insert into game_score (id, matchid, squad, goals, points, time_type) values (249, 63, 1869, null, null, 2);</text:p>
          </table:table-cell>
          <table:table-cell table:number-columns-repeated="1017"/>
        </table:table-row>
        <table:table-row table:style-name="ro2">
          <table:table-cell table:style-name="ce4" table:formula="of:=[.A148]+1" office:value-type="float" office:value="250">
            <text:p>250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250, 63, 1869, null, null, 1);">
            <text:p>insert into game_score (id, matchid, squad, goals, points, time_type) values (250, 63, 1869, null, null, 1);</text:p>
          </table:table-cell>
          <table:table-cell table:number-columns-repeated="1017"/>
        </table:table-row>
        <table:table-row table:style-name="ro2">
          <table:table-cell table:style-name="ce4" table:formula="of:=[.A149]+1" office:value-type="float" office:value="251">
            <text:p>251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251, 63, 590590, null, null, 2);">
            <text:p>insert into game_score (id, matchid, squad, goals, points, time_type) values (251, 63, 590590, null, null, 2);</text:p>
          </table:table-cell>
          <table:table-cell table:number-columns-repeated="1017"/>
        </table:table-row>
        <table:table-row table:style-name="ro2">
          <table:table-cell table:style-name="ce4" table:formula="of:=[.A150]+1" office:value-type="float" office:value="252">
            <text:p>252</text:p>
          </table:table-cell>
          <table:table-cell table:style-name="ce4" table:formula="of:=[.B148]" office:value-type="float" office:value="63">
            <text:p>63</text:p>
          </table:table-cell>
          <table:table-cell table:style-name="Default" office:value-type="float" office:value="590590">
            <text:p>590590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252, 63, 590590, null, null, 1);">
            <text:p>insert into game_score (id, matchid, squad, goals, points, time_type) values (252, 63, 590590, null, null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53] &amp; &quot;, &quot; &amp; [.B153] &amp; &quot;, '&quot; &amp; [.C153] &amp; &quot;', &quot; &amp; [.D153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89'.A178]+1" office:value-type="float" office:value="7">
            <text:p>7</text:p>
          </table:table-cell>
          <table:table-cell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54] &amp; &quot;, &quot; &amp; [.B154] &amp; &quot;, '&quot; &amp; [.C154] &amp; &quot;', &quot; &amp; [.D154] &amp;  &quot;);&quot;" office:value-type="string" office:string-value="insert into group_stage (id, tournament, group_code, squad) values (7, 1989, 'A', 1868);">
            <text:p>insert into group_stage (id, tournament, group_code, squad) values (7, 1989, 'A', 1868);</text:p>
          </table:table-cell>
          <table:table-cell table:number-columns-repeated="1017"/>
        </table:table-row>
        <table:table-row table:style-name="ro2">
          <table:table-cell table:formula="of:=[.A154]+1" office:value-type="float" office:value="8">
            <text:p>8</text:p>
          </table:table-cell>
          <table:table-cell table:formula="of:=[.B154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55] &amp; &quot;, &quot; &amp; [.B155] &amp; &quot;, '&quot; &amp; [.C155] &amp; &quot;', &quot; &amp; [.D155] &amp;  &quot;);&quot;" office:value-type="string" office:string-value="insert into group_stage (id, tournament, group_code, squad) values (8, 1989, 'A', 1876);">
            <text:p>insert into group_stage (id, tournament, group_code, squad) values (8, 1989, 'A', 1876);</text:p>
          </table:table-cell>
          <table:table-cell table:number-columns-repeated="1017"/>
        </table:table-row>
        <table:table-row table:style-name="ro2">
          <table:table-cell table:formula="of:=[.A155]+1" office:value-type="float" office:value="9">
            <text:p>9</text:p>
          </table:table-cell>
          <table:table-cell table:formula="of:=[.B155]" office:value-type="float" office:value="1989">
            <text:p>1989</text:p>
          </table:table-cell>
          <table:table-cell office:value-type="string">
            <text:p>A</text:p>
          </table:table-cell>
          <table:table-cell table:style-name="Default" office:value-type="float" office:value="1473">
            <text:p>1473</text:p>
          </table:table-cell>
          <table:table-cell table:number-columns-repeated="2"/>
          <table:table-cell table:formula="of:=&quot;insert into group_stage (id, tournament, group_code, squad) values (&quot; &amp; [.A156] &amp; &quot;, &quot; &amp; [.B156] &amp; &quot;, '&quot; &amp; [.C156] &amp; &quot;', &quot; &amp; [.D156] &amp;  &quot;);&quot;" office:value-type="string" office:string-value="insert into group_stage (id, tournament, group_code, squad) values (9, 1989, 'A', 1473);">
            <text:p>insert into group_stage (id, tournament, group_code, squad) values (9, 1989, 'A', 1473);</text:p>
          </table:table-cell>
          <table:table-cell table:number-columns-repeated="1017"/>
        </table:table-row>
        <table:table-row table:style-name="ro2">
          <table:table-cell table:formula="of:=[.A156]+1" office:value-type="float" office:value="10">
            <text:p>10</text:p>
          </table:table-cell>
          <table:table-cell table:formula="of:=[.B156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57] &amp; &quot;, &quot; &amp; [.B157] &amp; &quot;, '&quot; &amp; [.C157] &amp; &quot;', &quot; &amp; [.D157] &amp;  &quot;);&quot;" office:value-type="string" office:string-value="insert into group_stage (id, tournament, group_code, squad) values (10, 1989, 'B', 596);">
            <text:p>insert into group_stage (id, tournament, group_code, squad) values (10, 1989, 'B', 596);</text:p>
          </table:table-cell>
          <table:table-cell table:number-columns-repeated="1017"/>
        </table:table-row>
        <table:table-row table:style-name="ro2">
          <table:table-cell table:formula="of:=[.A157]+1" office:value-type="float" office:value="11">
            <text:p>11</text:p>
          </table:table-cell>
          <table:table-cell table:formula="of:=[.B157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58] &amp; &quot;, &quot; &amp; [.B158] &amp; &quot;, '&quot; &amp; [.C158] &amp; &quot;', &quot; &amp; [.D158] &amp;  &quot;);&quot;" office:value-type="string" office:string-value="insert into group_stage (id, tournament, group_code, squad) values (11, 1989, 'B', 1246);">
            <text:p>insert into group_stage (id, tournament, group_code, squad) values (11, 1989, 'B', 1246);</text:p>
          </table:table-cell>
          <table:table-cell table:number-columns-repeated="1017"/>
        </table:table-row>
        <table:table-row table:style-name="ro2">
          <table:table-cell table:formula="of:=[.A158]+1" office:value-type="float" office:value="12">
            <text:p>12</text:p>
          </table:table-cell>
          <table:table-cell table:formula="of:=[.B158]" office:value-type="float" office:value="1989">
            <text:p>1989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59] &amp; &quot;, &quot; &amp; [.B159] &amp; &quot;, '&quot; &amp; [.C159] &amp; &quot;', &quot; &amp; [.D159] &amp;  &quot;);&quot;" office:value-type="string" office:string-value="insert into group_stage (id, tournament, group_code, squad) values (12, 1989, 'B', 1784);">
            <text:p>insert into group_stage (id, tournament, group_code, squad) values (12, 1989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61] &amp; &quot;, '&quot; &amp; [.B161] &amp; &quot;', &quot; &amp; [.C161] &amp; &quot;, &quot; &amp; [.D16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64">
            <text:p>64</text:p>
          </table:table-cell>
          <table:table-cell table:style-name="ce5" table:formula="of:=&quot;1990-07-22&quot;" office:value-type="string" office:string-value="1990-07-22">
            <text:p>1990-07-22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62] &amp; &quot;, '&quot; &amp; [.B162] &amp; &quot;', &quot; &amp; [.C162] &amp; &quot;, &quot; &amp; [.D162] &amp;  &quot;);&quot;" office:value-type="string" office:string-value="insert into game (matchid, matchdate, game_type, country) values (64, '1990-07-22', 2, 1868);">
            <text:p>insert into game (matchid, matchdate, game_type, country) values (64, '1990-07-22', 2, 1868);</text:p>
          </table:table-cell>
          <table:table-cell table:number-columns-repeated="1017"/>
        </table:table-row>
        <table:table-row table:style-name="ro2">
          <table:table-cell table:formula="of:=[.A162]+1" office:value-type="float" office:value="65">
            <text:p>65</text:p>
          </table:table-cell>
          <table:table-cell table:style-name="ce5" table:formula="of:=&quot;1990-07-25&quot;" office:value-type="string" office:string-value="1990-07-25">
            <text:p>1990-07-25</text:p>
          </table:table-cell>
          <table:table-cell table:formula="of:=+[.C162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63] &amp; &quot;, '&quot; &amp; [.B163] &amp; &quot;', &quot; &amp; [.C163] &amp; &quot;, &quot; &amp; [.D163] &amp;  &quot;);&quot;" office:value-type="string" office:string-value="insert into game (matchid, matchdate, game_type, country) values (65, '1990-07-25', 2, 1868);">
            <text:p>insert into game (matchid, matchdate, game_type, country) values (65, '1990-07-25', 2, 1868);</text:p>
          </table:table-cell>
          <table:table-cell table:number-columns-repeated="1017"/>
        </table:table-row>
        <table:table-row table:style-name="ro2">
          <table:table-cell table:formula="of:=[.A163]+1" office:value-type="float" office:value="66">
            <text:p>66</text:p>
          </table:table-cell>
          <table:table-cell table:style-name="ce5" table:formula="of:=&quot;1990-07-27&quot;" office:value-type="string" office:string-value="1990-07-27">
            <text:p>1990-07-27</text:p>
          </table:table-cell>
          <table:table-cell table:formula="of:=+[.C163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64] &amp; &quot;, '&quot; &amp; [.B164] &amp; &quot;', &quot; &amp; [.C164] &amp; &quot;, &quot; &amp; [.D164] &amp;  &quot;);&quot;" office:value-type="string" office:string-value="insert into game (matchid, matchdate, game_type, country) values (66, '1990-07-27', 2, 1868);">
            <text:p>insert into game (matchid, matchdate, game_type, country) values (66, '1990-07-27', 2, 1868);</text:p>
          </table:table-cell>
          <table:table-cell table:number-columns-repeated="1017"/>
        </table:table-row>
        <table:table-row table:style-name="ro2">
          <table:table-cell table:formula="of:=[.A164]+1" office:value-type="float" office:value="67">
            <text:p>67</text:p>
          </table:table-cell>
          <table:table-cell table:style-name="ce5" table:formula="of:=&quot;1990-07-22&quot;" office:value-type="string" office:string-value="1990-07-22">
            <text:p>1990-07-22</text:p>
          </table:table-cell>
          <table:table-cell table:formula="of:=+[.C164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65] &amp; &quot;, '&quot; &amp; [.B165] &amp; &quot;', &quot; &amp; [.C165] &amp; &quot;, &quot; &amp; [.D165] &amp;  &quot;);&quot;" office:value-type="string" office:string-value="insert into game (matchid, matchdate, game_type, country) values (67, '1990-07-22', 2, 1868);">
            <text:p>insert into game (matchid, matchdate, game_type, country) values (67, '1990-07-22', 2, 1868);</text:p>
          </table:table-cell>
          <table:table-cell table:number-columns-repeated="1017"/>
        </table:table-row>
        <table:table-row table:style-name="ro2">
          <table:table-cell table:formula="of:=[.A165]+1" office:value-type="float" office:value="68">
            <text:p>68</text:p>
          </table:table-cell>
          <table:table-cell table:style-name="ce5" table:formula="of:=&quot;1990-07-25&quot;" office:value-type="string" office:string-value="1990-07-25">
            <text:p>1990-07-25</text:p>
          </table:table-cell>
          <table:table-cell table:formula="of:=+[.C165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66] &amp; &quot;, '&quot; &amp; [.B166] &amp; &quot;', &quot; &amp; [.C166] &amp; &quot;, &quot; &amp; [.D166] &amp;  &quot;);&quot;" office:value-type="string" office:string-value="insert into game (matchid, matchdate, game_type, country) values (68, '1990-07-25', 2, 1868);">
            <text:p>insert into game (matchid, matchdate, game_type, country) values (68, '1990-07-25', 2, 1868);</text:p>
          </table:table-cell>
          <table:table-cell table:number-columns-repeated="1017"/>
        </table:table-row>
        <table:table-row table:style-name="ro2">
          <table:table-cell table:formula="of:=[.A166]+1" office:value-type="float" office:value="69">
            <text:p>69</text:p>
          </table:table-cell>
          <table:table-cell table:style-name="ce5" table:formula="of:=&quot;1990-07-27&quot;" office:value-type="string" office:string-value="1990-07-27">
            <text:p>1990-07-27</text:p>
          </table:table-cell>
          <table:table-cell table:formula="of:=+[.C16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67] &amp; &quot;, '&quot; &amp; [.B167] &amp; &quot;', &quot; &amp; [.C167] &amp; &quot;, &quot; &amp; [.D167] &amp;  &quot;);&quot;" office:value-type="string" office:string-value="insert into game (matchid, matchdate, game_type, country) values (69, '1990-07-27', 2, 1868);">
            <text:p>insert into game (matchid, matchdate, game_type, country) values (69, '1990-07-27', 2, 1868);</text:p>
          </table:table-cell>
          <table:table-cell table:number-columns-repeated="1017"/>
        </table:table-row>
        <table:table-row table:style-name="ro2">
          <table:table-cell table:formula="of:=[.A167]+1" office:value-type="float" office:value="70">
            <text:p>70</text:p>
          </table:table-cell>
          <table:table-cell table:style-name="ce5" table:formula="of:=&quot;1990-07-29&quot;" office:value-type="string" office:string-value="1990-07-29">
            <text:p>1990-07-29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8] &amp; &quot;, '&quot; &amp; [.B168] &amp; &quot;', &quot; &amp; [.C168] &amp; &quot;, &quot; &amp; [.D168] &amp;  &quot;);&quot;" office:value-type="string" office:string-value="insert into game (matchid, matchdate, game_type, country) values (70, '1990-07-29', 5, 1868);">
            <text:p>insert into game (matchid, matchdate, game_type, country) values (70, '1990-07-29', 5, 1868);</text:p>
          </table:table-cell>
          <table:table-cell table:number-columns-repeated="1017"/>
        </table:table-row>
        <table:table-row table:style-name="ro2">
          <table:table-cell table:formula="of:=[.A168]+1" office:value-type="float" office:value="71">
            <text:p>71</text:p>
          </table:table-cell>
          <table:table-cell table:style-name="ce5" table:formula="of:=&quot;1990-07-29&quot;" office:value-type="string" office:string-value="1990-07-29">
            <text:p>1990-07-29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9] &amp; &quot;, '&quot; &amp; [.B169] &amp; &quot;', &quot; &amp; [.C169] &amp; &quot;, &quot; &amp; [.D169] &amp;  &quot;);&quot;" office:value-type="string" office:string-value="insert into game (matchid, matchdate, game_type, country) values (71, '1990-07-29', 6, 1868);">
            <text:p>insert into game (matchid, matchdate, game_type, country) values (71, '1990-07-29', 6, 186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51]+1" office:value-type="float" office:value="253">
            <text:p>253</text:p>
          </table:table-cell>
          <table:table-cell table:style-name="ce3" table:formula="of:=[.A162]" office:value-type="float" office:value="64">
            <text:p>6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253, 64, 1868, 5, 2, 2);">
            <text:p>insert into game_score (id, matchid, squad, goals, points, time_type) values (253, 64, 1868, 5, 2, 2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254">
            <text:p>254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254, 64, 1868, 3, 0, 1);">
            <text:p>insert into game_score (id, matchid, squad, goals, points, time_type) values (254, 64, 1868, 3, 0, 1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255">
            <text:p>255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255, 64, 1473, 0, 0, 2);">
            <text:p>insert into game_score (id, matchid, squad, goals, points, time_type) values (255, 64, 1473, 0, 0, 2);</text:p>
          </table:table-cell>
          <table:table-cell table:number-columns-repeated="1017"/>
        </table:table-row>
        <table:table-row table:style-name="ro2">
          <table:table-cell table:style-name="ce3" table:formula="of:=[.A174]+1" office:value-type="float" office:value="256">
            <text:p>256</text:p>
          </table:table-cell>
          <table:table-cell table:style-name="ce3" table:formula="of:=[.B172]" office:value-type="float" office:value="64">
            <text:p>6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256, 64, 1473, 0, 0, 1);">
            <text:p>insert into game_score (id, matchid, squad, goals, points, time_type) values (256, 64, 1473, 0, 0, 1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257">
            <text:p>257</text:p>
          </table:table-cell>
          <table:table-cell table:style-name="ce4" table:formula="of:=[.B172]+1" office:value-type="float" office:value="65">
            <text:p>65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257, 65, 1473, 0, 1, 2);">
            <text:p>insert into game_score (id, matchid, squad, goals, points, time_type) values (257, 65, 1473, 0, 1, 2);</text:p>
          </table:table-cell>
          <table:table-cell table:number-columns-repeated="1017"/>
        </table:table-row>
        <table:table-row table:style-name="ro2">
          <table:table-cell table:style-name="ce4" table:formula="of:=[.A176]+1" office:value-type="float" office:value="258">
            <text:p>258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258, 65, 1473, 0, 0, 1);">
            <text:p>insert into game_score (id, matchid, squad, goals, points, time_type) values (258, 65, 1473, 0, 0, 1);</text:p>
          </table:table-cell>
          <table:table-cell table:number-columns-repeated="1017"/>
        </table:table-row>
        <table:table-row table:style-name="ro2">
          <table:table-cell table:style-name="ce4" table:formula="of:=[.A177]+1" office:value-type="float" office:value="259">
            <text:p>259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259, 65, 1876, 0, 1, 2);">
            <text:p>insert into game_score (id, matchid, squad, goals, points, time_type) values (259, 65, 1876, 0, 1, 2);</text:p>
          </table:table-cell>
          <table:table-cell table:number-columns-repeated="1017"/>
        </table:table-row>
        <table:table-row table:style-name="ro2">
          <table:table-cell table:style-name="ce4" table:formula="of:=[.A178]+1" office:value-type="float" office:value="260">
            <text:p>260</text:p>
          </table:table-cell>
          <table:table-cell table:style-name="ce4" table:formula="of:=[.B176]" office:value-type="float" office:value="65">
            <text:p>65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260, 65, 1876, 0, 0, 1);">
            <text:p>insert into game_score (id, matchid, squad, goals, points, time_type) values (260, 65, 1876, 0, 0, 1);</text:p>
          </table:table-cell>
          <table:table-cell table:number-columns-repeated="1017"/>
        </table:table-row>
        <table:table-row table:style-name="ro2">
          <table:table-cell table:style-name="ce3" table:formula="of:=[.A179]+1" office:value-type="float" office:value="261">
            <text:p>261</text:p>
          </table:table-cell>
          <table:table-cell table:style-name="ce3" table:formula="of:=[.B176]+1" office:value-type="float" office:value="66">
            <text:p>66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261, 66, 1868, 0, 1, 2);">
            <text:p>insert into game_score (id, matchid, squad, goals, points, time_type) values (261, 66, 1868, 0, 1, 2);</text:p>
          </table:table-cell>
          <table:table-cell table:number-columns-repeated="1017"/>
        </table:table-row>
        <table:table-row table:style-name="ro2">
          <table:table-cell table:style-name="ce3" table:formula="of:=[.A180]+1" office:value-type="float" office:value="262">
            <text:p>262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262, 66, 1868, 0, 0, 1);">
            <text:p>insert into game_score (id, matchid, squad, goals, points, time_type) values (262, 66, 1868, 0, 0, 1);</text:p>
          </table:table-cell>
          <table:table-cell table:number-columns-repeated="1017"/>
        </table:table-row>
        <table:table-row table:style-name="ro2">
          <table:table-cell table:style-name="ce3" table:formula="of:=[.A181]+1" office:value-type="float" office:value="263">
            <text:p>263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263, 66, 1876, 0, 1, 2);">
            <text:p>insert into game_score (id, matchid, squad, goals, points, time_type) values (263, 66, 1876, 0, 1, 2);</text:p>
          </table:table-cell>
          <table:table-cell table:number-columns-repeated="1017"/>
        </table:table-row>
        <table:table-row table:style-name="ro2">
          <table:table-cell table:style-name="ce3" table:formula="of:=[.A182]+1" office:value-type="float" office:value="264">
            <text:p>264</text:p>
          </table:table-cell>
          <table:table-cell table:style-name="ce3" table:formula="of:=[.B180]" office:value-type="float" office:value="66">
            <text:p>66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264, 66, 1876, 0, 0, 1);">
            <text:p>insert into game_score (id, matchid, squad, goals, points, time_type) values (264, 66, 1876, 0, 0, 1);</text:p>
          </table:table-cell>
          <table:table-cell table:number-columns-repeated="1017"/>
        </table:table-row>
        <table:table-row table:style-name="ro2">
          <table:table-cell table:style-name="ce4" table:formula="of:=[.A183]+1" office:value-type="float" office:value="265">
            <text:p>265</text:p>
          </table:table-cell>
          <table:table-cell table:style-name="ce4" table:formula="of:=[.B180]+1" office:value-type="float" office:value="67">
            <text:p>67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265, 67, 1246, 2, 1, 2);">
            <text:p>insert into game_score (id, matchid, squad, goals, points, time_type) values (265, 67, 1246, 2, 1, 2);</text:p>
          </table:table-cell>
          <table:table-cell table:number-columns-repeated="1017"/>
        </table:table-row>
        <table:table-row table:style-name="ro2">
          <table:table-cell table:style-name="ce4" table:formula="of:=[.A184]+1" office:value-type="float" office:value="266">
            <text:p>266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266, 67, 1246, null, 0, 1);">
            <text:p>insert into game_score (id, matchid, squad, goals, points, time_type) values (266, 67, 1246, null, 0, 1);</text:p>
          </table:table-cell>
          <table:table-cell table:number-columns-repeated="1017"/>
        </table:table-row>
        <table:table-row table:style-name="ro2">
          <table:table-cell table:style-name="ce4" table:formula="of:=[.A185]+1" office:value-type="float" office:value="267">
            <text:p>267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267, 67, 596, 2, 1, 2);">
            <text:p>insert into game_score (id, matchid, squad, goals, points, time_type) values (267, 67, 596, 2, 1, 2);</text:p>
          </table:table-cell>
          <table:table-cell table:number-columns-repeated="1017"/>
        </table:table-row>
        <table:table-row table:style-name="ro2">
          <table:table-cell table:style-name="ce4" table:formula="of:=[.A186]+1" office:value-type="float" office:value="268">
            <text:p>268</text:p>
          </table:table-cell>
          <table:table-cell table:style-name="ce4" table:formula="of:=[.B184]" office:value-type="float" office:value="67">
            <text:p>6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268, 67, 596, 1, 0, 1);">
            <text:p>insert into game_score (id, matchid, squad, goals, points, time_type) values (268, 67, 596, 1, 0, 1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269">
            <text:p>269</text:p>
          </table:table-cell>
          <table:table-cell table:style-name="ce3" table:formula="of:=[.B184]+1" office:value-type="float" office:value="68">
            <text:p>68</text:p>
          </table:table-cell>
          <table:table-cell table:style-name="ce3" office:value-type="float" office:value="596">
            <text:p>5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269, 68, 596, 2, 2, 2);">
            <text:p>insert into game_score (id, matchid, squad, goals, points, time_type) values (269, 68, 596, 2, 2, 2);</text:p>
          </table:table-cell>
          <table:table-cell table:number-columns-repeated="1017"/>
        </table:table-row>
        <table:table-row table:style-name="ro2">
          <table:table-cell table:style-name="ce3" table:formula="of:=[.A188]+1" office:value-type="float" office:value="270">
            <text:p>270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270, 68, 596, 0, 0, 1);">
            <text:p>insert into game_score (id, matchid, squad, goals, points, time_type) values (270, 68, 596, 0, 0, 1);</text:p>
          </table:table-cell>
          <table:table-cell table:number-columns-repeated="1017"/>
        </table:table-row>
        <table:table-row table:style-name="ro2">
          <table:table-cell table:style-name="ce3" table:formula="of:=[.A189]+1" office:value-type="float" office:value="271">
            <text:p>271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271, 68, 1784, 0, 0, 2);">
            <text:p>insert into game_score (id, matchid, squad, goals, points, time_type) values (271, 68, 1784, 0, 0, 2);</text:p>
          </table:table-cell>
          <table:table-cell table:number-columns-repeated="1017"/>
        </table:table-row>
        <table:table-row table:style-name="ro2">
          <table:table-cell table:style-name="ce3" table:formula="of:=[.A190]+1" office:value-type="float" office:value="272">
            <text:p>272</text:p>
          </table:table-cell>
          <table:table-cell table:style-name="ce3" table:formula="of:=[.B188]" office:value-type="float" office:value="68">
            <text:p>68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272, 68, 1784, 0, 0, 1);">
            <text:p>insert into game_score (id, matchid, squad, goals, points, time_type) values (272, 68, 1784, 0, 0, 1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273">
            <text:p>273</text:p>
          </table:table-cell>
          <table:table-cell table:style-name="ce4" table:formula="of:=[.B188]+1" office:value-type="float" office:value="69">
            <text:p>69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273, 69, 1246, 3, 2, 2);">
            <text:p>insert into game_score (id, matchid, squad, goals, points, time_type) values (273, 69, 1246, 3, 2, 2);</text:p>
          </table:table-cell>
          <table:table-cell table:number-columns-repeated="1017"/>
        </table:table-row>
        <table:table-row table:style-name="ro2">
          <table:table-cell table:style-name="ce4" table:formula="of:=[.A192]+1" office:value-type="float" office:value="274">
            <text:p>274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274, 69, 1246, null, 0, 1);">
            <text:p>insert into game_score (id, matchid, squad, goals, points, time_type) values (274, 69, 1246, null, 0, 1);</text:p>
          </table:table-cell>
          <table:table-cell table:number-columns-repeated="1017"/>
        </table:table-row>
        <table:table-row table:style-name="ro2">
          <table:table-cell table:style-name="ce4" table:formula="of:=[.A193]+1" office:value-type="float" office:value="275">
            <text:p>275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275, 69, 1784, 2, 0, 2);">
            <text:p>insert into game_score (id, matchid, squad, goals, points, time_type) values (275, 69, 1784, 2, 0, 2);</text:p>
          </table:table-cell>
          <table:table-cell table:number-columns-repeated="1017"/>
        </table:table-row>
        <table:table-row table:style-name="ro2">
          <table:table-cell table:style-name="ce4" table:formula="of:=[.A194]+1" office:value-type="float" office:value="276">
            <text:p>276</text:p>
          </table:table-cell>
          <table:table-cell table:style-name="ce4" table:formula="of:=[.B192]" office:value-type="float" office:value="69">
            <text:p>6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276, 69, 1784, null, 0, 1);">
            <text:p>insert into game_score (id, matchid, squad, goals, points, time_type) values (276, 69, 1784, null, 0, 1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277">
            <text:p>277</text:p>
          </table:table-cell>
          <table:table-cell table:style-name="ce3" table:formula="of:=[.B192]+1" office:value-type="float" office:value="70">
            <text:p>70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277, 70, 1246, null, null, 2);">
            <text:p>insert into game_score (id, matchid, squad, goals, points, time_type) values (277, 70, 1246, null, null, 2);</text:p>
          </table:table-cell>
          <table:table-cell table:number-columns-repeated="1017"/>
        </table:table-row>
        <table:table-row table:style-name="ro2">
          <table:table-cell table:style-name="ce3" table:formula="of:=[.A196]+1" office:value-type="float" office:value="278">
            <text:p>278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278, 70, 1246, null, null, 1);">
            <text:p>insert into game_score (id, matchid, squad, goals, points, time_type) values (278, 70, 1246, null, null, 1);</text:p>
          </table:table-cell>
          <table:table-cell table:number-columns-repeated="1017"/>
        </table:table-row>
        <table:table-row table:style-name="ro2">
          <table:table-cell table:style-name="ce3" table:formula="of:=[.A197]+1" office:value-type="float" office:value="279">
            <text:p>279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279, 70, 1876, null, null, 2);">
            <text:p>insert into game_score (id, matchid, squad, goals, points, time_type) values (279, 70, 1876, null, null, 2);</text:p>
          </table:table-cell>
          <table:table-cell table:number-columns-repeated="1017"/>
        </table:table-row>
        <table:table-row table:style-name="ro2">
          <table:table-cell table:style-name="ce3" table:formula="of:=[.A198]+1" office:value-type="float" office:value="280">
            <text:p>280</text:p>
          </table:table-cell>
          <table:table-cell table:style-name="ce3" table:formula="of:=[.B196]" office:value-type="float" office:value="70">
            <text:p>70</text:p>
          </table:table-cell>
          <table:table-cell table:style-name="ce3" office:value-type="float" office:value="1876">
            <text:p>1876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280, 70, 1876, null, null, 1);">
            <text:p>insert into game_score (id, matchid, squad, goals, points, time_type) values (280, 70, 1876, null, null, 1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281">
            <text:p>281</text:p>
          </table:table-cell>
          <table:table-cell table:style-name="ce4" table:formula="of:=[.B196]+1" office:value-type="float" office:value="71">
            <text:p>71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281, 71, 1868, null, null, 2);">
            <text:p>insert into game_score (id, matchid, squad, goals, points, time_type) values (281, 71, 1868, null, null, 2);</text:p>
          </table:table-cell>
          <table:table-cell table:number-columns-repeated="1017"/>
        </table:table-row>
        <table:table-row table:style-name="ro2">
          <table:table-cell table:style-name="ce4" table:formula="of:=[.A200]+1" office:value-type="float" office:value="282">
            <text:p>282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282, 71, 1868, null, null, 1);">
            <text:p>insert into game_score (id, matchid, squad, goals, points, time_type) values (282, 71, 1868, null, null, 1);</text:p>
          </table:table-cell>
          <table:table-cell table:number-columns-repeated="1017"/>
        </table:table-row>
        <table:table-row table:style-name="ro2">
          <table:table-cell table:style-name="ce4" table:formula="of:=[.A201]+1" office:value-type="float" office:value="283">
            <text:p>283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283, 71, 596, null, null, 2);">
            <text:p>insert into game_score (id, matchid, squad, goals, points, time_type) values (283, 71, 596, null, null, 2);</text:p>
          </table:table-cell>
          <table:table-cell table:number-columns-repeated="1017"/>
        </table:table-row>
        <table:table-row table:style-name="ro2">
          <table:table-cell table:style-name="ce4" table:formula="of:=[.A202]+1" office:value-type="float" office:value="284">
            <text:p>284</text:p>
          </table:table-cell>
          <table:table-cell table:style-name="ce4" table:formula="of:=[.B200]" office:value-type="float" office:value="71">
            <text:p>71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284, 71, 596, null, null, 1);">
            <text:p>insert into game_score (id, matchid, squad, goals, points, time_type) values (284, 71, 596, null, null, 1);</text:p>
          </table:table-cell>
          <table:table-cell table:number-columns-repeated="1017"/>
        </table:table-row>
        <table:table-row table:style-name="ro2" table:number-rows-repeated="10483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0'.A17]+1" office:value-type="float" office:value="32">
            <text:p>32</text:p>
          </table:table-cell>
          <table:table-cell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1809">
            <text:p>1809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32, 1991, '1', );">
            <text:p>insert into qualifying_group_stage (id, tournament, group_code, squad) values (32, 1991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33">
            <text:p>33</text:p>
          </table:table-cell>
          <table:table-cell table:formula="of:=[.B2]"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509">
            <text:p>509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33, 1991, '1', );">
            <text:p>insert into qualifying_group_stage (id, tournament, group_code, squad) values (33, 1991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4">
            <text:p>34</text:p>
          </table:table-cell>
          <table:table-cell table:formula="of:=[.B3]" office:value-type="float" office:value="1991">
            <text:p>1991</text:p>
          </table:table-cell>
          <table:table-cell table:formula="of:=+&quot;1&quot;" office:value-type="string" office:string-value="1">
            <text:p>1</text:p>
          </table:table-cell>
          <table:table-cell table:style-name="Default"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34, 1991, '1', );">
            <text:p>insert into qualifying_group_stage (id, tournament, group_code, squad) values (34, 1991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5">
            <text:p>35</text:p>
          </table:table-cell>
          <table:table-cell table:formula="of:=[.B4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35, 1991, '2', );">
            <text:p>insert into qualifying_group_stage (id, tournament, group_code, squad) values (35, 1991, '2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36">
            <text:p>36</text:p>
          </table:table-cell>
          <table:table-cell table:formula="of:=[.B5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36, 1991, '2', );">
            <text:p>insert into qualifying_group_stage (id, tournament, group_code, squad) values (36, 1991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37">
            <text:p>37</text:p>
          </table:table-cell>
          <table:table-cell table:formula="of:=[.B6]" office:value-type="float" office:value="1991">
            <text:p>1991</text:p>
          </table:table-cell>
          <table:table-cell table:formula="of:=+&quot;2&quot;" office:value-type="string" office:string-value="2">
            <text:p>2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37, 1991, '3', );">
            <text:p>insert into qualifying_group_stage (id, tournament, group_code, squad) values (37, 1991, '3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38">
            <text:p>38</text:p>
          </table:table-cell>
          <table:table-cell table:formula="of:=[.B7]" office:value-type="float" office:value="1991">
            <text:p>1991</text:p>
          </table:table-cell>
          <table:table-cell table:formula="of:=+&quot;3&quot;" office:value-type="string" office:string-value="3">
            <text:p>3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38, 1991, '4', );">
            <text:p>insert into qualifying_group_stage (id, tournament, group_code, squad) values (38, 1991, '4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9">
            <text:p>39</text:p>
          </table:table-cell>
          <table:table-cell table:formula="of:=[.B8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39, 1991, '4', );">
            <text:p>insert into qualifying_group_stage (id, tournament, group_code, squad) values (39, 1991, '4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40">
            <text:p>40</text:p>
          </table:table-cell>
          <table:table-cell table:formula="of:=[.B9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40, 1991, '4', );">
            <text:p>insert into qualifying_group_stage (id, tournament, group_code, squad) values (40, 1991, '4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41">
            <text:p>41</text:p>
          </table:table-cell>
          <table:table-cell table:formula="of:=[.B10]" office:value-type="float" office:value="1991">
            <text:p>1991</text:p>
          </table:table-cell>
          <table:table-cell table:formula="of:=+&quot;4&quot;" office:value-type="string" office:string-value="4">
            <text:p>4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41, 1991, '5', );">
            <text:p>insert into qualifying_group_stage (id, tournament, group_code, squad) values (41, 1991, '5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42">
            <text:p>42</text:p>
          </table:table-cell>
          <table:table-cell table:formula="of:=[.B11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42, 1991, '5', );">
            <text:p>insert into qualifying_group_stage (id, tournament, group_code, squad) values (42, 1991, '5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43">
            <text:p>43</text:p>
          </table:table-cell>
          <table:table-cell table:formula="of:=[.B12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43, 1991, '5', );">
            <text:p>insert into qualifying_group_stage (id, tournament, group_code, squad) values (43, 1991, '5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44">
            <text:p>44</text:p>
          </table:table-cell>
          <table:table-cell table:formula="of:=[.B13]" office:value-type="float" office:value="1991">
            <text:p>1991</text:p>
          </table:table-cell>
          <table:table-cell table:formula="of:=+&quot;5&quot;" office:value-type="string" office:string-value="5">
            <text:p>5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44, 1991, '6', );">
            <text:p>insert into qualifying_group_stage (id, tournament, group_code, squad) values (44, 1991, '6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45">
            <text:p>45</text:p>
          </table:table-cell>
          <table:table-cell table:formula="of:=[.B14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45, 1991, '6', );">
            <text:p>insert into qualifying_group_stage (id, tournament, group_code, squad) values (45, 1991, '6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46">
            <text:p>46</text:p>
          </table:table-cell>
          <table:table-cell table:formula="of:=[.B15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46, 1991, '6', );">
            <text:p>insert into qualifying_group_stage (id, tournament, group_code, squad) values (46, 1991, '6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47">
            <text:p>47</text:p>
          </table:table-cell>
          <table:table-cell table:formula="of:=[.B16]" office:value-type="float" office:value="1991">
            <text:p>1991</text:p>
          </table:table-cell>
          <table:table-cell table:formula="of:=+&quot;6&quot;" office:value-type="string" office:string-value="6">
            <text:p>6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47, 1991, '6', );">
            <text:p>insert into qualifying_group_stage (id, tournament, group_code, squad) values (47, 1991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0'.A169]+1" office:value-type="float" office:value="72">
            <text:p>72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72, '1990-05-10', 1, 1787);">
            <text:p>insert into game (matchid, matchdate, game_type, country) values (72, '1990-05-10', 1, 1787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73">
            <text:p>73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20]"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73, '1990-05-12', 1, 1787);">
            <text:p>insert into game (matchid, matchdate, game_type, country) values (73, '1990-05-12', 1, 1787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74">
            <text:p>74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21]" office:value-type="float" office:value="1">
            <text:p>1</text:p>
          </table:table-cell>
          <table:table-cell office:value-type="float" office:value="1787">
            <text:p>178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74, '1990-05-14', 1, 1787);">
            <text:p>insert into game (matchid, matchdate, game_type, country) values (74, '1990-05-14', 1, 1787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75">
            <text:p>75</text:p>
          </table:table-cell>
          <table:table-cell table:style-name="ce5" table:formula="of:=&quot;1990-05-15&quot;" office:value-type="string" office:string-value="1990-05-15">
            <text:p>1990-05-15</text:p>
          </table:table-cell>
          <table:table-cell table:formula="of:=+[.C22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75, '1990-05-15', 1, 596);">
            <text:p>insert into game (matchid, matchdate, game_type, country) values (75, '1990-05-15', 1, 596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76">
            <text:p>76</text:p>
          </table:table-cell>
          <table:table-cell table:style-name="ce5" table:formula="of:=&quot;1990-05-17&quot;" office:value-type="string" office:string-value="1990-05-17">
            <text:p>1990-05-17</text:p>
          </table:table-cell>
          <table:table-cell table:formula="of:=+[.C23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76, '1990-05-17', 1, 596);">
            <text:p>insert into game (matchid, matchdate, game_type, country) values (76, '1990-05-17', 1, 59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7">
            <text:p>77</text:p>
          </table:table-cell>
          <table:table-cell table:style-name="ce5" table:formula="of:=&quot;1990-05-19&quot;" office:value-type="string" office:string-value="1990-05-19">
            <text:p>1990-05-19</text:p>
          </table:table-cell>
          <table:table-cell table:formula="of:=+[.C24]"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7, '1990-05-19', 1, 596);">
            <text:p>insert into game (matchid, matchdate, game_type, country) values (77, '1990-05-19', 1, 59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78">
            <text:p>78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25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78, '1990-05-10', 1, 1784);">
            <text:p>insert into game (matchid, matchdate, game_type, country) values (78, '1990-05-10', 1, 1784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79">
            <text:p>79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26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79, '1990-05-12', 1, 1784);">
            <text:p>insert into game (matchid, matchdate, game_type, country) values (79, '1990-05-12', 1, 1784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80">
            <text:p>80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2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80, '1990-05-14', 1, 1784);">
            <text:p>insert into game (matchid, matchdate, game_type, country) values (80, '1990-05-14', 1, 1784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81">
            <text:p>81</text:p>
          </table:table-cell>
          <table:table-cell table:style-name="ce5" table:formula="of:=&quot;1990-05-08&quot;" office:value-type="string" office:string-value="1990-05-08">
            <text:p>1990-05-08</text:p>
          </table:table-cell>
          <table:table-cell table:formula="of:=+[.C28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81, '1990-05-08', 1, 592);">
            <text:p>insert into game (matchid, matchdate, game_type, country) values (81, '1990-05-08', 1, 592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82">
            <text:p>82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29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82, '1990-05-10', 1, 592);">
            <text:p>insert into game (matchid, matchdate, game_type, country) values (82, '1990-05-10', 1, 592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83">
            <text:p>83</text:p>
          </table:table-cell>
          <table:table-cell table:style-name="ce5" table:formula="of:=&quot;1990-05-12&quot;" office:value-type="string" office:string-value="1990-05-12">
            <text:p>1990-05-12</text:p>
          </table:table-cell>
          <table:table-cell table:formula="of:=+[.C30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83, '1990-05-12', 1, 592);">
            <text:p>insert into game (matchid, matchdate, game_type, country) values (83, '1990-05-12', 1, 592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84">
            <text:p>84</text:p>
          </table:table-cell>
          <table:table-cell table:style-name="ce5" table:formula="of:=&quot;1990-05-10&quot;" office:value-type="string" office:string-value="1990-05-10">
            <text:p>1990-05-10</text:p>
          </table:table-cell>
          <table:table-cell table:formula="of:=+[.C31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84, '1990-05-10', 1, 1758);">
            <text:p>insert into game (matchid, matchdate, game_type, country) values (84, '1990-05-10', 1, 1758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85">
            <text:p>85</text:p>
          </table:table-cell>
          <table:table-cell table:style-name="ce5" table:formula="of:=&quot;1990-05-14&quot;" office:value-type="string" office:string-value="1990-05-14">
            <text:p>1990-05-14</text:p>
          </table:table-cell>
          <table:table-cell table:formula="of:=+[.C32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85, '1990-05-14', 1, 1758);">
            <text:p>insert into game (matchid, matchdate, game_type, country) values (85, '1990-05-14', 1, 1758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86">
            <text:p>86</text:p>
          </table:table-cell>
          <table:table-cell table:style-name="ce5" table:formula="of:=&quot;1990-05-16&quot;" office:value-type="string" office:string-value="1990-05-16">
            <text:p>1990-05-16</text:p>
          </table:table-cell>
          <table:table-cell table:formula="of:=+[.C33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86, '1990-05-16', 1, 1758);">
            <text:p>insert into game (matchid, matchdate, game_type, country) values (86, '1990-05-16', 1, 175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0'.A203]+1" office:value-type="float" office:value="285">
            <text:p>285</text:p>
          </table:table-cell>
          <table:table-cell table:style-name="ce3" table:formula="of:=[.A20]" office:value-type="float" office:value="72">
            <text:p>72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85, 72, 1787, 2, 0, 2);">
            <text:p>insert into game_score (id, matchid, squad, goals, points, time_type) values (285, 72, 1787, 2, 0, 2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86">
            <text:p>286</text:p>
          </table:table-cell>
          <table:table-cell table:style-name="ce3" table:formula="of:=[.B37]" office:value-type="float" office:value="72">
            <text:p>72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86, 72, 1787, null, 0, 1);">
            <text:p>insert into game_score (id, matchid, squad, goals, points, time_type) values (286, 72, 1787, null, 0, 1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87">
            <text:p>287</text:p>
          </table:table-cell>
          <table:table-cell table:style-name="ce3" table:formula="of:=[.B37]" office:value-type="float" office:value="72">
            <text:p>72</text:p>
          </table:table-cell>
          <table:table-cell table:style-name="ce3" office:value-type="float" office:value="509">
            <text:p>50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87, 72, 509, 3, 2, 2);">
            <text:p>insert into game_score (id, matchid, squad, goals, points, time_type) values (287, 72, 509, 3, 2, 2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88">
            <text:p>288</text:p>
          </table:table-cell>
          <table:table-cell table:style-name="ce3" table:formula="of:=[.B38]" office:value-type="float" office:value="72">
            <text:p>72</text:p>
          </table:table-cell>
          <table:table-cell table:style-name="ce3" office:value-type="float" office:value="509">
            <text:p>5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88, 72, 509, null, 0, 1);">
            <text:p>insert into game_score (id, matchid, squad, goals, points, time_type) values (288, 72, 509, null, 0, 1);</text:p>
          </table:table-cell>
          <table:table-cell table:number-columns-repeated="1017"/>
        </table:table-row>
        <table:table-row table:style-name="ro2">
          <table:table-cell table:style-name="ce4" table:formula="of:=[.A40]+1" office:value-type="float" office:value="289">
            <text:p>289</text:p>
          </table:table-cell>
          <table:table-cell table:style-name="ce4" table:formula="of:=[.B37]+1" office:value-type="float" office:value="73">
            <text:p>73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89, 73, 1809, 1, 1, 2);">
            <text:p>insert into game_score (id, matchid, squad, goals, points, time_type) values (289, 73, 1809, 1, 1, 2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90">
            <text:p>290</text:p>
          </table:table-cell>
          <table:table-cell table:style-name="ce4" table:formula="of:=[.B41]" office:value-type="float" office:value="73">
            <text:p>73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90, 73, 1809, null, 0, 1);">
            <text:p>insert into game_score (id, matchid, squad, goals, points, time_type) values (290, 73, 1809, null, 0, 1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91">
            <text:p>291</text:p>
          </table:table-cell>
          <table:table-cell table:style-name="ce4" table:formula="of:=[.B41]" office:value-type="float" office:value="73">
            <text:p>73</text:p>
          </table:table-cell>
          <table:table-cell table:style-name="Default" office:value-type="float" office:value="509">
            <text:p>5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91, 73, 509, 1, 1, 2);">
            <text:p>insert into game_score (id, matchid, squad, goals, points, time_type) values (291, 73, 509, 1, 1, 2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92">
            <text:p>292</text:p>
          </table:table-cell>
          <table:table-cell table:style-name="ce4" table:formula="of:=[.B41]" office:value-type="float" office:value="73">
            <text:p>73</text:p>
          </table:table-cell>
          <table:table-cell table:style-name="Default" office:value-type="float" office:value="509">
            <text:p>5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92, 73, 509, null, 0, 1);">
            <text:p>insert into game_score (id, matchid, squad, goals, points, time_type) values (292, 73, 509, null, 0, 1);</text:p>
          </table:table-cell>
          <table:table-cell table:number-columns-repeated="1017"/>
        </table:table-row>
        <table:table-row table:style-name="ro2">
          <table:table-cell table:style-name="ce3" table:formula="of:=[.A44]+1" office:value-type="float" office:value="293">
            <text:p>293</text:p>
          </table:table-cell>
          <table:table-cell table:style-name="ce3" table:formula="of:=[.B41]+1" office:value-type="float" office:value="74">
            <text:p>74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93, 74, 1787, 1, 0, 2);">
            <text:p>insert into game_score (id, matchid, squad, goals, points, time_type) values (293, 74, 1787, 1, 0, 2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94">
            <text:p>294</text:p>
          </table:table-cell>
          <table:table-cell table:style-name="ce3" table:formula="of:=[.B45]" office:value-type="float" office:value="74">
            <text:p>74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94, 74, 1787, null, 0, 1);">
            <text:p>insert into game_score (id, matchid, squad, goals, points, time_type) values (294, 74, 1787, null, 0, 1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95">
            <text:p>295</text:p>
          </table:table-cell>
          <table:table-cell table:style-name="ce3" table:formula="of:=[.B45]" office:value-type="float" office:value="74">
            <text:p>74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95, 74, 1809, 3, 2, 2);">
            <text:p>insert into game_score (id, matchid, squad, goals, points, time_type) values (295, 74, 1809, 3, 2, 2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96">
            <text:p>296</text:p>
          </table:table-cell>
          <table:table-cell table:style-name="ce3" table:formula="of:=[.B45]" office:value-type="float" office:value="74">
            <text:p>74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96, 74, 1809, null, 0, 1);">
            <text:p>insert into game_score (id, matchid, squad, goals, points, time_type) values (296, 74, 1809, null, 0, 1);</text:p>
          </table:table-cell>
          <table:table-cell table:number-columns-repeated="1017"/>
        </table:table-row>
        <table:table-row table:style-name="ro2">
          <table:table-cell table:style-name="ce4" table:formula="of:=[.A48]+1" office:value-type="float" office:value="297">
            <text:p>297</text:p>
          </table:table-cell>
          <table:table-cell table:style-name="ce4" table:formula="of:=[.B45]+1" office:value-type="float" office:value="75">
            <text:p>75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97, 75, 596, 1, 0, 2);">
            <text:p>insert into game_score (id, matchid, squad, goals, points, time_type) values (297, 75, 596, 1, 0, 2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98">
            <text:p>298</text:p>
          </table:table-cell>
          <table:table-cell table:style-name="ce4" table:formula="of:=[.B49]" office:value-type="float" office:value="75">
            <text:p>75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98, 75, 596, null, 0, 1);">
            <text:p>insert into game_score (id, matchid, squad, goals, points, time_type) values (298, 75, 596, null, 0, 1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99">
            <text:p>299</text:p>
          </table:table-cell>
          <table:table-cell table:style-name="ce4" table:formula="of:=[.B49]" office:value-type="float" office:value="75">
            <text:p>75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99, 75, 594, 2, 2, 2);">
            <text:p>insert into game_score (id, matchid, squad, goals, points, time_type) values (299, 75, 594, 2, 2, 2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300">
            <text:p>300</text:p>
          </table:table-cell>
          <table:table-cell table:style-name="ce4" table:formula="of:=[.B49]" office:value-type="float" office:value="75">
            <text:p>75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00, 75, 594, null, 0, 1);">
            <text:p>insert into game_score (id, matchid, squad, goals, points, time_type) values (300, 75, 594, null, 0, 1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301">
            <text:p>301</text:p>
          </table:table-cell>
          <table:table-cell table:style-name="ce3" table:formula="of:=[.B49]+1" office:value-type="float" office:value="76">
            <text:p>76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01, 76, 590, 1, 2, 2);">
            <text:p>insert into game_score (id, matchid, squad, goals, points, time_type) values (301, 76, 590, 1, 2, 2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302">
            <text:p>302</text:p>
          </table:table-cell>
          <table:table-cell table:style-name="ce3" table:formula="of:=[.B53]" office:value-type="float" office:value="76">
            <text:p>76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02, 76, 590, null, 0, 1);">
            <text:p>insert into game_score (id, matchid, squad, goals, points, time_type) values (302, 76, 590, null, 0, 1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303">
            <text:p>303</text:p>
          </table:table-cell>
          <table:table-cell table:style-name="ce3" table:formula="of:=[.B53]" office:value-type="float" office:value="76">
            <text:p>7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03, 76, 594, 0, 0, 2);">
            <text:p>insert into game_score (id, matchid, squad, goals, points, time_type) values (303, 76, 594, 0, 0, 2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304">
            <text:p>304</text:p>
          </table:table-cell>
          <table:table-cell table:style-name="ce3" table:formula="of:=[.B53]" office:value-type="float" office:value="76">
            <text:p>76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04, 76, 594, 0, 0, 1);">
            <text:p>insert into game_score (id, matchid, squad, goals, points, time_type) values (304, 76, 594, 0, 0, 1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305">
            <text:p>305</text:p>
          </table:table-cell>
          <table:table-cell table:style-name="ce4" table:formula="of:=[.B53]+1" office:value-type="float" office:value="77">
            <text:p>7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05, 77, 596, 3, 2, 2);">
            <text:p>insert into game_score (id, matchid, squad, goals, points, time_type) values (305, 77, 596, 3, 2, 2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306">
            <text:p>306</text:p>
          </table:table-cell>
          <table:table-cell table:style-name="ce4" table:formula="of:=[.B57]" office:value-type="float" office:value="77">
            <text:p>77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06, 77, 596, null, 0, 1);">
            <text:p>insert into game_score (id, matchid, squad, goals, points, time_type) values (306, 77, 596, null, 0, 1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307">
            <text:p>307</text:p>
          </table:table-cell>
          <table:table-cell table:style-name="ce4" table:formula="of:=[.B57]" office:value-type="float" office:value="77">
            <text:p>77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07, 77, 590, 1, 0, 2);">
            <text:p>insert into game_score (id, matchid, squad, goals, points, time_type) values (307, 77, 590, 1, 0, 2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308">
            <text:p>308</text:p>
          </table:table-cell>
          <table:table-cell table:style-name="ce4" table:formula="of:=[.B57]" office:value-type="float" office:value="77">
            <text:p>77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08, 77, 590, null, 0, 1);">
            <text:p>insert into game_score (id, matchid, squad, goals, points, time_type) values (308, 77, 590, null, 0, 1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309">
            <text:p>309</text:p>
          </table:table-cell>
          <table:table-cell table:style-name="ce3" table:formula="of:=[.B57]+1" office:value-type="float" office:value="78">
            <text:p>78</text:p>
          </table:table-cell>
          <table:table-cell table:style-name="ce3" office:value-type="float" office:value="1345">
            <text:p>1345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09, 78, 1345, 2, 2, 2);">
            <text:p>insert into game_score (id, matchid, squad, goals, points, time_type) values (309, 78, 1345, 2, 2, 2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310">
            <text:p>310</text:p>
          </table:table-cell>
          <table:table-cell table:style-name="ce3" table:formula="of:=[.B61]" office:value-type="float" office:value="78">
            <text:p>78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10, 78, 1345, null, 0, 1);">
            <text:p>insert into game_score (id, matchid, squad, goals, points, time_type) values (310, 78, 1345, null, 0, 1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311">
            <text:p>311</text:p>
          </table:table-cell>
          <table:table-cell table:style-name="ce3" table:formula="of:=[.B61]" office:value-type="float" office:value="78">
            <text:p>78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11, 78, 1284, 1, 0, 2);">
            <text:p>insert into game_score (id, matchid, squad, goals, points, time_type) values (311, 78, 1284, 1, 0, 2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312">
            <text:p>312</text:p>
          </table:table-cell>
          <table:table-cell table:style-name="ce3" table:formula="of:=[.B61]" office:value-type="float" office:value="78">
            <text:p>78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12, 78, 1284, null, 0, 1);">
            <text:p>insert into game_score (id, matchid, squad, goals, points, time_type) values (312, 78, 1284, null, 0, 1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313">
            <text:p>313</text:p>
          </table:table-cell>
          <table:table-cell table:style-name="ce4" table:formula="of:=[.B61]+1" office:value-type="float" office:value="79">
            <text:p>7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313, 79, 1869, 1, 1, 2);">
            <text:p>insert into game_score (id, matchid, squad, goals, points, time_type) values (313, 79, 1869, 1, 1, 2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314">
            <text:p>314</text:p>
          </table:table-cell>
          <table:table-cell table:style-name="ce4" table:formula="of:=[.B65]" office:value-type="float" office:value="79">
            <text:p>79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14, 79, 1869, null, 0, 1);">
            <text:p>insert into game_score (id, matchid, squad, goals, points, time_type) values (314, 79, 1869, null, 0, 1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315">
            <text:p>315</text:p>
          </table:table-cell>
          <table:table-cell table:style-name="ce4" table:formula="of:=[.B65]" office:value-type="float" office:value="79">
            <text:p>79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15, 79, 1345, 1, 1, 2);">
            <text:p>insert into game_score (id, matchid, squad, goals, points, time_type) values (315, 79, 1345, 1, 1, 2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316">
            <text:p>316</text:p>
          </table:table-cell>
          <table:table-cell table:style-name="ce4" table:formula="of:=[.B65]" office:value-type="float" office:value="79">
            <text:p>7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16, 79, 1345, null, 0, 1);">
            <text:p>insert into game_score (id, matchid, squad, goals, points, time_type) values (316, 79, 1345, null, 0, 1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317">
            <text:p>317</text:p>
          </table:table-cell>
          <table:table-cell table:style-name="ce3" table:formula="of:=[.B65]+1" office:value-type="float" office:value="80">
            <text:p>80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17, 80, 1869, 0, 1, 2);">
            <text:p>insert into game_score (id, matchid, squad, goals, points, time_type) values (317, 80, 1869, 0, 1, 2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18">
            <text:p>318</text:p>
          </table:table-cell>
          <table:table-cell table:style-name="ce3" table:formula="of:=[.B69]" office:value-type="float" office:value="80">
            <text:p>80</text:p>
          </table:table-cell>
          <table:table-cell table:style-name="ce3" office:value-type="float" office:value="1869">
            <text:p>186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18, 80, 1869, 0, 0, 1);">
            <text:p>insert into game_score (id, matchid, squad, goals, points, time_type) values (318, 80, 1869, 0, 0, 1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19">
            <text:p>319</text:p>
          </table:table-cell>
          <table:table-cell table:style-name="ce3" table:formula="of:=[.B69]" office:value-type="float" office:value="80">
            <text:p>80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19, 80, 1284, 0, 1, 2);">
            <text:p>insert into game_score (id, matchid, squad, goals, points, time_type) values (319, 80, 1284, 0, 1, 2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20">
            <text:p>320</text:p>
          </table:table-cell>
          <table:table-cell table:style-name="ce3" table:formula="of:=[.B69]" office:value-type="float" office:value="80">
            <text:p>80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20, 80, 1284, 0, 0, 1);">
            <text:p>insert into game_score (id, matchid, squad, goals, points, time_type) values (320, 80, 1284, 0, 0, 1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321">
            <text:p>321</text:p>
          </table:table-cell>
          <table:table-cell table:style-name="ce4" table:formula="of:=[.B69]+1" office:value-type="float" office:value="81">
            <text:p>81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21, 81, 597, 1, 2, 2);">
            <text:p>insert into game_score (id, matchid, squad, goals, points, time_type) values (321, 81, 597, 1, 2, 2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22">
            <text:p>322</text:p>
          </table:table-cell>
          <table:table-cell table:style-name="ce4" table:formula="of:=[.B73]" office:value-type="float" office:value="81">
            <text:p>81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22, 81, 597, null, 0, 1);">
            <text:p>insert into game_score (id, matchid, squad, goals, points, time_type) values (322, 81, 597, null, 0, 1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23">
            <text:p>323</text:p>
          </table:table-cell>
          <table:table-cell table:style-name="ce4" table:formula="of:=[.B73]" office:value-type="float" office:value="81">
            <text:p>81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23, 81, 297, 0, 0, 2);">
            <text:p>insert into game_score (id, matchid, squad, goals, points, time_type) values (323, 81, 297, 0, 0, 2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24">
            <text:p>324</text:p>
          </table:table-cell>
          <table:table-cell table:style-name="ce4" table:formula="of:=[.B73]" office:value-type="float" office:value="81">
            <text:p>81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24, 81, 297, 0, 0, 1);">
            <text:p>insert into game_score (id, matchid, squad, goals, points, time_type) values (324, 81, 297, 0, 0, 1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325">
            <text:p>325</text:p>
          </table:table-cell>
          <table:table-cell table:style-name="ce3" table:formula="of:=[.B73]+1" office:value-type="float" office:value="82">
            <text:p>82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25, 82, 592, 4, 2, 2);">
            <text:p>insert into game_score (id, matchid, squad, goals, points, time_type) values (325, 82, 592, 4, 2, 2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26">
            <text:p>326</text:p>
          </table:table-cell>
          <table:table-cell table:style-name="ce3" table:formula="of:=[.B77]" office:value-type="float" office:value="82">
            <text:p>82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26, 82, 592, null, 0, 1);">
            <text:p>insert into game_score (id, matchid, squad, goals, points, time_type) values (326, 82, 592, null, 0, 1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27">
            <text:p>327</text:p>
          </table:table-cell>
          <table:table-cell table:style-name="ce3" table:formula="of:=[.B77]" office:value-type="float" office:value="82">
            <text:p>82</text:p>
          </table:table-cell>
          <table:table-cell table:style-name="ce3" office:value-type="float" office:value="297">
            <text:p>2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27, 82, 297, 1, 0, 2);">
            <text:p>insert into game_score (id, matchid, squad, goals, points, time_type) values (327, 82, 297, 1, 0, 2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28">
            <text:p>328</text:p>
          </table:table-cell>
          <table:table-cell table:style-name="ce3" table:formula="of:=[.B77]" office:value-type="float" office:value="82">
            <text:p>82</text:p>
          </table:table-cell>
          <table:table-cell table:style-name="ce3" office:value-type="float" office:value="297">
            <text:p>2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28, 82, 297, null, 0, 1);">
            <text:p>insert into game_score (id, matchid, squad, goals, points, time_type) values (328, 82, 297, null, 0, 1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329">
            <text:p>329</text:p>
          </table:table-cell>
          <table:table-cell table:style-name="ce4" table:formula="of:=[.B77]+1" office:value-type="float" office:value="83">
            <text:p>8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29, 83, 592, 1, 1, 2);">
            <text:p>insert into game_score (id, matchid, squad, goals, points, time_type) values (329, 83, 592, 1, 1, 2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30">
            <text:p>330</text:p>
          </table:table-cell>
          <table:table-cell table:style-name="ce4" table:formula="of:=[.B81]" office:value-type="float" office:value="83">
            <text:p>83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30, 83, 592, null, 0, 1);">
            <text:p>insert into game_score (id, matchid, squad, goals, points, time_type) values (330, 83, 592, null, 0, 1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31">
            <text:p>331</text:p>
          </table:table-cell>
          <table:table-cell table:style-name="ce4" table:formula="of:=[.B81]" office:value-type="float" office:value="83">
            <text:p>83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31, 83, 597, 1, 1, 2);">
            <text:p>insert into game_score (id, matchid, squad, goals, points, time_type) values (331, 83, 597, 1, 1, 2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32">
            <text:p>332</text:p>
          </table:table-cell>
          <table:table-cell table:style-name="ce4" table:formula="of:=[.B81]" office:value-type="float" office:value="83">
            <text:p>83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32, 83, 597, null, 0, 1);">
            <text:p>insert into game_score (id, matchid, squad, goals, points, time_type) values (332, 83, 597, null, 0, 1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333">
            <text:p>333</text:p>
          </table:table-cell>
          <table:table-cell table:style-name="ce3" table:formula="of:=[.B81]+1" office:value-type="float" office:value="84">
            <text:p>84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33, 84, 1758, 3, 2, 2);">
            <text:p>insert into game_score (id, matchid, squad, goals, points, time_type) values (333, 84, 1758, 3, 2, 2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334">
            <text:p>334</text:p>
          </table:table-cell>
          <table:table-cell table:style-name="ce3" table:formula="of:=[.B85]" office:value-type="float" office:value="84">
            <text:p>84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34, 84, 1758, null, 0, 1);">
            <text:p>insert into game_score (id, matchid, squad, goals, points, time_type) values (334, 84, 1758, null, 0, 1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335">
            <text:p>335</text:p>
          </table:table-cell>
          <table:table-cell table:style-name="ce3" table:formula="of:=[.B85]" office:value-type="float" office:value="84">
            <text:p>84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35, 84, 1664, 0, 0, 2);">
            <text:p>insert into game_score (id, matchid, squad, goals, points, time_type) values (335, 84, 1664, 0, 0, 2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336">
            <text:p>336</text:p>
          </table:table-cell>
          <table:table-cell table:style-name="ce3" table:formula="of:=[.B85]" office:value-type="float" office:value="84">
            <text:p>84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36, 84, 1664, 0, 0, 1);">
            <text:p>insert into game_score (id, matchid, squad, goals, points, time_type) values (336, 84, 1664, 0, 0, 1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37">
            <text:p>337</text:p>
          </table:table-cell>
          <table:table-cell table:style-name="ce4" table:formula="of:=[.B85]+1" office:value-type="float" office:value="85">
            <text:p>85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37, 85, 1664, 1, 1, 2);">
            <text:p>insert into game_score (id, matchid, squad, goals, points, time_type) values (337, 85, 1664, 1, 1, 2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38">
            <text:p>338</text:p>
          </table:table-cell>
          <table:table-cell table:style-name="ce4" table:formula="of:=[.B89]" office:value-type="float" office:value="85">
            <text:p>85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38, 85, 1664, null, 0, 1);">
            <text:p>insert into game_score (id, matchid, squad, goals, points, time_type) values (338, 85, 1664, null, 0, 1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39">
            <text:p>339</text:p>
          </table:table-cell>
          <table:table-cell table:style-name="ce4" table:formula="of:=[.B89]" office:value-type="float" office:value="85">
            <text:p>85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39, 85, 1264, 1, 1, 2);">
            <text:p>insert into game_score (id, matchid, squad, goals, points, time_type) values (339, 85, 1264, 1, 1, 2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340">
            <text:p>340</text:p>
          </table:table-cell>
          <table:table-cell table:style-name="ce4" table:formula="of:=[.B89]" office:value-type="float" office:value="85">
            <text:p>85</text:p>
          </table:table-cell>
          <table:table-cell table:style-name="Default" office:value-type="float" office:value="1264">
            <text:p>12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40, 85, 1264, null, 0, 1);">
            <text:p>insert into game_score (id, matchid, squad, goals, points, time_type) values (340, 85, 1264, null, 0, 1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341">
            <text:p>341</text:p>
          </table:table-cell>
          <table:table-cell table:style-name="ce3" table:formula="of:=[.B89]+1" office:value-type="float" office:value="86">
            <text:p>86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41, 86, 1758, 6, 2, 2);">
            <text:p>insert into game_score (id, matchid, squad, goals, points, time_type) values (341, 86, 1758, 6, 2, 2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342">
            <text:p>342</text:p>
          </table:table-cell>
          <table:table-cell table:style-name="ce3" table:formula="of:=[.B93]" office:value-type="float" office:value="86">
            <text:p>86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42, 86, 1758, null, 0, 1);">
            <text:p>insert into game_score (id, matchid, squad, goals, points, time_type) values (342, 86, 1758, null, 0, 1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343">
            <text:p>343</text:p>
          </table:table-cell>
          <table:table-cell table:style-name="ce3" table:formula="of:=[.B93]" office:value-type="float" office:value="86">
            <text:p>8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43, 86, 1264, 0, 0, 2);">
            <text:p>insert into game_score (id, matchid, squad, goals, points, time_type) values (343, 86, 1264, 0, 0, 2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344">
            <text:p>344</text:p>
          </table:table-cell>
          <table:table-cell table:style-name="ce3" table:formula="of:=[.B93]" office:value-type="float" office:value="86">
            <text:p>8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44, 86, 1264, 0, 0, 1);">
            <text:p>insert into game_score (id, matchid, squad, goals, points, time_type) values (344, 86, 1264, 0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98] &amp; &quot;, &quot; &amp; [.B98] &amp; &quot;, '&quot; &amp; [.C98] &amp; &quot;', &quot; &amp; [.D98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0'.A159]+1" office:value-type="float" office:value="13">
            <text:p>13</text:p>
          </table:table-cell>
          <table:table-cell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99] &amp; &quot;, &quot; &amp; [.B99] &amp; &quot;, '&quot; &amp; [.C99] &amp; &quot;', &quot; &amp; [.D99] &amp;  &quot;);&quot;" office:value-type="string" office:string-value="insert into group_stage (id, tournament, group_code, squad) values (13, 1991, 'A', 1876);">
            <text:p>insert into group_stage (id, tournament, group_code, squad) values (13, 1991, 'A', 1876);</text:p>
          </table:table-cell>
          <table:table-cell table:number-columns-repeated="1017"/>
        </table:table-row>
        <table:table-row table:style-name="ro2">
          <table:table-cell table:formula="of:=[.A99]+1" office:value-type="float" office:value="14">
            <text:p>14</text:p>
          </table:table-cell>
          <table:table-cell table:formula="of:=[.B99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592">
            <text:p>592</text:p>
          </table:table-cell>
          <table:table-cell table:number-columns-repeated="2"/>
          <table:table-cell table:formula="of:=&quot;insert into group_stage (id, tournament, group_code, squad) values (&quot; &amp; [.A100] &amp; &quot;, &quot; &amp; [.B100] &amp; &quot;, '&quot; &amp; [.C100] &amp; &quot;', &quot; &amp; [.D100] &amp;  &quot;);&quot;" office:value-type="string" office:string-value="insert into group_stage (id, tournament, group_code, squad) values (14, 1991, 'A', 592);">
            <text:p>insert into group_stage (id, tournament, group_code, squad) values (14, 1991, 'A', 592);</text:p>
          </table:table-cell>
          <table:table-cell table:number-columns-repeated="1017"/>
        </table:table-row>
        <table:table-row table:style-name="ro2">
          <table:table-cell table:formula="of:=[.A100]+1" office:value-type="float" office:value="15">
            <text:p>15</text:p>
          </table:table-cell>
          <table:table-cell table:formula="of:=[.B100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1345">
            <text:p>1345</text:p>
          </table:table-cell>
          <table:table-cell table:number-columns-repeated="2"/>
          <table:table-cell table:formula="of:=&quot;insert into group_stage (id, tournament, group_code, squad) values (&quot; &amp; [.A101] &amp; &quot;, &quot; &amp; [.B101] &amp; &quot;, '&quot; &amp; [.C101] &amp; &quot;', &quot; &amp; [.D101] &amp;  &quot;);&quot;" office:value-type="string" office:string-value="insert into group_stage (id, tournament, group_code, squad) values (15, 1991, 'A', 1345);">
            <text:p>insert into group_stage (id, tournament, group_code, squad) values (15, 1991, 'A', 1345);</text:p>
          </table:table-cell>
          <table:table-cell table:number-columns-repeated="1017"/>
        </table:table-row>
        <table:table-row table:style-name="ro2">
          <table:table-cell table:formula="of:=[.A101]+1" office:value-type="float" office:value="16">
            <text:p>16</text:p>
          </table:table-cell>
          <table:table-cell table:formula="of:=[.B101]" office:value-type="float" office:value="1991">
            <text:p>1991</text:p>
          </table:table-cell>
          <table:table-cell office:value-type="string">
            <text:p>A</text:p>
          </table:table-cell>
          <table:table-cell table:style-name="Default" office:value-type="float" office:value="53">
            <text:p>53</text:p>
          </table:table-cell>
          <table:table-cell table:number-columns-repeated="2"/>
          <table:table-cell table:formula="of:=&quot;insert into group_stage (id, tournament, group_code, squad) values (&quot; &amp; [.A102] &amp; &quot;, &quot; &amp; [.B102] &amp; &quot;, '&quot; &amp; [.C102] &amp; &quot;', &quot; &amp; [.D102] &amp;  &quot;);&quot;" office:value-type="string" office:string-value="insert into group_stage (id, tournament, group_code, squad) values (16, 1991, 'A', 53);">
            <text:p>insert into group_stage (id, tournament, group_code, squad) values (16, 1991, 'A', 53);</text:p>
          </table:table-cell>
          <table:table-cell table:number-columns-repeated="1017"/>
        </table:table-row>
        <table:table-row table:style-name="ro2">
          <table:table-cell table:formula="of:=[.A102]+1" office:value-type="float" office:value="17">
            <text:p>17</text:p>
          </table:table-cell>
          <table:table-cell table:formula="of:=[.B102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03] &amp; &quot;, &quot; &amp; [.B103] &amp; &quot;, '&quot; &amp; [.C103] &amp; &quot;', &quot; &amp; [.D103] &amp;  &quot;);&quot;" office:value-type="string" office:string-value="insert into group_stage (id, tournament, group_code, squad) values (17, 1991, 'B', 1868);">
            <text:p>insert into group_stage (id, tournament, group_code, squad) values (17, 1991, 'B', 1868);</text:p>
          </table:table-cell>
          <table:table-cell table:number-columns-repeated="1017"/>
        </table:table-row>
        <table:table-row table:style-name="ro2">
          <table:table-cell table:formula="of:=[.A103]+1" office:value-type="float" office:value="18">
            <text:p>18</text:p>
          </table:table-cell>
          <table:table-cell table:formula="of:=[.B103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809">
            <text:p>1809</text:p>
          </table:table-cell>
          <table:table-cell table:number-columns-repeated="2"/>
          <table:table-cell table:formula="of:=&quot;insert into group_stage (id, tournament, group_code, squad) values (&quot; &amp; [.A104] &amp; &quot;, &quot; &amp; [.B104] &amp; &quot;, '&quot; &amp; [.C104] &amp; &quot;', &quot; &amp; [.D104] &amp;  &quot;);&quot;" office:value-type="string" office:string-value="insert into group_stage (id, tournament, group_code, squad) values (18, 1991, 'B', 1809);">
            <text:p>insert into group_stage (id, tournament, group_code, squad) values (18, 1991, 'B', 1809);</text:p>
          </table:table-cell>
          <table:table-cell table:number-columns-repeated="1017"/>
        </table:table-row>
        <table:table-row table:style-name="ro2">
          <table:table-cell table:formula="of:=[.A104]+1" office:value-type="float" office:value="19">
            <text:p>19</text:p>
          </table:table-cell>
          <table:table-cell table:formula="of:=[.B104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group_stage (id, tournament, group_code, squad) values (&quot; &amp; [.A105] &amp; &quot;, &quot; &amp; [.B105] &amp; &quot;, '&quot; &amp; [.C105] &amp; &quot;', &quot; &amp; [.D105] &amp;  &quot;);&quot;" office:value-type="string" office:string-value="insert into group_stage (id, tournament, group_code, squad) values (19, 1991, 'B', 1758);">
            <text:p>insert into group_stage (id, tournament, group_code, squad) values (19, 1991, 'B', 1758);</text:p>
          </table:table-cell>
          <table:table-cell table:number-columns-repeated="1017"/>
        </table:table-row>
        <table:table-row table:style-name="ro2">
          <table:table-cell table:formula="of:=[.A105]+1" office:value-type="float" office:value="20">
            <text:p>20</text:p>
          </table:table-cell>
          <table:table-cell table:formula="of:=[.B105]" office:value-type="float" office:value="1991">
            <text:p>1991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06] &amp; &quot;, &quot; &amp; [.B106] &amp; &quot;, '&quot; &amp; [.C106] &amp; &quot;', &quot; &amp; [.D106] &amp;  &quot;);&quot;" office:value-type="string" office:string-value="insert into group_stage (id, tournament, group_code, squad) values (20, 1991, 'B', 596);">
            <text:p>insert into group_stage (id, tournament, group_code, squad) values (20, 1991, 'B', 59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08] &amp; &quot;, '&quot; &amp; [.B108] &amp; &quot;', &quot; &amp; [.C108] &amp; &quot;, &quot; &amp; [.D108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87">
            <text:p>87</text:p>
          </table:table-cell>
          <table:table-cell table:style-name="ce5" table:formula="of:=&quot;1991-05-24&quot;" office:value-type="string" office:string-value="1991-05-24">
            <text:p>1991-05-24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09] &amp; &quot;, '&quot; &amp; [.B109] &amp; &quot;', &quot; &amp; [.C109] &amp; &quot;, &quot; &amp; [.D109] &amp;  &quot;);&quot;" office:value-type="string" office:string-value="insert into game (matchid, matchdate, game_type, country) values (87, '1991-05-24', 2, 1876);">
            <text:p>insert into game (matchid, matchdate, game_type, country) values (87, '1991-05-24', 2, 1876);</text:p>
          </table:table-cell>
          <table:table-cell table:number-columns-repeated="1017"/>
        </table:table-row>
        <table:table-row table:style-name="ro2">
          <table:table-cell table:formula="of:=+[.A109]+1" office:value-type="float" office:value="88">
            <text:p>88</text:p>
          </table:table-cell>
          <table:table-cell table:style-name="ce5" table:formula="of:=&quot;1991-05-26&quot;" office:value-type="string" office:string-value="1991-05-26">
            <text:p>1991-05-26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10] &amp; &quot;, '&quot; &amp; [.B110] &amp; &quot;', &quot; &amp; [.C110] &amp; &quot;, &quot; &amp; [.D110] &amp;  &quot;);&quot;" office:value-type="string" office:string-value="insert into game (matchid, matchdate, game_type, country) values (88, '1991-05-26', 2, 1876);">
            <text:p>insert into game (matchid, matchdate, game_type, country) values (88, '1991-05-26', 2, 1876);</text:p>
          </table:table-cell>
          <table:table-cell table:number-columns-repeated="1017"/>
        </table:table-row>
        <table:table-row table:style-name="ro2">
          <table:table-cell table:formula="of:=+[.A110]+1" office:value-type="float" office:value="89">
            <text:p>89</text:p>
          </table:table-cell>
          <table:table-cell table:style-name="ce5" table:formula="of:=&quot;1991-05-28&quot;" office:value-type="string" office:string-value="1991-05-28">
            <text:p>1991-05-28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11] &amp; &quot;, '&quot; &amp; [.B111] &amp; &quot;', &quot; &amp; [.C111] &amp; &quot;, &quot; &amp; [.D111] &amp;  &quot;);&quot;" office:value-type="string" office:string-value="insert into game (matchid, matchdate, game_type, country) values (89, '1991-05-28', 2, 1876);">
            <text:p>insert into game (matchid, matchdate, game_type, country) values (89, '1991-05-28', 2, 1876);</text:p>
          </table:table-cell>
          <table:table-cell table:number-columns-repeated="1017"/>
        </table:table-row>
        <table:table-row table:style-name="ro2">
          <table:table-cell table:formula="of:=+[.A111]+1" office:value-type="float" office:value="90">
            <text:p>90</text:p>
          </table:table-cell>
          <table:table-cell table:style-name="ce5" table:formula="of:=&quot;1991-05-23&quot;" office:value-type="string" office:string-value="1991-05-23">
            <text:p>1991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12] &amp; &quot;, '&quot; &amp; [.B112] &amp; &quot;', &quot; &amp; [.C112] &amp; &quot;, &quot; &amp; [.D112] &amp;  &quot;);&quot;" office:value-type="string" office:string-value="insert into game (matchid, matchdate, game_type, country) values (90, '1991-05-23', 2, 1876);">
            <text:p>insert into game (matchid, matchdate, game_type, country) values (90, '1991-05-23', 2, 1876);</text:p>
          </table:table-cell>
          <table:table-cell table:number-columns-repeated="1017"/>
        </table:table-row>
        <table:table-row table:style-name="ro2">
          <table:table-cell table:formula="of:=+[.A112]+1" office:value-type="float" office:value="91">
            <text:p>91</text:p>
          </table:table-cell>
          <table:table-cell table:style-name="ce5" table:formula="of:=&quot;1991-05-23&quot;" office:value-type="string" office:string-value="1991-05-23">
            <text:p>1991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13] &amp; &quot;, '&quot; &amp; [.B113] &amp; &quot;', &quot; &amp; [.C113] &amp; &quot;, &quot; &amp; [.D113] &amp;  &quot;);&quot;" office:value-type="string" office:string-value="insert into game (matchid, matchdate, game_type, country) values (91, '1991-05-23', 2, 1876);">
            <text:p>insert into game (matchid, matchdate, game_type, country) values (91, '1991-05-23', 2, 1876);</text:p>
          </table:table-cell>
          <table:table-cell table:number-columns-repeated="1017"/>
        </table:table-row>
        <table:table-row table:style-name="ro2">
          <table:table-cell table:formula="of:=+[.A113]+1" office:value-type="float" office:value="92">
            <text:p>92</text:p>
          </table:table-cell>
          <table:table-cell table:style-name="ce5" table:formula="of:=&quot;1991-05-25&quot;" office:value-type="string" office:string-value="1991-05-25">
            <text:p>1991-05-25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14] &amp; &quot;, '&quot; &amp; [.B114] &amp; &quot;', &quot; &amp; [.C114] &amp; &quot;, &quot; &amp; [.D114] &amp;  &quot;);&quot;" office:value-type="string" office:string-value="insert into game (matchid, matchdate, game_type, country) values (92, '1991-05-25', 2, 1876);">
            <text:p>insert into game (matchid, matchdate, game_type, country) values (92, '1991-05-25', 2, 1876);</text:p>
          </table:table-cell>
          <table:table-cell table:number-columns-repeated="1017"/>
        </table:table-row>
        <table:table-row table:style-name="ro2">
          <table:table-cell table:formula="of:=+[.A114]+1" office:value-type="float" office:value="93">
            <text:p>93</text:p>
          </table:table-cell>
          <table:table-cell table:style-name="ce5" table:formula="of:=&quot;1991-05-25&quot;" office:value-type="string" office:string-value="1991-05-25">
            <text:p>1991-05-25</text:p>
          </table:table-cell>
          <table:table-cell table:formula="of:=+[.C109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15] &amp; &quot;, '&quot; &amp; [.B115] &amp; &quot;', &quot; &amp; [.C115] &amp; &quot;, &quot; &amp; [.D115] &amp;  &quot;);&quot;" office:value-type="string" office:string-value="insert into game (matchid, matchdate, game_type, country) values (93, '1991-05-25', 2, 1876);">
            <text:p>insert into game (matchid, matchdate, game_type, country) values (93, '1991-05-25', 2, 1876);</text:p>
          </table:table-cell>
          <table:table-cell table:number-columns-repeated="1017"/>
        </table:table-row>
        <table:table-row table:style-name="ro2">
          <table:table-cell table:formula="of:=+[.A115]+1" office:value-type="float" office:value="94">
            <text:p>94</text:p>
          </table:table-cell>
          <table:table-cell table:style-name="ce5" table:formula="of:=&quot;1991-05-27&quot;" office:value-type="string" office:string-value="1991-05-27">
            <text:p>1991-05-27</text:p>
          </table:table-cell>
          <table:table-cell table:formula="of:=+[.C115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16] &amp; &quot;, '&quot; &amp; [.B116] &amp; &quot;', &quot; &amp; [.C116] &amp; &quot;, &quot; &amp; [.D116] &amp;  &quot;);&quot;" office:value-type="string" office:string-value="insert into game (matchid, matchdate, game_type, country) values (94, '1991-05-27', 2, 1876);">
            <text:p>insert into game (matchid, matchdate, game_type, country) values (94, '1991-05-27', 2, 1876);</text:p>
          </table:table-cell>
          <table:table-cell table:number-columns-repeated="1017"/>
        </table:table-row>
        <table:table-row table:style-name="ro2">
          <table:table-cell table:formula="of:=+[.A116]+1" office:value-type="float" office:value="95">
            <text:p>95</text:p>
          </table:table-cell>
          <table:table-cell table:style-name="ce5" table:formula="of:=&quot;1991-05-27&quot;" office:value-type="string" office:string-value="1991-05-27">
            <text:p>1991-05-27</text:p>
          </table:table-cell>
          <table:table-cell table:formula="of:=+[.C116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17] &amp; &quot;, '&quot; &amp; [.B117] &amp; &quot;', &quot; &amp; [.C117] &amp; &quot;, &quot; &amp; [.D117] &amp;  &quot;);&quot;" office:value-type="string" office:string-value="insert into game (matchid, matchdate, game_type, country) values (95, '1991-05-27', 2, 1876);">
            <text:p>insert into game (matchid, matchdate, game_type, country) values (95, '1991-05-27', 2, 1876);</text:p>
          </table:table-cell>
          <table:table-cell table:number-columns-repeated="1017"/>
        </table:table-row>
        <table:table-row table:style-name="ro2">
          <table:table-cell table:formula="of:=+[.A117]+1" office:value-type="float" office:value="96">
            <text:p>96</text:p>
          </table:table-cell>
          <table:table-cell table:style-name="ce5" table:formula="of:=&quot;1991-05-30&quot;" office:value-type="string" office:string-value="1991-05-30">
            <text:p>1991-05-30</text:p>
          </table:table-cell>
          <table:table-cell table:formula="of:=+[.C117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18] &amp; &quot;, '&quot; &amp; [.B118] &amp; &quot;', &quot; &amp; [.C118] &amp; &quot;, &quot; &amp; [.D118] &amp;  &quot;);&quot;" office:value-type="string" office:string-value="insert into game (matchid, matchdate, game_type, country) values (96, '1991-05-30', 2, 1876);">
            <text:p>insert into game (matchid, matchdate, game_type, country) values (96, '1991-05-30', 2, 1876);</text:p>
          </table:table-cell>
          <table:table-cell table:number-columns-repeated="1017"/>
        </table:table-row>
        <table:table-row table:style-name="ro2">
          <table:table-cell table:formula="of:=+[.A118]+1" office:value-type="float" office:value="97">
            <text:p>97</text:p>
          </table:table-cell>
          <table:table-cell table:style-name="ce5" table:formula="of:=&quot;1991-05-30&quot;" office:value-type="string" office:string-value="1991-05-30">
            <text:p>1991-05-30</text:p>
          </table:table-cell>
          <table:table-cell table:formula="of:=+[.C118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19] &amp; &quot;, '&quot; &amp; [.B119] &amp; &quot;', &quot; &amp; [.C119] &amp; &quot;, &quot; &amp; [.D119] &amp;  &quot;);&quot;" office:value-type="string" office:string-value="insert into game (matchid, matchdate, game_type, country) values (97, '1991-05-30', 2, 1876);">
            <text:p>insert into game (matchid, matchdate, game_type, country) values (97, '1991-05-30', 2, 1876);</text:p>
          </table:table-cell>
          <table:table-cell table:number-columns-repeated="1017"/>
        </table:table-row>
        <table:table-row table:style-name="ro2">
          <table:table-cell table:formula="of:=+[.A119]+1" office:value-type="float" office:value="98">
            <text:p>98</text:p>
          </table:table-cell>
          <table:table-cell table:style-name="ce5" table:formula="of:=&quot;1991-06-02&quot;" office:value-type="string" office:string-value="1991-06-02">
            <text:p>1991-06-02</text:p>
          </table:table-cell>
          <table:table-cell office:value-type="float" office:value="5">
            <text:p>5</text:p>
          </table:table-cell>
          <table:table-cell office:value-type="float" office:value="1876">
            <text:p>187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20] &amp; &quot;, '&quot; &amp; [.B120] &amp; &quot;', &quot; &amp; [.C120] &amp; &quot;, &quot; &amp; [.D120] &amp;  &quot;);&quot;" office:value-type="string" office:string-value="insert into game (matchid, matchdate, game_type, country) values (98, '1991-06-02', 5, 1876);">
            <text:p>insert into game (matchid, matchdate, game_type, country) values (98, '1991-06-02', 5, 1876);</text:p>
          </table:table-cell>
          <table:table-cell table:number-columns-repeated="1017"/>
        </table:table-row>
        <table:table-row table:style-name="ro2">
          <table:table-cell table:formula="of:=+[.A120]+1" office:value-type="float" office:value="99">
            <text:p>99</text:p>
          </table:table-cell>
          <table:table-cell table:style-name="ce5" table:formula="of:=&quot;1991-06-02&quot;" office:value-type="string" office:string-value="1991-06-02">
            <text:p>1991-06-02</text:p>
          </table:table-cell>
          <table:table-cell office:value-type="float" office:value="6">
            <text:p>6</text:p>
          </table:table-cell>
          <table:table-cell office:value-type="float" office:value="1876">
            <text:p>187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21] &amp; &quot;, '&quot; &amp; [.B121] &amp; &quot;', &quot; &amp; [.C121] &amp; &quot;, &quot; &amp; [.D121] &amp;  &quot;);&quot;" office:value-type="string" office:string-value="insert into game (matchid, matchdate, game_type, country) values (99, '1991-06-02', 6, 1876);">
            <text:p>insert into game (matchid, matchdate, game_type, country) values (99, '1991-06-02', 6, 187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345">
            <text:p>345</text:p>
          </table:table-cell>
          <table:table-cell table:style-name="ce3" table:formula="of:=[.A109]" office:value-type="float" office:value="87">
            <text:p>8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345, 87, 1876, 6, 2, 2);">
            <text:p>insert into game_score (id, matchid, squad, goals, points, time_type) values (345, 87, 1876, 6, 2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346">
            <text:p>346</text:p>
          </table:table-cell>
          <table:table-cell table:style-name="ce3" table:formula="of:=[.B124]" office:value-type="float" office:value="87">
            <text:p>8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346, 87, 1876, 2, 0, 1);">
            <text:p>insert into game_score (id, matchid, squad, goals, points, time_type) values (346, 87, 1876, 2, 0, 1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347">
            <text:p>347</text:p>
          </table:table-cell>
          <table:table-cell table:style-name="ce3" table:formula="of:=[.B124]" office:value-type="float" office:value="87">
            <text:p>87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347, 87, 592, 0, 0, 2);">
            <text:p>insert into game_score (id, matchid, squad, goals, points, time_type) values (347, 87, 592, 0, 0, 2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348">
            <text:p>348</text:p>
          </table:table-cell>
          <table:table-cell table:style-name="ce3" table:formula="of:=[.B124]" office:value-type="float" office:value="87">
            <text:p>87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348, 87, 592, 0, 0, 1);">
            <text:p>insert into game_score (id, matchid, squad, goals, points, time_type) values (348, 87, 592, 0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349">
            <text:p>349</text:p>
          </table:table-cell>
          <table:table-cell table:style-name="ce4" table:formula="of:=[.B124]+1" office:value-type="float" office:value="88">
            <text:p>8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349, 88, 1876, 3, 2, 2);">
            <text:p>insert into game_score (id, matchid, squad, goals, points, time_type) values (349, 88, 1876, 3, 2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350">
            <text:p>350</text:p>
          </table:table-cell>
          <table:table-cell table:style-name="ce4" table:formula="of:=[.B128]" office:value-type="float" office:value="88">
            <text:p>8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350, 88, 1876, 1, 0, 1);">
            <text:p>insert into game_score (id, matchid, squad, goals, points, time_type) values (350, 88, 1876, 1, 0, 1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351">
            <text:p>351</text:p>
          </table:table-cell>
          <table:table-cell table:style-name="ce4" table:formula="of:=[.B128]" office:value-type="float" office:value="88">
            <text:p>88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351, 88, 1345, 2, 0, 2);">
            <text:p>insert into game_score (id, matchid, squad, goals, points, time_type) values (351, 88, 1345, 2, 0, 2);</text:p>
          </table:table-cell>
          <table:table-cell table:number-columns-repeated="1017"/>
        </table:table-row>
        <table:table-row table:style-name="ro2">
          <table:table-cell table:style-name="ce4" table:formula="of:=[.A130]+1" office:value-type="float" office:value="352">
            <text:p>352</text:p>
          </table:table-cell>
          <table:table-cell table:style-name="ce4" table:formula="of:=[.B128]" office:value-type="float" office:value="88">
            <text:p>88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352, 88, 1345, 1, 0, 1);">
            <text:p>insert into game_score (id, matchid, squad, goals, points, time_type) values (352, 88, 1345, 1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353">
            <text:p>353</text:p>
          </table:table-cell>
          <table:table-cell table:style-name="ce3" table:formula="of:=[.B128]+1" office:value-type="float" office:value="89">
            <text:p>89</text:p>
          </table:table-cell>
          <table:table-cell table:style-name="ce3" office:value-type="float" office:value="592">
            <text:p>592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353, 89, 592, 2, 2, 2);">
            <text:p>insert into game_score (id, matchid, squad, goals, points, time_type) values (353, 89, 592, 2, 2, 2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354">
            <text:p>354</text:p>
          </table:table-cell>
          <table:table-cell table:style-name="ce3" table:formula="of:=[.B132]" office:value-type="float" office:value="89">
            <text:p>89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354, 89, 592, 1, 0, 1);">
            <text:p>insert into game_score (id, matchid, squad, goals, points, time_type) values (354, 89, 592, 1, 0, 1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355">
            <text:p>355</text:p>
          </table:table-cell>
          <table:table-cell table:style-name="ce3" table:formula="of:=[.B132]" office:value-type="float" office:value="89">
            <text:p>89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355, 89, 1345, 1, 0, 2);">
            <text:p>insert into game_score (id, matchid, squad, goals, points, time_type) values (355, 89, 1345, 1, 0, 2);</text:p>
          </table:table-cell>
          <table:table-cell table:number-columns-repeated="1017"/>
        </table:table-row>
        <table:table-row table:style-name="ro2">
          <table:table-cell table:style-name="ce3" table:formula="of:=[.A134]+1" office:value-type="float" office:value="356">
            <text:p>356</text:p>
          </table:table-cell>
          <table:table-cell table:style-name="ce3" table:formula="of:=[.B132]" office:value-type="float" office:value="89">
            <text:p>89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356, 89, 1345, 1, 0, 1);">
            <text:p>insert into game_score (id, matchid, squad, goals, points, time_type) values (356, 89, 1345, 1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357">
            <text:p>357</text:p>
          </table:table-cell>
          <table:table-cell table:style-name="ce4" table:formula="of:=[.B132]+1" office:value-type="float" office:value="90">
            <text:p>9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357, 90, 1868, 7, 2, 2);">
            <text:p>insert into game_score (id, matchid, squad, goals, points, time_type) values (357, 90, 1868, 7, 2, 2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358">
            <text:p>358</text:p>
          </table:table-cell>
          <table:table-cell table:style-name="ce4" table:formula="of:=[.B136]" office:value-type="float" office:value="90">
            <text:p>9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358, 90, 1868, null, 0, 1);">
            <text:p>insert into game_score (id, matchid, squad, goals, points, time_type) values (358, 90, 1868, null, 0, 1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359">
            <text:p>359</text:p>
          </table:table-cell>
          <table:table-cell table:style-name="ce4" table:formula="of:=[.B136]" office:value-type="float" office:value="90">
            <text:p>9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359, 90, 1809, 0, 0, 2);">
            <text:p>insert into game_score (id, matchid, squad, goals, points, time_type) values (359, 90, 1809, 0, 0, 2);</text:p>
          </table:table-cell>
          <table:table-cell table:number-columns-repeated="1017"/>
        </table:table-row>
        <table:table-row table:style-name="ro2">
          <table:table-cell table:style-name="ce4" table:formula="of:=[.A138]+1" office:value-type="float" office:value="360">
            <text:p>360</text:p>
          </table:table-cell>
          <table:table-cell table:style-name="ce4" table:formula="of:=[.B136]" office:value-type="float" office:value="90">
            <text:p>9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360, 90, 1809, 0, 0, 1);">
            <text:p>insert into game_score (id, matchid, squad, goals, points, time_type) values (360, 90, 1809, 0, 0, 1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361">
            <text:p>361</text:p>
          </table:table-cell>
          <table:table-cell table:style-name="ce3" table:formula="of:=[.B136]+1" office:value-type="float" office:value="91">
            <text:p>91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361, 91, 1758, 0, 1, 2);">
            <text:p>insert into game_score (id, matchid, squad, goals, points, time_type) values (361, 91, 1758, 0, 1, 2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362">
            <text:p>362</text:p>
          </table:table-cell>
          <table:table-cell table:style-name="ce3" table:formula="of:=[.B140]" office:value-type="float" office:value="91">
            <text:p>91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362, 91, 1758, 0, 0, 1);">
            <text:p>insert into game_score (id, matchid, squad, goals, points, time_type) values (362, 91, 1758, 0, 0, 1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363">
            <text:p>363</text:p>
          </table:table-cell>
          <table:table-cell table:style-name="ce3" table:formula="of:=[.B140]" office:value-type="float" office:value="91">
            <text:p>91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363, 91, 596, 0, 1, 2);">
            <text:p>insert into game_score (id, matchid, squad, goals, points, time_type) values (363, 91, 596, 0, 1, 2);</text:p>
          </table:table-cell>
          <table:table-cell table:number-columns-repeated="1017"/>
        </table:table-row>
        <table:table-row table:style-name="ro2">
          <table:table-cell table:style-name="ce3" table:formula="of:=[.A142]+1" office:value-type="float" office:value="364">
            <text:p>364</text:p>
          </table:table-cell>
          <table:table-cell table:style-name="ce3" table:formula="of:=[.B140]" office:value-type="float" office:value="91">
            <text:p>91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364, 91, 596, 0, 0, 1);">
            <text:p>insert into game_score (id, matchid, squad, goals, points, time_type) values (364, 91, 596, 0, 0, 1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365">
            <text:p>365</text:p>
          </table:table-cell>
          <table:table-cell table:style-name="ce4" table:formula="of:=[.B140]+1" office:value-type="float" office:value="92">
            <text:p>9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365, 92, 1868, 1, 2, 2);">
            <text:p>insert into game_score (id, matchid, squad, goals, points, time_type) values (365, 92, 1868, 1, 2, 2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366">
            <text:p>366</text:p>
          </table:table-cell>
          <table:table-cell table:style-name="ce4" table:formula="of:=[.B144]" office:value-type="float" office:value="92">
            <text:p>9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366, 92, 1868, null, 0, 1);">
            <text:p>insert into game_score (id, matchid, squad, goals, points, time_type) values (366, 92, 1868, null, 0, 1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367">
            <text:p>367</text:p>
          </table:table-cell>
          <table:table-cell table:style-name="ce4" table:formula="of:=[.B144]" office:value-type="float" office:value="92">
            <text:p>92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367, 92, 596, 0, 0, 2);">
            <text:p>insert into game_score (id, matchid, squad, goals, points, time_type) values (367, 92, 596, 0, 0, 2);</text:p>
          </table:table-cell>
          <table:table-cell table:number-columns-repeated="1017"/>
        </table:table-row>
        <table:table-row table:style-name="ro2">
          <table:table-cell table:style-name="ce4" table:formula="of:=[.A146]+1" office:value-type="float" office:value="368">
            <text:p>368</text:p>
          </table:table-cell>
          <table:table-cell table:style-name="ce4" table:formula="of:=[.B144]" office:value-type="float" office:value="92">
            <text:p>92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368, 92, 596, 0, 0, 1);">
            <text:p>insert into game_score (id, matchid, squad, goals, points, time_type) values (368, 92, 596, 0, 0, 1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369">
            <text:p>369</text:p>
          </table:table-cell>
          <table:table-cell table:style-name="ce3" table:formula="of:=[.B144]+1" office:value-type="float" office:value="93">
            <text:p>93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369, 93, 1758, 0, 1, 2);">
            <text:p>insert into game_score (id, matchid, squad, goals, points, time_type) values (369, 93, 1758, 0, 1, 2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370">
            <text:p>370</text:p>
          </table:table-cell>
          <table:table-cell table:style-name="ce3" table:formula="of:=[.B148]" office:value-type="float" office:value="93">
            <text:p>93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370, 93, 1758, 0, 0, 1);">
            <text:p>insert into game_score (id, matchid, squad, goals, points, time_type) values (370, 93, 1758, 0, 0, 1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371">
            <text:p>371</text:p>
          </table:table-cell>
          <table:table-cell table:style-name="ce3" table:formula="of:=[.B148]" office:value-type="float" office:value="93">
            <text:p>93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371, 93, 1809, 0, 1, 2);">
            <text:p>insert into game_score (id, matchid, squad, goals, points, time_type) values (371, 93, 1809, 0, 1, 2);</text:p>
          </table:table-cell>
          <table:table-cell table:number-columns-repeated="1017"/>
        </table:table-row>
        <table:table-row table:style-name="ro2">
          <table:table-cell table:style-name="ce3" table:formula="of:=[.A150]+1" office:value-type="float" office:value="372">
            <text:p>372</text:p>
          </table:table-cell>
          <table:table-cell table:style-name="ce3" table:formula="of:=[.B148]" office:value-type="float" office:value="93">
            <text:p>93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372, 93, 1809, 0, 0, 1);">
            <text:p>insert into game_score (id, matchid, squad, goals, points, time_type) values (372, 93, 1809, 0, 0, 1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373">
            <text:p>373</text:p>
          </table:table-cell>
          <table:table-cell table:style-name="ce4" table:formula="of:=[.B148]+1" office:value-type="float" office:value="94">
            <text:p>9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373, 94, 1868, 1, 0, 2);">
            <text:p>insert into game_score (id, matchid, squad, goals, points, time_type) values (373, 94, 1868, 1, 0, 2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374">
            <text:p>374</text:p>
          </table:table-cell>
          <table:table-cell table:style-name="ce4" table:formula="of:=[.B152]" office:value-type="float" office:value="94">
            <text:p>9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374, 94, 1868, null, 0, 1);">
            <text:p>insert into game_score (id, matchid, squad, goals, points, time_type) values (374, 94, 1868, null, 0, 1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375">
            <text:p>375</text:p>
          </table:table-cell>
          <table:table-cell table:style-name="ce4" table:formula="of:=[.B152]" office:value-type="float" office:value="94">
            <text:p>94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375, 94, 1758, 2, 2, 2);">
            <text:p>insert into game_score (id, matchid, squad, goals, points, time_type) values (375, 94, 1758, 2, 2, 2);</text:p>
          </table:table-cell>
          <table:table-cell table:number-columns-repeated="1017"/>
        </table:table-row>
        <table:table-row table:style-name="ro2">
          <table:table-cell table:style-name="ce4" table:formula="of:=[.A154]+1" office:value-type="float" office:value="376">
            <text:p>376</text:p>
          </table:table-cell>
          <table:table-cell table:style-name="ce4" table:formula="of:=[.B152]" office:value-type="float" office:value="94">
            <text:p>94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376, 94, 1758, null, 0, 1);">
            <text:p>insert into game_score (id, matchid, squad, goals, points, time_type) values (376, 94, 1758, null, 0, 1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377">
            <text:p>377</text:p>
          </table:table-cell>
          <table:table-cell table:style-name="ce3" table:formula="of:=[.B152]+1" office:value-type="float" office:value="95">
            <text:p>95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377, 95, 596, 4, 2, 2);">
            <text:p>insert into game_score (id, matchid, squad, goals, points, time_type) values (377, 95, 596, 4, 2, 2);</text:p>
          </table:table-cell>
          <table:table-cell table:number-columns-repeated="1017"/>
        </table:table-row>
        <table:table-row table:style-name="ro2">
          <table:table-cell table:style-name="ce3" table:formula="of:=[.A156]+1" office:value-type="float" office:value="378">
            <text:p>378</text:p>
          </table:table-cell>
          <table:table-cell table:style-name="ce3" table:formula="of:=[.B156]" office:value-type="float" office:value="95">
            <text:p>95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378, 95, 596, 2, 0, 1);">
            <text:p>insert into game_score (id, matchid, squad, goals, points, time_type) values (378, 95, 596, 2, 0, 1);</text:p>
          </table:table-cell>
          <table:table-cell table:number-columns-repeated="1017"/>
        </table:table-row>
        <table:table-row table:style-name="ro2">
          <table:table-cell table:style-name="ce3" table:formula="of:=[.A157]+1" office:value-type="float" office:value="379">
            <text:p>379</text:p>
          </table:table-cell>
          <table:table-cell table:style-name="ce3" table:formula="of:=[.B156]" office:value-type="float" office:value="95">
            <text:p>95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379, 95, 1809, 1, 0, 2);">
            <text:p>insert into game_score (id, matchid, squad, goals, points, time_type) values (379, 95, 1809, 1, 0, 2);</text:p>
          </table:table-cell>
          <table:table-cell table:number-columns-repeated="1017"/>
        </table:table-row>
        <table:table-row table:style-name="ro2">
          <table:table-cell table:style-name="ce3" table:formula="of:=[.A158]+1" office:value-type="float" office:value="380">
            <text:p>380</text:p>
          </table:table-cell>
          <table:table-cell table:style-name="ce3" table:formula="of:=[.B156]" office:value-type="float" office:value="95">
            <text:p>95</text:p>
          </table:table-cell>
          <table:table-cell table:style-name="ce3" office:value-type="float" office:value="1809">
            <text:p>18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380, 95, 1809, 0, 0, 1);">
            <text:p>insert into game_score (id, matchid, squad, goals, points, time_type) values (380, 95, 1809, 0, 0, 1);</text:p>
          </table:table-cell>
          <table:table-cell table:number-columns-repeated="1017"/>
        </table:table-row>
        <table:table-row table:style-name="ro2">
          <table:table-cell table:style-name="ce4" table:formula="of:=[.A159]+1" office:value-type="float" office:value="381">
            <text:p>381</text:p>
          </table:table-cell>
          <table:table-cell table:style-name="ce4" table:formula="of:=[.B156]+1" office:value-type="float" office:value="96">
            <text:p>9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381, 96, 1868, 3, 2, 2);">
            <text:p>insert into game_score (id, matchid, squad, goals, points, time_type) values (381, 96, 1868, 3, 2, 2);</text:p>
          </table:table-cell>
          <table:table-cell table:number-columns-repeated="1017"/>
        </table:table-row>
        <table:table-row table:style-name="ro2">
          <table:table-cell table:style-name="ce4" table:formula="of:=[.A160]+1" office:value-type="float" office:value="382">
            <text:p>382</text:p>
          </table:table-cell>
          <table:table-cell table:style-name="ce4" table:formula="of:=[.B160]" office:value-type="float" office:value="96">
            <text:p>9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382, 96, 1868, 2, 0, 1);">
            <text:p>insert into game_score (id, matchid, squad, goals, points, time_type) values (382, 96, 1868, 2, 0, 1);</text:p>
          </table:table-cell>
          <table:table-cell table:number-columns-repeated="1017"/>
        </table:table-row>
        <table:table-row table:style-name="ro2">
          <table:table-cell table:style-name="ce4" table:formula="of:=[.A161]+1" office:value-type="float" office:value="383">
            <text:p>383</text:p>
          </table:table-cell>
          <table:table-cell table:style-name="ce4" table:formula="of:=[.B160]" office:value-type="float" office:value="96">
            <text:p>96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383, 96, 592, 1, 0, 2);">
            <text:p>insert into game_score (id, matchid, squad, goals, points, time_type) values (383, 96, 592, 1, 0, 2);</text:p>
          </table:table-cell>
          <table:table-cell table:number-columns-repeated="1017"/>
        </table:table-row>
        <table:table-row table:style-name="ro2">
          <table:table-cell table:style-name="ce4" table:formula="of:=[.A162]+1" office:value-type="float" office:value="384">
            <text:p>384</text:p>
          </table:table-cell>
          <table:table-cell table:style-name="ce4" table:formula="of:=[.B160]" office:value-type="float" office:value="96">
            <text:p>96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384, 96, 592, null, 0, 1);">
            <text:p>insert into game_score (id, matchid, squad, goals, points, time_type) values (384, 96, 592, null, 0, 1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385">
            <text:p>385</text:p>
          </table:table-cell>
          <table:table-cell table:style-name="ce3" table:formula="of:=[.B160]+1" office:value-type="float" office:value="97">
            <text:p>97</text:p>
          </table:table-cell>
          <table:table-cell table:style-name="ce3" office:value-type="float" office:value="1876">
            <text:p>187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385, 97, 1876, 2, 2, 2);">
            <text:p>insert into game_score (id, matchid, squad, goals, points, time_type) values (385, 97, 1876, 2, 2, 2);</text:p>
          </table:table-cell>
          <table:table-cell table:number-columns-repeated="1017"/>
        </table:table-row>
        <table:table-row table:style-name="ro2">
          <table:table-cell table:style-name="ce3" table:formula="of:=[.A164]+1" office:value-type="float" office:value="386">
            <text:p>386</text:p>
          </table:table-cell>
          <table:table-cell table:style-name="ce3" table:formula="of:=[.B164]" office:value-type="float" office:value="97">
            <text:p>9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386, 97, 1876, 1, 0, 1);">
            <text:p>insert into game_score (id, matchid, squad, goals, points, time_type) values (386, 97, 1876, 1, 0, 1);</text:p>
          </table:table-cell>
          <table:table-cell table:number-columns-repeated="1017"/>
        </table:table-row>
        <table:table-row table:style-name="ro2">
          <table:table-cell table:style-name="ce3" table:formula="of:=[.A165]+1" office:value-type="float" office:value="387">
            <text:p>387</text:p>
          </table:table-cell>
          <table:table-cell table:style-name="ce3" table:formula="of:=[.B164]" office:value-type="float" office:value="97">
            <text:p>97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387, 97, 1758, 0, 0, 2);">
            <text:p>insert into game_score (id, matchid, squad, goals, points, time_type) values (387, 97, 1758, 0, 0, 2);</text:p>
          </table:table-cell>
          <table:table-cell table:number-columns-repeated="1017"/>
        </table:table-row>
        <table:table-row table:style-name="ro2">
          <table:table-cell table:style-name="ce3" table:formula="of:=[.A166]+1" office:value-type="float" office:value="388">
            <text:p>388</text:p>
          </table:table-cell>
          <table:table-cell table:style-name="ce3" table:formula="of:=[.B164]" office:value-type="float" office:value="97">
            <text:p>97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388, 97, 1758, 0, 0, 1);">
            <text:p>insert into game_score (id, matchid, squad, goals, points, time_type) values (388, 97, 1758, 0, 0, 1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389">
            <text:p>389</text:p>
          </table:table-cell>
          <table:table-cell table:style-name="ce4" table:formula="of:=[.B164]+1" office:value-type="float" office:value="98">
            <text:p>98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389, 98, 1758, 4, 2, 2);">
            <text:p>insert into game_score (id, matchid, squad, goals, points, time_type) values (389, 98, 1758, 4, 2, 2);</text:p>
          </table:table-cell>
          <table:table-cell table:number-columns-repeated="1017"/>
        </table:table-row>
        <table:table-row table:style-name="ro2">
          <table:table-cell table:style-name="ce4" table:formula="of:=[.A168]+1" office:value-type="float" office:value="390">
            <text:p>390</text:p>
          </table:table-cell>
          <table:table-cell table:style-name="ce4" table:formula="of:=[.B168]" office:value-type="float" office:value="98">
            <text:p>98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390, 98, 1758, null, 0, 1);">
            <text:p>insert into game_score (id, matchid, squad, goals, points, time_type) values (390, 98, 1758, null, 0, 1);</text:p>
          </table:table-cell>
          <table:table-cell table:number-columns-repeated="1017"/>
        </table:table-row>
        <table:table-row table:style-name="ro2">
          <table:table-cell table:style-name="ce4" table:formula="of:=[.A169]+1" office:value-type="float" office:value="391">
            <text:p>391</text:p>
          </table:table-cell>
          <table:table-cell table:style-name="ce4" table:formula="of:=[.B168]" office:value-type="float" office:value="98">
            <text:p>98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391, 98, 592, 1, 0, 2);">
            <text:p>insert into game_score (id, matchid, squad, goals, points, time_type) values (391, 98, 592, 1, 0, 2);</text:p>
          </table:table-cell>
          <table:table-cell table:number-columns-repeated="1017"/>
        </table:table-row>
        <table:table-row table:style-name="ro2">
          <table:table-cell table:style-name="ce4" table:formula="of:=[.A170]+1" office:value-type="float" office:value="392">
            <text:p>392</text:p>
          </table:table-cell>
          <table:table-cell table:style-name="ce4" table:formula="of:=[.B168]" office:value-type="float" office:value="98">
            <text:p>98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392, 98, 592, null, 0, 1);">
            <text:p>insert into game_score (id, matchid, squad, goals, points, time_type) values (392, 98, 592, null, 0, 1);</text:p>
          </table:table-cell>
          <table:table-cell table:number-columns-repeated="1017"/>
        </table:table-row>
        <table:table-row table:style-name="ro2">
          <table:table-cell table:style-name="ce3" table:formula="of:=[.A171]+1" office:value-type="float" office:value="393">
            <text:p>393</text:p>
          </table:table-cell>
          <table:table-cell table:style-name="ce3" table:formula="of:=[.B168]+1" office:value-type="float" office:value="99">
            <text:p>99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393, 99, 1868, 0, 0, 2);">
            <text:p>insert into game_score (id, matchid, squad, goals, points, time_type) values (393, 99, 1868, 0, 0, 2);</text:p>
          </table:table-cell>
          <table:table-cell table:number-columns-repeated="1017"/>
        </table:table-row>
        <table:table-row table:style-name="ro2">
          <table:table-cell table:style-name="ce3" table:formula="of:=[.A172]+1" office:value-type="float" office:value="394">
            <text:p>394</text:p>
          </table:table-cell>
          <table:table-cell table:style-name="ce3" table:formula="of:=[.B172]" office:value-type="float" office:value="99">
            <text:p>99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394, 99, 1868, 0, 0, 1);">
            <text:p>insert into game_score (id, matchid, squad, goals, points, time_type) values (394, 99, 1868, 0, 0, 1);</text:p>
          </table:table-cell>
          <table:table-cell table:number-columns-repeated="1017"/>
        </table:table-row>
        <table:table-row table:style-name="ro2">
          <table:table-cell table:style-name="ce3" table:formula="of:=[.A173]+1" office:value-type="float" office:value="395">
            <text:p>395</text:p>
          </table:table-cell>
          <table:table-cell table:style-name="ce3" table:formula="of:=[.B172]" office:value-type="float" office:value="99">
            <text:p>99</text:p>
          </table:table-cell>
          <table:table-cell table:style-name="ce3" office:value-type="float" office:value="1876">
            <text:p>187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395, 99, 1876, 2, 2, 2);">
            <text:p>insert into game_score (id, matchid, squad, goals, points, time_type) values (395, 99, 1876, 2, 2, 2);</text:p>
          </table:table-cell>
          <table:table-cell table:number-columns-repeated="1017"/>
        </table:table-row>
        <table:table-row table:style-name="ro2">
          <table:table-cell table:style-name="ce3" table:formula="of:=[.A174]+1" office:value-type="float" office:value="396">
            <text:p>396</text:p>
          </table:table-cell>
          <table:table-cell table:style-name="ce3" table:formula="of:=[.B172]" office:value-type="float" office:value="99">
            <text:p>99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396, 99, 1876, 1, 0, 1);">
            <text:p>insert into game_score (id, matchid, squad, goals, points, time_type) values (396, 99, 1876, 1, 0, 1);</text:p>
          </table:table-cell>
          <table:table-cell table:number-columns-repeated="1017"/>
        </table:table-row>
        <table:table-row table:style-name="ro2" table:number-rows-repeated="4">
          <table:table-cell table:style-name="ce4" table:number-columns-repeated="2"/>
          <table:table-cell table:style-name="Default" table:number-columns-repeated="3"/>
          <table:table-cell table:style-name="ce4" table:number-columns-repeated="2"/>
          <table:table-cell table:number-columns-repeated="1017"/>
        </table:table-row>
        <table:table-row table:style-name="ro2" table:number-rows-repeated="10483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1'.A17]+1" office:value-type="float" office:value="48">
            <text:p>48</text:p>
          </table:table-cell>
          <table:table-cell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48, 1992, '1', );">
            <text:p>insert into qualifying_group_stage (id, tournament, group_code, squad) values (48, 1992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9">
            <text:p>49</text:p>
          </table:table-cell>
          <table:table-cell table:formula="of:=[.B2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49, 1992, '1', );">
            <text:p>insert into qualifying_group_stage (id, tournament, group_code, squad) values (49, 1992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50">
            <text:p>50</text:p>
          </table:table-cell>
          <table:table-cell table:formula="of:=[.B3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50, 1992, '1', );">
            <text:p>insert into qualifying_group_stage (id, tournament, group_code, squad) values (50, 1992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1">
            <text:p>51</text:p>
          </table:table-cell>
          <table:table-cell table:formula="of:=[.B4]" office:value-type="float" office:value="1992">
            <text:p>1992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51, 1992, '1', );">
            <text:p>insert into qualifying_group_stage (id, tournament, group_code, squad) values (51, 1992, '1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2">
            <text:p>52</text:p>
          </table:table-cell>
          <table:table-cell table:formula="of:=[.B5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52, 1992, '2', );">
            <text:p>insert into qualifying_group_stage (id, tournament, group_code, squad) values (52, 1992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53">
            <text:p>53</text:p>
          </table:table-cell>
          <table:table-cell table:formula="of:=[.B6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53, 1992, '2', );">
            <text:p>insert into qualifying_group_stage (id, tournament, group_code, squad) values (53, 1992, '2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54">
            <text:p>54</text:p>
          </table:table-cell>
          <table:table-cell table:formula="of:=[.B7]" office:value-type="float" office:value="1992">
            <text:p>1992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54, 1992, '3', );">
            <text:p>insert into qualifying_group_stage (id, tournament, group_code, squad) values (54, 1992, '3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55">
            <text:p>55</text:p>
          </table:table-cell>
          <table:table-cell table:formula="of:=[.B8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55, 1992, '3', );">
            <text:p>insert into qualifying_group_stage (id, tournament, group_code, squad) values (55, 1992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56">
            <text:p>56</text:p>
          </table:table-cell>
          <table:table-cell table:formula="of:=[.B9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56, 1992, '3', );">
            <text:p>insert into qualifying_group_stage (id, tournament, group_code, squad) values (56, 1992, '3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57">
            <text:p>57</text:p>
          </table:table-cell>
          <table:table-cell table:formula="of:=[.B10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57, 1992, '3', );">
            <text:p>insert into qualifying_group_stage (id, tournament, group_code, squad) values (57, 1992, '3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58">
            <text:p>58</text:p>
          </table:table-cell>
          <table:table-cell table:formula="of:=[.B11]" office:value-type="float" office:value="1992">
            <text:p>1992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58, 1992, '4', );">
            <text:p>insert into qualifying_group_stage (id, tournament, group_code, squad) values (58, 1992, '4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59">
            <text:p>59</text:p>
          </table:table-cell>
          <table:table-cell table:formula="of:=[.B12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59, 1992, '4', );">
            <text:p>insert into qualifying_group_stage (id, tournament, group_code, squad) values (59, 1992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60">
            <text:p>60</text:p>
          </table:table-cell>
          <table:table-cell table:formula="of:=[.B13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60, 1992, '4', );">
            <text:p>insert into qualifying_group_stage (id, tournament, group_code, squad) values (60, 1992, '4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61">
            <text:p>61</text:p>
          </table:table-cell>
          <table:table-cell table:formula="of:=[.B14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61, 1992, '4', );">
            <text:p>insert into qualifying_group_stage (id, tournament, group_code, squad) values (61, 1992, '4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62">
            <text:p>62</text:p>
          </table:table-cell>
          <table:table-cell table:formula="of:=[.B15]" office:value-type="float" office:value="1992">
            <text:p>1992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62, 1992, '4', );">
            <text:p>insert into qualifying_group_stage (id, tournament, group_code, squad) values (62, 1992, '4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63">
            <text:p>63</text:p>
          </table:table-cell>
          <table:table-cell table:formula="of:=[.B16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63, 1992, '5', );">
            <text:p>insert into qualifying_group_stage (id, tournament, group_code, squad) values (63, 1992, '5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64">
            <text:p>64</text:p>
          </table:table-cell>
          <table:table-cell table:formula="of:=[.B17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64, 1992, '5', );">
            <text:p>insert into qualifying_group_stage (id, tournament, group_code, squad) values (64, 1992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65">
            <text:p>65</text:p>
          </table:table-cell>
          <table:table-cell table:formula="of:=[.B18]" office:value-type="float" office:value="1992">
            <text:p>1992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65, 1992, '5', );">
            <text:p>insert into qualifying_group_stage (id, tournament, group_code, squad) values (65, 1992, '5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66">
            <text:p>66</text:p>
          </table:table-cell>
          <table:table-cell table:formula="of:=[.B19]" office:value-type="float" office:value="1992">
            <text:p>1992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66, 1992, '6', );">
            <text:p>insert into qualifying_group_stage (id, tournament, group_code, squad) values (66, 1992, '6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67">
            <text:p>67</text:p>
          </table:table-cell>
          <table:table-cell table:formula="of:=[.B20]" office:value-type="float" office:value="1992">
            <text:p>1992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67, 1992, '6', );">
            <text:p>insert into qualifying_group_stage (id, tournament, group_code, squad) values (67, 1992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1'.A121]+1" office:value-type="float" office:value="100">
            <text:p>10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00, '1992-??-??', 1, 1246);">
            <text:p>insert into game (matchid, matchdate, game_type, country) values (100, '1992-??-??', 1, 124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01">
            <text:p>10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4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01, '1992-??-??', 1, 1246);">
            <text:p>insert into game (matchid, matchdate, game_type, country) values (101, '1992-??-??', 1, 124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02">
            <text:p>10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5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02, '1992-??-??', 1, 1246);">
            <text:p>insert into game (matchid, matchdate, game_type, country) values (102, '1992-??-??', 1, 124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03">
            <text:p>10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6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03, '1992-??-??', 1, 1246);">
            <text:p>insert into game (matchid, matchdate, game_type, country) values (103, '1992-??-??', 1, 1246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04">
            <text:p>10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7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04, '1992-??-??', 1, 1246);">
            <text:p>insert into game (matchid, matchdate, game_type, country) values (104, '1992-??-??', 1, 1246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05">
            <text:p>10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8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05, '1992-??-??', 1, 1246);">
            <text:p>insert into game (matchid, matchdate, game_type, country) values (105, '1992-??-??', 1, 1246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06">
            <text:p>106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29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06, '1992-??-??', 1, 1721);">
            <text:p>insert into game (matchid, matchdate, game_type, country) values (106, '1992-??-??', 1, 1721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07">
            <text:p>107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0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07, '1992-??-??', 1, 1721);">
            <text:p>insert into game (matchid, matchdate, game_type, country) values (107, '1992-??-??', 1, 1721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08">
            <text:p>108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1]"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08, '1992-??-??', 1, 1721);">
            <text:p>insert into game (matchid, matchdate, game_type, country) values (108, '1992-??-??', 1, 1721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09">
            <text:p>109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2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09, '1992-??-??', 1, 597);">
            <text:p>insert into game (matchid, matchdate, game_type, country) values (109, '1992-??-??', 1, 597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10">
            <text:p>11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3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10, '1992-??-??', 1, 597);">
            <text:p>insert into game (matchid, matchdate, game_type, country) values (110, '1992-??-??', 1, 597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11">
            <text:p>11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4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11, '1992-??-??', 1, 597);">
            <text:p>insert into game (matchid, matchdate, game_type, country) values (111, '1992-??-??', 1, 597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12">
            <text:p>11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5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12, '1992-??-??', 1, 597);">
            <text:p>insert into game (matchid, matchdate, game_type, country) values (112, '1992-??-??', 1, 597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13">
            <text:p>11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6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13, '1992-??-??', 1, 597);">
            <text:p>insert into game (matchid, matchdate, game_type, country) values (113, '1992-??-??', 1, 597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114">
            <text:p>11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7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14, '1992-??-??', 1, 597);">
            <text:p>insert into game (matchid, matchdate, game_type, country) values (114, '1992-??-??', 1, 597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115">
            <text:p>11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8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15, '1992-??-??', 1, 1869);">
            <text:p>insert into game (matchid, matchdate, game_type, country) values (115, '1992-??-??', 1, 1869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116">
            <text:p>116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3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16, '1992-??-??', 1, 1869);">
            <text:p>insert into game (matchid, matchdate, game_type, country) values (116, '1992-??-??', 1, 1869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117">
            <text:p>117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0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117, '1992-??-??', 1, 1869);">
            <text:p>insert into game (matchid, matchdate, game_type, country) values (117, '1992-??-??', 1, 1869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118">
            <text:p>118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1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118, '1992-??-??', 1, 1869);">
            <text:p>insert into game (matchid, matchdate, game_type, country) values (118, '1992-??-??', 1, 1869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119">
            <text:p>119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2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119, '1992-??-??', 1, 1869);">
            <text:p>insert into game (matchid, matchdate, game_type, country) values (119, '1992-??-??', 1, 1869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120">
            <text:p>120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120, '1992-??-??', 1, 1869);">
            <text:p>insert into game (matchid, matchdate, game_type, country) values (120, '1992-??-??', 1, 1869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121">
            <text:p>121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4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121, '1992-??-??', 1, 1758);">
            <text:p>insert into game (matchid, matchdate, game_type, country) values (121, '1992-??-??', 1, 1758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122">
            <text:p>122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5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3">
            <text:p>23</text:p>
          </table:table-cell>
          <table:table-cell/>
          <table:table-cell table:formula="of:=&quot;insert into game (matchid, matchdate, game_type, country) values (&quot; &amp; [.A46] &amp; &quot;, '&quot; &amp; [.B46] &amp; &quot;', &quot; &amp; [.C46] &amp; &quot;, &quot; &amp; [.D46] &amp;  &quot;);&quot;" office:value-type="string" office:string-value="insert into game (matchid, matchdate, game_type, country) values (122, '1992-??-??', 1, 1758);">
            <text:p>insert into game (matchid, matchdate, game_type, country) values (122, '1992-??-??', 1, 1758);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123">
            <text:p>123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6]" office:value-type="float" office:value="1">
            <text:p>1</text:p>
          </table:table-cell>
          <table:table-cell office:value-type="float" office:value="1758">
            <text:p>1758</text:p>
          </table:table-cell>
          <table:table-cell office:value-type="float" office:value="24">
            <text:p>24</text:p>
          </table:table-cell>
          <table:table-cell/>
          <table:table-cell table:formula="of:=&quot;insert into game (matchid, matchdate, game_type, country) values (&quot; &amp; [.A47] &amp; &quot;, '&quot; &amp; [.B47] &amp; &quot;', &quot; &amp; [.C47] &amp; &quot;, &quot; &amp; [.D47] &amp;  &quot;);&quot;" office:value-type="string" office:string-value="insert into game (matchid, matchdate, game_type, country) values (123, '1992-??-??', 1, 1758);">
            <text:p>insert into game (matchid, matchdate, game_type, country) values (123, '1992-??-??', 1, 1758);</text:p>
          </table:table-cell>
          <table:table-cell table:number-columns-repeated="1017"/>
        </table:table-row>
        <table:table-row table:style-name="ro2">
          <table:table-cell table:formula="of:=[.A47]+1" office:value-type="float" office:value="124">
            <text:p>124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7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25">
            <text:p>25</text:p>
          </table:table-cell>
          <table:table-cell/>
          <table:table-cell table:formula="of:=&quot;insert into game (matchid, matchdate, game_type, country) values (&quot; &amp; [.A48] &amp; &quot;, '&quot; &amp; [.B48] &amp; &quot;', &quot; &amp; [.C48] &amp; &quot;, &quot; &amp; [.D48] &amp;  &quot;);&quot;" office:value-type="string" office:string-value="insert into game (matchid, matchdate, game_type, country) values (124, '1992-??-??', 1, 1264);">
            <text:p>insert into game (matchid, matchdate, game_type, country) values (124, '1992-??-??', 1, 1264);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125">
            <text:p>125</text:p>
          </table:table-cell>
          <table:table-cell table:style-name="ce5" table:formula="of:=&quot;1992-??-??&quot;" office:value-type="string" office:string-value="1992-??-??">
            <text:p>1992-??-??</text:p>
          </table:table-cell>
          <table:table-cell table:formula="of:=+[.C48]"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/>
          <table:table-cell table:formula="of:=&quot;insert into game (matchid, matchdate, game_type, country) values (&quot; &amp; [.A49] &amp; &quot;, '&quot; &amp; [.B49] &amp; &quot;', &quot; &amp; [.C49] &amp; &quot;, &quot; &amp; [.D49] &amp;  &quot;);&quot;" office:value-type="string" office:string-value="insert into game (matchid, matchdate, game_type, country) values (125, '1992-??-??', 1, 52);">
            <text:p>insert into game (matchid, matchdate, game_type, country) values (125, '1992-??-??', 1, 52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1'.A175]+1" office:value-type="float" office:value="397">
            <text:p>397</text:p>
          </table:table-cell>
          <table:table-cell table:style-name="ce3" table:formula="of:=[.A24]" office:value-type="float" office:value="100">
            <text:p>100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97, 100, 1246, 1, 1, 2);">
            <text:p>insert into game_score (id, matchid, squad, goals, points, time_type) values (397, 100, 1246, 1, 1, 2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398">
            <text:p>398</text:p>
          </table:table-cell>
          <table:table-cell table:style-name="ce3" table:formula="of:=[.B52]" office:value-type="float" office:value="100">
            <text:p>100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98, 100, 1246, null, 0, 1);">
            <text:p>insert into game_score (id, matchid, squad, goals, points, time_type) values (398, 100, 1246, null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399">
            <text:p>399</text:p>
          </table:table-cell>
          <table:table-cell table:style-name="ce3" table:formula="of:=[.B52]" office:value-type="float" office:value="100">
            <text:p>100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99, 100, 1473, 1, 1, 2);">
            <text:p>insert into game_score (id, matchid, squad, goals, points, time_type) values (399, 100, 1473, 1, 1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00">
            <text:p>400</text:p>
          </table:table-cell>
          <table:table-cell table:style-name="ce3" table:formula="of:=[.B53]" office:value-type="float" office:value="100">
            <text:p>100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00, 100, 1473, null, 0, 1);">
            <text:p>insert into game_score (id, matchid, squad, goals, points, time_type) values (400, 100, 1473, null, 0, 1);</text:p>
          </table:table-cell>
          <table:table-cell table:number-columns-repeated="1017"/>
        </table:table-row>
        <table:table-row table:style-name="ro2">
          <table:table-cell table:style-name="ce4" table:formula="of:=[.A55]+1" office:value-type="float" office:value="401">
            <text:p>401</text:p>
          </table:table-cell>
          <table:table-cell table:style-name="ce4" table:formula="of:=[.B52]+1" office:value-type="float" office:value="101">
            <text:p>101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01, 101, 1784, 2, 1, 2);">
            <text:p>insert into game_score (id, matchid, squad, goals, points, time_type) values (401, 101, 1784, 2, 1, 2);</text:p>
          </table:table-cell>
          <table:table-cell table:number-columns-repeated="1017"/>
        </table:table-row>
        <table:table-row table:style-name="ro2">
          <table:table-cell table:style-name="ce4" table:formula="of:=[.A56]+1" office:value-type="float" office:value="402">
            <text:p>402</text:p>
          </table:table-cell>
          <table:table-cell table:style-name="ce4" table:formula="of:=[.B56]" office:value-type="float" office:value="101">
            <text:p>101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02, 101, 1784, null, 0, 1);">
            <text:p>insert into game_score (id, matchid, squad, goals, points, time_type) values (402, 101, 1784, null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03">
            <text:p>403</text:p>
          </table:table-cell>
          <table:table-cell table:style-name="ce4" table:formula="of:=[.B56]" office:value-type="float" office:value="101">
            <text:p>101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03, 101, 599, 2, 1, 2);">
            <text:p>insert into game_score (id, matchid, squad, goals, points, time_type) values (403, 101, 599, 2, 1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404">
            <text:p>404</text:p>
          </table:table-cell>
          <table:table-cell table:style-name="ce4" table:formula="of:=[.B56]" office:value-type="float" office:value="101">
            <text:p>101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04, 101, 599, null, 0, 1);">
            <text:p>insert into game_score (id, matchid, squad, goals, points, time_type) values (404, 101, 599, null, 0, 1);</text:p>
          </table:table-cell>
          <table:table-cell table:number-columns-repeated="1017"/>
        </table:table-row>
        <table:table-row table:style-name="ro2">
          <table:table-cell table:style-name="ce3" table:formula="of:=[.A59]+1" office:value-type="float" office:value="405">
            <text:p>405</text:p>
          </table:table-cell>
          <table:table-cell table:style-name="ce3" table:formula="of:=[.B56]+1" office:value-type="float" office:value="102">
            <text:p>102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05, 102, 1246, 1, 2, 2);">
            <text:p>insert into game_score (id, matchid, squad, goals, points, time_type) values (405, 102, 1246, 1, 2, 2);</text:p>
          </table:table-cell>
          <table:table-cell table:number-columns-repeated="1017"/>
        </table:table-row>
        <table:table-row table:style-name="ro2">
          <table:table-cell table:style-name="ce3" table:formula="of:=[.A60]+1" office:value-type="float" office:value="406">
            <text:p>406</text:p>
          </table:table-cell>
          <table:table-cell table:style-name="ce3" table:formula="of:=[.B60]" office:value-type="float" office:value="102">
            <text:p>102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06, 102, 1246, null, 0, 1);">
            <text:p>insert into game_score (id, matchid, squad, goals, points, time_type) values (406, 102, 1246, null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407">
            <text:p>407</text:p>
          </table:table-cell>
          <table:table-cell table:style-name="ce3" table:formula="of:=[.B60]" office:value-type="float" office:value="102">
            <text:p>102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07, 102, 599, 0, 0, 2);">
            <text:p>insert into game_score (id, matchid, squad, goals, points, time_type) values (407, 102, 599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408">
            <text:p>408</text:p>
          </table:table-cell>
          <table:table-cell table:style-name="ce3" table:formula="of:=[.B60]" office:value-type="float" office:value="102">
            <text:p>102</text:p>
          </table:table-cell>
          <table:table-cell table:style-name="ce3" office:value-type="float" office:value="599">
            <text:p>59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08, 102, 599, 0, 0, 1);">
            <text:p>insert into game_score (id, matchid, squad, goals, points, time_type) values (408, 102, 599, 0, 0, 1);</text:p>
          </table:table-cell>
          <table:table-cell table:number-columns-repeated="1017"/>
        </table:table-row>
        <table:table-row table:style-name="ro2">
          <table:table-cell table:style-name="ce4" table:formula="of:=[.A63]+1" office:value-type="float" office:value="409">
            <text:p>409</text:p>
          </table:table-cell>
          <table:table-cell table:style-name="ce4" table:formula="of:=[.B60]+1" office:value-type="float" office:value="103">
            <text:p>103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09, 103, 1784, 0, 1, 2);">
            <text:p>insert into game_score (id, matchid, squad, goals, points, time_type) values (409, 103, 1784, 0, 1, 2);</text:p>
          </table:table-cell>
          <table:table-cell table:number-columns-repeated="1017"/>
        </table:table-row>
        <table:table-row table:style-name="ro2">
          <table:table-cell table:style-name="ce4" table:formula="of:=[.A64]+1" office:value-type="float" office:value="410">
            <text:p>410</text:p>
          </table:table-cell>
          <table:table-cell table:style-name="ce4" table:formula="of:=[.B64]" office:value-type="float" office:value="103">
            <text:p>103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10, 103, 1784, 0, 0, 1);">
            <text:p>insert into game_score (id, matchid, squad, goals, points, time_type) values (410, 103, 1784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411">
            <text:p>411</text:p>
          </table:table-cell>
          <table:table-cell table:style-name="ce4" table:formula="of:=[.B64]" office:value-type="float" office:value="103">
            <text:p>10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11, 103, 1473, 0, 1, 2);">
            <text:p>insert into game_score (id, matchid, squad, goals, points, time_type) values (411, 103, 1473, 0, 1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412">
            <text:p>412</text:p>
          </table:table-cell>
          <table:table-cell table:style-name="ce4" table:formula="of:=[.B64]" office:value-type="float" office:value="103">
            <text:p>103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12, 103, 1473, null, 0, 1);">
            <text:p>insert into game_score (id, matchid, squad, goals, points, time_type) values (412, 103, 1473, null, 0, 1);</text:p>
          </table:table-cell>
          <table:table-cell table:number-columns-repeated="1017"/>
        </table:table-row>
        <table:table-row table:style-name="ro2">
          <table:table-cell table:style-name="ce3" table:formula="of:=[.A67]+1" office:value-type="float" office:value="413">
            <text:p>413</text:p>
          </table:table-cell>
          <table:table-cell table:style-name="ce3" table:formula="of:=[.B64]+1" office:value-type="float" office:value="104">
            <text:p>104</text:p>
          </table:table-cell>
          <table:table-cell table:style-name="ce3" office:value-type="float" office:value="1246">
            <text:p>124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13, 104, 1246, 2, 0, 2);">
            <text:p>insert into game_score (id, matchid, squad, goals, points, time_type) values (413, 104, 1246, 2, 0, 2);</text:p>
          </table:table-cell>
          <table:table-cell table:number-columns-repeated="1017"/>
        </table:table-row>
        <table:table-row table:style-name="ro2">
          <table:table-cell table:style-name="ce3" table:formula="of:=[.A68]+1" office:value-type="float" office:value="414">
            <text:p>414</text:p>
          </table:table-cell>
          <table:table-cell table:style-name="ce3" table:formula="of:=[.B68]" office:value-type="float" office:value="104">
            <text:p>104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14, 104, 1246, null, 0, 1);">
            <text:p>insert into game_score (id, matchid, squad, goals, points, time_type) values (414, 104, 1246, null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415">
            <text:p>415</text:p>
          </table:table-cell>
          <table:table-cell table:style-name="ce3" table:formula="of:=[.B68]" office:value-type="float" office:value="104">
            <text:p>104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15, 104, 1784, 3, 2, 2);">
            <text:p>insert into game_score (id, matchid, squad, goals, points, time_type) values (415, 104, 1784, 3, 2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416">
            <text:p>416</text:p>
          </table:table-cell>
          <table:table-cell table:style-name="ce3" table:formula="of:=[.B68]" office:value-type="float" office:value="104">
            <text:p>104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16, 104, 1784, null, 0, 1);">
            <text:p>insert into game_score (id, matchid, squad, goals, points, time_type) values (416, 104, 1784, null, 0, 1);</text:p>
          </table:table-cell>
          <table:table-cell table:number-columns-repeated="1017"/>
        </table:table-row>
        <table:table-row table:style-name="ro2">
          <table:table-cell table:style-name="ce4" table:formula="of:=[.A71]+1" office:value-type="float" office:value="417">
            <text:p>417</text:p>
          </table:table-cell>
          <table:table-cell table:style-name="ce4" table:formula="of:=[.B68]+1" office:value-type="float" office:value="105">
            <text:p>10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17, 105, 1473, 0, 0, 2);">
            <text:p>insert into game_score (id, matchid, squad, goals, points, time_type) values (417, 105, 1473, 0, 0, 2);</text:p>
          </table:table-cell>
          <table:table-cell table:number-columns-repeated="1017"/>
        </table:table-row>
        <table:table-row table:style-name="ro2">
          <table:table-cell table:style-name="ce4" table:formula="of:=[.A72]+1" office:value-type="float" office:value="418">
            <text:p>418</text:p>
          </table:table-cell>
          <table:table-cell table:style-name="ce4" table:formula="of:=[.B72]" office:value-type="float" office:value="105">
            <text:p>105</text:p>
          </table:table-cell>
          <table:table-cell table:style-name="Default" office:value-type="float" office:value="1473">
            <text:p>147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18, 105, 1473, 0, 0, 1);">
            <text:p>insert into game_score (id, matchid, squad, goals, points, time_type) values (418, 105, 1473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419">
            <text:p>419</text:p>
          </table:table-cell>
          <table:table-cell table:style-name="ce4" table:formula="of:=[.B72]" office:value-type="float" office:value="105">
            <text:p>105</text:p>
          </table:table-cell>
          <table:table-cell table:style-name="Default" office:value-type="float" office:value="599">
            <text:p>59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19, 105, 599, 1, 2, 2);">
            <text:p>insert into game_score (id, matchid, squad, goals, points, time_type) values (419, 105, 599, 1, 2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420">
            <text:p>420</text:p>
          </table:table-cell>
          <table:table-cell table:style-name="ce4" table:formula="of:=[.B72]" office:value-type="float" office:value="105">
            <text:p>105</text:p>
          </table:table-cell>
          <table:table-cell table:style-name="Default" office:value-type="float" office:value="599">
            <text:p>59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20, 105, 599, null, 0, 1);">
            <text:p>insert into game_score (id, matchid, squad, goals, points, time_type) values (420, 105, 599, null, 0, 1);</text:p>
          </table:table-cell>
          <table:table-cell table:number-columns-repeated="1017"/>
        </table:table-row>
        <table:table-row table:style-name="ro2">
          <table:table-cell table:style-name="ce3" table:formula="of:=[.A75]+1" office:value-type="float" office:value="421">
            <text:p>421</text:p>
          </table:table-cell>
          <table:table-cell table:style-name="ce3" table:formula="of:=[.B72]+1" office:value-type="float" office:value="106">
            <text:p>106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21, 106, 596, 7, 2, 2);">
            <text:p>insert into game_score (id, matchid, squad, goals, points, time_type) values (421, 106, 596, 7, 2, 2);</text:p>
          </table:table-cell>
          <table:table-cell table:number-columns-repeated="1017"/>
        </table:table-row>
        <table:table-row table:style-name="ro2">
          <table:table-cell table:style-name="ce3" table:formula="of:=[.A76]+1" office:value-type="float" office:value="422">
            <text:p>422</text:p>
          </table:table-cell>
          <table:table-cell table:style-name="ce3" table:formula="of:=[.B76]" office:value-type="float" office:value="106">
            <text:p>106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22, 106, 596, null, 0, 1);">
            <text:p>insert into game_score (id, matchid, squad, goals, points, time_type) values (422, 106, 596, null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423">
            <text:p>423</text:p>
          </table:table-cell>
          <table:table-cell table:style-name="ce3" table:formula="of:=[.B76]" office:value-type="float" office:value="106">
            <text:p>106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23, 106, 1345, 0, 0, 2);">
            <text:p>insert into game_score (id, matchid, squad, goals, points, time_type) values (423, 106, 1345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424">
            <text:p>424</text:p>
          </table:table-cell>
          <table:table-cell table:style-name="ce3" table:formula="of:=[.B76]" office:value-type="float" office:value="106">
            <text:p>106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24, 106, 1345, 0, 0, 1);">
            <text:p>insert into game_score (id, matchid, squad, goals, points, time_type) values (424, 106, 1345, 0, 0, 1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425">
            <text:p>425</text:p>
          </table:table-cell>
          <table:table-cell table:style-name="ce4" table:formula="of:=[.B76]+1" office:value-type="float" office:value="107">
            <text:p>107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25, 107, 1721, 4, 2, 2);">
            <text:p>insert into game_score (id, matchid, squad, goals, points, time_type) values (425, 107, 1721, 4, 2, 2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426">
            <text:p>426</text:p>
          </table:table-cell>
          <table:table-cell table:style-name="ce4" table:formula="of:=[.B80]" office:value-type="float" office:value="107">
            <text:p>107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26, 107, 1721, null, 0, 1);">
            <text:p>insert into game_score (id, matchid, squad, goals, points, time_type) values (426, 107, 1721, null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427">
            <text:p>427</text:p>
          </table:table-cell>
          <table:table-cell table:style-name="ce4" table:formula="of:=[.B80]" office:value-type="float" office:value="107">
            <text:p>107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27, 107, 1345, 2, 0, 2);">
            <text:p>insert into game_score (id, matchid, squad, goals, points, time_type) values (427, 107, 1345, 2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428">
            <text:p>428</text:p>
          </table:table-cell>
          <table:table-cell table:style-name="ce4" table:formula="of:=[.B80]" office:value-type="float" office:value="107">
            <text:p>107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28, 107, 1345, null, 0, 1);">
            <text:p>insert into game_score (id, matchid, squad, goals, points, time_type) values (428, 107, 1345, null, 0, 1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429">
            <text:p>429</text:p>
          </table:table-cell>
          <table:table-cell table:style-name="ce3" table:formula="of:=[.B80]+1" office:value-type="float" office:value="108">
            <text:p>108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29, 108, 1721, 1, 1, 2);">
            <text:p>insert into game_score (id, matchid, squad, goals, points, time_type) values (429, 108, 1721, 1, 1, 2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430">
            <text:p>430</text:p>
          </table:table-cell>
          <table:table-cell table:style-name="ce3" table:formula="of:=[.B84]" office:value-type="float" office:value="108">
            <text:p>108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430, 108, 1721, null, 0, 1);">
            <text:p>insert into game_score (id, matchid, squad, goals, points, time_type) values (430, 108, 1721, null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431">
            <text:p>431</text:p>
          </table:table-cell>
          <table:table-cell table:style-name="ce3" table:formula="of:=[.B84]" office:value-type="float" office:value="108">
            <text:p>10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431, 108, 596, 1, 1, 2);">
            <text:p>insert into game_score (id, matchid, squad, goals, points, time_type) values (431, 108, 596, 1, 1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432">
            <text:p>432</text:p>
          </table:table-cell>
          <table:table-cell table:style-name="ce3" table:formula="of:=[.B84]" office:value-type="float" office:value="108">
            <text:p>108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432, 108, 596, null, 0, 1);">
            <text:p>insert into game_score (id, matchid, squad, goals, points, time_type) values (432, 108, 596, null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433">
            <text:p>433</text:p>
          </table:table-cell>
          <table:table-cell table:style-name="ce4" table:formula="of:=[.B84]+1" office:value-type="float" office:value="109">
            <text:p>109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433, 109, 597, 5, 2, 2);">
            <text:p>insert into game_score (id, matchid, squad, goals, points, time_type) values (433, 109, 597, 5, 2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434">
            <text:p>434</text:p>
          </table:table-cell>
          <table:table-cell table:style-name="ce4" table:formula="of:=[.B88]" office:value-type="float" office:value="109">
            <text:p>109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34, 109, 597, null, 0, 1);">
            <text:p>insert into game_score (id, matchid, squad, goals, points, time_type) values (434, 109, 597, null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435">
            <text:p>435</text:p>
          </table:table-cell>
          <table:table-cell table:style-name="ce4" table:formula="of:=[.B88]" office:value-type="float" office:value="109">
            <text:p>109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35, 109, 297, 0, 0, 2);">
            <text:p>insert into game_score (id, matchid, squad, goals, points, time_type) values (435, 109, 297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436">
            <text:p>436</text:p>
          </table:table-cell>
          <table:table-cell table:style-name="ce4" table:formula="of:=[.B88]" office:value-type="float" office:value="109">
            <text:p>109</text:p>
          </table:table-cell>
          <table:table-cell table:style-name="Default" office:value-type="float" office:value="297">
            <text:p>2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36, 109, 297, 0, 0, 1);">
            <text:p>insert into game_score (id, matchid, squad, goals, points, time_type) values (436, 109, 297, 0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37">
            <text:p>437</text:p>
          </table:table-cell>
          <table:table-cell table:style-name="ce3" table:formula="of:=[.B88]+1" office:value-type="float" office:value="110">
            <text:p>110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37, 110, 594, 1, 1, 2);">
            <text:p>insert into game_score (id, matchid, squad, goals, points, time_type) values (437, 110, 594, 1, 1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38">
            <text:p>438</text:p>
          </table:table-cell>
          <table:table-cell table:style-name="ce3" table:formula="of:=[.B92]" office:value-type="float" office:value="110">
            <text:p>110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38, 110, 594, null, 0, 1);">
            <text:p>insert into game_score (id, matchid, squad, goals, points, time_type) values (438, 110, 594, null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439">
            <text:p>439</text:p>
          </table:table-cell>
          <table:table-cell table:style-name="ce3" table:formula="of:=[.B92]" office:value-type="float" office:value="110">
            <text:p>110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39, 110, 592, 1, 1, 2);">
            <text:p>insert into game_score (id, matchid, squad, goals, points, time_type) values (439, 110, 592, 1, 1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440">
            <text:p>440</text:p>
          </table:table-cell>
          <table:table-cell table:style-name="ce3" table:formula="of:=[.B92]" office:value-type="float" office:value="110">
            <text:p>110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40, 110, 592, null, 0, 1);">
            <text:p>insert into game_score (id, matchid, squad, goals, points, time_type) values (440, 110, 592, null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41">
            <text:p>441</text:p>
          </table:table-cell>
          <table:table-cell table:style-name="ce4" table:formula="of:=[.B92]+1" office:value-type="float" office:value="111">
            <text:p>111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41, 111, 597, 4, 2, 2);">
            <text:p>insert into game_score (id, matchid, squad, goals, points, time_type) values (441, 111, 597, 4, 2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42">
            <text:p>442</text:p>
          </table:table-cell>
          <table:table-cell table:style-name="ce4" table:formula="of:=[.B96]" office:value-type="float" office:value="111">
            <text:p>111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42, 111, 597, null, 0, 1);">
            <text:p>insert into game_score (id, matchid, squad, goals, points, time_type) values (442, 111, 597, null, 0, 1);</text:p>
          </table:table-cell>
          <table:table-cell table:number-columns-repeated="1017"/>
        </table:table-row>
        <table:table-row table:style-name="ro2">
          <table:table-cell table:style-name="ce4" table:formula="of:=[.A97]+1" office:value-type="float" office:value="443">
            <text:p>443</text:p>
          </table:table-cell>
          <table:table-cell table:style-name="ce4" table:formula="of:=[.B96]" office:value-type="float" office:value="111">
            <text:p>11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443, 111, 592, 0, 0, 2);">
            <text:p>insert into game_score (id, matchid, squad, goals, points, time_type) values (443, 111, 592, 0, 0, 2);</text:p>
          </table:table-cell>
          <table:table-cell table:number-columns-repeated="1017"/>
        </table:table-row>
        <table:table-row table:style-name="ro2">
          <table:table-cell table:style-name="ce4" table:formula="of:=[.A98]+1" office:value-type="float" office:value="444">
            <text:p>444</text:p>
          </table:table-cell>
          <table:table-cell table:style-name="ce4" table:formula="of:=[.B96]" office:value-type="float" office:value="111">
            <text:p>111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444, 111, 592, 0, 0, 1);">
            <text:p>insert into game_score (id, matchid, squad, goals, points, time_type) values (444, 111, 592, 0, 0, 1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445">
            <text:p>445</text:p>
          </table:table-cell>
          <table:table-cell table:style-name="ce3" table:formula="of:=[.B96]+1" office:value-type="float" office:value="112">
            <text:p>112</text:p>
          </table:table-cell>
          <table:table-cell table:style-name="ce3" office:value-type="float" office:value="594">
            <text:p>594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445, 112, 594, 2, 2, 2);">
            <text:p>insert into game_score (id, matchid, squad, goals, points, time_type) values (445, 112, 594, 2, 2, 2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446">
            <text:p>446</text:p>
          </table:table-cell>
          <table:table-cell table:style-name="ce3" table:formula="of:=[.B100]" office:value-type="float" office:value="112">
            <text:p>112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446, 112, 594, null, 0, 1);">
            <text:p>insert into game_score (id, matchid, squad, goals, points, time_type) values (446, 112, 594, null, 0, 1);</text:p>
          </table:table-cell>
          <table:table-cell table:number-columns-repeated="1017"/>
        </table:table-row>
        <table:table-row table:style-name="ro2">
          <table:table-cell table:style-name="ce3" table:formula="of:=[.A101]+1" office:value-type="float" office:value="447">
            <text:p>447</text:p>
          </table:table-cell>
          <table:table-cell table:style-name="ce3" table:formula="of:=[.B100]" office:value-type="float" office:value="112">
            <text:p>112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447, 112, 297, 0, 0, 2);">
            <text:p>insert into game_score (id, matchid, squad, goals, points, time_type) values (447, 112, 297, 0, 0, 2);</text:p>
          </table:table-cell>
          <table:table-cell table:number-columns-repeated="1017"/>
        </table:table-row>
        <table:table-row table:style-name="ro2">
          <table:table-cell table:style-name="ce3" table:formula="of:=[.A102]+1" office:value-type="float" office:value="448">
            <text:p>448</text:p>
          </table:table-cell>
          <table:table-cell table:style-name="ce3" table:formula="of:=[.B100]" office:value-type="float" office:value="112">
            <text:p>112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448, 112, 297, 0, 0, 1);">
            <text:p>insert into game_score (id, matchid, squad, goals, points, time_type) values (448, 112, 297, 0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449">
            <text:p>449</text:p>
          </table:table-cell>
          <table:table-cell table:style-name="ce4" table:formula="of:=[.B100]+1" office:value-type="float" office:value="113">
            <text:p>113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449, 113, 597, 3, 2, 2);">
            <text:p>insert into game_score (id, matchid, squad, goals, points, time_type) values (449, 113, 597, 3, 2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450">
            <text:p>450</text:p>
          </table:table-cell>
          <table:table-cell table:style-name="ce4" table:formula="of:=[.B104]" office:value-type="float" office:value="113">
            <text:p>113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450, 113, 597, null, 0, 1);">
            <text:p>insert into game_score (id, matchid, squad, goals, points, time_type) values (450, 113, 597, null, 0, 1);</text:p>
          </table:table-cell>
          <table:table-cell table:number-columns-repeated="1017"/>
        </table:table-row>
        <table:table-row table:style-name="ro2">
          <table:table-cell table:style-name="ce4" table:formula="of:=[.A105]+1" office:value-type="float" office:value="451">
            <text:p>451</text:p>
          </table:table-cell>
          <table:table-cell table:style-name="ce4" table:formula="of:=[.B104]" office:value-type="float" office:value="113">
            <text:p>113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451, 113, 594, 2, 0, 2);">
            <text:p>insert into game_score (id, matchid, squad, goals, points, time_type) values (451, 113, 594, 2, 0, 2);</text:p>
          </table:table-cell>
          <table:table-cell table:number-columns-repeated="1017"/>
        </table:table-row>
        <table:table-row table:style-name="ro2">
          <table:table-cell table:style-name="ce4" table:formula="of:=[.A106]+1" office:value-type="float" office:value="452">
            <text:p>452</text:p>
          </table:table-cell>
          <table:table-cell table:style-name="ce4" table:formula="of:=[.B104]" office:value-type="float" office:value="113">
            <text:p>113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452, 113, 594, null, 0, 1);">
            <text:p>insert into game_score (id, matchid, squad, goals, points, time_type) values (452, 113, 594, null, 0, 1);</text:p>
          </table:table-cell>
          <table:table-cell table:number-columns-repeated="1017"/>
        </table:table-row>
        <table:table-row table:style-name="ro2">
          <table:table-cell table:style-name="ce3" table:formula="of:=[.A107]+1" office:value-type="float" office:value="453">
            <text:p>453</text:p>
          </table:table-cell>
          <table:table-cell table:style-name="ce3" table:formula="of:=[.B104]+1" office:value-type="float" office:value="114">
            <text:p>114</text:p>
          </table:table-cell>
          <table:table-cell table:style-name="ce3" office:value-type="float" office:value="592">
            <text:p>592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453, 114, 592, 3, 2, 2);">
            <text:p>insert into game_score (id, matchid, squad, goals, points, time_type) values (453, 114, 592, 3, 2, 2);</text:p>
          </table:table-cell>
          <table:table-cell table:number-columns-repeated="1017"/>
        </table:table-row>
        <table:table-row table:style-name="ro2">
          <table:table-cell table:style-name="ce3" table:formula="of:=[.A108]+1" office:value-type="float" office:value="454">
            <text:p>454</text:p>
          </table:table-cell>
          <table:table-cell table:style-name="ce3" table:formula="of:=[.B108]" office:value-type="float" office:value="114">
            <text:p>114</text:p>
          </table:table-cell>
          <table:table-cell table:style-name="ce3" office:value-type="float" office:value="592">
            <text:p>592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454, 114, 592, null, 0, 1);">
            <text:p>insert into game_score (id, matchid, squad, goals, points, time_type) values (454, 114, 592, null, 0, 1);</text:p>
          </table:table-cell>
          <table:table-cell table:number-columns-repeated="1017"/>
        </table:table-row>
        <table:table-row table:style-name="ro2">
          <table:table-cell table:style-name="ce3" table:formula="of:=[.A109]+1" office:value-type="float" office:value="455">
            <text:p>455</text:p>
          </table:table-cell>
          <table:table-cell table:style-name="ce3" table:formula="of:=[.B108]" office:value-type="float" office:value="114">
            <text:p>114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455, 114, 297, 0, 0, 2);">
            <text:p>insert into game_score (id, matchid, squad, goals, points, time_type) values (455, 114, 297, 0, 0, 2);</text:p>
          </table:table-cell>
          <table:table-cell table:number-columns-repeated="1017"/>
        </table:table-row>
        <table:table-row table:style-name="ro2">
          <table:table-cell table:style-name="ce3" table:formula="of:=[.A110]+1" office:value-type="float" office:value="456">
            <text:p>456</text:p>
          </table:table-cell>
          <table:table-cell table:style-name="ce3" table:formula="of:=[.B108]" office:value-type="float" office:value="114">
            <text:p>114</text:p>
          </table:table-cell>
          <table:table-cell table:style-name="ce3" office:value-type="float" office:value="297">
            <text:p>2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456, 114, 297, 0, 0, 1);">
            <text:p>insert into game_score (id, matchid, squad, goals, points, time_type) values (456, 114, 297, 0, 0, 1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457">
            <text:p>457</text:p>
          </table:table-cell>
          <table:table-cell table:style-name="ce4" table:formula="of:=[.B108]+1" office:value-type="float" office:value="115">
            <text:p>115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457, 115, 1869, 4, 2, 2);">
            <text:p>insert into game_score (id, matchid, squad, goals, points, time_type) values (457, 115, 1869, 4, 2, 2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458">
            <text:p>458</text:p>
          </table:table-cell>
          <table:table-cell table:style-name="ce4" table:formula="of:=[.B112]" office:value-type="float" office:value="115">
            <text:p>115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458, 115, 1869, null, 0, 1);">
            <text:p>insert into game_score (id, matchid, squad, goals, points, time_type) values (458, 115, 1869, null, 0, 1);</text:p>
          </table:table-cell>
          <table:table-cell table:number-columns-repeated="1017"/>
        </table:table-row>
        <table:table-row table:style-name="ro2">
          <table:table-cell table:style-name="ce4" table:formula="of:=[.A113]+1" office:value-type="float" office:value="459">
            <text:p>459</text:p>
          </table:table-cell>
          <table:table-cell table:style-name="ce4" table:formula="of:=[.B112]" office:value-type="float" office:value="115">
            <text:p>115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459, 115, 1284, 0, 0, 2);">
            <text:p>insert into game_score (id, matchid, squad, goals, points, time_type) values (459, 115, 1284, 0, 0, 2);</text:p>
          </table:table-cell>
          <table:table-cell table:number-columns-repeated="1017"/>
        </table:table-row>
        <table:table-row table:style-name="ro2">
          <table:table-cell table:style-name="ce4" table:formula="of:=[.A114]+1" office:value-type="float" office:value="460">
            <text:p>460</text:p>
          </table:table-cell>
          <table:table-cell table:style-name="ce4" table:formula="of:=[.B112]" office:value-type="float" office:value="115">
            <text:p>115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460, 115, 1284, 0, 0, 1);">
            <text:p>insert into game_score (id, matchid, squad, goals, points, time_type) values (460, 115, 1284, 0, 0, 1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461">
            <text:p>461</text:p>
          </table:table-cell>
          <table:table-cell table:style-name="ce3" table:formula="of:=[.B112]+1" office:value-type="float" office:value="116">
            <text:p>116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461, 116, 1268, 5, 2, 2);">
            <text:p>insert into game_score (id, matchid, squad, goals, points, time_type) values (461, 116, 1268, 5, 2, 2);</text:p>
          </table:table-cell>
          <table:table-cell table:number-columns-repeated="1017"/>
        </table:table-row>
        <table:table-row table:style-name="ro2">
          <table:table-cell table:style-name="ce3" table:formula="of:=[.A116]+1" office:value-type="float" office:value="462">
            <text:p>462</text:p>
          </table:table-cell>
          <table:table-cell table:style-name="ce3" table:formula="of:=[.B116]" office:value-type="float" office:value="116">
            <text:p>116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462, 116, 1268, null, 0, 1);">
            <text:p>insert into game_score (id, matchid, squad, goals, points, time_type) values (462, 116, 1268, null, 0, 1);</text:p>
          </table:table-cell>
          <table:table-cell table:number-columns-repeated="1017"/>
        </table:table-row>
        <table:table-row table:style-name="ro2">
          <table:table-cell table:style-name="ce3" table:formula="of:=[.A117]+1" office:value-type="float" office:value="463">
            <text:p>463</text:p>
          </table:table-cell>
          <table:table-cell table:style-name="ce3" table:formula="of:=[.B116]" office:value-type="float" office:value="116">
            <text:p>116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463, 116, 1664, 0, 0, 2);">
            <text:p>insert into game_score (id, matchid, squad, goals, points, time_type) values (463, 116, 1664, 0, 0, 2);</text:p>
          </table:table-cell>
          <table:table-cell table:number-columns-repeated="1017"/>
        </table:table-row>
        <table:table-row table:style-name="ro2">
          <table:table-cell table:style-name="ce3" table:formula="of:=[.A118]+1" office:value-type="float" office:value="464">
            <text:p>464</text:p>
          </table:table-cell>
          <table:table-cell table:style-name="ce3" table:formula="of:=[.B116]" office:value-type="float" office:value="116">
            <text:p>116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464, 116, 1664, 0, 0, 1);">
            <text:p>insert into game_score (id, matchid, squad, goals, points, time_type) values (464, 116, 1664, 0, 0, 1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465">
            <text:p>465</text:p>
          </table:table-cell>
          <table:table-cell table:style-name="ce4" table:formula="of:=[.B116]+1" office:value-type="float" office:value="117">
            <text:p>117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465, 117, 1869, 10, 2, 2);">
            <text:p>insert into game_score (id, matchid, squad, goals, points, time_type) values (465, 117, 1869, 10, 2, 2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466">
            <text:p>466</text:p>
          </table:table-cell>
          <table:table-cell table:style-name="ce4" table:formula="of:=[.B120]" office:value-type="float" office:value="117">
            <text:p>117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466, 117, 1869, null, 0, 1);">
            <text:p>insert into game_score (id, matchid, squad, goals, points, time_type) values (466, 117, 1869, null, 0, 1);</text:p>
          </table:table-cell>
          <table:table-cell table:number-columns-repeated="1017"/>
        </table:table-row>
        <table:table-row table:style-name="ro2">
          <table:table-cell table:style-name="ce4" table:formula="of:=[.A121]+1" office:value-type="float" office:value="467">
            <text:p>467</text:p>
          </table:table-cell>
          <table:table-cell table:style-name="ce4" table:formula="of:=[.B120]" office:value-type="float" office:value="117">
            <text:p>117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467, 117, 1664, 0, 0, 2);">
            <text:p>insert into game_score (id, matchid, squad, goals, points, time_type) values (467, 117, 1664, 0, 0, 2);</text:p>
          </table:table-cell>
          <table:table-cell table:number-columns-repeated="1017"/>
        </table:table-row>
        <table:table-row table:style-name="ro2">
          <table:table-cell table:style-name="ce4" table:formula="of:=[.A122]+1" office:value-type="float" office:value="468">
            <text:p>468</text:p>
          </table:table-cell>
          <table:table-cell table:style-name="ce4" table:formula="of:=[.B120]" office:value-type="float" office:value="117">
            <text:p>117</text:p>
          </table:table-cell>
          <table:table-cell table:style-name="Default" office:value-type="float" office:value="1664">
            <text:p>16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468, 117, 1664, 0, 0, 1);">
            <text:p>insert into game_score (id, matchid, squad, goals, points, time_type) values (468, 117, 1664, 0, 0, 1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469">
            <text:p>469</text:p>
          </table:table-cell>
          <table:table-cell table:style-name="ce3" table:formula="of:=[.B120]+1" office:value-type="float" office:value="118">
            <text:p>118</text:p>
          </table:table-cell>
          <table:table-cell table:style-name="ce3" office:value-type="float" office:value="1268">
            <text:p>1268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469, 118, 1268, 2, 2, 2);">
            <text:p>insert into game_score (id, matchid, squad, goals, points, time_type) values (469, 118, 1268, 2, 2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470">
            <text:p>470</text:p>
          </table:table-cell>
          <table:table-cell table:style-name="ce3" table:formula="of:=[.B124]" office:value-type="float" office:value="118">
            <text:p>118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470, 118, 1268, null, 0, 1);">
            <text:p>insert into game_score (id, matchid, squad, goals, points, time_type) values (470, 118, 1268, null, 0, 1);</text:p>
          </table:table-cell>
          <table:table-cell table:number-columns-repeated="1017"/>
        </table:table-row>
        <table:table-row table:style-name="ro2">
          <table:table-cell table:style-name="ce3" table:formula="of:=[.A125]+1" office:value-type="float" office:value="471">
            <text:p>471</text:p>
          </table:table-cell>
          <table:table-cell table:style-name="ce3" table:formula="of:=[.B124]" office:value-type="float" office:value="118">
            <text:p>118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471, 118, 1284, 0, 0, 2);">
            <text:p>insert into game_score (id, matchid, squad, goals, points, time_type) values (471, 118, 1284, 0, 0, 2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472">
            <text:p>472</text:p>
          </table:table-cell>
          <table:table-cell table:style-name="ce3" table:formula="of:=[.B124]" office:value-type="float" office:value="118">
            <text:p>118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472, 118, 1284, 0, 0, 1);">
            <text:p>insert into game_score (id, matchid, squad, goals, points, time_type) values (472, 118, 1284, 0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473">
            <text:p>473</text:p>
          </table:table-cell>
          <table:table-cell table:style-name="ce4" table:formula="of:=[.B124]+1" office:value-type="float" office:value="119">
            <text:p>11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473, 119, 1869, 0, 0, 2);">
            <text:p>insert into game_score (id, matchid, squad, goals, points, time_type) values (473, 119, 1869, 0, 0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474">
            <text:p>474</text:p>
          </table:table-cell>
          <table:table-cell table:style-name="ce4" table:formula="of:=[.B128]" office:value-type="float" office:value="119">
            <text:p>119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474, 119, 1869, 0, 0, 1);">
            <text:p>insert into game_score (id, matchid, squad, goals, points, time_type) values (474, 119, 1869, 0, 0, 1);</text:p>
          </table:table-cell>
          <table:table-cell table:number-columns-repeated="1017"/>
        </table:table-row>
        <table:table-row table:style-name="ro2">
          <table:table-cell table:style-name="ce4" table:formula="of:=[.A129]+1" office:value-type="float" office:value="475">
            <text:p>475</text:p>
          </table:table-cell>
          <table:table-cell table:style-name="ce4" table:formula="of:=[.B128]" office:value-type="float" office:value="119">
            <text:p>119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475, 119, 1268, 1, 2, 2);">
            <text:p>insert into game_score (id, matchid, squad, goals, points, time_type) values (475, 119, 1268, 1, 2, 2);</text:p>
          </table:table-cell>
          <table:table-cell table:number-columns-repeated="1017"/>
        </table:table-row>
        <table:table-row table:style-name="ro2">
          <table:table-cell table:style-name="ce4" table:formula="of:=[.A130]+1" office:value-type="float" office:value="476">
            <text:p>476</text:p>
          </table:table-cell>
          <table:table-cell table:style-name="ce4" table:formula="of:=[.B128]" office:value-type="float" office:value="119">
            <text:p>119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476, 119, 1268, null, 0, 1);">
            <text:p>insert into game_score (id, matchid, squad, goals, points, time_type) values (476, 119, 1268, null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477">
            <text:p>477</text:p>
          </table:table-cell>
          <table:table-cell table:style-name="ce3" table:formula="of:=[.B128]+1" office:value-type="float" office:value="120">
            <text:p>120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477, 120, 1664, null, 0, 2);">
            <text:p>insert into game_score (id, matchid, squad, goals, points, time_type) values (477, 120, 1664, null, 0, 2);</text:p>
          </table:table-cell>
          <table:table-cell table:number-columns-repeated="1017"/>
        </table:table-row>
        <table:table-row table:style-name="ro2">
          <table:table-cell table:style-name="ce3" table:formula="of:=[.A132]+1" office:value-type="float" office:value="478">
            <text:p>478</text:p>
          </table:table-cell>
          <table:table-cell table:style-name="ce3" table:formula="of:=[.B132]" office:value-type="float" office:value="120">
            <text:p>120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478, 120, 1664, null, 0, 1);">
            <text:p>insert into game_score (id, matchid, squad, goals, points, time_type) values (478, 120, 1664, null, 0, 1);</text:p>
          </table:table-cell>
          <table:table-cell table:number-columns-repeated="1017"/>
        </table:table-row>
        <table:table-row table:style-name="ro2">
          <table:table-cell table:style-name="ce3" table:formula="of:=[.A133]+1" office:value-type="float" office:value="479">
            <text:p>479</text:p>
          </table:table-cell>
          <table:table-cell table:style-name="ce3" table:formula="of:=[.B132]" office:value-type="float" office:value="120">
            <text:p>120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479, 120, 1284, null, 0, 2);">
            <text:p>insert into game_score (id, matchid, squad, goals, points, time_type) values (479, 120, 1284, null, 0, 2);</text:p>
          </table:table-cell>
          <table:table-cell table:number-columns-repeated="1017"/>
        </table:table-row>
        <table:table-row table:style-name="ro2">
          <table:table-cell table:style-name="ce3" table:formula="of:=[.A134]+1" office:value-type="float" office:value="480">
            <text:p>480</text:p>
          </table:table-cell>
          <table:table-cell table:style-name="ce3" table:formula="of:=[.B132]" office:value-type="float" office:value="120">
            <text:p>120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480, 120, 1284, null, 0, 1);">
            <text:p>insert into game_score (id, matchid, squad, goals, points, time_type) values (480, 120, 1284, null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481">
            <text:p>481</text:p>
          </table:table-cell>
          <table:table-cell table:style-name="ce4" table:formula="of:=[.B132]+1" office:value-type="float" office:value="121">
            <text:p>121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481, 121, 590, 0, 1, 2);">
            <text:p>insert into game_score (id, matchid, squad, goals, points, time_type) values (481, 121, 590, 0, 1, 2);</text:p>
          </table:table-cell>
          <table:table-cell table:number-columns-repeated="1017"/>
        </table:table-row>
        <table:table-row table:style-name="ro2">
          <table:table-cell table:style-name="ce4" table:formula="of:=[.A136]+1" office:value-type="float" office:value="482">
            <text:p>482</text:p>
          </table:table-cell>
          <table:table-cell table:style-name="ce4" table:formula="of:=[.B136]" office:value-type="float" office:value="121">
            <text:p>121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482, 121, 590, 0, 0, 1);">
            <text:p>insert into game_score (id, matchid, squad, goals, points, time_type) values (482, 121, 590, 0, 0, 1);</text:p>
          </table:table-cell>
          <table:table-cell table:number-columns-repeated="1017"/>
        </table:table-row>
        <table:table-row table:style-name="ro2">
          <table:table-cell table:style-name="ce4" table:formula="of:=[.A137]+1" office:value-type="float" office:value="483">
            <text:p>483</text:p>
          </table:table-cell>
          <table:table-cell table:style-name="ce4" table:formula="of:=[.B136]" office:value-type="float" office:value="121">
            <text:p>121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483, 121, 1767, 0, 1, 2);">
            <text:p>insert into game_score (id, matchid, squad, goals, points, time_type) values (483, 121, 1767, 0, 1, 2);</text:p>
          </table:table-cell>
          <table:table-cell table:number-columns-repeated="1017"/>
        </table:table-row>
        <table:table-row table:style-name="ro2">
          <table:table-cell table:style-name="ce4" table:formula="of:=[.A138]+1" office:value-type="float" office:value="484">
            <text:p>484</text:p>
          </table:table-cell>
          <table:table-cell table:style-name="ce4" table:formula="of:=[.B136]" office:value-type="float" office:value="121">
            <text:p>121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484, 121, 1767, 0, 0, 1);">
            <text:p>insert into game_score (id, matchid, squad, goals, points, time_type) values (484, 121, 1767, 0, 0, 1);</text:p>
          </table:table-cell>
          <table:table-cell table:number-columns-repeated="1017"/>
        </table:table-row>
        <table:table-row table:style-name="ro2">
          <table:table-cell table:style-name="ce3" table:formula="of:=[.A139]+1" office:value-type="float" office:value="485">
            <text:p>485</text:p>
          </table:table-cell>
          <table:table-cell table:style-name="ce3" table:formula="of:=[.B136]+1" office:value-type="float" office:value="122">
            <text:p>122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485, 122, 1758, 1, 1, 2);">
            <text:p>insert into game_score (id, matchid, squad, goals, points, time_type) values (485, 122, 1758, 1, 1, 2);</text:p>
          </table:table-cell>
          <table:table-cell table:number-columns-repeated="1017"/>
        </table:table-row>
        <table:table-row table:style-name="ro2">
          <table:table-cell table:style-name="ce3" table:formula="of:=[.A140]+1" office:value-type="float" office:value="486">
            <text:p>486</text:p>
          </table:table-cell>
          <table:table-cell table:style-name="ce3" table:formula="of:=[.B140]" office:value-type="float" office:value="122">
            <text:p>122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486, 122, 1758, null, 0, 1);">
            <text:p>insert into game_score (id, matchid, squad, goals, points, time_type) values (486, 122, 1758, null, 0, 1);</text:p>
          </table:table-cell>
          <table:table-cell table:number-columns-repeated="1017"/>
        </table:table-row>
        <table:table-row table:style-name="ro2">
          <table:table-cell table:style-name="ce3" table:formula="of:=[.A141]+1" office:value-type="float" office:value="487">
            <text:p>487</text:p>
          </table:table-cell>
          <table:table-cell table:style-name="ce3" table:formula="of:=[.B140]" office:value-type="float" office:value="122">
            <text:p>122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487, 122, 1767, 1, 1, 2);">
            <text:p>insert into game_score (id, matchid, squad, goals, points, time_type) values (487, 122, 1767, 1, 1, 2);</text:p>
          </table:table-cell>
          <table:table-cell table:number-columns-repeated="1017"/>
        </table:table-row>
        <table:table-row table:style-name="ro2">
          <table:table-cell table:style-name="ce3" table:formula="of:=[.A142]+1" office:value-type="float" office:value="488">
            <text:p>488</text:p>
          </table:table-cell>
          <table:table-cell table:style-name="ce3" table:formula="of:=[.B140]" office:value-type="float" office:value="122">
            <text:p>122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488, 122, 1767, null, 0, 1);">
            <text:p>insert into game_score (id, matchid, squad, goals, points, time_type) values (488, 122, 1767, null, 0, 1);</text:p>
          </table:table-cell>
          <table:table-cell table:number-columns-repeated="1017"/>
        </table:table-row>
        <table:table-row table:style-name="ro2">
          <table:table-cell table:style-name="ce4" table:formula="of:=[.A143]+1" office:value-type="float" office:value="489">
            <text:p>489</text:p>
          </table:table-cell>
          <table:table-cell table:style-name="ce4" table:formula="of:=[.B140]+1" office:value-type="float" office:value="123">
            <text:p>12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489, 123, 1758, 0, 0, 2);">
            <text:p>insert into game_score (id, matchid, squad, goals, points, time_type) values (489, 123, 1758, 0, 0, 2);</text:p>
          </table:table-cell>
          <table:table-cell table:number-columns-repeated="1017"/>
        </table:table-row>
        <table:table-row table:style-name="ro2">
          <table:table-cell table:style-name="ce4" table:formula="of:=[.A144]+1" office:value-type="float" office:value="490">
            <text:p>490</text:p>
          </table:table-cell>
          <table:table-cell table:style-name="ce4" table:formula="of:=[.B144]" office:value-type="float" office:value="123">
            <text:p>123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490, 123, 1758, 0, 0, 1);">
            <text:p>insert into game_score (id, matchid, squad, goals, points, time_type) values (490, 123, 1758, 0, 0, 1);</text:p>
          </table:table-cell>
          <table:table-cell table:number-columns-repeated="1017"/>
        </table:table-row>
        <table:table-row table:style-name="ro2">
          <table:table-cell table:style-name="ce4" table:formula="of:=[.A145]+1" office:value-type="float" office:value="491">
            <text:p>491</text:p>
          </table:table-cell>
          <table:table-cell table:style-name="ce4" table:formula="of:=[.B144]" office:value-type="float" office:value="123">
            <text:p>123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491, 123, 590, 2, 2, 2);">
            <text:p>insert into game_score (id, matchid, squad, goals, points, time_type) values (491, 123, 590, 2, 2, 2);</text:p>
          </table:table-cell>
          <table:table-cell table:number-columns-repeated="1017"/>
        </table:table-row>
        <table:table-row table:style-name="ro2">
          <table:table-cell table:style-name="ce4" table:formula="of:=[.A146]+1" office:value-type="float" office:value="492">
            <text:p>492</text:p>
          </table:table-cell>
          <table:table-cell table:style-name="ce4" table:formula="of:=[.B144]" office:value-type="float" office:value="123">
            <text:p>123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492, 123, 590, null, 0, 1);">
            <text:p>insert into game_score (id, matchid, squad, goals, points, time_type) values (492, 123, 590, null, 0, 1);</text:p>
          </table:table-cell>
          <table:table-cell table:number-columns-repeated="1017"/>
        </table:table-row>
        <table:table-row table:style-name="ro2">
          <table:table-cell table:style-name="ce3" table:formula="of:=[.A147]+1" office:value-type="float" office:value="493">
            <text:p>493</text:p>
          </table:table-cell>
          <table:table-cell table:style-name="ce3" table:formula="of:=[.B144]+1" office:value-type="float" office:value="124">
            <text:p>12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493, 124, 1264, 0, 0, 2);">
            <text:p>insert into game_score (id, matchid, squad, goals, points, time_type) values (493, 124, 1264, 0, 0, 2);</text:p>
          </table:table-cell>
          <table:table-cell table:number-columns-repeated="1017"/>
        </table:table-row>
        <table:table-row table:style-name="ro2">
          <table:table-cell table:style-name="ce3" table:formula="of:=[.A148]+1" office:value-type="float" office:value="494">
            <text:p>494</text:p>
          </table:table-cell>
          <table:table-cell table:style-name="ce3" table:formula="of:=[.B148]" office:value-type="float" office:value="124">
            <text:p>12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494, 124, 1264, 0, 0, 1);">
            <text:p>insert into game_score (id, matchid, squad, goals, points, time_type) values (494, 124, 1264, 0, 0, 1);</text:p>
          </table:table-cell>
          <table:table-cell table:number-columns-repeated="1017"/>
        </table:table-row>
        <table:table-row table:style-name="ro2">
          <table:table-cell table:style-name="ce3" table:formula="of:=[.A149]+1" office:value-type="float" office:value="495">
            <text:p>495</text:p>
          </table:table-cell>
          <table:table-cell table:style-name="ce3" table:formula="of:=[.B148]" office:value-type="float" office:value="124">
            <text:p>124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495, 124, 53, 3, 2, 2);">
            <text:p>insert into game_score (id, matchid, squad, goals, points, time_type) values (495, 124, 53, 3, 2, 2);</text:p>
          </table:table-cell>
          <table:table-cell table:number-columns-repeated="1017"/>
        </table:table-row>
        <table:table-row table:style-name="ro2">
          <table:table-cell table:style-name="ce3" table:formula="of:=[.A150]+1" office:value-type="float" office:value="496">
            <text:p>496</text:p>
          </table:table-cell>
          <table:table-cell table:style-name="ce3" table:formula="of:=[.B148]" office:value-type="float" office:value="124">
            <text:p>124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496, 124, 53, null, 0, 1);">
            <text:p>insert into game_score (id, matchid, squad, goals, points, time_type) values (496, 124, 53, null, 0, 1);</text:p>
          </table:table-cell>
          <table:table-cell table:number-columns-repeated="1017"/>
        </table:table-row>
        <table:table-row table:style-name="ro2">
          <table:table-cell table:style-name="ce4" table:formula="of:=[.A151]+1" office:value-type="float" office:value="497">
            <text:p>497</text:p>
          </table:table-cell>
          <table:table-cell table:style-name="ce4" table:formula="of:=[.B148]+1" office:value-type="float" office:value="125">
            <text:p>125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497, 125, 53, 5, 2, 2);">
            <text:p>insert into game_score (id, matchid, squad, goals, points, time_type) values (497, 125, 53, 5, 2, 2);</text:p>
          </table:table-cell>
          <table:table-cell table:number-columns-repeated="1017"/>
        </table:table-row>
        <table:table-row table:style-name="ro2">
          <table:table-cell table:style-name="ce4" table:formula="of:=[.A152]+1" office:value-type="float" office:value="498">
            <text:p>498</text:p>
          </table:table-cell>
          <table:table-cell table:style-name="ce4" table:formula="of:=[.B152]" office:value-type="float" office:value="125">
            <text:p>125</text:p>
          </table:table-cell>
          <table:table-cell table:style-name="Default" office:value-type="float" office:value="53">
            <text:p>5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498, 125, 53, null, 0, 1);">
            <text:p>insert into game_score (id, matchid, squad, goals, points, time_type) values (498, 125, 53, null, 0, 1);</text:p>
          </table:table-cell>
          <table:table-cell table:number-columns-repeated="1017"/>
        </table:table-row>
        <table:table-row table:style-name="ro2">
          <table:table-cell table:style-name="ce4" table:formula="of:=[.A153]+1" office:value-type="float" office:value="499">
            <text:p>499</text:p>
          </table:table-cell>
          <table:table-cell table:style-name="ce4" table:formula="of:=[.B152]" office:value-type="float" office:value="125">
            <text:p>125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499, 125, 1264, 0, 0, 2);">
            <text:p>insert into game_score (id, matchid, squad, goals, points, time_type) values (499, 125, 1264, 0, 0, 2);</text:p>
          </table:table-cell>
          <table:table-cell table:number-columns-repeated="1017"/>
        </table:table-row>
        <table:table-row table:style-name="ro2">
          <table:table-cell table:style-name="ce4" table:formula="of:=[.A154]+1" office:value-type="float" office:value="500">
            <text:p>500</text:p>
          </table:table-cell>
          <table:table-cell table:style-name="ce4" table:formula="of:=[.B152]" office:value-type="float" office:value="125">
            <text:p>125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500, 125, 1264, 0, 0, 1);">
            <text:p>insert into game_score (id, matchid, squad, goals, points, time_type) values (500, 125, 1264, 0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57] &amp; &quot;, &quot; &amp; [.B157] &amp; &quot;, '&quot; &amp; [.C157] &amp; &quot;', &quot; &amp; [.D157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1'.A106]+1" office:value-type="float" office:value="21">
            <text:p>21</text:p>
          </table:table-cell>
          <table:table-cell office:value-type="float" office:value="1992">
            <text:p>1992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58] &amp; &quot;, &quot; &amp; [.B158] &amp; &quot;, '&quot; &amp; [.C158] &amp; &quot;', &quot; &amp; [.D158] &amp;  &quot;);&quot;" office:value-type="string" office:string-value="insert into group_stage (id, tournament, group_code, squad) values (21, 1992, 'A', 1868);">
            <text:p>insert into group_stage (id, tournament, group_code, squad) values (21, 1992, 'A', 1868);</text:p>
          </table:table-cell>
          <table:table-cell table:number-columns-repeated="1017"/>
        </table:table-row>
        <table:table-row table:style-name="ro2">
          <table:table-cell table:formula="of:=[.A158]+1" office:value-type="float" office:value="22">
            <text:p>22</text:p>
          </table:table-cell>
          <table:table-cell table:formula="of:=[.B158]" office:value-type="float" office:value="1992">
            <text:p>1992</text:p>
          </table:table-cell>
          <table:table-cell office:value-type="string">
            <text:p>A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59] &amp; &quot;, &quot; &amp; [.B159] &amp; &quot;, '&quot; &amp; [.C159] &amp; &quot;', &quot; &amp; [.D159] &amp;  &quot;);&quot;" office:value-type="string" office:string-value="insert into group_stage (id, tournament, group_code, squad) values (22, 1992, 'A', 596);">
            <text:p>insert into group_stage (id, tournament, group_code, squad) values (22, 1992, 'A', 596);</text:p>
          </table:table-cell>
          <table:table-cell table:number-columns-repeated="1017"/>
        </table:table-row>
        <table:table-row table:style-name="ro2">
          <table:table-cell table:formula="of:=[.A159]+1" office:value-type="float" office:value="23">
            <text:p>23</text:p>
          </table:table-cell>
          <table:table-cell table:formula="of:=[.B159]" office:value-type="float" office:value="1992">
            <text:p>1992</text:p>
          </table:table-cell>
          <table:table-cell office:value-type="string">
            <text:p>A</text:p>
          </table:table-cell>
          <table:table-cell table:style-name="Default" office:value-type="float" office:value="597">
            <text:p>597</text:p>
          </table:table-cell>
          <table:table-cell table:number-columns-repeated="2"/>
          <table:table-cell table:formula="of:=&quot;insert into group_stage (id, tournament, group_code, squad) values (&quot; &amp; [.A160] &amp; &quot;, &quot; &amp; [.B160] &amp; &quot;, '&quot; &amp; [.C160] &amp; &quot;', &quot; &amp; [.D160] &amp;  &quot;);&quot;" office:value-type="string" office:string-value="insert into group_stage (id, tournament, group_code, squad) values (23, 1992, 'A', 597);">
            <text:p>insert into group_stage (id, tournament, group_code, squad) values (23, 1992, 'A', 597);</text:p>
          </table:table-cell>
          <table:table-cell table:number-columns-repeated="1017"/>
        </table:table-row>
        <table:table-row table:style-name="ro2">
          <table:table-cell table:formula="of:=[.A160]+1" office:value-type="float" office:value="24">
            <text:p>24</text:p>
          </table:table-cell>
          <table:table-cell table:formula="of:=[.B160]" office:value-type="float" office:value="1992">
            <text:p>1992</text:p>
          </table:table-cell>
          <table:table-cell office:value-type="string">
            <text:p>A</text:p>
          </table:table-cell>
          <table:table-cell table:style-name="Default" office:value-type="float" office:value="1268">
            <text:p>1268</text:p>
          </table:table-cell>
          <table:table-cell table:number-columns-repeated="2"/>
          <table:table-cell table:formula="of:=&quot;insert into group_stage (id, tournament, group_code, squad) values (&quot; &amp; [.A161] &amp; &quot;, &quot; &amp; [.B161] &amp; &quot;, '&quot; &amp; [.C161] &amp; &quot;', &quot; &amp; [.D161] &amp;  &quot;);&quot;" office:value-type="string" office:string-value="insert into group_stage (id, tournament, group_code, squad) values (24, 1992, 'A', 1268);">
            <text:p>insert into group_stage (id, tournament, group_code, squad) values (24, 1992, 'A', 1268);</text:p>
          </table:table-cell>
          <table:table-cell table:number-columns-repeated="1017"/>
        </table:table-row>
        <table:table-row table:style-name="ro2">
          <table:table-cell table:formula="of:=[.A161]+1" office:value-type="float" office:value="25">
            <text:p>25</text:p>
          </table:table-cell>
          <table:table-cell table:formula="of:=[.B161]" office:value-type="float" office:value="1992">
            <text:p>1992</text:p>
          </table:table-cell>
          <table:table-cell office:value-type="string">
            <text:p>B</text:p>
          </table:table-cell>
          <table:table-cell table:style-name="Default" office:value-type="float" office:value="53">
            <text:p>53</text:p>
          </table:table-cell>
          <table:table-cell table:number-columns-repeated="2"/>
          <table:table-cell table:formula="of:=&quot;insert into group_stage (id, tournament, group_code, squad) values (&quot; &amp; [.A162] &amp; &quot;, &quot; &amp; [.B162] &amp; &quot;, '&quot; &amp; [.C162] &amp; &quot;', &quot; &amp; [.D162] &amp;  &quot;);&quot;" office:value-type="string" office:string-value="insert into group_stage (id, tournament, group_code, squad) values (25, 1992, 'B', 53);">
            <text:p>insert into group_stage (id, tournament, group_code, squad) values (25, 1992, 'B', 53);</text:p>
          </table:table-cell>
          <table:table-cell table:number-columns-repeated="1017"/>
        </table:table-row>
        <table:table-row table:style-name="ro2">
          <table:table-cell table:formula="of:=[.A162]+1" office:value-type="float" office:value="26">
            <text:p>26</text:p>
          </table:table-cell>
          <table:table-cell table:formula="of:=[.B162]" office:value-type="float" office:value="1992">
            <text:p>1992</text:p>
          </table:table-cell>
          <table:table-cell office:value-type="string">
            <text:p>B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63] &amp; &quot;, &quot; &amp; [.B163] &amp; &quot;, '&quot; &amp; [.C163] &amp; &quot;', &quot; &amp; [.D163] &amp;  &quot;);&quot;" office:value-type="string" office:string-value="insert into group_stage (id, tournament, group_code, squad) values (26, 1992, 'B', 1876);">
            <text:p>insert into group_stage (id, tournament, group_code, squad) values (26, 1992, 'B', 1876);</text:p>
          </table:table-cell>
          <table:table-cell table:number-columns-repeated="1017"/>
        </table:table-row>
        <table:table-row table:style-name="ro2">
          <table:table-cell table:formula="of:=[.A163]+1" office:value-type="float" office:value="27">
            <text:p>27</text:p>
          </table:table-cell>
          <table:table-cell table:formula="of:=[.B163]" office:value-type="float" office:value="1992">
            <text:p>1992</text:p>
          </table:table-cell>
          <table:table-cell office:value-type="string">
            <text:p>B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64] &amp; &quot;, &quot; &amp; [.B164] &amp; &quot;, '&quot; &amp; [.C164] &amp; &quot;', &quot; &amp; [.D164] &amp;  &quot;);&quot;" office:value-type="string" office:string-value="insert into group_stage (id, tournament, group_code, squad) values (27, 1992, 'B', 590);">
            <text:p>insert into group_stage (id, tournament, group_code, squad) values (27, 1992, 'B', 590);</text:p>
          </table:table-cell>
          <table:table-cell table:number-columns-repeated="1017"/>
        </table:table-row>
        <table:table-row table:style-name="ro2">
          <table:table-cell table:formula="of:=[.A164]+1" office:value-type="float" office:value="28">
            <text:p>28</text:p>
          </table:table-cell>
          <table:table-cell table:formula="of:=[.B164]" office:value-type="float" office:value="1992">
            <text:p>1992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65] &amp; &quot;, &quot; &amp; [.B165] &amp; &quot;, '&quot; &amp; [.C165] &amp; &quot;', &quot; &amp; [.D165] &amp;  &quot;);&quot;" office:value-type="string" office:string-value="insert into group_stage (id, tournament, group_code, squad) values (28, 1992, 'B', 1784);">
            <text:p>insert into group_stage (id, tournament, group_code, squad) values (28, 1992, 'B', 1784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67] &amp; &quot;, '&quot; &amp; [.B167] &amp; &quot;', &quot; &amp; [.C167] &amp; &quot;, &quot; &amp; [.D167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9]+1" office:value-type="float" office:value="126">
            <text:p>126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68] &amp; &quot;, '&quot; &amp; [.B168] &amp; &quot;', &quot; &amp; [.C168] &amp; &quot;, &quot; &amp; [.D168] &amp;  &quot;);&quot;" office:value-type="string" office:string-value="insert into game (matchid, matchdate, game_type, country) values (126, '1992-06-17', 2, 1868);">
            <text:p>insert into game (matchid, matchdate, game_type, country) values (126, '1992-06-17', 2, 1868);</text:p>
          </table:table-cell>
          <table:table-cell table:number-columns-repeated="1017"/>
        </table:table-row>
        <table:table-row table:style-name="ro2">
          <table:table-cell table:formula="of:=+[.A168]+1" office:value-type="float" office:value="127">
            <text:p>127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69] &amp; &quot;, '&quot; &amp; [.B169] &amp; &quot;', &quot; &amp; [.C169] &amp; &quot;, &quot; &amp; [.D169] &amp;  &quot;);&quot;" office:value-type="string" office:string-value="insert into game (matchid, matchdate, game_type, country) values (127, '1992-06-17', 2, 1868);">
            <text:p>insert into game (matchid, matchdate, game_type, country) values (127, '1992-06-17', 2, 1868);</text:p>
          </table:table-cell>
          <table:table-cell table:number-columns-repeated="1017"/>
        </table:table-row>
        <table:table-row table:style-name="ro2">
          <table:table-cell table:formula="of:=+[.A169]+1" office:value-type="float" office:value="128">
            <text:p>128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70] &amp; &quot;, '&quot; &amp; [.B170] &amp; &quot;', &quot; &amp; [.C170] &amp; &quot;, &quot; &amp; [.D170] &amp;  &quot;);&quot;" office:value-type="string" office:string-value="insert into game (matchid, matchdate, game_type, country) values (128, '1992-06-19', 2, 1868);">
            <text:p>insert into game (matchid, matchdate, game_type, country) values (128, '1992-06-19', 2, 1868);</text:p>
          </table:table-cell>
          <table:table-cell table:number-columns-repeated="1017"/>
        </table:table-row>
        <table:table-row table:style-name="ro2">
          <table:table-cell table:formula="of:=+[.A170]+1" office:value-type="float" office:value="129">
            <text:p>129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71] &amp; &quot;, '&quot; &amp; [.B171] &amp; &quot;', &quot; &amp; [.C171] &amp; &quot;, &quot; &amp; [.D171] &amp;  &quot;);&quot;" office:value-type="string" office:string-value="insert into game (matchid, matchdate, game_type, country) values (129, '1992-06-19', 2, 1868);">
            <text:p>insert into game (matchid, matchdate, game_type, country) values (129, '1992-06-19', 2, 1868);</text:p>
          </table:table-cell>
          <table:table-cell table:number-columns-repeated="1017"/>
        </table:table-row>
        <table:table-row table:style-name="ro2">
          <table:table-cell table:formula="of:=+[.A171]+1" office:value-type="float" office:value="130">
            <text:p>130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72] &amp; &quot;, '&quot; &amp; [.B172] &amp; &quot;', &quot; &amp; [.C172] &amp; &quot;, &quot; &amp; [.D172] &amp;  &quot;);&quot;" office:value-type="string" office:string-value="insert into game (matchid, matchdate, game_type, country) values (130, '1992-06-21', 2, 1868);">
            <text:p>insert into game (matchid, matchdate, game_type, country) values (130, '1992-06-21', 2, 1868);</text:p>
          </table:table-cell>
          <table:table-cell table:number-columns-repeated="1017"/>
        </table:table-row>
        <table:table-row table:style-name="ro2">
          <table:table-cell table:formula="of:=+[.A172]+1" office:value-type="float" office:value="131">
            <text:p>131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73] &amp; &quot;, '&quot; &amp; [.B173] &amp; &quot;', &quot; &amp; [.C173] &amp; &quot;, &quot; &amp; [.D173] &amp;  &quot;);&quot;" office:value-type="string" office:string-value="insert into game (matchid, matchdate, game_type, country) values (131, '1992-06-21', 2, 1868);">
            <text:p>insert into game (matchid, matchdate, game_type, country) values (131, '1992-06-21', 2, 1868);</text:p>
          </table:table-cell>
          <table:table-cell table:number-columns-repeated="1017"/>
        </table:table-row>
        <table:table-row table:style-name="ro2">
          <table:table-cell table:formula="of:=+[.A173]+1" office:value-type="float" office:value="132">
            <text:p>132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table:formula="of:=+[.C168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74] &amp; &quot;, '&quot; &amp; [.B174] &amp; &quot;', &quot; &amp; [.C174] &amp; &quot;, &quot; &amp; [.D174] &amp;  &quot;);&quot;" office:value-type="string" office:string-value="insert into game (matchid, matchdate, game_type, country) values (132, '1992-06-17', 2, 1868);">
            <text:p>insert into game (matchid, matchdate, game_type, country) values (132, '1992-06-17', 2, 1868);</text:p>
          </table:table-cell>
          <table:table-cell table:number-columns-repeated="1017"/>
        </table:table-row>
        <table:table-row table:style-name="ro2">
          <table:table-cell table:formula="of:=+[.A174]+1" office:value-type="float" office:value="133">
            <text:p>133</text:p>
          </table:table-cell>
          <table:table-cell table:style-name="ce5" table:formula="of:=&quot;1992-06-17&quot;" office:value-type="string" office:string-value="1992-06-17">
            <text:p>1992-06-17</text:p>
          </table:table-cell>
          <table:table-cell table:formula="of:=+[.C174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75] &amp; &quot;, '&quot; &amp; [.B175] &amp; &quot;', &quot; &amp; [.C175] &amp; &quot;, &quot; &amp; [.D175] &amp;  &quot;);&quot;" office:value-type="string" office:string-value="insert into game (matchid, matchdate, game_type, country) values (133, '1992-06-17', 2, 1868);">
            <text:p>insert into game (matchid, matchdate, game_type, country) values (133, '1992-06-17', 2, 1868);</text:p>
          </table:table-cell>
          <table:table-cell table:number-columns-repeated="1017"/>
        </table:table-row>
        <table:table-row table:style-name="ro2">
          <table:table-cell table:formula="of:=+[.A175]+1" office:value-type="float" office:value="134">
            <text:p>134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table:formula="of:=+[.C175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76] &amp; &quot;, '&quot; &amp; [.B176] &amp; &quot;', &quot; &amp; [.C176] &amp; &quot;, &quot; &amp; [.D176] &amp;  &quot;);&quot;" office:value-type="string" office:string-value="insert into game (matchid, matchdate, game_type, country) values (134, '1992-06-19', 2, 1868);">
            <text:p>insert into game (matchid, matchdate, game_type, country) values (134, '1992-06-19', 2, 1868);</text:p>
          </table:table-cell>
          <table:table-cell table:number-columns-repeated="1017"/>
        </table:table-row>
        <table:table-row table:style-name="ro2">
          <table:table-cell table:formula="of:=+[.A176]+1" office:value-type="float" office:value="135">
            <text:p>135</text:p>
          </table:table-cell>
          <table:table-cell table:style-name="ce5" table:formula="of:=&quot;1992-06-19&quot;" office:value-type="string" office:string-value="1992-06-19">
            <text:p>1992-06-19</text:p>
          </table:table-cell>
          <table:table-cell table:formula="of:=+[.C17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7] &amp; &quot;, '&quot; &amp; [.B177] &amp; &quot;', &quot; &amp; [.C177] &amp; &quot;, &quot; &amp; [.D177] &amp;  &quot;);&quot;" office:value-type="string" office:string-value="insert into game (matchid, matchdate, game_type, country) values (135, '1992-06-19', 2, 1868);">
            <text:p>insert into game (matchid, matchdate, game_type, country) values (135, '1992-06-19', 2, 1868);</text:p>
          </table:table-cell>
          <table:table-cell table:number-columns-repeated="1017"/>
        </table:table-row>
        <table:table-row table:style-name="ro2">
          <table:table-cell table:formula="of:=+[.A177]+1" office:value-type="float" office:value="136">
            <text:p>136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table:formula="of:=+[.C177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78] &amp; &quot;, '&quot; &amp; [.B178] &amp; &quot;', &quot; &amp; [.C178] &amp; &quot;, &quot; &amp; [.D178] &amp;  &quot;);&quot;" office:value-type="string" office:string-value="insert into game (matchid, matchdate, game_type, country) values (136, '1992-06-21', 2, 1868);">
            <text:p>insert into game (matchid, matchdate, game_type, country) values (136, '1992-06-21', 2, 1868);</text:p>
          </table:table-cell>
          <table:table-cell table:number-columns-repeated="1017"/>
        </table:table-row>
        <table:table-row table:style-name="ro2">
          <table:table-cell table:formula="of:=+[.A178]+1" office:value-type="float" office:value="137">
            <text:p>137</text:p>
          </table:table-cell>
          <table:table-cell table:style-name="ce5" table:formula="of:=&quot;1992-06-21&quot;" office:value-type="string" office:string-value="1992-06-21">
            <text:p>1992-06-21</text:p>
          </table:table-cell>
          <table:table-cell table:style-name="Default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79] &amp; &quot;, '&quot; &amp; [.B179] &amp; &quot;', &quot; &amp; [.C182] &amp; &quot;, &quot; &amp; [.D179] &amp;  &quot;);&quot;" office:value-type="string" office:string-value="insert into game (matchid, matchdate, game_type, country) values (137, '1992-06-21', 5, 1868);">
            <text:p>insert into game (matchid, matchdate, game_type, country) values (137, '1992-06-21', 5, 1868);</text:p>
          </table:table-cell>
          <table:table-cell table:number-columns-repeated="1017"/>
        </table:table-row>
        <table:table-row table:style-name="ro2">
          <table:table-cell table:formula="of:=+[.A179]+1" office:value-type="float" office:value="138">
            <text:p>138</text:p>
          </table:table-cell>
          <table:table-cell table:style-name="ce5" table:formula="of:=&quot;1992-06-24&quot;" office:value-type="string" office:string-value="1992-06-24">
            <text:p>1992-06-24</text:p>
          </table:table-cell>
          <table:table-cell table:style-name="Default"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80] &amp; &quot;, '&quot; &amp; [.B180] &amp; &quot;', &quot; &amp; [.C183] &amp; &quot;, &quot; &amp; [.D180] &amp;  &quot;);&quot;" office:value-type="string" office:string-value="insert into game (matchid, matchdate, game_type, country) values (138, '1992-06-24', 6, 1868);">
            <text:p>insert into game (matchid, matchdate, game_type, country) values (138, '1992-06-24', 6, 1868);</text:p>
          </table:table-cell>
          <table:table-cell table:number-columns-repeated="1017"/>
        </table:table-row>
        <table:table-row table:style-name="ro2">
          <table:table-cell table:formula="of:=+[.A180]+1" office:value-type="float" office:value="139">
            <text:p>139</text:p>
          </table:table-cell>
          <table:table-cell table:style-name="ce5" table:formula="of:=&quot;1992-06-24&quot;" office:value-type="string" office:string-value="1992-06-24">
            <text:p>1992-06-24</text:p>
          </table:table-cell>
          <table:table-cell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181] &amp; &quot;, '&quot; &amp; [.B181] &amp; &quot;', &quot; &amp; [.C184] &amp; &quot;, &quot; &amp; [.D181] &amp;  &quot;);&quot;" office:value-type="string" office:string-value="insert into game (matchid, matchdate, game_type, country) values (139, '1992-06-24', , 1868);">
            <text:p>insert into game (matchid, matchdate, game_type, country) values (139, '1992-06-24', , 1868);</text:p>
          </table:table-cell>
          <table:table-cell table:number-columns-repeated="1017"/>
        </table:table-row>
        <table:table-row table:style-name="ro2">
          <table:table-cell table:formula="of:=+[.A181]+1" office:value-type="float" office:value="140">
            <text:p>140</text:p>
          </table:table-cell>
          <table:table-cell table:style-name="ce5" table:formula="of:=&quot;1992-06-27&quot;" office:value-type="string" office:string-value="1992-06-27">
            <text:p>1992-06-27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182] &amp; &quot;, '&quot; &amp; [.B182] &amp; &quot;', &quot; &amp; [.C185] &amp; &quot;, &quot; &amp; [.D182] &amp;  &quot;);&quot;" office:value-type="string" office:string-value="insert into game (matchid, matchdate, game_type, country) values (140, '1992-06-27', squad, 1868);">
            <text:p>insert into game (matchid, matchdate, game_type, country) values (140, '1992-06-27', squad, 1868);</text:p>
          </table:table-cell>
          <table:table-cell table:number-columns-repeated="1017"/>
        </table:table-row>
        <table:table-row table:style-name="ro2">
          <table:table-cell table:formula="of:=+[.A182]+1" office:value-type="float" office:value="141">
            <text:p>141</text:p>
          </table:table-cell>
          <table:table-cell table:style-name="ce5" table:formula="of:=&quot;1992-06-27&quot;" office:value-type="string" office:string-value="1992-06-27">
            <text:p>1992-06-27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183] &amp; &quot;, '&quot; &amp; [.B183] &amp; &quot;', &quot; &amp; [.C186] &amp; &quot;, &quot; &amp; [.D183] &amp;  &quot;);&quot;" office:value-type="string" office:string-value="insert into game (matchid, matchdate, game_type, country) values (141, '1992-06-27', 597, 1868);">
            <text:p>insert into game (matchid, matchdate, game_type, country) values (141, '1992-06-27', 597, 1868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55]+1" office:value-type="float" office:value="501">
            <text:p>501</text:p>
          </table:table-cell>
          <table:table-cell table:style-name="ce3" table:formula="of:=[.A168]" office:value-type="float" office:value="126">
            <text:p>126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501, 126, 597, 1, 1, 2);">
            <text:p>insert into game_score (id, matchid, squad, goals, points, time_type) values (501, 126, 597, 1, 1, 2);</text:p>
          </table:table-cell>
          <table:table-cell table:number-columns-repeated="1017"/>
        </table:table-row>
        <table:table-row table:style-name="ro2">
          <table:table-cell table:style-name="ce3" table:formula="of:=[.A186]+1" office:value-type="float" office:value="502">
            <text:p>502</text:p>
          </table:table-cell>
          <table:table-cell table:style-name="ce3" table:formula="of:=[.B186]" office:value-type="float" office:value="126">
            <text:p>126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502, 126, 597, null, 0, 1);">
            <text:p>insert into game_score (id, matchid, squad, goals, points, time_type) values (502, 126, 597, null, 0, 1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503">
            <text:p>503</text:p>
          </table:table-cell>
          <table:table-cell table:style-name="ce3" table:formula="of:=[.B186]" office:value-type="float" office:value="126">
            <text:p>126</text:p>
          </table:table-cell>
          <table:table-cell table:style-name="ce3" office:value-type="float" office:value="1268">
            <text:p>1268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503, 126, 1268, 1, 1, 2);">
            <text:p>insert into game_score (id, matchid, squad, goals, points, time_type) values (503, 126, 1268, 1, 1, 2);</text:p>
          </table:table-cell>
          <table:table-cell table:number-columns-repeated="1017"/>
        </table:table-row>
        <table:table-row table:style-name="ro2">
          <table:table-cell table:style-name="ce3" table:formula="of:=[.A188]+1" office:value-type="float" office:value="504">
            <text:p>504</text:p>
          </table:table-cell>
          <table:table-cell table:style-name="ce3" table:formula="of:=[.B186]" office:value-type="float" office:value="126">
            <text:p>126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504, 126, 1268, null, 0, 1);">
            <text:p>insert into game_score (id, matchid, squad, goals, points, time_type) values (504, 126, 1268, null, 0, 1);</text:p>
          </table:table-cell>
          <table:table-cell table:number-columns-repeated="1017"/>
        </table:table-row>
        <table:table-row table:style-name="ro2">
          <table:table-cell table:style-name="ce4" table:formula="of:=[.A189]+1" office:value-type="float" office:value="505">
            <text:p>505</text:p>
          </table:table-cell>
          <table:table-cell table:style-name="ce4" table:formula="of:=[.B186]+1" office:value-type="float" office:value="127">
            <text:p>127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505, 127, 1868, 2, 2, 2);">
            <text:p>insert into game_score (id, matchid, squad, goals, points, time_type) values (505, 127, 1868, 2, 2, 2);</text:p>
          </table:table-cell>
          <table:table-cell table:number-columns-repeated="1017"/>
        </table:table-row>
        <table:table-row table:style-name="ro2">
          <table:table-cell table:style-name="ce4" table:formula="of:=[.A190]+1" office:value-type="float" office:value="506">
            <text:p>506</text:p>
          </table:table-cell>
          <table:table-cell table:style-name="ce4" table:formula="of:=[.B190]" office:value-type="float" office:value="127">
            <text:p>127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506, 127, 1868, null, 0, 1);">
            <text:p>insert into game_score (id, matchid, squad, goals, points, time_type) values (506, 127, 1868, null, 0, 1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507">
            <text:p>507</text:p>
          </table:table-cell>
          <table:table-cell table:style-name="ce4" table:formula="of:=[.B190]" office:value-type="float" office:value="127">
            <text:p>127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507, 127, 596, 1, 0, 2);">
            <text:p>insert into game_score (id, matchid, squad, goals, points, time_type) values (507, 127, 596, 1, 0, 2);</text:p>
          </table:table-cell>
          <table:table-cell table:number-columns-repeated="1017"/>
        </table:table-row>
        <table:table-row table:style-name="ro2">
          <table:table-cell table:style-name="ce4" table:formula="of:=[.A192]+1" office:value-type="float" office:value="508">
            <text:p>508</text:p>
          </table:table-cell>
          <table:table-cell table:style-name="ce4" table:formula="of:=[.B190]" office:value-type="float" office:value="127">
            <text:p>127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508, 127, 596, null, 0, 1);">
            <text:p>insert into game_score (id, matchid, squad, goals, points, time_type) values (508, 127, 596, null, 0, 1);</text:p>
          </table:table-cell>
          <table:table-cell table:number-columns-repeated="1017"/>
        </table:table-row>
        <table:table-row table:style-name="ro2">
          <table:table-cell table:style-name="ce3" table:formula="of:=[.A193]+1" office:value-type="float" office:value="509">
            <text:p>509</text:p>
          </table:table-cell>
          <table:table-cell table:style-name="ce3" table:formula="of:=[.B190]+1" office:value-type="float" office:value="128">
            <text:p>128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509, 128, 596, 4, 2, 2);">
            <text:p>insert into game_score (id, matchid, squad, goals, points, time_type) values (509, 128, 596, 4, 2, 2);</text:p>
          </table:table-cell>
          <table:table-cell table:number-columns-repeated="1017"/>
        </table:table-row>
        <table:table-row table:style-name="ro2">
          <table:table-cell table:style-name="ce3" table:formula="of:=[.A194]+1" office:value-type="float" office:value="510">
            <text:p>510</text:p>
          </table:table-cell>
          <table:table-cell table:style-name="ce3" table:formula="of:=[.B194]" office:value-type="float" office:value="128">
            <text:p>128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510, 128, 596, null, 0, 1);">
            <text:p>insert into game_score (id, matchid, squad, goals, points, time_type) values (510, 128, 596, null, 0, 1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511">
            <text:p>511</text:p>
          </table:table-cell>
          <table:table-cell table:style-name="ce3" table:formula="of:=[.B194]" office:value-type="float" office:value="128">
            <text:p>128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511, 128, 1268, 1, 0, 2);">
            <text:p>insert into game_score (id, matchid, squad, goals, points, time_type) values (511, 128, 1268, 1, 0, 2);</text:p>
          </table:table-cell>
          <table:table-cell table:number-columns-repeated="1017"/>
        </table:table-row>
        <table:table-row table:style-name="ro2">
          <table:table-cell table:style-name="ce3" table:formula="of:=[.A196]+1" office:value-type="float" office:value="512">
            <text:p>512</text:p>
          </table:table-cell>
          <table:table-cell table:style-name="ce3" table:formula="of:=[.B194]" office:value-type="float" office:value="128">
            <text:p>128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512, 128, 1268, null, 0, 1);">
            <text:p>insert into game_score (id, matchid, squad, goals, points, time_type) values (512, 128, 1268, null, 0, 1);</text:p>
          </table:table-cell>
          <table:table-cell table:number-columns-repeated="1017"/>
        </table:table-row>
        <table:table-row table:style-name="ro2">
          <table:table-cell table:style-name="ce4" table:formula="of:=[.A197]+1" office:value-type="float" office:value="513">
            <text:p>513</text:p>
          </table:table-cell>
          <table:table-cell table:style-name="ce4" table:formula="of:=[.B194]+1" office:value-type="float" office:value="129">
            <text:p>12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513, 129, 1868, 1, 2, 2);">
            <text:p>insert into game_score (id, matchid, squad, goals, points, time_type) values (513, 129, 1868, 1, 2, 2);</text:p>
          </table:table-cell>
          <table:table-cell table:number-columns-repeated="1017"/>
        </table:table-row>
        <table:table-row table:style-name="ro2">
          <table:table-cell table:style-name="ce4" table:formula="of:=[.A198]+1" office:value-type="float" office:value="514">
            <text:p>514</text:p>
          </table:table-cell>
          <table:table-cell table:style-name="ce4" table:formula="of:=[.B198]" office:value-type="float" office:value="129">
            <text:p>12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514, 129, 1868, null, 0, 1);">
            <text:p>insert into game_score (id, matchid, squad, goals, points, time_type) values (514, 129, 1868, null, 0, 1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515">
            <text:p>515</text:p>
          </table:table-cell>
          <table:table-cell table:style-name="ce4" table:formula="of:=[.B198]" office:value-type="float" office:value="129">
            <text:p>129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515, 129, 597, 0, 0, 2);">
            <text:p>insert into game_score (id, matchid, squad, goals, points, time_type) values (515, 129, 597, 0, 0, 2);</text:p>
          </table:table-cell>
          <table:table-cell table:number-columns-repeated="1017"/>
        </table:table-row>
        <table:table-row table:style-name="ro2">
          <table:table-cell table:style-name="ce4" table:formula="of:=[.A200]+1" office:value-type="float" office:value="516">
            <text:p>516</text:p>
          </table:table-cell>
          <table:table-cell table:style-name="ce4" table:formula="of:=[.B198]" office:value-type="float" office:value="129">
            <text:p>129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516, 129, 597, 0, 0, 1);">
            <text:p>insert into game_score (id, matchid, squad, goals, points, time_type) values (516, 129, 597, 0, 0, 1);</text:p>
          </table:table-cell>
          <table:table-cell table:number-columns-repeated="1017"/>
        </table:table-row>
        <table:table-row table:style-name="ro2">
          <table:table-cell table:style-name="ce3" table:formula="of:=[.A201]+1" office:value-type="float" office:value="517">
            <text:p>517</text:p>
          </table:table-cell>
          <table:table-cell table:style-name="ce3" table:formula="of:=[.B198]+1" office:value-type="float" office:value="130">
            <text:p>130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517, 130, 596, 4, 2, 2);">
            <text:p>insert into game_score (id, matchid, squad, goals, points, time_type) values (517, 130, 596, 4, 2, 2);</text:p>
          </table:table-cell>
          <table:table-cell table:number-columns-repeated="1017"/>
        </table:table-row>
        <table:table-row table:style-name="ro2">
          <table:table-cell table:style-name="ce3" table:formula="of:=[.A202]+1" office:value-type="float" office:value="518">
            <text:p>518</text:p>
          </table:table-cell>
          <table:table-cell table:style-name="ce3" table:formula="of:=[.B202]" office:value-type="float" office:value="130">
            <text:p>13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518, 130, 596, null, 0, 1);">
            <text:p>insert into game_score (id, matchid, squad, goals, points, time_type) values (518, 130, 596, null, 0, 1);</text:p>
          </table:table-cell>
          <table:table-cell table:number-columns-repeated="1017"/>
        </table:table-row>
        <table:table-row table:style-name="ro2">
          <table:table-cell table:style-name="ce3" table:formula="of:=[.A203]+1" office:value-type="float" office:value="519">
            <text:p>519</text:p>
          </table:table-cell>
          <table:table-cell table:style-name="ce3" table:formula="of:=[.B202]" office:value-type="float" office:value="130">
            <text:p>130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519, 130, 597, 1, 0, 2);">
            <text:p>insert into game_score (id, matchid, squad, goals, points, time_type) values (519, 130, 597, 1, 0, 2);</text:p>
          </table:table-cell>
          <table:table-cell table:number-columns-repeated="1017"/>
        </table:table-row>
        <table:table-row table:style-name="ro2">
          <table:table-cell table:style-name="ce3" table:formula="of:=[.A204]+1" office:value-type="float" office:value="520">
            <text:p>520</text:p>
          </table:table-cell>
          <table:table-cell table:style-name="ce3" table:formula="of:=[.B202]" office:value-type="float" office:value="130">
            <text:p>130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520, 130, 597, null, 0, 1);">
            <text:p>insert into game_score (id, matchid, squad, goals, points, time_type) values (520, 130, 597, null, 0, 1);</text:p>
          </table:table-cell>
          <table:table-cell table:number-columns-repeated="1017"/>
        </table:table-row>
        <table:table-row table:style-name="ro2">
          <table:table-cell table:style-name="ce4" table:formula="of:=[.A205]+1" office:value-type="float" office:value="521">
            <text:p>521</text:p>
          </table:table-cell>
          <table:table-cell table:style-name="ce4" table:formula="of:=[.B202]+1" office:value-type="float" office:value="131">
            <text:p>13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521, 131, 1868, 7, 2, 2);">
            <text:p>insert into game_score (id, matchid, squad, goals, points, time_type) values (521, 131, 1868, 7, 2, 2);</text:p>
          </table:table-cell>
          <table:table-cell table:number-columns-repeated="1017"/>
        </table:table-row>
        <table:table-row table:style-name="ro2">
          <table:table-cell table:style-name="ce4" table:formula="of:=[.A206]+1" office:value-type="float" office:value="522">
            <text:p>522</text:p>
          </table:table-cell>
          <table:table-cell table:style-name="ce4" table:formula="of:=[.B206]" office:value-type="float" office:value="131">
            <text:p>13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522, 131, 1868, null, 0, 1);">
            <text:p>insert into game_score (id, matchid, squad, goals, points, time_type) values (522, 131, 1868, null, 0, 1);</text:p>
          </table:table-cell>
          <table:table-cell table:number-columns-repeated="1017"/>
        </table:table-row>
        <table:table-row table:style-name="ro2">
          <table:table-cell table:style-name="ce4" table:formula="of:=[.A207]+1" office:value-type="float" office:value="523">
            <text:p>523</text:p>
          </table:table-cell>
          <table:table-cell table:style-name="ce4" table:formula="of:=[.B206]" office:value-type="float" office:value="131">
            <text:p>131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523, 131, 1268, 0, 0, 2);">
            <text:p>insert into game_score (id, matchid, squad, goals, points, time_type) values (523, 131, 1268, 0, 0, 2);</text:p>
          </table:table-cell>
          <table:table-cell table:number-columns-repeated="1017"/>
        </table:table-row>
        <table:table-row table:style-name="ro2">
          <table:table-cell table:style-name="ce4" table:formula="of:=[.A208]+1" office:value-type="float" office:value="524">
            <text:p>524</text:p>
          </table:table-cell>
          <table:table-cell table:style-name="ce4" table:formula="of:=[.B206]" office:value-type="float" office:value="131">
            <text:p>131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524, 131, 1268, 0, 0, 1);">
            <text:p>insert into game_score (id, matchid, squad, goals, points, time_type) values (524, 131, 1268, 0, 0, 1);</text:p>
          </table:table-cell>
          <table:table-cell table:number-columns-repeated="1017"/>
        </table:table-row>
        <table:table-row table:style-name="ro2">
          <table:table-cell table:style-name="ce3" table:formula="of:=[.A209]+1" office:value-type="float" office:value="525">
            <text:p>525</text:p>
          </table:table-cell>
          <table:table-cell table:style-name="ce3" table:formula="of:=[.B206]+1" office:value-type="float" office:value="132">
            <text:p>132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525, 132, 590, 1, 2, 2);">
            <text:p>insert into game_score (id, matchid, squad, goals, points, time_type) values (525, 132, 590, 1, 2, 2);</text:p>
          </table:table-cell>
          <table:table-cell table:number-columns-repeated="1017"/>
        </table:table-row>
        <table:table-row table:style-name="ro2">
          <table:table-cell table:style-name="ce3" table:formula="of:=[.A210]+1" office:value-type="float" office:value="526">
            <text:p>526</text:p>
          </table:table-cell>
          <table:table-cell table:style-name="ce3" table:formula="of:=[.B210]" office:value-type="float" office:value="132">
            <text:p>132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526, 132, 590, null, 0, 1);">
            <text:p>insert into game_score (id, matchid, squad, goals, points, time_type) values (526, 132, 590, null, 0, 1);</text:p>
          </table:table-cell>
          <table:table-cell table:number-columns-repeated="1017"/>
        </table:table-row>
        <table:table-row table:style-name="ro2">
          <table:table-cell table:style-name="ce3" table:formula="of:=[.A211]+1" office:value-type="float" office:value="527">
            <text:p>527</text:p>
          </table:table-cell>
          <table:table-cell table:style-name="ce3" table:formula="of:=[.B210]" office:value-type="float" office:value="132">
            <text:p>132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527, 132, 1784, 0, 0, 2);">
            <text:p>insert into game_score (id, matchid, squad, goals, points, time_type) values (527, 132, 1784, 0, 0, 2);</text:p>
          </table:table-cell>
          <table:table-cell table:number-columns-repeated="1017"/>
        </table:table-row>
        <table:table-row table:style-name="ro2">
          <table:table-cell table:style-name="ce3" table:formula="of:=[.A212]+1" office:value-type="float" office:value="528">
            <text:p>528</text:p>
          </table:table-cell>
          <table:table-cell table:style-name="ce3" table:formula="of:=[.B210]" office:value-type="float" office:value="132">
            <text:p>132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528, 132, 1784, 0, 0, 1);">
            <text:p>insert into game_score (id, matchid, squad, goals, points, time_type) values (528, 132, 1784, 0, 0, 1);</text:p>
          </table:table-cell>
          <table:table-cell table:number-columns-repeated="1017"/>
        </table:table-row>
        <table:table-row table:style-name="ro2">
          <table:table-cell table:style-name="ce4" table:formula="of:=[.A213]+1" office:value-type="float" office:value="529">
            <text:p>529</text:p>
          </table:table-cell>
          <table:table-cell table:style-name="ce4" table:formula="of:=[.B210]+1" office:value-type="float" office:value="133">
            <text:p>133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529, 133, 1876, 0, 1, 2);">
            <text:p>insert into game_score (id, matchid, squad, goals, points, time_type) values (529, 133, 1876, 0, 1, 2);</text:p>
          </table:table-cell>
          <table:table-cell table:number-columns-repeated="1017"/>
        </table:table-row>
        <table:table-row table:style-name="ro2">
          <table:table-cell table:style-name="ce4" table:formula="of:=[.A214]+1" office:value-type="float" office:value="530">
            <text:p>530</text:p>
          </table:table-cell>
          <table:table-cell table:style-name="ce4" table:formula="of:=[.B214]" office:value-type="float" office:value="133">
            <text:p>133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530, 133, 1876, 0, 0, 1);">
            <text:p>insert into game_score (id, matchid, squad, goals, points, time_type) values (530, 133, 1876, 0, 0, 1);</text:p>
          </table:table-cell>
          <table:table-cell table:number-columns-repeated="1017"/>
        </table:table-row>
        <table:table-row table:style-name="ro2">
          <table:table-cell table:style-name="ce4" table:formula="of:=[.A215]+1" office:value-type="float" office:value="531">
            <text:p>531</text:p>
          </table:table-cell>
          <table:table-cell table:style-name="ce4" table:formula="of:=[.B214]" office:value-type="float" office:value="133">
            <text:p>133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531, 133, 53, 0, 1, 2);">
            <text:p>insert into game_score (id, matchid, squad, goals, points, time_type) values (531, 133, 53, 0, 1, 2);</text:p>
          </table:table-cell>
          <table:table-cell table:number-columns-repeated="1017"/>
        </table:table-row>
        <table:table-row table:style-name="ro2">
          <table:table-cell table:style-name="ce4" table:formula="of:=[.A216]+1" office:value-type="float" office:value="532">
            <text:p>532</text:p>
          </table:table-cell>
          <table:table-cell table:style-name="ce4" table:formula="of:=[.B214]" office:value-type="float" office:value="133">
            <text:p>133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532, 133, 53, 0, 0, 1);">
            <text:p>insert into game_score (id, matchid, squad, goals, points, time_type) values (532, 133, 53, 0, 0, 1);</text:p>
          </table:table-cell>
          <table:table-cell table:number-columns-repeated="1017"/>
        </table:table-row>
        <table:table-row table:style-name="ro2">
          <table:table-cell table:style-name="ce3" table:formula="of:=[.A217]+1" office:value-type="float" office:value="533">
            <text:p>533</text:p>
          </table:table-cell>
          <table:table-cell table:style-name="ce3" table:formula="of:=[.B214]+1" office:value-type="float" office:value="134">
            <text:p>134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533, 134, 53, 1, 2, 2);">
            <text:p>insert into game_score (id, matchid, squad, goals, points, time_type) values (533, 134, 53, 1, 2, 2);</text:p>
          </table:table-cell>
          <table:table-cell table:number-columns-repeated="1017"/>
        </table:table-row>
        <table:table-row table:style-name="ro2">
          <table:table-cell table:style-name="ce3" table:formula="of:=[.A218]+1" office:value-type="float" office:value="534">
            <text:p>534</text:p>
          </table:table-cell>
          <table:table-cell table:style-name="ce3" table:formula="of:=[.B218]" office:value-type="float" office:value="134">
            <text:p>134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534, 134, 53, null, 0, 1);">
            <text:p>insert into game_score (id, matchid, squad, goals, points, time_type) values (534, 134, 53, null, 0, 1);</text:p>
          </table:table-cell>
          <table:table-cell table:number-columns-repeated="1017"/>
        </table:table-row>
        <table:table-row table:style-name="ro2">
          <table:table-cell table:style-name="ce3" table:formula="of:=[.A219]+1" office:value-type="float" office:value="535">
            <text:p>535</text:p>
          </table:table-cell>
          <table:table-cell table:style-name="ce3" table:formula="of:=[.B218]" office:value-type="float" office:value="134">
            <text:p>134</text:p>
          </table:table-cell>
          <table:table-cell table:style-name="ce3" office:value-type="float" office:value="1764">
            <text:p>17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535, 134, 1764, 0, 0, 2);">
            <text:p>insert into game_score (id, matchid, squad, goals, points, time_type) values (535, 134, 1764, 0, 0, 2);</text:p>
          </table:table-cell>
          <table:table-cell table:number-columns-repeated="1017"/>
        </table:table-row>
        <table:table-row table:style-name="ro2">
          <table:table-cell table:style-name="ce3" table:formula="of:=[.A220]+1" office:value-type="float" office:value="536">
            <text:p>536</text:p>
          </table:table-cell>
          <table:table-cell table:style-name="ce3" table:formula="of:=[.B218]" office:value-type="float" office:value="134">
            <text:p>134</text:p>
          </table:table-cell>
          <table:table-cell table:style-name="ce3" office:value-type="float" office:value="1764">
            <text:p>17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536, 134, 1764, 0, 0, 1);">
            <text:p>insert into game_score (id, matchid, squad, goals, points, time_type) values (536, 134, 1764, 0, 0, 1);</text:p>
          </table:table-cell>
          <table:table-cell table:number-columns-repeated="1017"/>
        </table:table-row>
        <table:table-row table:style-name="ro2">
          <table:table-cell table:style-name="ce4" table:formula="of:=[.A221]+1" office:value-type="float" office:value="537">
            <text:p>537</text:p>
          </table:table-cell>
          <table:table-cell table:style-name="ce4" table:formula="of:=[.B218]+1" office:value-type="float" office:value="135">
            <text:p>13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537, 135, 1876, 1, 2, 2);">
            <text:p>insert into game_score (id, matchid, squad, goals, points, time_type) values (537, 135, 1876, 1, 2, 2);</text:p>
          </table:table-cell>
          <table:table-cell table:number-columns-repeated="1017"/>
        </table:table-row>
        <table:table-row table:style-name="ro2">
          <table:table-cell table:style-name="ce4" table:formula="of:=[.A222]+1" office:value-type="float" office:value="538">
            <text:p>538</text:p>
          </table:table-cell>
          <table:table-cell table:style-name="ce4" table:formula="of:=[.B222]" office:value-type="float" office:value="135">
            <text:p>135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538, 135, 1876, null, 0, 1);">
            <text:p>insert into game_score (id, matchid, squad, goals, points, time_type) values (538, 135, 1876, null, 0, 1);</text:p>
          </table:table-cell>
          <table:table-cell table:number-columns-repeated="1017"/>
        </table:table-row>
        <table:table-row table:style-name="ro2">
          <table:table-cell table:style-name="ce4" table:formula="of:=[.A223]+1" office:value-type="float" office:value="539">
            <text:p>539</text:p>
          </table:table-cell>
          <table:table-cell table:style-name="ce4" table:formula="of:=[.B222]" office:value-type="float" office:value="135">
            <text:p>135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539, 135, 590, 0, 0, 2);">
            <text:p>insert into game_score (id, matchid, squad, goals, points, time_type) values (539, 135, 590, 0, 0, 2);</text:p>
          </table:table-cell>
          <table:table-cell table:number-columns-repeated="1017"/>
        </table:table-row>
        <table:table-row table:style-name="ro2">
          <table:table-cell table:style-name="ce4" table:formula="of:=[.A224]+1" office:value-type="float" office:value="540">
            <text:p>540</text:p>
          </table:table-cell>
          <table:table-cell table:style-name="ce4" table:formula="of:=[.B222]" office:value-type="float" office:value="135">
            <text:p>135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540, 135, 590, 0, 0, 1);">
            <text:p>insert into game_score (id, matchid, squad, goals, points, time_type) values (540, 135, 590, 0, 0, 1);</text:p>
          </table:table-cell>
          <table:table-cell table:number-columns-repeated="1017"/>
        </table:table-row>
        <table:table-row table:style-name="ro2">
          <table:table-cell table:style-name="ce3" table:formula="of:=[.A225]+1" office:value-type="float" office:value="541">
            <text:p>541</text:p>
          </table:table-cell>
          <table:table-cell table:style-name="ce3" table:formula="of:=[.B222]+1" office:value-type="float" office:value="136">
            <text:p>136</text:p>
          </table:table-cell>
          <table:table-cell table:style-name="ce3" office:value-type="float" office:value="53">
            <text:p>5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541, 136, 53, 2, 2, 2);">
            <text:p>insert into game_score (id, matchid, squad, goals, points, time_type) values (541, 136, 53, 2, 2, 2);</text:p>
          </table:table-cell>
          <table:table-cell table:number-columns-repeated="1017"/>
        </table:table-row>
        <table:table-row table:style-name="ro2">
          <table:table-cell table:style-name="ce3" table:formula="of:=[.A226]+1" office:value-type="float" office:value="542">
            <text:p>542</text:p>
          </table:table-cell>
          <table:table-cell table:style-name="ce3" table:formula="of:=[.B226]" office:value-type="float" office:value="136">
            <text:p>136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542, 136, 53, null, 0, 1);">
            <text:p>insert into game_score (id, matchid, squad, goals, points, time_type) values (542, 136, 53, null, 0, 1);</text:p>
          </table:table-cell>
          <table:table-cell table:number-columns-repeated="1017"/>
        </table:table-row>
        <table:table-row table:style-name="ro2">
          <table:table-cell table:style-name="ce3" table:formula="of:=[.A227]+1" office:value-type="float" office:value="543">
            <text:p>543</text:p>
          </table:table-cell>
          <table:table-cell table:style-name="ce3" table:formula="of:=[.B226]" office:value-type="float" office:value="136">
            <text:p>136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543, 136, 590, 0, 0, 2);">
            <text:p>insert into game_score (id, matchid, squad, goals, points, time_type) values (543, 136, 590, 0, 0, 2);</text:p>
          </table:table-cell>
          <table:table-cell table:number-columns-repeated="1017"/>
        </table:table-row>
        <table:table-row table:style-name="ro2">
          <table:table-cell table:style-name="ce3" table:formula="of:=[.A228]+1" office:value-type="float" office:value="544">
            <text:p>544</text:p>
          </table:table-cell>
          <table:table-cell table:style-name="ce3" table:formula="of:=[.B226]" office:value-type="float" office:value="136">
            <text:p>136</text:p>
          </table:table-cell>
          <table:table-cell table:style-name="ce3" office:value-type="float" office:value="590">
            <text:p>5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544, 136, 590, 0, 0, 1);">
            <text:p>insert into game_score (id, matchid, squad, goals, points, time_type) values (544, 136, 590, 0, 0, 1);</text:p>
          </table:table-cell>
          <table:table-cell table:number-columns-repeated="1017"/>
        </table:table-row>
        <table:table-row table:style-name="ro2">
          <table:table-cell table:style-name="ce4" table:formula="of:=[.A229]+1" office:value-type="float" office:value="545">
            <text:p>545</text:p>
          </table:table-cell>
          <table:table-cell table:style-name="ce4" table:formula="of:=[.B226]+1" office:value-type="float" office:value="137">
            <text:p>137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545, 137, 1876, 2, 2, 2);">
            <text:p>insert into game_score (id, matchid, squad, goals, points, time_type) values (545, 137, 1876, 2, 2, 2);</text:p>
          </table:table-cell>
          <table:table-cell table:number-columns-repeated="1017"/>
        </table:table-row>
        <table:table-row table:style-name="ro2">
          <table:table-cell table:style-name="ce4" table:formula="of:=[.A230]+1" office:value-type="float" office:value="546">
            <text:p>546</text:p>
          </table:table-cell>
          <table:table-cell table:style-name="ce4" table:formula="of:=[.B230]" office:value-type="float" office:value="137">
            <text:p>137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546, 137, 1876, null, 0, 1);">
            <text:p>insert into game_score (id, matchid, squad, goals, points, time_type) values (546, 137, 1876, null, 0, 1);</text:p>
          </table:table-cell>
          <table:table-cell table:number-columns-repeated="1017"/>
        </table:table-row>
        <table:table-row table:style-name="ro2">
          <table:table-cell table:style-name="ce4" table:formula="of:=[.A231]+1" office:value-type="float" office:value="547">
            <text:p>547</text:p>
          </table:table-cell>
          <table:table-cell table:style-name="ce4" table:formula="of:=[.B230]" office:value-type="float" office:value="137">
            <text:p>137</text:p>
          </table:table-cell>
          <table:table-cell table:style-name="Default" office:value-type="float" office:value="1764">
            <text:p>17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547, 137, 1764, 0, 0, 2);">
            <text:p>insert into game_score (id, matchid, squad, goals, points, time_type) values (547, 137, 1764, 0, 0, 2);</text:p>
          </table:table-cell>
          <table:table-cell table:number-columns-repeated="1017"/>
        </table:table-row>
        <table:table-row table:style-name="ro2">
          <table:table-cell table:style-name="ce4" table:formula="of:=[.A232]+1" office:value-type="float" office:value="548">
            <text:p>548</text:p>
          </table:table-cell>
          <table:table-cell table:style-name="ce4" table:formula="of:=[.B230]" office:value-type="float" office:value="137">
            <text:p>137</text:p>
          </table:table-cell>
          <table:table-cell table:style-name="Default" office:value-type="float" office:value="1764">
            <text:p>17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548, 137, 1764, 0, 0, 1);">
            <text:p>insert into game_score (id, matchid, squad, goals, points, time_type) values (548, 137, 1764, 0, 0, 1);</text:p>
          </table:table-cell>
          <table:table-cell table:number-columns-repeated="1017"/>
        </table:table-row>
        <table:table-row table:style-name="ro2">
          <table:table-cell table:style-name="ce3" table:formula="of:=[.A233]+1" office:value-type="float" office:value="549">
            <text:p>549</text:p>
          </table:table-cell>
          <table:table-cell table:style-name="ce3" table:formula="of:=[.B230]+1" office:value-type="float" office:value="138">
            <text:p>138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549, 138, 1876, 1, 2, 2);">
            <text:p>insert into game_score (id, matchid, squad, goals, points, time_type) values (549, 138, 1876, 1, 2, 2);</text:p>
          </table:table-cell>
          <table:table-cell table:number-columns-repeated="1017"/>
        </table:table-row>
        <table:table-row table:style-name="ro2">
          <table:table-cell table:style-name="ce3" table:formula="of:=[.A234]+1" office:value-type="float" office:value="550">
            <text:p>550</text:p>
          </table:table-cell>
          <table:table-cell table:style-name="ce3" table:formula="of:=[.B234]" office:value-type="float" office:value="138">
            <text:p>138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550, 138, 1876, null, 0, 1);">
            <text:p>insert into game_score (id, matchid, squad, goals, points, time_type) values (550, 138, 1876, null, 0, 1);</text:p>
          </table:table-cell>
          <table:table-cell table:number-columns-repeated="1017"/>
        </table:table-row>
        <table:table-row table:style-name="ro2">
          <table:table-cell table:style-name="ce3" table:formula="of:=[.A235]+1" office:value-type="float" office:value="551">
            <text:p>551</text:p>
          </table:table-cell>
          <table:table-cell table:style-name="ce3" table:formula="of:=[.B234]" office:value-type="float" office:value="138">
            <text:p>13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551, 138, 596, 0, 0, 2);">
            <text:p>insert into game_score (id, matchid, squad, goals, points, time_type) values (551, 138, 596, 0, 0, 2);</text:p>
          </table:table-cell>
          <table:table-cell table:number-columns-repeated="1017"/>
        </table:table-row>
        <table:table-row table:style-name="ro2">
          <table:table-cell table:style-name="ce3" table:formula="of:=[.A236]+1" office:value-type="float" office:value="552">
            <text:p>552</text:p>
          </table:table-cell>
          <table:table-cell table:style-name="ce3" table:formula="of:=[.B234]" office:value-type="float" office:value="138">
            <text:p>138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7] &amp; &quot;, &quot; &amp; [.B237] &amp; &quot;, &quot; &amp; [.C237] &amp; &quot;, &quot; &amp; [.D237] &amp; &quot;, &quot; &amp; [.E237] &amp; &quot;, &quot; &amp; [.F237] &amp; &quot;);&quot;" office:value-type="string" office:string-value="insert into game_score (id, matchid, squad, goals, points, time_type) values (552, 138, 596, 0, 0, 1);">
            <text:p>insert into game_score (id, matchid, squad, goals, points, time_type) values (552, 138, 596, 0, 0, 1);</text:p>
          </table:table-cell>
          <table:table-cell table:number-columns-repeated="1017"/>
        </table:table-row>
        <table:table-row table:style-name="ro2">
          <table:table-cell table:style-name="ce4" table:formula="of:=[.A237]+1" office:value-type="float" office:value="553">
            <text:p>553</text:p>
          </table:table-cell>
          <table:table-cell table:style-name="ce4" table:formula="of:=[.B234]+1" office:value-type="float" office:value="139">
            <text:p>13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8] &amp; &quot;, &quot; &amp; [.B238] &amp; &quot;, &quot; &amp; [.C238] &amp; &quot;, &quot; &amp; [.D238] &amp; &quot;, &quot; &amp; [.E238] &amp; &quot;, &quot; &amp; [.F238] &amp; &quot;);&quot;" office:value-type="string" office:string-value="insert into game_score (id, matchid, squad, goals, points, time_type) values (553, 139, 1868, 1, 2, 2);">
            <text:p>insert into game_score (id, matchid, squad, goals, points, time_type) values (553, 139, 1868, 1, 2, 2);</text:p>
          </table:table-cell>
          <table:table-cell table:number-columns-repeated="1017"/>
        </table:table-row>
        <table:table-row table:style-name="ro2">
          <table:table-cell table:style-name="ce4" table:formula="of:=[.A238]+1" office:value-type="float" office:value="554">
            <text:p>554</text:p>
          </table:table-cell>
          <table:table-cell table:style-name="ce4" table:formula="of:=[.B238]" office:value-type="float" office:value="139">
            <text:p>139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9] &amp; &quot;, &quot; &amp; [.B239] &amp; &quot;, &quot; &amp; [.C239] &amp; &quot;, &quot; &amp; [.D239] &amp; &quot;, &quot; &amp; [.E239] &amp; &quot;, &quot; &amp; [.F239] &amp; &quot;);&quot;" office:value-type="string" office:string-value="insert into game_score (id, matchid, squad, goals, points, time_type) values (554, 139, 1868, null, 0, 1);">
            <text:p>insert into game_score (id, matchid, squad, goals, points, time_type) values (554, 139, 1868, null, 0, 1);</text:p>
          </table:table-cell>
          <table:table-cell table:number-columns-repeated="1017"/>
        </table:table-row>
        <table:table-row table:style-name="ro2">
          <table:table-cell table:style-name="ce4" table:formula="of:=[.A239]+1" office:value-type="float" office:value="555">
            <text:p>555</text:p>
          </table:table-cell>
          <table:table-cell table:style-name="ce4" table:formula="of:=[.B238]" office:value-type="float" office:value="139">
            <text:p>139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0] &amp; &quot;, &quot; &amp; [.B240] &amp; &quot;, &quot; &amp; [.C240] &amp; &quot;, &quot; &amp; [.D240] &amp; &quot;, &quot; &amp; [.E240] &amp; &quot;, &quot; &amp; [.F240] &amp; &quot;);&quot;" office:value-type="string" office:string-value="insert into game_score (id, matchid, squad, goals, points, time_type) values (555, 139, 53, 0, 0, 2);">
            <text:p>insert into game_score (id, matchid, squad, goals, points, time_type) values (555, 139, 53, 0, 0, 2);</text:p>
          </table:table-cell>
          <table:table-cell table:number-columns-repeated="1017"/>
        </table:table-row>
        <table:table-row table:style-name="ro2">
          <table:table-cell table:style-name="ce4" table:formula="of:=[.A240]+1" office:value-type="float" office:value="556">
            <text:p>556</text:p>
          </table:table-cell>
          <table:table-cell table:style-name="ce4" table:formula="of:=[.B238]" office:value-type="float" office:value="139">
            <text:p>139</text:p>
          </table:table-cell>
          <table:table-cell table:style-name="Default" office:value-type="float" office:value="53">
            <text:p>53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41] &amp; &quot;, &quot; &amp; [.B241] &amp; &quot;, &quot; &amp; [.C241] &amp; &quot;, &quot; &amp; [.D241] &amp; &quot;, &quot; &amp; [.E241] &amp; &quot;, &quot; &amp; [.F241] &amp; &quot;);&quot;" office:value-type="string" office:string-value="insert into game_score (id, matchid, squad, goals, points, time_type) values (556, 139, 53, 0, 0, 1);">
            <text:p>insert into game_score (id, matchid, squad, goals, points, time_type) values (556, 139, 53, 0, 0, 1);</text:p>
          </table:table-cell>
          <table:table-cell table:number-columns-repeated="1017"/>
        </table:table-row>
        <table:table-row table:style-name="ro2">
          <table:table-cell table:style-name="ce3" table:formula="of:=[.A241]+1" office:value-type="float" office:value="557">
            <text:p>557</text:p>
          </table:table-cell>
          <table:table-cell table:style-name="ce3" table:formula="of:=[.B238]+1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2] &amp; &quot;, &quot; &amp; [.B242] &amp; &quot;, &quot; &amp; [.C242] &amp; &quot;, &quot; &amp; [.D242] &amp; &quot;, &quot; &amp; [.E242] &amp; &quot;, &quot; &amp; [.F242] &amp; &quot;);&quot;" office:value-type="string" office:string-value="insert into game_score (id, matchid, squad, goals, points, time_type) values (557, 140, 596, null, 0, 2);">
            <text:p>insert into game_score (id, matchid, squad, goals, points, time_type) values (557, 140, 596, null, 0, 2);</text:p>
          </table:table-cell>
          <table:table-cell table:number-columns-repeated="1017"/>
        </table:table-row>
        <table:table-row table:style-name="ro2">
          <table:table-cell table:style-name="ce3" table:formula="of:=[.A242]+1" office:value-type="float" office:value="558">
            <text:p>558</text:p>
          </table:table-cell>
          <table:table-cell table:style-name="ce3" table:formula="of:=[.B242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3] &amp; &quot;, &quot; &amp; [.B243] &amp; &quot;, &quot; &amp; [.C243] &amp; &quot;, &quot; &amp; [.D243] &amp; &quot;, &quot; &amp; [.E243] &amp; &quot;, &quot; &amp; [.F243] &amp; &quot;);&quot;" office:value-type="string" office:string-value="insert into game_score (id, matchid, squad, goals, points, time_type) values (558, 140, 596, null, 0, 1);">
            <text:p>insert into game_score (id, matchid, squad, goals, points, time_type) values (558, 140, 596, null, 0, 1);</text:p>
          </table:table-cell>
          <table:table-cell table:number-columns-repeated="1017"/>
        </table:table-row>
        <table:table-row table:style-name="ro2">
          <table:table-cell table:style-name="ce3" table:formula="of:=[.A243]+1" office:value-type="float" office:value="559">
            <text:p>559</text:p>
          </table:table-cell>
          <table:table-cell table:style-name="ce3" table:formula="of:=[.B242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4] &amp; &quot;, &quot; &amp; [.B244] &amp; &quot;, &quot; &amp; [.C244] &amp; &quot;, &quot; &amp; [.D244] &amp; &quot;, &quot; &amp; [.E244] &amp; &quot;, &quot; &amp; [.F244] &amp; &quot;);&quot;" office:value-type="string" office:string-value="insert into game_score (id, matchid, squad, goals, points, time_type) values (559, 140, 53, null, 0, 2);">
            <text:p>insert into game_score (id, matchid, squad, goals, points, time_type) values (559, 140, 53, null, 0, 2);</text:p>
          </table:table-cell>
          <table:table-cell table:number-columns-repeated="1017"/>
        </table:table-row>
        <table:table-row table:style-name="ro2">
          <table:table-cell table:style-name="ce3" table:formula="of:=[.A244]+1" office:value-type="float" office:value="560">
            <text:p>560</text:p>
          </table:table-cell>
          <table:table-cell table:style-name="ce3" table:formula="of:=[.B242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5] &amp; &quot;, &quot; &amp; [.B245] &amp; &quot;, &quot; &amp; [.C245] &amp; &quot;, &quot; &amp; [.D245] &amp; &quot;, &quot; &amp; [.E245] &amp; &quot;, &quot; &amp; [.F245] &amp; &quot;);&quot;" office:value-type="string" office:string-value="insert into game_score (id, matchid, squad, goals, points, time_type) values (560, 140, 53, null, 0, 1);">
            <text:p>insert into game_score (id, matchid, squad, goals, points, time_type) values (560, 140, 53, null, 0, 1);</text:p>
          </table:table-cell>
          <table:table-cell table:number-columns-repeated="1017"/>
        </table:table-row>
        <table:table-row table:style-name="ro2">
          <table:table-cell table:style-name="ce3" table:formula="of:=[.A245]+1" office:value-type="float" office:value="561">
            <text:p>561</text:p>
          </table:table-cell>
          <table:table-cell table:style-name="ce3" table:formula="of:=[.B243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46] &amp; &quot;, &quot; &amp; [.B246] &amp; &quot;, &quot; &amp; [.C246] &amp; &quot;, &quot; &amp; [.D246] &amp; &quot;, &quot; &amp; [.E246] &amp; &quot;, &quot; &amp; [.F246] &amp; &quot;);&quot;" office:value-type="string" office:string-value="insert into game_score (id, matchid, squad, goals, points, time_type) values (561, 140, 596, 1, 1, 4);">
            <text:p>insert into game_score (id, matchid, squad, goals, points, time_type) values (561, 140, 596, 1, 1, 4);</text:p>
          </table:table-cell>
          <table:table-cell table:number-columns-repeated="1017"/>
        </table:table-row>
        <table:table-row table:style-name="ro2">
          <table:table-cell table:style-name="ce3" table:formula="of:=[.A246]+1" office:value-type="float" office:value="562">
            <text:p>562</text:p>
          </table:table-cell>
          <table:table-cell table:style-name="ce3" table:formula="of:=[.B244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47] &amp; &quot;, &quot; &amp; [.B247] &amp; &quot;, &quot; &amp; [.C247] &amp; &quot;, &quot; &amp; [.D247] &amp; &quot;, &quot; &amp; [.E247] &amp; &quot;, &quot; &amp; [.F247] &amp; &quot;);&quot;" office:value-type="string" office:string-value="insert into game_score (id, matchid, squad, goals, points, time_type) values (562, 140, 596, null, 0, 3);">
            <text:p>insert into game_score (id, matchid, squad, goals, points, time_type) values (562, 140, 596, null, 0, 3);</text:p>
          </table:table-cell>
          <table:table-cell table:number-columns-repeated="1017"/>
        </table:table-row>
        <table:table-row table:style-name="ro2">
          <table:table-cell table:style-name="ce3" table:formula="of:=[.A247]+1" office:value-type="float" office:value="563">
            <text:p>563</text:p>
          </table:table-cell>
          <table:table-cell table:style-name="ce3" table:formula="of:=[.B245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48] &amp; &quot;, &quot; &amp; [.B248] &amp; &quot;, &quot; &amp; [.C248] &amp; &quot;, &quot; &amp; [.D248] &amp; &quot;, &quot; &amp; [.E248] &amp; &quot;, &quot; &amp; [.F248] &amp; &quot;);&quot;" office:value-type="string" office:string-value="insert into game_score (id, matchid, squad, goals, points, time_type) values (563, 140, 53, 1, 1, 4);">
            <text:p>insert into game_score (id, matchid, squad, goals, points, time_type) values (563, 140, 53, 1, 1, 4);</text:p>
          </table:table-cell>
          <table:table-cell table:number-columns-repeated="1017"/>
        </table:table-row>
        <table:table-row table:style-name="ro2">
          <table:table-cell table:style-name="ce3" table:formula="of:=[.A248]+1" office:value-type="float" office:value="564">
            <text:p>564</text:p>
          </table:table-cell>
          <table:table-cell table:style-name="ce3" table:formula="of:=[.B246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49] &amp; &quot;, &quot; &amp; [.B249] &amp; &quot;, &quot; &amp; [.C249] &amp; &quot;, &quot; &amp; [.D249] &amp; &quot;, &quot; &amp; [.E249] &amp; &quot;, &quot; &amp; [.F249] &amp; &quot;);&quot;" office:value-type="string" office:string-value="insert into game_score (id, matchid, squad, goals, points, time_type) values (564, 140, 53, null, 0, 3);">
            <text:p>insert into game_score (id, matchid, squad, goals, points, time_type) values (564, 140, 53, null, 0, 3);</text:p>
          </table:table-cell>
          <table:table-cell table:number-columns-repeated="1017"/>
        </table:table-row>
        <table:table-row table:style-name="ro2">
          <table:table-cell table:style-name="ce3" table:formula="of:=[.A249]+1" office:value-type="float" office:value="565">
            <text:p>565</text:p>
          </table:table-cell>
          <table:table-cell table:style-name="ce3" table:formula="of:=[.B247]" office:value-type="float" office:value="140">
            <text:p>140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50] &amp; &quot;, &quot; &amp; [.B250] &amp; &quot;, &quot; &amp; [.C250] &amp; &quot;, &quot; &amp; [.D250] &amp; &quot;, &quot; &amp; [.E250] &amp; &quot;, &quot; &amp; [.F250] &amp; &quot;);&quot;" office:value-type="string" office:string-value="insert into game_score (id, matchid, squad, goals, points, time_type) values (565, 140, 596, 5, 0, 7);">
            <text:p>insert into game_score (id, matchid, squad, goals, points, time_type) values (565, 140, 596, 5, 0, 7);</text:p>
          </table:table-cell>
          <table:table-cell table:number-columns-repeated="1017"/>
        </table:table-row>
        <table:table-row table:style-name="ro2">
          <table:table-cell table:style-name="ce3" table:formula="of:=[.A250]+1" office:value-type="float" office:value="566">
            <text:p>566</text:p>
          </table:table-cell>
          <table:table-cell table:style-name="ce3" table:formula="of:=[.B248]" office:value-type="float" office:value="140">
            <text:p>140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51] &amp; &quot;, &quot; &amp; [.B251] &amp; &quot;, &quot; &amp; [.C251] &amp; &quot;, &quot; &amp; [.D251] &amp; &quot;, &quot; &amp; [.E251] &amp; &quot;, &quot; &amp; [.F251] &amp; &quot;);&quot;" office:value-type="string" office:string-value="insert into game_score (id, matchid, squad, goals, points, time_type) values (566, 140, 53, 3, 0, 7);">
            <text:p>insert into game_score (id, matchid, squad, goals, points, time_type) values (566, 140, 53, 3, 0, 7);</text:p>
          </table:table-cell>
          <table:table-cell table:number-columns-repeated="1017"/>
        </table:table-row>
        <table:table-row table:style-name="ro2">
          <table:table-cell table:style-name="ce4" table:formula="of:=[.A251]+1" office:value-type="float" office:value="567">
            <text:p>567</text:p>
          </table:table-cell>
          <table:table-cell table:style-name="ce4" table:formula="of:=[.B242]+1" office:value-type="float" office:value="141">
            <text:p>14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2] &amp; &quot;, &quot; &amp; [.B252] &amp; &quot;, &quot; &amp; [.C252] &amp; &quot;, &quot; &amp; [.D252] &amp; &quot;, &quot; &amp; [.E252] &amp; &quot;, &quot; &amp; [.F252] &amp; &quot;);&quot;" office:value-type="string" office:string-value="insert into game_score (id, matchid, squad, goals, points, time_type) values (567, 141, 1868, 3, 2, 2);">
            <text:p>insert into game_score (id, matchid, squad, goals, points, time_type) values (567, 141, 1868, 3, 2, 2);</text:p>
          </table:table-cell>
          <table:table-cell table:number-columns-repeated="1017"/>
        </table:table-row>
        <table:table-row table:style-name="ro2">
          <table:table-cell table:style-name="ce4" table:formula="of:=[.A252]+1" office:value-type="float" office:value="568">
            <text:p>568</text:p>
          </table:table-cell>
          <table:table-cell table:style-name="ce4" table:formula="of:=[.B252]" office:value-type="float" office:value="141">
            <text:p>141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3] &amp; &quot;, &quot; &amp; [.B253] &amp; &quot;, &quot; &amp; [.C253] &amp; &quot;, &quot; &amp; [.D253] &amp; &quot;, &quot; &amp; [.E253] &amp; &quot;, &quot; &amp; [.F253] &amp; &quot;);&quot;" office:value-type="string" office:string-value="insert into game_score (id, matchid, squad, goals, points, time_type) values (568, 141, 1868, 2, 0, 1);">
            <text:p>insert into game_score (id, matchid, squad, goals, points, time_type) values (568, 141, 1868, 2, 0, 1);</text:p>
          </table:table-cell>
          <table:table-cell table:number-columns-repeated="1017"/>
        </table:table-row>
        <table:table-row table:style-name="ro2">
          <table:table-cell table:style-name="ce4" table:formula="of:=[.A253]+1" office:value-type="float" office:value="569">
            <text:p>569</text:p>
          </table:table-cell>
          <table:table-cell table:style-name="ce4" table:formula="of:=[.B252]" office:value-type="float" office:value="141">
            <text:p>141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54] &amp; &quot;, &quot; &amp; [.B254] &amp; &quot;, &quot; &amp; [.C254] &amp; &quot;, &quot; &amp; [.D254] &amp; &quot;, &quot; &amp; [.E254] &amp; &quot;, &quot; &amp; [.F254] &amp; &quot;);&quot;" office:value-type="string" office:string-value="insert into game_score (id, matchid, squad, goals, points, time_type) values (569, 141, 1876, 1, 0, 2);">
            <text:p>insert into game_score (id, matchid, squad, goals, points, time_type) values (569, 141, 1876, 1, 0, 2);</text:p>
          </table:table-cell>
          <table:table-cell table:number-columns-repeated="1017"/>
        </table:table-row>
        <table:table-row table:style-name="ro2">
          <table:table-cell table:style-name="ce4" table:formula="of:=[.A254]+1" office:value-type="float" office:value="570">
            <text:p>570</text:p>
          </table:table-cell>
          <table:table-cell table:style-name="ce4" table:formula="of:=[.B252]" office:value-type="float" office:value="141">
            <text:p>141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5] &amp; &quot;, &quot; &amp; [.B255] &amp; &quot;, &quot; &amp; [.C255] &amp; &quot;, &quot; &amp; [.D255] &amp; &quot;, &quot; &amp; [.E255] &amp; &quot;, &quot; &amp; [.F255] &amp; &quot;);&quot;" office:value-type="string" office:string-value="insert into game_score (id, matchid, squad, goals, points, time_type) values (570, 141, 1876, 0, 0, 1);">
            <text:p>insert into game_score (id, matchid, squad, goals, points, time_type) values (570, 141, 1876, 0, 0, 1);</text:p>
          </table:table-cell>
          <table:table-cell table:number-columns-repeated="1017"/>
        </table:table-row>
        <table:table-row table:style-name="ro2" table:number-rows-repeated="1048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3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2'.A21]+1" office:value-type="float" office:value="68">
            <text:p>68</text:p>
          </table:table-cell>
          <table:table-cell office:value-type="float" office:value="1993">
            <text:p>1993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58">
            <text:p>1758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68, 1993, '1', );">
            <text:p>insert into qualifying_group_stage (id, tournament, group_code, squad) values (68, 1993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69">
            <text:p>69</text:p>
          </table:table-cell>
          <table:table-cell table:formula="of:=[.B2]" office:value-type="float" office:value="1993">
            <text:p>1993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69, 1993, '1', );">
            <text:p>insert into qualifying_group_stage (id, tournament, group_code, squad) values (69, 1993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70">
            <text:p>70</text:p>
          </table:table-cell>
          <table:table-cell table:formula="of:=[.B3]" office:value-type="float" office:value="1993">
            <text:p>1993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70, 1993, '1', );">
            <text:p>insert into qualifying_group_stage (id, tournament, group_code, squad) values (70, 1993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71">
            <text:p>71</text:p>
          </table:table-cell>
          <table:table-cell table:formula="of:=[.B4]" office:value-type="float" office:value="1993">
            <text:p>1993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71, 1993, '1', );">
            <text:p>insert into qualifying_group_stage (id, tournament, group_code, squad) values (71, 1993, '1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72">
            <text:p>72</text:p>
          </table:table-cell>
          <table:table-cell table:formula="of:=[.B5]" office:value-type="float" office:value="1993">
            <text:p>1993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72, 1993, '2', );">
            <text:p>insert into qualifying_group_stage (id, tournament, group_code, squad) values (72, 1993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73">
            <text:p>73</text:p>
          </table:table-cell>
          <table:table-cell table:formula="of:=[.B6]" office:value-type="float" office:value="1993">
            <text:p>1993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73, 1993, '2', );">
            <text:p>insert into qualifying_group_stage (id, tournament, group_code, squad) values (73, 1993, '2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4">
            <text:p>74</text:p>
          </table:table-cell>
          <table:table-cell table:formula="of:=[.B7]" office:value-type="float" office:value="1993">
            <text:p>1993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74, 1993, '2', );">
            <text:p>insert into qualifying_group_stage (id, tournament, group_code, squad) values (74, 1993, '2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75">
            <text:p>75</text:p>
          </table:table-cell>
          <table:table-cell table:formula="of:=[.B8]" office:value-type="float" office:value="1993">
            <text:p>1993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75, 1993, '3', );">
            <text:p>insert into qualifying_group_stage (id, tournament, group_code, squad) values (75, 1993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76">
            <text:p>76</text:p>
          </table:table-cell>
          <table:table-cell table:formula="of:=[.B9]" office:value-type="float" office:value="1993">
            <text:p>1993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76, 1993, '3', );">
            <text:p>insert into qualifying_group_stage (id, tournament, group_code, squad) values (76, 1993, '3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77">
            <text:p>77</text:p>
          </table:table-cell>
          <table:table-cell table:formula="of:=[.B10]" office:value-type="float" office:value="1993">
            <text:p>1993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297">
            <text:p>297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77, 1993, '3', );">
            <text:p>insert into qualifying_group_stage (id, tournament, group_code, squad) values (77, 1993, '3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78">
            <text:p>78</text:p>
          </table:table-cell>
          <table:table-cell table:formula="of:=[.B11]" office:value-type="float" office:value="1993">
            <text:p>1993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9">
            <text:p>599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78, 1993, '4', );">
            <text:p>insert into qualifying_group_stage (id, tournament, group_code, squad) values (78, 1993, '4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79">
            <text:p>79</text:p>
          </table:table-cell>
          <table:table-cell table:formula="of:=[.B12]" office:value-type="float" office:value="1993">
            <text:p>1993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79, 1993, '4', );">
            <text:p>insert into qualifying_group_stage (id, tournament, group_code, squad) values (79, 1993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80">
            <text:p>80</text:p>
          </table:table-cell>
          <table:table-cell table:formula="of:=[.B13]" office:value-type="float" office:value="1993">
            <text:p>1993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80, 1993, '4', );">
            <text:p>insert into qualifying_group_stage (id, tournament, group_code, squad) values (80, 1993, '4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81">
            <text:p>81</text:p>
          </table:table-cell>
          <table:table-cell table:formula="of:=[.B14]" office:value-type="float" office:value="1993">
            <text:p>1993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81, 1993, '4', );">
            <text:p>insert into qualifying_group_stage (id, tournament, group_code, squad) values (81, 1993, '4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82">
            <text:p>82</text:p>
          </table:table-cell>
          <table:table-cell table:formula="of:=[.B15]" office:value-type="float" office:value="1993">
            <text:p>1993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82, 1993, '5', );">
            <text:p>insert into qualifying_group_stage (id, tournament, group_code, squad) values (82, 1993, '5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83">
            <text:p>83</text:p>
          </table:table-cell>
          <table:table-cell table:formula="of:=[.B16]" office:value-type="float" office:value="1993">
            <text:p>1993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829">
            <text:p>1829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83, 1993, '5', );">
            <text:p>insert into qualifying_group_stage (id, tournament, group_code, squad) values (83, 1993, '5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84">
            <text:p>84</text:p>
          </table:table-cell>
          <table:table-cell table:formula="of:=[.B17]" office:value-type="float" office:value="1993">
            <text:p>1993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84, 1993, '5', );">
            <text:p>insert into qualifying_group_stage (id, tournament, group_code, squad) values (84, 1993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85">
            <text:p>85</text:p>
          </table:table-cell>
          <table:table-cell table:formula="of:=[.B18]" office:value-type="float" office:value="1993">
            <text:p>1993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96">
            <text:p>596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85, 1993, '6', );">
            <text:p>insert into qualifying_group_stage (id, tournament, group_code, squad) values (85, 1993, '6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86">
            <text:p>86</text:p>
          </table:table-cell>
          <table:table-cell table:formula="of:=[.B19]" office:value-type="float" office:value="1993">
            <text:p>1993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86, 1993, '6', );">
            <text:p>insert into qualifying_group_stage (id, tournament, group_code, squad) values (86, 1993, '6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87">
            <text:p>87</text:p>
          </table:table-cell>
          <table:table-cell table:formula="of:=[.B20]" office:value-type="float" office:value="1993">
            <text:p>1993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87, 1993, '6', );">
            <text:p>insert into qualifying_group_stage (id, tournament, group_code, squad) values (87, 1993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2'.A183]+1" office:value-type="float" office:value="142">
            <text:p>142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42, '1993-03-??', 1, 1473);">
            <text:p>insert into game (matchid, matchdate, game_type, country) values (142, '1993-03-??', 1, 1473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43">
            <text:p>143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4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43, '1993-03-??', 1, 1473);">
            <text:p>insert into game (matchid, matchdate, game_type, country) values (143, '1993-03-??', 1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44">
            <text:p>144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5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44, '1993-03-??', 1, 1473);">
            <text:p>insert into game (matchid, matchdate, game_type, country) values (144, '1993-03-??', 1, 1473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45">
            <text:p>145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6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45, '1993-03-??', 1, 1473);">
            <text:p>insert into game (matchid, matchdate, game_type, country) values (145, '1993-03-??', 1, 1473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46">
            <text:p>146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7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46, '1993-03-??', 1, 1473);">
            <text:p>insert into game (matchid, matchdate, game_type, country) values (146, '1993-03-??', 1, 1473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47">
            <text:p>147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28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47, '1993-03-??', 1, 1473);">
            <text:p>insert into game (matchid, matchdate, game_type, country) values (147, '1993-03-??', 1, 1473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48">
            <text:p>148</text:p>
          </table:table-cell>
          <table:table-cell table:style-name="ce5" table:formula="of:=&quot;1993-03-11&quot;" office:value-type="string" office:string-value="1993-03-11">
            <text:p>1993-03-11</text:p>
          </table:table-cell>
          <table:table-cell table:formula="of:=+[.C29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48, '1993-03-11', 1, 592);">
            <text:p>insert into game (matchid, matchdate, game_type, country) values (148, '1993-03-11', 1, 592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49">
            <text:p>149</text:p>
          </table:table-cell>
          <table:table-cell table:style-name="ce5" table:formula="of:=&quot;1993-03-11&quot;" office:value-type="string" office:string-value="1993-03-11">
            <text:p>1993-03-11</text:p>
          </table:table-cell>
          <table:table-cell table:formula="of:=+[.C30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49, '1993-03-11', 1, 592);">
            <text:p>insert into game (matchid, matchdate, game_type, country) values (149, '1993-03-11', 1, 592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50">
            <text:p>150</text:p>
          </table:table-cell>
          <table:table-cell table:style-name="ce5" table:formula="of:=&quot;1993-03-12&quot;" office:value-type="string" office:string-value="1993-03-12">
            <text:p>1993-03-12</text:p>
          </table:table-cell>
          <table:table-cell table:formula="of:=+[.C31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50, '1993-03-12', 1, 592);">
            <text:p>insert into game (matchid, matchdate, game_type, country) values (150, '1993-03-12', 1, 592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51">
            <text:p>151</text:p>
          </table:table-cell>
          <table:table-cell table:style-name="ce5" table:formula="of:=&quot;1993-03-12&quot;" office:value-type="string" office:string-value="1993-03-12">
            <text:p>1993-03-12</text:p>
          </table:table-cell>
          <table:table-cell table:formula="of:=+[.C32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51, '1993-03-12', 1, 592);">
            <text:p>insert into game (matchid, matchdate, game_type, country) values (151, '1993-03-12', 1, 592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52">
            <text:p>152</text:p>
          </table:table-cell>
          <table:table-cell table:style-name="ce5" table:formula="of:=&quot;1993-03-14&quot;" office:value-type="string" office:string-value="1993-03-14">
            <text:p>1993-03-14</text:p>
          </table:table-cell>
          <table:table-cell table:formula="of:=+[.C33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52, '1993-03-14', 1, 592);">
            <text:p>insert into game (matchid, matchdate, game_type, country) values (152, '1993-03-14', 1, 592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53">
            <text:p>153</text:p>
          </table:table-cell>
          <table:table-cell table:style-name="ce5" table:formula="of:=&quot;1993-03-14&quot;" office:value-type="string" office:string-value="1993-03-14">
            <text:p>1993-03-14</text:p>
          </table:table-cell>
          <table:table-cell table:formula="of:=+[.C34]"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53, '1993-03-14', 1, 592);">
            <text:p>insert into game (matchid, matchdate, game_type, country) values (153, '1993-03-14', 1, 592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54">
            <text:p>154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5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54, '1993-03-??', 1, 1264);">
            <text:p>insert into game (matchid, matchdate, game_type, country) values (154, '1993-03-??', 1, 1264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55">
            <text:p>155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6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55, '1993-03-??', 1, 1264);">
            <text:p>insert into game (matchid, matchdate, game_type, country) values (155, '1993-03-??', 1, 1264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156">
            <text:p>156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7]"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56, '1993-03-??', 1, 1264);">
            <text:p>insert into game (matchid, matchdate, game_type, country) values (156, '1993-03-??', 1, 1264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157">
            <text:p>157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8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57, '1993-03-??', 1, 1869);">
            <text:p>insert into game (matchid, matchdate, game_type, country) values (157, '1993-03-??', 1, 1869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158">
            <text:p>158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39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58, '1993-03-??', 1, 1869);">
            <text:p>insert into game (matchid, matchdate, game_type, country) values (158, '1993-03-??', 1, 1869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159">
            <text:p>159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40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159, '1993-03-??', 1, 1869);">
            <text:p>insert into game (matchid, matchdate, game_type, country) values (159, '1993-03-??', 1, 1869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160">
            <text:p>160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41]" office:value-type="float" office:value="1">
            <text:p>1</text:p>
          </table:table-cell>
          <table:table-cell table:style-name="Default" office:value-type="float" office:value="596">
            <text:p>596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160, '1993-03-??', 1, 596);">
            <text:p>insert into game (matchid, matchdate, game_type, country) values (160, '1993-03-??', 1, 596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161">
            <text:p>161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42]" office:value-type="float" office:value="1">
            <text:p>1</text:p>
          </table:table-cell>
          <table:table-cell table:style-name="Default" office:value-type="float" office:value="594">
            <text:p>594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161, '1993-03-??', 1, 594);">
            <text:p>insert into game (matchid, matchdate, game_type, country) values (161, '1993-03-??', 1, 594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162">
            <text:p>162</text:p>
          </table:table-cell>
          <table:table-cell table:style-name="ce5" table:formula="of:=&quot;1993-03-??&quot;" office:value-type="string" office:string-value="1993-03-??">
            <text:p>1993-03-??</text:p>
          </table:table-cell>
          <table:table-cell table:formula="of:=+[.C43]" office:value-type="float" office:value="1">
            <text:p>1</text:p>
          </table:table-cell>
          <table:table-cell table:style-name="Default" office:value-type="float" office:value="590">
            <text:p>590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162, '1993-03-??', 1, 590);">
            <text:p>insert into game (matchid, matchdate, game_type, country) values (162, '1993-03-??', 1, 59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2'.A255]+1" office:value-type="float" office:value="571">
            <text:p>571</text:p>
          </table:table-cell>
          <table:table-cell table:style-name="ce3" table:formula="of:=[.A24]" office:value-type="float" office:value="142">
            <text:p>142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571, 142, 1473, 1, 1, 2);">
            <text:p>insert into game_score (id, matchid, squad, goals, points, time_type) values (571, 142, 1473, 1, 1, 2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572">
            <text:p>572</text:p>
          </table:table-cell>
          <table:table-cell table:style-name="ce3" table:formula="of:=[.B47]" office:value-type="float" office:value="142">
            <text:p>142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572, 142, 1473, null, 0, 1);">
            <text:p>insert into game_score (id, matchid, squad, goals, points, time_type) values (572, 142, 1473, null, 0, 1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573">
            <text:p>573</text:p>
          </table:table-cell>
          <table:table-cell table:style-name="ce3" table:formula="of:=[.B47]" office:value-type="float" office:value="142">
            <text:p>142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573, 142, 1767, 1, 1, 2);">
            <text:p>insert into game_score (id, matchid, squad, goals, points, time_type) values (573, 142, 1767, 1, 1, 2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574">
            <text:p>574</text:p>
          </table:table-cell>
          <table:table-cell table:style-name="ce3" table:formula="of:=[.B48]" office:value-type="float" office:value="142">
            <text:p>142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574, 142, 1767, null, 0, 1);">
            <text:p>insert into game_score (id, matchid, squad, goals, points, time_type) values (574, 142, 1767, null, 0, 1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575">
            <text:p>575</text:p>
          </table:table-cell>
          <table:table-cell table:style-name="ce4" table:formula="of:=[.B47]+1" office:value-type="float" office:value="143">
            <text:p>143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575, 143, 1758, 1, 2, 2);">
            <text:p>insert into game_score (id, matchid, squad, goals, points, time_type) values (575, 143, 1758, 1, 2, 2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576">
            <text:p>576</text:p>
          </table:table-cell>
          <table:table-cell table:style-name="ce4" table:formula="of:=[.B51]" office:value-type="float" office:value="143">
            <text:p>143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576, 143, 1758, null, 0, 1);">
            <text:p>insert into game_score (id, matchid, squad, goals, points, time_type) values (576, 143, 1758, null, 0, 1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577">
            <text:p>577</text:p>
          </table:table-cell>
          <table:table-cell table:style-name="ce4" table:formula="of:=[.B51]" office:value-type="float" office:value="143">
            <text:p>143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77, 143, 1784, 0, 0, 2);">
            <text:p>insert into game_score (id, matchid, squad, goals, points, time_type) values (577, 143, 1784, 0, 0, 2);</text:p>
          </table:table-cell>
          <table:table-cell table:number-columns-repeated="1017"/>
        </table:table-row>
        <table:table-row table:style-name="ro2">
          <table:table-cell table:style-name="ce4" table:formula="of:=[.A53]+1" office:value-type="float" office:value="578">
            <text:p>578</text:p>
          </table:table-cell>
          <table:table-cell table:style-name="ce4" table:formula="of:=[.B51]" office:value-type="float" office:value="143">
            <text:p>143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78, 143, 1784, 0, 0, 1);">
            <text:p>insert into game_score (id, matchid, squad, goals, points, time_type) values (578, 143, 1784, 0, 0, 1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579">
            <text:p>579</text:p>
          </table:table-cell>
          <table:table-cell table:style-name="ce3" table:formula="of:=[.B51]+1" office:value-type="float" office:value="144">
            <text:p>144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79, 144, 1473, 1, 1, 2);">
            <text:p>insert into game_score (id, matchid, squad, goals, points, time_type) values (579, 144, 1473, 1, 1, 2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580">
            <text:p>580</text:p>
          </table:table-cell>
          <table:table-cell table:style-name="ce3" table:formula="of:=[.B55]" office:value-type="float" office:value="144">
            <text:p>144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80, 144, 1473, null, 0, 1);">
            <text:p>insert into game_score (id, matchid, squad, goals, points, time_type) values (580, 144, 1473, null, 0, 1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581">
            <text:p>581</text:p>
          </table:table-cell>
          <table:table-cell table:style-name="ce3" table:formula="of:=[.B55]" office:value-type="float" office:value="144">
            <text:p>144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81, 144, 1784, 1, 1, 2);">
            <text:p>insert into game_score (id, matchid, squad, goals, points, time_type) values (581, 144, 1784, 1, 1, 2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582">
            <text:p>582</text:p>
          </table:table-cell>
          <table:table-cell table:style-name="ce3" table:formula="of:=[.B55]" office:value-type="float" office:value="144">
            <text:p>144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82, 144, 1784, null, 0, 1);">
            <text:p>insert into game_score (id, matchid, squad, goals, points, time_type) values (582, 144, 1784, null, 0, 1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583">
            <text:p>583</text:p>
          </table:table-cell>
          <table:table-cell table:style-name="ce4" table:formula="of:=[.B55]+1" office:value-type="float" office:value="145">
            <text:p>145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83, 145, 1758, 4, 2, 2);">
            <text:p>insert into game_score (id, matchid, squad, goals, points, time_type) values (583, 145, 1758, 4, 2, 2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84">
            <text:p>584</text:p>
          </table:table-cell>
          <table:table-cell table:style-name="ce4" table:formula="of:=[.B59]" office:value-type="float" office:value="145">
            <text:p>145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84, 145, 1758, null, 0, 1);">
            <text:p>insert into game_score (id, matchid, squad, goals, points, time_type) values (584, 145, 1758, null, 0, 1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85">
            <text:p>585</text:p>
          </table:table-cell>
          <table:table-cell table:style-name="ce4" table:formula="of:=[.B59]" office:value-type="float" office:value="145">
            <text:p>1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85, 145, 1767, 2, 0, 2);">
            <text:p>insert into game_score (id, matchid, squad, goals, points, time_type) values (585, 145, 1767, 2, 0, 2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586">
            <text:p>586</text:p>
          </table:table-cell>
          <table:table-cell table:style-name="ce4" table:formula="of:=[.B59]" office:value-type="float" office:value="145">
            <text:p>145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86, 145, 1767, null, 0, 1);">
            <text:p>insert into game_score (id, matchid, squad, goals, points, time_type) values (586, 145, 1767, null, 0, 1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587">
            <text:p>587</text:p>
          </table:table-cell>
          <table:table-cell table:style-name="ce3" table:formula="of:=[.B59]+1" office:value-type="float" office:value="146">
            <text:p>146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87, 146, 1473, 0, 0, 2);">
            <text:p>insert into game_score (id, matchid, squad, goals, points, time_type) values (587, 146, 1473, 0, 0, 2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588">
            <text:p>588</text:p>
          </table:table-cell>
          <table:table-cell table:style-name="ce3" table:formula="of:=[.B63]" office:value-type="float" office:value="146">
            <text:p>146</text:p>
          </table:table-cell>
          <table:table-cell table:style-name="ce3" office:value-type="float" office:value="1473">
            <text:p>147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88, 146, 1473, 0, 0, 1);">
            <text:p>insert into game_score (id, matchid, squad, goals, points, time_type) values (588, 146, 1473, 0, 0, 1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589">
            <text:p>589</text:p>
          </table:table-cell>
          <table:table-cell table:style-name="ce3" table:formula="of:=[.B63]" office:value-type="float" office:value="146">
            <text:p>146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89, 146, 1758, 1, 2, 2);">
            <text:p>insert into game_score (id, matchid, squad, goals, points, time_type) values (589, 146, 1758, 1, 2, 2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590">
            <text:p>590</text:p>
          </table:table-cell>
          <table:table-cell table:style-name="ce3" table:formula="of:=[.B63]" office:value-type="float" office:value="146">
            <text:p>146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90, 146, 1758, null, 0, 1);">
            <text:p>insert into game_score (id, matchid, squad, goals, points, time_type) values (590, 146, 1758, null, 0, 1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591">
            <text:p>591</text:p>
          </table:table-cell>
          <table:table-cell table:style-name="ce4" table:formula="of:=[.B63]+1" office:value-type="float" office:value="147">
            <text:p>147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91, 147, 1784, 2, 2, 2);">
            <text:p>insert into game_score (id, matchid, squad, goals, points, time_type) values (591, 147, 1784, 2, 2, 2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592">
            <text:p>592</text:p>
          </table:table-cell>
          <table:table-cell table:style-name="ce4" table:formula="of:=[.B67]" office:value-type="float" office:value="147">
            <text:p>14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92, 147, 1784, null, 0, 1);">
            <text:p>insert into game_score (id, matchid, squad, goals, points, time_type) values (592, 147, 1784, null, 0, 1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593">
            <text:p>593</text:p>
          </table:table-cell>
          <table:table-cell table:style-name="ce4" table:formula="of:=[.B67]" office:value-type="float" office:value="147">
            <text:p>147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93, 147, 1767, 0, 0, 2);">
            <text:p>insert into game_score (id, matchid, squad, goals, points, time_type) values (593, 147, 1767, 0, 0, 2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594">
            <text:p>594</text:p>
          </table:table-cell>
          <table:table-cell table:style-name="ce4" table:formula="of:=[.B67]" office:value-type="float" office:value="147">
            <text:p>147</text:p>
          </table:table-cell>
          <table:table-cell table:style-name="Default" office:value-type="float" office:value="1767">
            <text:p>176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94, 147, 1767, 0, 0, 1);">
            <text:p>insert into game_score (id, matchid, squad, goals, points, time_type) values (594, 147, 1767, 0, 0, 1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595">
            <text:p>595</text:p>
          </table:table-cell>
          <table:table-cell table:style-name="ce3" table:formula="of:=[.B67]+1" office:value-type="float" office:value="148">
            <text:p>148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95, 148, 1787, 1, 2, 2);">
            <text:p>insert into game_score (id, matchid, squad, goals, points, time_type) values (595, 148, 1787, 1, 2, 2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596">
            <text:p>596</text:p>
          </table:table-cell>
          <table:table-cell table:style-name="ce3" table:formula="of:=[.B71]" office:value-type="float" office:value="148">
            <text:p>148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96, 148, 1787, null, 0, 1);">
            <text:p>insert into game_score (id, matchid, squad, goals, points, time_type) values (596, 148, 1787, null, 0, 1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597">
            <text:p>597</text:p>
          </table:table-cell>
          <table:table-cell table:style-name="ce3" table:formula="of:=[.B71]" office:value-type="float" office:value="148">
            <text:p>148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97, 148, 1246, 0, 0, 2);">
            <text:p>insert into game_score (id, matchid, squad, goals, points, time_type) values (597, 148, 1246, 0, 0, 2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598">
            <text:p>598</text:p>
          </table:table-cell>
          <table:table-cell table:style-name="ce3" table:formula="of:=[.B71]" office:value-type="float" office:value="148">
            <text:p>148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98, 148, 1246, 0, 0, 1);">
            <text:p>insert into game_score (id, matchid, squad, goals, points, time_type) values (598, 148, 1246, 0, 0, 1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599">
            <text:p>599</text:p>
          </table:table-cell>
          <table:table-cell table:style-name="ce4" table:formula="of:=[.B71]+1" office:value-type="float" office:value="149">
            <text:p>149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99, 149, 592, 3, 2, 2);">
            <text:p>insert into game_score (id, matchid, squad, goals, points, time_type) values (599, 149, 592, 3, 2, 2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600">
            <text:p>600</text:p>
          </table:table-cell>
          <table:table-cell table:style-name="ce4" table:formula="of:=[.B75]" office:value-type="float" office:value="149">
            <text:p>149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600, 149, 592, null, 0, 1);">
            <text:p>insert into game_score (id, matchid, squad, goals, points, time_type) values (600, 149, 592, null, 0, 1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601">
            <text:p>601</text:p>
          </table:table-cell>
          <table:table-cell table:style-name="ce4" table:formula="of:=[.B75]" office:value-type="float" office:value="149">
            <text:p>14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601, 149, 1345, 2, 0, 2);">
            <text:p>insert into game_score (id, matchid, squad, goals, points, time_type) values (601, 149, 1345, 2, 0, 2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602">
            <text:p>602</text:p>
          </table:table-cell>
          <table:table-cell table:style-name="ce4" table:formula="of:=[.B75]" office:value-type="float" office:value="149">
            <text:p>149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602, 149, 1345, null, 0, 1);">
            <text:p>insert into game_score (id, matchid, squad, goals, points, time_type) values (602, 149, 1345, null, 0, 1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603">
            <text:p>603</text:p>
          </table:table-cell>
          <table:table-cell table:style-name="ce3" table:formula="of:=[.B75]+1" office:value-type="float" office:value="150">
            <text:p>150</text:p>
          </table:table-cell>
          <table:table-cell table:style-name="ce3" office:value-type="float" office:value="1787">
            <text:p>1787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603, 150, 1787, 2, 2, 2);">
            <text:p>insert into game_score (id, matchid, squad, goals, points, time_type) values (603, 150, 1787, 2, 2, 2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604">
            <text:p>604</text:p>
          </table:table-cell>
          <table:table-cell table:style-name="ce3" table:formula="of:=[.B79]" office:value-type="float" office:value="150">
            <text:p>150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604, 150, 1787, null, 0, 1);">
            <text:p>insert into game_score (id, matchid, squad, goals, points, time_type) values (604, 150, 1787, null, 0, 1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605">
            <text:p>605</text:p>
          </table:table-cell>
          <table:table-cell table:style-name="ce3" table:formula="of:=[.B79]" office:value-type="float" office:value="150">
            <text:p>150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605, 150, 592, 0, 0, 2);">
            <text:p>insert into game_score (id, matchid, squad, goals, points, time_type) values (605, 150, 592, 0, 0, 2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606">
            <text:p>606</text:p>
          </table:table-cell>
          <table:table-cell table:style-name="ce3" table:formula="of:=[.B79]" office:value-type="float" office:value="150">
            <text:p>150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606, 150, 592, 0, 0, 1);">
            <text:p>insert into game_score (id, matchid, squad, goals, points, time_type) values (606, 150, 592, 0, 0, 1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607">
            <text:p>607</text:p>
          </table:table-cell>
          <table:table-cell table:style-name="ce4" table:formula="of:=[.B79]+1" office:value-type="float" office:value="151">
            <text:p>15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607, 151, 1246, 6, 2, 2);">
            <text:p>insert into game_score (id, matchid, squad, goals, points, time_type) values (607, 151, 1246, 6, 2, 2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608">
            <text:p>608</text:p>
          </table:table-cell>
          <table:table-cell table:style-name="ce4" table:formula="of:=[.B83]" office:value-type="float" office:value="151">
            <text:p>151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608, 151, 1246, null, 0, 1);">
            <text:p>insert into game_score (id, matchid, squad, goals, points, time_type) values (608, 151, 1246, null, 0, 1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609">
            <text:p>609</text:p>
          </table:table-cell>
          <table:table-cell table:style-name="ce4" table:formula="of:=[.B83]" office:value-type="float" office:value="151">
            <text:p>151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609, 151, 1345, 1, 0, 2);">
            <text:p>insert into game_score (id, matchid, squad, goals, points, time_type) values (609, 151, 1345, 1, 0, 2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610">
            <text:p>610</text:p>
          </table:table-cell>
          <table:table-cell table:style-name="ce4" table:formula="of:=[.B83]" office:value-type="float" office:value="151">
            <text:p>151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610, 151, 1345, null, 0, 1);">
            <text:p>insert into game_score (id, matchid, squad, goals, points, time_type) values (610, 151, 1345, null, 0, 1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611">
            <text:p>611</text:p>
          </table:table-cell>
          <table:table-cell table:style-name="ce3" table:formula="of:=[.B83]+1" office:value-type="float" office:value="152">
            <text:p>152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611, 152, 1787, 4, 2, 2);">
            <text:p>insert into game_score (id, matchid, squad, goals, points, time_type) values (611, 152, 1787, 4, 2, 2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612">
            <text:p>612</text:p>
          </table:table-cell>
          <table:table-cell table:style-name="ce3" table:formula="of:=[.B87]" office:value-type="float" office:value="152">
            <text:p>152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612, 152, 1787, null, 0, 1);">
            <text:p>insert into game_score (id, matchid, squad, goals, points, time_type) values (612, 152, 1787, null, 0, 1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613">
            <text:p>613</text:p>
          </table:table-cell>
          <table:table-cell table:style-name="ce3" table:formula="of:=[.B87]" office:value-type="float" office:value="152">
            <text:p>152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613, 152, 1345, 0, 0, 2);">
            <text:p>insert into game_score (id, matchid, squad, goals, points, time_type) values (613, 152, 1345, 0, 0, 2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614">
            <text:p>614</text:p>
          </table:table-cell>
          <table:table-cell table:style-name="ce3" table:formula="of:=[.B87]" office:value-type="float" office:value="152">
            <text:p>152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614, 152, 1345, 0, 0, 1);">
            <text:p>insert into game_score (id, matchid, squad, goals, points, time_type) values (614, 152, 1345, 0, 0, 1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615">
            <text:p>615</text:p>
          </table:table-cell>
          <table:table-cell table:style-name="ce4" table:formula="of:=[.B87]+1" office:value-type="float" office:value="153">
            <text:p>153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615, 153, 1246, 3, 2, 2);">
            <text:p>insert into game_score (id, matchid, squad, goals, points, time_type) values (615, 153, 1246, 3, 2, 2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616">
            <text:p>616</text:p>
          </table:table-cell>
          <table:table-cell table:style-name="ce4" table:formula="of:=[.B91]" office:value-type="float" office:value="153">
            <text:p>153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616, 153, 1246, null, 0, 1);">
            <text:p>insert into game_score (id, matchid, squad, goals, points, time_type) values (616, 153, 1246, null, 0, 1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617">
            <text:p>617</text:p>
          </table:table-cell>
          <table:table-cell table:style-name="ce4" table:formula="of:=[.B91]" office:value-type="float" office:value="153">
            <text:p>15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617, 153, 592, 0, 0, 2);">
            <text:p>insert into game_score (id, matchid, squad, goals, points, time_type) values (617, 153, 592, 0, 0, 2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618">
            <text:p>618</text:p>
          </table:table-cell>
          <table:table-cell table:style-name="ce4" table:formula="of:=[.B91]" office:value-type="float" office:value="153">
            <text:p>153</text:p>
          </table:table-cell>
          <table:table-cell table:style-name="Default" office:value-type="float" office:value="592">
            <text:p>592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618, 153, 592, 0, 0, 1);">
            <text:p>insert into game_score (id, matchid, squad, goals, points, time_type) values (618, 153, 592, 0, 0, 1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619">
            <text:p>619</text:p>
          </table:table-cell>
          <table:table-cell table:style-name="ce3" table:formula="of:=[.B91]+1" office:value-type="float" office:value="154">
            <text:p>15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619, 154, 1264, 0, 0, 2);">
            <text:p>insert into game_score (id, matchid, squad, goals, points, time_type) values (619, 154, 1264, 0, 0, 2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620">
            <text:p>620</text:p>
          </table:table-cell>
          <table:table-cell table:style-name="ce3" table:formula="of:=[.B95]" office:value-type="float" office:value="154">
            <text:p>154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620, 154, 1264, 0, 0, 1);">
            <text:p>insert into game_score (id, matchid, squad, goals, points, time_type) values (620, 154, 1264, 0, 0, 1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621">
            <text:p>621</text:p>
          </table:table-cell>
          <table:table-cell table:style-name="ce3" table:formula="of:=[.B95]" office:value-type="float" office:value="154">
            <text:p>154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621, 154, 1268, 4, 2, 2);">
            <text:p>insert into game_score (id, matchid, squad, goals, points, time_type) values (621, 154, 1268, 4, 2, 2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622">
            <text:p>622</text:p>
          </table:table-cell>
          <table:table-cell table:style-name="ce3" table:formula="of:=[.B95]" office:value-type="float" office:value="154">
            <text:p>154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622, 154, 1268, null, 0, 1);">
            <text:p>insert into game_score (id, matchid, squad, goals, points, time_type) values (622, 154, 1268, null, 0, 1);</text:p>
          </table:table-cell>
          <table:table-cell table:number-columns-repeated="1017"/>
        </table:table-row>
        <table:table-row table:style-name="ro2">
          <table:table-cell table:style-name="ce4" table:formula="of:=[.A98]+1" office:value-type="float" office:value="623">
            <text:p>623</text:p>
          </table:table-cell>
          <table:table-cell table:style-name="ce4" table:formula="of:=[.B95]+1" office:value-type="float" office:value="155">
            <text:p>155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623, 155, 1721, 1, 2, 2);">
            <text:p>insert into game_score (id, matchid, squad, goals, points, time_type) values (623, 155, 1721, 1, 2, 2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624">
            <text:p>624</text:p>
          </table:table-cell>
          <table:table-cell table:style-name="ce4" table:formula="of:=[.B99]" office:value-type="float" office:value="155">
            <text:p>155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624, 155, 1721, null, 0, 1);">
            <text:p>insert into game_score (id, matchid, squad, goals, points, time_type) values (624, 155, 1721, null, 0, 1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625">
            <text:p>625</text:p>
          </table:table-cell>
          <table:table-cell table:style-name="ce4" table:formula="of:=[.B99]" office:value-type="float" office:value="155">
            <text:p>1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625, 155, 1268, 0, 0, 2);">
            <text:p>insert into game_score (id, matchid, squad, goals, points, time_type) values (625, 155, 1268, 0, 0, 2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626">
            <text:p>626</text:p>
          </table:table-cell>
          <table:table-cell table:style-name="ce4" table:formula="of:=[.B99]" office:value-type="float" office:value="155">
            <text:p>155</text:p>
          </table:table-cell>
          <table:table-cell table:style-name="Default" office:value-type="float" office:value="1268">
            <text:p>12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626, 155, 1268, 0, 0, 1);">
            <text:p>insert into game_score (id, matchid, squad, goals, points, time_type) values (626, 155, 1268, 0, 0, 1);</text:p>
          </table:table-cell>
          <table:table-cell table:number-columns-repeated="1017"/>
        </table:table-row>
        <table:table-row table:style-name="ro2">
          <table:table-cell table:style-name="ce3" table:formula="of:=[.A102]+1" office:value-type="float" office:value="627">
            <text:p>627</text:p>
          </table:table-cell>
          <table:table-cell table:style-name="ce3" table:formula="of:=[.B99]+1" office:value-type="float" office:value="156">
            <text:p>15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627, 156, 1264, 0, 0, 2);">
            <text:p>insert into game_score (id, matchid, squad, goals, points, time_type) values (627, 156, 1264, 0, 0, 2);</text:p>
          </table:table-cell>
          <table:table-cell table:number-columns-repeated="1017"/>
        </table:table-row>
        <table:table-row table:style-name="ro2">
          <table:table-cell table:style-name="ce3" table:formula="of:=[.A103]+1" office:value-type="float" office:value="628">
            <text:p>628</text:p>
          </table:table-cell>
          <table:table-cell table:style-name="ce3" table:formula="of:=[.B103]" office:value-type="float" office:value="156">
            <text:p>156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628, 156, 1264, 0, 0, 1);">
            <text:p>insert into game_score (id, matchid, squad, goals, points, time_type) values (628, 156, 1264, 0, 0, 1);</text:p>
          </table:table-cell>
          <table:table-cell table:number-columns-repeated="1017"/>
        </table:table-row>
        <table:table-row table:style-name="ro2">
          <table:table-cell table:style-name="ce3" table:formula="of:=[.A104]+1" office:value-type="float" office:value="629">
            <text:p>629</text:p>
          </table:table-cell>
          <table:table-cell table:style-name="ce3" table:formula="of:=[.B103]" office:value-type="float" office:value="156">
            <text:p>156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629, 156, 1721, 1, 2, 2);">
            <text:p>insert into game_score (id, matchid, squad, goals, points, time_type) values (629, 156, 1721, 1, 2, 2);</text:p>
          </table:table-cell>
          <table:table-cell table:number-columns-repeated="1017"/>
        </table:table-row>
        <table:table-row table:style-name="ro2">
          <table:table-cell table:style-name="ce3" table:formula="of:=[.A105]+1" office:value-type="float" office:value="630">
            <text:p>630</text:p>
          </table:table-cell>
          <table:table-cell table:style-name="ce3" table:formula="of:=[.B103]" office:value-type="float" office:value="156">
            <text:p>156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630, 156, 1721, null, 0, 1);">
            <text:p>insert into game_score (id, matchid, squad, goals, points, time_type) values (630, 156, 1721, null, 0, 1);</text:p>
          </table:table-cell>
          <table:table-cell table:number-columns-repeated="1017"/>
        </table:table-row>
        <table:table-row table:style-name="ro2">
          <table:table-cell table:style-name="ce4" table:formula="of:=[.A106]+1" office:value-type="float" office:value="631">
            <text:p>631</text:p>
          </table:table-cell>
          <table:table-cell table:style-name="ce4" table:formula="of:=[.B103]+1" office:value-type="float" office:value="157">
            <text:p>15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631, 157, 1784, 2, 1, 2);">
            <text:p>insert into game_score (id, matchid, squad, goals, points, time_type) values (631, 157, 1784, 2, 1, 2);</text:p>
          </table:table-cell>
          <table:table-cell table:number-columns-repeated="1017"/>
        </table:table-row>
        <table:table-row table:style-name="ro2">
          <table:table-cell table:style-name="ce4" table:formula="of:=[.A107]+1" office:value-type="float" office:value="632">
            <text:p>632</text:p>
          </table:table-cell>
          <table:table-cell table:style-name="ce4" table:formula="of:=[.B107]" office:value-type="float" office:value="157">
            <text:p>157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632, 157, 1784, null, 0, 1);">
            <text:p>insert into game_score (id, matchid, squad, goals, points, time_type) values (632, 157, 1784, null, 0, 1);</text:p>
          </table:table-cell>
          <table:table-cell table:number-columns-repeated="1017"/>
        </table:table-row>
        <table:table-row table:style-name="ro2">
          <table:table-cell table:style-name="ce4" table:formula="of:=[.A108]+1" office:value-type="float" office:value="633">
            <text:p>633</text:p>
          </table:table-cell>
          <table:table-cell table:style-name="ce4" table:formula="of:=[.B107]" office:value-type="float" office:value="157">
            <text:p>157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633, 157, 1809, 2, 1, 2);">
            <text:p>insert into game_score (id, matchid, squad, goals, points, time_type) values (633, 157, 1809, 2, 1, 2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634">
            <text:p>634</text:p>
          </table:table-cell>
          <table:table-cell table:style-name="ce4" table:formula="of:=[.B107]" office:value-type="float" office:value="157">
            <text:p>157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634, 157, 1809, null, 0, 1);">
            <text:p>insert into game_score (id, matchid, squad, goals, points, time_type) values (634, 157, 1809, null, 0, 1);</text:p>
          </table:table-cell>
          <table:table-cell table:number-columns-repeated="1017"/>
        </table:table-row>
        <table:table-row table:style-name="ro2">
          <table:table-cell table:style-name="ce3" table:formula="of:=[.A110]+1" office:value-type="float" office:value="635">
            <text:p>635</text:p>
          </table:table-cell>
          <table:table-cell table:style-name="ce3" table:formula="of:=[.B107]+1" office:value-type="float" office:value="158">
            <text:p>158</text:p>
          </table:table-cell>
          <table:table-cell table:style-name="ce3" office:value-type="float" office:value="1809">
            <text:p>1809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635, 158, 1809, 3, 2, 2);">
            <text:p>insert into game_score (id, matchid, squad, goals, points, time_type) values (635, 158, 1809, 3, 2, 2);</text:p>
          </table:table-cell>
          <table:table-cell table:number-columns-repeated="1017"/>
        </table:table-row>
        <table:table-row table:style-name="ro2">
          <table:table-cell table:style-name="ce3" table:formula="of:=[.A111]+1" office:value-type="float" office:value="636">
            <text:p>636</text:p>
          </table:table-cell>
          <table:table-cell table:style-name="ce3" table:formula="of:=[.B111]" office:value-type="float" office:value="158">
            <text:p>158</text:p>
          </table:table-cell>
          <table:table-cell table:style-name="ce3" office:value-type="float" office:value="1809">
            <text:p>18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636, 158, 1809, null, 0, 1);">
            <text:p>insert into game_score (id, matchid, squad, goals, points, time_type) values (636, 158, 1809, null, 0, 1);</text:p>
          </table:table-cell>
          <table:table-cell table:number-columns-repeated="1017"/>
        </table:table-row>
        <table:table-row table:style-name="ro2">
          <table:table-cell table:style-name="ce3" table:formula="of:=[.A112]+1" office:value-type="float" office:value="637">
            <text:p>637</text:p>
          </table:table-cell>
          <table:table-cell table:style-name="ce3" table:formula="of:=[.B111]" office:value-type="float" office:value="158">
            <text:p>158</text:p>
          </table:table-cell>
          <table:table-cell table:style-name="ce3" office:value-type="float" office:value="1284">
            <text:p>128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637, 158, 1284, 1, 0, 2);">
            <text:p>insert into game_score (id, matchid, squad, goals, points, time_type) values (637, 158, 1284, 1, 0, 2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638">
            <text:p>638</text:p>
          </table:table-cell>
          <table:table-cell table:style-name="ce3" table:formula="of:=[.B111]" office:value-type="float" office:value="158">
            <text:p>158</text:p>
          </table:table-cell>
          <table:table-cell table:style-name="ce3" office:value-type="float" office:value="1284">
            <text:p>12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638, 158, 1284, null, 0, 1);">
            <text:p>insert into game_score (id, matchid, squad, goals, points, time_type) values (638, 158, 1284, null, 0, 1);</text:p>
          </table:table-cell>
          <table:table-cell table:number-columns-repeated="1017"/>
        </table:table-row>
        <table:table-row table:style-name="ro2">
          <table:table-cell table:style-name="ce4" table:formula="of:=[.A114]+1" office:value-type="float" office:value="639">
            <text:p>639</text:p>
          </table:table-cell>
          <table:table-cell table:style-name="ce4" table:formula="of:=[.B111]+1" office:value-type="float" office:value="159">
            <text:p>15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639, 159, 1784, 5, 2, 2);">
            <text:p>insert into game_score (id, matchid, squad, goals, points, time_type) values (639, 159, 1784, 5, 2, 2);</text:p>
          </table:table-cell>
          <table:table-cell table:number-columns-repeated="1017"/>
        </table:table-row>
        <table:table-row table:style-name="ro2">
          <table:table-cell table:style-name="ce4" table:formula="of:=[.A115]+1" office:value-type="float" office:value="640">
            <text:p>640</text:p>
          </table:table-cell>
          <table:table-cell table:style-name="ce4" table:formula="of:=[.B115]" office:value-type="float" office:value="159">
            <text:p>159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640, 159, 1784, null, 0, 1);">
            <text:p>insert into game_score (id, matchid, squad, goals, points, time_type) values (640, 159, 1784, null, 0, 1);</text:p>
          </table:table-cell>
          <table:table-cell table:number-columns-repeated="1017"/>
        </table:table-row>
        <table:table-row table:style-name="ro2">
          <table:table-cell table:style-name="ce4" table:formula="of:=[.A116]+1" office:value-type="float" office:value="641">
            <text:p>641</text:p>
          </table:table-cell>
          <table:table-cell table:style-name="ce4" table:formula="of:=[.B115]" office:value-type="float" office:value="159">
            <text:p>159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641, 159, 1284, 1, 0, 2);">
            <text:p>insert into game_score (id, matchid, squad, goals, points, time_type) values (641, 159, 1284, 1, 0, 2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642">
            <text:p>642</text:p>
          </table:table-cell>
          <table:table-cell table:style-name="ce4" table:formula="of:=[.B115]" office:value-type="float" office:value="159">
            <text:p>159</text:p>
          </table:table-cell>
          <table:table-cell table:style-name="Default" office:value-type="float" office:value="1284">
            <text:p>12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642, 159, 1284, null, 0, 1);">
            <text:p>insert into game_score (id, matchid, squad, goals, points, time_type) values (642, 159, 1284, null, 0, 1);</text:p>
          </table:table-cell>
          <table:table-cell table:number-columns-repeated="1017"/>
        </table:table-row>
        <table:table-row table:style-name="ro2">
          <table:table-cell table:style-name="ce3" table:formula="of:=[.A118]+1" office:value-type="float" office:value="643">
            <text:p>643</text:p>
          </table:table-cell>
          <table:table-cell table:style-name="ce3" table:formula="of:=[.B115]+1" office:value-type="float" office:value="160">
            <text:p>160</text:p>
          </table:table-cell>
          <table:table-cell table:style-name="ce3" office:value-type="float" office:value="596">
            <text:p>5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643, 160, 596, 2, 2, 2);">
            <text:p>insert into game_score (id, matchid, squad, goals, points, time_type) values (643, 160, 596, 2, 2, 2);</text:p>
          </table:table-cell>
          <table:table-cell table:number-columns-repeated="1017"/>
        </table:table-row>
        <table:table-row table:style-name="ro2">
          <table:table-cell table:style-name="ce3" table:formula="of:=[.A119]+1" office:value-type="float" office:value="644">
            <text:p>644</text:p>
          </table:table-cell>
          <table:table-cell table:style-name="ce3" table:formula="of:=[.B119]" office:value-type="float" office:value="160">
            <text:p>160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644, 160, 596, null, 0, 1);">
            <text:p>insert into game_score (id, matchid, squad, goals, points, time_type) values (644, 160, 596, null, 0, 1);</text:p>
          </table:table-cell>
          <table:table-cell table:number-columns-repeated="1017"/>
        </table:table-row>
        <table:table-row table:style-name="ro2">
          <table:table-cell table:style-name="ce3" table:formula="of:=[.A120]+1" office:value-type="float" office:value="645">
            <text:p>645</text:p>
          </table:table-cell>
          <table:table-cell table:style-name="ce3" table:formula="of:=[.B119]" office:value-type="float" office:value="160">
            <text:p>160</text:p>
          </table:table-cell>
          <table:table-cell table:style-name="ce3" office:value-type="float" office:value="594">
            <text:p>59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645, 160, 594, 1, 0, 2);">
            <text:p>insert into game_score (id, matchid, squad, goals, points, time_type) values (645, 160, 594, 1, 0, 2);</text:p>
          </table:table-cell>
          <table:table-cell table:number-columns-repeated="1017"/>
        </table:table-row>
        <table:table-row table:style-name="ro2">
          <table:table-cell table:style-name="ce3" table:formula="of:=[.A121]+1" office:value-type="float" office:value="646">
            <text:p>646</text:p>
          </table:table-cell>
          <table:table-cell table:style-name="ce3" table:formula="of:=[.B119]" office:value-type="float" office:value="160">
            <text:p>160</text:p>
          </table:table-cell>
          <table:table-cell table:style-name="ce3" office:value-type="float" office:value="594">
            <text:p>59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646, 160, 594, null, 0, 1);">
            <text:p>insert into game_score (id, matchid, squad, goals, points, time_type) values (646, 160, 594, null, 0, 1);</text:p>
          </table:table-cell>
          <table:table-cell table:number-columns-repeated="1017"/>
        </table:table-row>
        <table:table-row table:style-name="ro2">
          <table:table-cell table:style-name="ce4" table:formula="of:=[.A122]+1" office:value-type="float" office:value="647">
            <text:p>647</text:p>
          </table:table-cell>
          <table:table-cell table:style-name="ce4" table:formula="of:=[.B119]+1" office:value-type="float" office:value="161">
            <text:p>161</text:p>
          </table:table-cell>
          <table:table-cell table:style-name="Default" office:value-type="float" office:value="594">
            <text:p>59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647, 161, 594, 2, 2, 2);">
            <text:p>insert into game_score (id, matchid, squad, goals, points, time_type) values (647, 161, 594, 2, 2, 2);</text:p>
          </table:table-cell>
          <table:table-cell table:number-columns-repeated="1017"/>
        </table:table-row>
        <table:table-row table:style-name="ro2">
          <table:table-cell table:style-name="ce4" table:formula="of:=[.A123]+1" office:value-type="float" office:value="648">
            <text:p>648</text:p>
          </table:table-cell>
          <table:table-cell table:style-name="ce4" table:formula="of:=[.B123]" office:value-type="float" office:value="161">
            <text:p>161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648, 161, 594, null, 0, 1);">
            <text:p>insert into game_score (id, matchid, squad, goals, points, time_type) values (648, 161, 594, null, 0, 1);</text:p>
          </table:table-cell>
          <table:table-cell table:number-columns-repeated="1017"/>
        </table:table-row>
        <table:table-row table:style-name="ro2">
          <table:table-cell table:style-name="ce4" table:formula="of:=[.A124]+1" office:value-type="float" office:value="649">
            <text:p>649</text:p>
          </table:table-cell>
          <table:table-cell table:style-name="ce4" table:formula="of:=[.B123]" office:value-type="float" office:value="161">
            <text:p>161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649, 161, 590, 1, 0, 2);">
            <text:p>insert into game_score (id, matchid, squad, goals, points, time_type) values (649, 161, 590, 1, 0, 2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650">
            <text:p>650</text:p>
          </table:table-cell>
          <table:table-cell table:style-name="ce4" table:formula="of:=[.B123]" office:value-type="float" office:value="161">
            <text:p>161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650, 161, 590, null, 0, 1);">
            <text:p>insert into game_score (id, matchid, squad, goals, points, time_type) values (650, 161, 590, null, 0, 1);</text:p>
          </table:table-cell>
          <table:table-cell table:number-columns-repeated="1017"/>
        </table:table-row>
        <table:table-row table:style-name="ro2">
          <table:table-cell table:style-name="ce3" table:formula="of:=[.A126]+1" office:value-type="float" office:value="651">
            <text:p>651</text:p>
          </table:table-cell>
          <table:table-cell table:style-name="ce3" table:formula="of:=[.B123]+1" office:value-type="float" office:value="162">
            <text:p>162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651, 162, 590, 1, 0, 2);">
            <text:p>insert into game_score (id, matchid, squad, goals, points, time_type) values (651, 162, 590, 1, 0, 2);</text:p>
          </table:table-cell>
          <table:table-cell table:number-columns-repeated="1017"/>
        </table:table-row>
        <table:table-row table:style-name="ro2">
          <table:table-cell table:style-name="ce3" table:formula="of:=[.A127]+1" office:value-type="float" office:value="652">
            <text:p>652</text:p>
          </table:table-cell>
          <table:table-cell table:style-name="ce3" table:formula="of:=[.B127]" office:value-type="float" office:value="162">
            <text:p>162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652, 162, 590, null, 0, 1);">
            <text:p>insert into game_score (id, matchid, squad, goals, points, time_type) values (652, 162, 590, null, 0, 1);</text:p>
          </table:table-cell>
          <table:table-cell table:number-columns-repeated="1017"/>
        </table:table-row>
        <table:table-row table:style-name="ro2">
          <table:table-cell table:style-name="ce3" table:formula="of:=[.A128]+1" office:value-type="float" office:value="653">
            <text:p>653</text:p>
          </table:table-cell>
          <table:table-cell table:style-name="ce3" table:formula="of:=[.B127]" office:value-type="float" office:value="162">
            <text:p>162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653, 162, 596, 4, 0, 2);">
            <text:p>insert into game_score (id, matchid, squad, goals, points, time_type) values (653, 162, 596, 4, 0, 2);</text:p>
          </table:table-cell>
          <table:table-cell table:number-columns-repeated="1017"/>
        </table:table-row>
        <table:table-row table:style-name="ro2">
          <table:table-cell table:style-name="ce3" table:formula="of:=[.A129]+1" office:value-type="float" office:value="654">
            <text:p>654</text:p>
          </table:table-cell>
          <table:table-cell table:style-name="ce3" table:formula="of:=[.B127]" office:value-type="float" office:value="162">
            <text:p>162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654, 162, 596, null, 0, 1);">
            <text:p>insert into game_score (id, matchid, squad, goals, points, time_type) values (654, 162, 596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32] &amp; &quot;, &quot; &amp; [.B132] &amp; &quot;, '&quot; &amp; [.C132] &amp; &quot;', &quot; &amp; [.D132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2'.A165]+1" office:value-type="float" office:value="29">
            <text:p>29</text:p>
          </table:table-cell>
          <table:table-cell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1876">
            <text:p>1876</text:p>
          </table:table-cell>
          <table:table-cell table:number-columns-repeated="2"/>
          <table:table-cell table:formula="of:=&quot;insert into group_stage (id, tournament, group_code, squad) values (&quot; &amp; [.A133] &amp; &quot;, &quot; &amp; [.B133] &amp; &quot;, '&quot; &amp; [.C133] &amp; &quot;', &quot; &amp; [.D133] &amp;  &quot;);&quot;" office:value-type="string" office:string-value="insert into group_stage (id, tournament, group_code, squad) values (29, 1993, 'A', 1876);">
            <text:p>insert into group_stage (id, tournament, group_code, squad) values (29, 1993, 'A', 1876);</text:p>
          </table:table-cell>
          <table:table-cell table:number-columns-repeated="1017"/>
        </table:table-row>
        <table:table-row table:style-name="ro2">
          <table:table-cell table:formula="of:=[.A133]+1" office:value-type="float" office:value="30">
            <text:p>30</text:p>
          </table:table-cell>
          <table:table-cell table:formula="of:=[.B133]"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1869">
            <text:p>1869</text:p>
          </table:table-cell>
          <table:table-cell table:number-columns-repeated="2"/>
          <table:table-cell table:formula="of:=&quot;insert into group_stage (id, tournament, group_code, squad) values (&quot; &amp; [.A134] &amp; &quot;, &quot; &amp; [.B134] &amp; &quot;, '&quot; &amp; [.C134] &amp; &quot;', &quot; &amp; [.D134] &amp;  &quot;);&quot;" office:value-type="string" office:string-value="insert into group_stage (id, tournament, group_code, squad) values (30, 1993, 'A', 1869);">
            <text:p>insert into group_stage (id, tournament, group_code, squad) values (30, 1993, 'A', 1869);</text:p>
          </table:table-cell>
          <table:table-cell table:number-columns-repeated="1017"/>
        </table:table-row>
        <table:table-row table:style-name="ro2">
          <table:table-cell table:formula="of:=[.A134]+1" office:value-type="float" office:value="31">
            <text:p>31</text:p>
          </table:table-cell>
          <table:table-cell table:formula="of:=[.B134]"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1787">
            <text:p>1787</text:p>
          </table:table-cell>
          <table:table-cell table:number-columns-repeated="2"/>
          <table:table-cell table:formula="of:=&quot;insert into group_stage (id, tournament, group_code, squad) values (&quot; &amp; [.A135] &amp; &quot;, &quot; &amp; [.B135] &amp; &quot;, '&quot; &amp; [.C135] &amp; &quot;', &quot; &amp; [.D135] &amp;  &quot;);&quot;" office:value-type="string" office:string-value="insert into group_stage (id, tournament, group_code, squad) values (31, 1993, 'A', 1787);">
            <text:p>insert into group_stage (id, tournament, group_code, squad) values (31, 1993, 'A', 1787);</text:p>
          </table:table-cell>
          <table:table-cell table:number-columns-repeated="1017"/>
        </table:table-row>
        <table:table-row table:style-name="ro2">
          <table:table-cell table:formula="of:=[.A135]+1" office:value-type="float" office:value="32">
            <text:p>32</text:p>
          </table:table-cell>
          <table:table-cell table:formula="of:=[.B135]" office:value-type="float" office:value="1993">
            <text:p>1993</text:p>
          </table:table-cell>
          <table:table-cell office:value-type="string">
            <text:p>A</text:p>
          </table:table-cell>
          <table:table-cell table:style-name="Default" office:value-type="float" office:value="1721">
            <text:p>1721</text:p>
          </table:table-cell>
          <table:table-cell table:number-columns-repeated="2"/>
          <table:table-cell table:formula="of:=&quot;insert into group_stage (id, tournament, group_code, squad) values (&quot; &amp; [.A136] &amp; &quot;, &quot; &amp; [.B136] &amp; &quot;, '&quot; &amp; [.C136] &amp; &quot;', &quot; &amp; [.D136] &amp;  &quot;);&quot;" office:value-type="string" office:string-value="insert into group_stage (id, tournament, group_code, squad) values (32, 1993, 'A', 1721);">
            <text:p>insert into group_stage (id, tournament, group_code, squad) values (32, 1993, 'A', 1721);</text:p>
          </table:table-cell>
          <table:table-cell table:number-columns-repeated="1017"/>
        </table:table-row>
        <table:table-row table:style-name="ro2">
          <table:table-cell table:formula="of:=[.A136]+1" office:value-type="float" office:value="33">
            <text:p>33</text:p>
          </table:table-cell>
          <table:table-cell table:formula="of:=[.B136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37] &amp; &quot;, &quot; &amp; [.B137] &amp; &quot;, '&quot; &amp; [.C137] &amp; &quot;', &quot; &amp; [.D137] &amp;  &quot;);&quot;" office:value-type="string" office:string-value="insert into group_stage (id, tournament, group_code, squad) values (33, 1993, 'B', 596);">
            <text:p>insert into group_stage (id, tournament, group_code, squad) values (33, 1993, 'B', 596);</text:p>
          </table:table-cell>
          <table:table-cell table:number-columns-repeated="1017"/>
        </table:table-row>
        <table:table-row table:style-name="ro2">
          <table:table-cell table:formula="of:=[.A137]+1" office:value-type="float" office:value="34">
            <text:p>34</text:p>
          </table:table-cell>
          <table:table-cell table:formula="of:=[.B137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38] &amp; &quot;, &quot; &amp; [.B138] &amp; &quot;, '&quot; &amp; [.C138] &amp; &quot;', &quot; &amp; [.D138] &amp;  &quot;);&quot;" office:value-type="string" office:string-value="insert into group_stage (id, tournament, group_code, squad) values (34, 1993, 'B', 1868);">
            <text:p>insert into group_stage (id, tournament, group_code, squad) values (34, 1993, 'B', 1868);</text:p>
          </table:table-cell>
          <table:table-cell table:number-columns-repeated="1017"/>
        </table:table-row>
        <table:table-row table:style-name="ro2">
          <table:table-cell table:formula="of:=[.A138]+1" office:value-type="float" office:value="35">
            <text:p>35</text:p>
          </table:table-cell>
          <table:table-cell table:formula="of:=[.B138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1784">
            <text:p>1784</text:p>
          </table:table-cell>
          <table:table-cell table:number-columns-repeated="2"/>
          <table:table-cell table:formula="of:=&quot;insert into group_stage (id, tournament, group_code, squad) values (&quot; &amp; [.A139] &amp; &quot;, &quot; &amp; [.B139] &amp; &quot;, '&quot; &amp; [.C139] &amp; &quot;', &quot; &amp; [.D139] &amp;  &quot;);&quot;" office:value-type="string" office:string-value="insert into group_stage (id, tournament, group_code, squad) values (35, 1993, 'B', 1784);">
            <text:p>insert into group_stage (id, tournament, group_code, squad) values (35, 1993, 'B', 1784);</text:p>
          </table:table-cell>
          <table:table-cell table:number-columns-repeated="1017"/>
        </table:table-row>
        <table:table-row table:style-name="ro2">
          <table:table-cell table:formula="of:=[.A139]+1" office:value-type="float" office:value="36">
            <text:p>36</text:p>
          </table:table-cell>
          <table:table-cell table:formula="of:=[.B139]" office:value-type="float" office:value="1993">
            <text:p>1993</text:p>
          </table:table-cell>
          <table:table-cell office:value-type="string">
            <text:p>B</text:p>
          </table:table-cell>
          <table:table-cell table:style-name="Default" office:value-type="float" office:value="1758">
            <text:p>1758</text:p>
          </table:table-cell>
          <table:table-cell table:number-columns-repeated="2"/>
          <table:table-cell table:formula="of:=&quot;insert into group_stage (id, tournament, group_code, squad) values (&quot; &amp; [.A140] &amp; &quot;, &quot; &amp; [.B140] &amp; &quot;, '&quot; &amp; [.C140] &amp; &quot;', &quot; &amp; [.D140] &amp;  &quot;);&quot;" office:value-type="string" office:string-value="insert into group_stage (id, tournament, group_code, squad) values (36, 1993, 'B', 1758);">
            <text:p>insert into group_stage (id, tournament, group_code, squad) values (36, 1993, 'B', 1758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42] &amp; &quot;, '&quot; &amp; [.B142] &amp; &quot;', &quot; &amp; [.C142] &amp; &quot;, &quot; &amp; [.D142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163">
            <text:p>163</text:p>
          </table:table-cell>
          <table:table-cell table:style-name="ce5" table:formula="of:=&quot;1993-05-21&quot;" office:value-type="string" office:string-value="1993-05-21">
            <text:p>1993-05-21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43] &amp; &quot;, '&quot; &amp; [.B143] &amp; &quot;', &quot; &amp; [.C143] &amp; &quot;, &quot; &amp; [.D143] &amp;  &quot;);&quot;" office:value-type="string" office:string-value="insert into game (matchid, matchdate, game_type, country) values (163, '1993-05-21', 2, 1876);">
            <text:p>insert into game (matchid, matchdate, game_type, country) values (163, '1993-05-21', 2, 1876);</text:p>
          </table:table-cell>
          <table:table-cell table:number-columns-repeated="1017"/>
        </table:table-row>
        <table:table-row table:style-name="ro2">
          <table:table-cell table:formula="of:=+[.A143]+1" office:value-type="float" office:value="164">
            <text:p>164</text:p>
          </table:table-cell>
          <table:table-cell table:style-name="ce5" table:formula="of:=&quot;1993-05-21&quot;" office:value-type="string" office:string-value="1993-05-21">
            <text:p>1993-05-21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44] &amp; &quot;, '&quot; &amp; [.B144] &amp; &quot;', &quot; &amp; [.C144] &amp; &quot;, &quot; &amp; [.D144] &amp;  &quot;);&quot;" office:value-type="string" office:string-value="insert into game (matchid, matchdate, game_type, country) values (164, '1993-05-21', 2, 1876);">
            <text:p>insert into game (matchid, matchdate, game_type, country) values (164, '1993-05-21', 2, 1876);</text:p>
          </table:table-cell>
          <table:table-cell table:number-columns-repeated="1017"/>
        </table:table-row>
        <table:table-row table:style-name="ro2">
          <table:table-cell table:formula="of:=+[.A144]+1" office:value-type="float" office:value="165">
            <text:p>165</text:p>
          </table:table-cell>
          <table:table-cell table:style-name="ce5" table:formula="of:=&quot;1993-05-23&quot;" office:value-type="string" office:string-value="1993-05-23">
            <text:p>1993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45] &amp; &quot;, '&quot; &amp; [.B145] &amp; &quot;', &quot; &amp; [.C145] &amp; &quot;, &quot; &amp; [.D145] &amp;  &quot;);&quot;" office:value-type="string" office:string-value="insert into game (matchid, matchdate, game_type, country) values (165, '1993-05-23', 2, 1876);">
            <text:p>insert into game (matchid, matchdate, game_type, country) values (165, '1993-05-23', 2, 1876);</text:p>
          </table:table-cell>
          <table:table-cell table:number-columns-repeated="1017"/>
        </table:table-row>
        <table:table-row table:style-name="ro2">
          <table:table-cell table:formula="of:=+[.A145]+1" office:value-type="float" office:value="166">
            <text:p>166</text:p>
          </table:table-cell>
          <table:table-cell table:style-name="ce5" table:formula="of:=&quot;1993-05-23&quot;" office:value-type="string" office:string-value="1993-05-23">
            <text:p>1993-05-23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46] &amp; &quot;, '&quot; &amp; [.B146] &amp; &quot;', &quot; &amp; [.C146] &amp; &quot;, &quot; &amp; [.D146] &amp;  &quot;);&quot;" office:value-type="string" office:string-value="insert into game (matchid, matchdate, game_type, country) values (166, '1993-05-23', 2, 1876);">
            <text:p>insert into game (matchid, matchdate, game_type, country) values (166, '1993-05-23', 2, 1876);</text:p>
          </table:table-cell>
          <table:table-cell table:number-columns-repeated="1017"/>
        </table:table-row>
        <table:table-row table:style-name="ro2">
          <table:table-cell table:formula="of:=+[.A146]+1" office:value-type="float" office:value="167">
            <text:p>167</text:p>
          </table:table-cell>
          <table:table-cell table:style-name="ce5" table:formula="of:=&quot;1993-05-25&quot;" office:value-type="string" office:string-value="1993-05-25">
            <text:p>1993-05-25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7] &amp; &quot;, '&quot; &amp; [.B147] &amp; &quot;', &quot; &amp; [.C147] &amp; &quot;, &quot; &amp; [.D147] &amp;  &quot;);&quot;" office:value-type="string" office:string-value="insert into game (matchid, matchdate, game_type, country) values (167, '1993-05-25', 2, 1876);">
            <text:p>insert into game (matchid, matchdate, game_type, country) values (167, '1993-05-25', 2, 1876);</text:p>
          </table:table-cell>
          <table:table-cell table:number-columns-repeated="1017"/>
        </table:table-row>
        <table:table-row table:style-name="ro2">
          <table:table-cell table:formula="of:=+[.A147]+1" office:value-type="float" office:value="168">
            <text:p>168</text:p>
          </table:table-cell>
          <table:table-cell table:style-name="ce5" table:formula="of:=&quot;1993-05-25&quot;" office:value-type="string" office:string-value="1993-05-25">
            <text:p>1993-05-25</text:p>
          </table:table-cell>
          <table:table-cell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48] &amp; &quot;, '&quot; &amp; [.B148] &amp; &quot;', &quot; &amp; [.C148] &amp; &quot;, &quot; &amp; [.D148] &amp;  &quot;);&quot;" office:value-type="string" office:string-value="insert into game (matchid, matchdate, game_type, country) values (168, '1993-05-25', 2, 1876);">
            <text:p>insert into game (matchid, matchdate, game_type, country) values (168, '1993-05-25', 2, 1876);</text:p>
          </table:table-cell>
          <table:table-cell table:number-columns-repeated="1017"/>
        </table:table-row>
        <table:table-row table:style-name="ro2">
          <table:table-cell table:formula="of:=+[.A148]+1" office:value-type="float" office:value="169">
            <text:p>169</text:p>
          </table:table-cell>
          <table:table-cell table:style-name="ce5" table:formula="of:=&quot;1993-05-21&quot;" office:value-type="string" office:string-value="1993-05-21">
            <text:p>1993-05-21</text:p>
          </table:table-cell>
          <table:table-cell table:formula="of:=+[.C143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49] &amp; &quot;, '&quot; &amp; [.B149] &amp; &quot;', &quot; &amp; [.C149] &amp; &quot;, &quot; &amp; [.D149] &amp;  &quot;);&quot;" office:value-type="string" office:string-value="insert into game (matchid, matchdate, game_type, country) values (169, '1993-05-21', 2, 1876);">
            <text:p>insert into game (matchid, matchdate, game_type, country) values (169, '1993-05-21', 2, 1876);</text:p>
          </table:table-cell>
          <table:table-cell table:number-columns-repeated="1017"/>
        </table:table-row>
        <table:table-row table:style-name="ro2">
          <table:table-cell table:formula="of:=+[.A149]+1" office:value-type="float" office:value="170">
            <text:p>170</text:p>
          </table:table-cell>
          <table:table-cell table:style-name="ce5" table:formula="of:=&quot;1993-05-21&quot;" office:value-type="string" office:string-value="1993-05-21">
            <text:p>1993-05-21</text:p>
          </table:table-cell>
          <table:table-cell table:formula="of:=+[.C149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50] &amp; &quot;, '&quot; &amp; [.B150] &amp; &quot;', &quot; &amp; [.C150] &amp; &quot;, &quot; &amp; [.D150] &amp;  &quot;);&quot;" office:value-type="string" office:string-value="insert into game (matchid, matchdate, game_type, country) values (170, '1993-05-21', 2, 1876);">
            <text:p>insert into game (matchid, matchdate, game_type, country) values (170, '1993-05-21', 2, 1876);</text:p>
          </table:table-cell>
          <table:table-cell table:number-columns-repeated="1017"/>
        </table:table-row>
        <table:table-row table:style-name="ro2">
          <table:table-cell table:formula="of:=+[.A150]+1" office:value-type="float" office:value="171">
            <text:p>171</text:p>
          </table:table-cell>
          <table:table-cell table:style-name="ce5" table:formula="of:=&quot;1993-05-23&quot;" office:value-type="string" office:string-value="1993-05-23">
            <text:p>1993-05-23</text:p>
          </table:table-cell>
          <table:table-cell table:formula="of:=+[.C150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51] &amp; &quot;, '&quot; &amp; [.B151] &amp; &quot;', &quot; &amp; [.C151] &amp; &quot;, &quot; &amp; [.D151] &amp;  &quot;);&quot;" office:value-type="string" office:string-value="insert into game (matchid, matchdate, game_type, country) values (171, '1993-05-23', 2, 1876);">
            <text:p>insert into game (matchid, matchdate, game_type, country) values (171, '1993-05-23', 2, 1876);</text:p>
          </table:table-cell>
          <table:table-cell table:number-columns-repeated="1017"/>
        </table:table-row>
        <table:table-row table:style-name="ro2">
          <table:table-cell table:formula="of:=+[.A151]+1" office:value-type="float" office:value="172">
            <text:p>172</text:p>
          </table:table-cell>
          <table:table-cell table:style-name="ce5" table:formula="of:=&quot;1993-05-23&quot;" office:value-type="string" office:string-value="1993-05-23">
            <text:p>1993-05-23</text:p>
          </table:table-cell>
          <table:table-cell table:formula="of:=+[.C151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52] &amp; &quot;, '&quot; &amp; [.B152] &amp; &quot;', &quot; &amp; [.C152] &amp; &quot;, &quot; &amp; [.D152] &amp;  &quot;);&quot;" office:value-type="string" office:string-value="insert into game (matchid, matchdate, game_type, country) values (172, '1993-05-23', 2, 1876);">
            <text:p>insert into game (matchid, matchdate, game_type, country) values (172, '1993-05-23', 2, 1876);</text:p>
          </table:table-cell>
          <table:table-cell table:number-columns-repeated="1017"/>
        </table:table-row>
        <table:table-row table:style-name="ro2">
          <table:table-cell table:formula="of:=+[.A152]+1" office:value-type="float" office:value="173">
            <text:p>173</text:p>
          </table:table-cell>
          <table:table-cell table:style-name="ce5" table:formula="of:=&quot;1993-05-25&quot;" office:value-type="string" office:string-value="1993-05-25">
            <text:p>1993-05-25</text:p>
          </table:table-cell>
          <table:table-cell table:formula="of:=+[.C152]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53] &amp; &quot;, '&quot; &amp; [.B153] &amp; &quot;', &quot; &amp; [.C153] &amp; &quot;, &quot; &amp; [.D153] &amp;  &quot;);&quot;" office:value-type="string" office:string-value="insert into game (matchid, matchdate, game_type, country) values (173, '1993-05-25', 2, 1876);">
            <text:p>insert into game (matchid, matchdate, game_type, country) values (173, '1993-05-25', 2, 1876);</text:p>
          </table:table-cell>
          <table:table-cell table:number-columns-repeated="1017"/>
        </table:table-row>
        <table:table-row table:style-name="ro2">
          <table:table-cell table:formula="of:=+[.A153]+1" office:value-type="float" office:value="174">
            <text:p>174</text:p>
          </table:table-cell>
          <table:table-cell table:style-name="ce5" table:formula="of:=&quot;1993-05-25&quot;" office:value-type="string" office:string-value="1993-05-25">
            <text:p>1993-05-25</text:p>
          </table:table-cell>
          <table:table-cell table:style-name="Default" office:value-type="float" office:value="2">
            <text:p>2</text:p>
          </table:table-cell>
          <table:table-cell office:value-type="float" office:value="1876">
            <text:p>187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54] &amp; &quot;, '&quot; &amp; [.B154] &amp; &quot;', &quot; &amp; [.C157] &amp; &quot;, &quot; &amp; [.D154] &amp;  &quot;);&quot;" office:value-type="string" office:string-value="insert into game (matchid, matchdate, game_type, country) values (174, '1993-05-25', 5, 1876);">
            <text:p>insert into game (matchid, matchdate, game_type, country) values (174, '1993-05-25', 5, 1876);</text:p>
          </table:table-cell>
          <table:table-cell table:number-columns-repeated="1017"/>
        </table:table-row>
        <table:table-row table:style-name="ro2">
          <table:table-cell table:formula="of:=+[.A154]+1" office:value-type="float" office:value="175">
            <text:p>175</text:p>
          </table:table-cell>
          <table:table-cell table:style-name="ce5" table:formula="of:=&quot;1993-05-28&quot;" office:value-type="string" office:string-value="1993-05-28">
            <text:p>1993-05-28</text:p>
          </table:table-cell>
          <table:table-cell table:style-name="Default" office:value-type="float" office:value="4">
            <text:p>4</text:p>
          </table:table-cell>
          <table:table-cell office:value-type="float" office:value="1876">
            <text:p>187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55] &amp; &quot;, '&quot; &amp; [.B155] &amp; &quot;', &quot; &amp; [.C158] &amp; &quot;, &quot; &amp; [.D155] &amp;  &quot;);&quot;" office:value-type="string" office:string-value="insert into game (matchid, matchdate, game_type, country) values (175, '1993-05-28', 6, 1876);">
            <text:p>insert into game (matchid, matchdate, game_type, country) values (175, '1993-05-28', 6, 1876);</text:p>
          </table:table-cell>
          <table:table-cell table:number-columns-repeated="1017"/>
        </table:table-row>
        <table:table-row table:style-name="ro2">
          <table:table-cell table:formula="of:=+[.A155]+1" office:value-type="float" office:value="176">
            <text:p>176</text:p>
          </table:table-cell>
          <table:table-cell table:style-name="ce5" table:formula="of:=&quot;1993-05-28&quot;" office:value-type="string" office:string-value="1993-05-28">
            <text:p>1993-05-28</text:p>
          </table:table-cell>
          <table:table-cell office:value-type="float" office:value="4">
            <text:p>4</text:p>
          </table:table-cell>
          <table:table-cell office:value-type="float" office:value="1876">
            <text:p>187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156] &amp; &quot;, '&quot; &amp; [.B156] &amp; &quot;', &quot; &amp; [.C159] &amp; &quot;, &quot; &amp; [.D156] &amp;  &quot;);&quot;" office:value-type="string" office:string-value="insert into game (matchid, matchdate, game_type, country) values (176, '1993-05-28', , 1876);">
            <text:p>insert into game (matchid, matchdate, game_type, country) values (176, '1993-05-28', , 1876);</text:p>
          </table:table-cell>
          <table:table-cell table:number-columns-repeated="1017"/>
        </table:table-row>
        <table:table-row table:style-name="ro2">
          <table:table-cell table:formula="of:=+[.A156]+1" office:value-type="float" office:value="177">
            <text:p>177</text:p>
          </table:table-cell>
          <table:table-cell table:style-name="ce5" table:formula="of:=&quot;1993-05-30&quot;" office:value-type="string" office:string-value="1993-05-30">
            <text:p>1993-05-30</text:p>
          </table:table-cell>
          <table:table-cell office:value-type="float" office:value="5">
            <text:p>5</text:p>
          </table:table-cell>
          <table:table-cell office:value-type="float" office:value="1876">
            <text:p>187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157] &amp; &quot;, '&quot; &amp; [.B157] &amp; &quot;', &quot; &amp; [.C160] &amp; &quot;, &quot; &amp; [.D157] &amp;  &quot;);&quot;" office:value-type="string" office:string-value="insert into game (matchid, matchdate, game_type, country) values (177, '1993-05-30', squad, 1876);">
            <text:p>insert into game (matchid, matchdate, game_type, country) values (177, '1993-05-30', squad, 1876);</text:p>
          </table:table-cell>
          <table:table-cell table:number-columns-repeated="1017"/>
        </table:table-row>
        <table:table-row table:style-name="ro2">
          <table:table-cell table:formula="of:=+[.A157]+1" office:value-type="float" office:value="178">
            <text:p>178</text:p>
          </table:table-cell>
          <table:table-cell table:style-name="ce5" table:formula="of:=&quot;1993-05-30&quot;" office:value-type="string" office:string-value="1993-05-30">
            <text:p>1993-05-30</text:p>
          </table:table-cell>
          <table:table-cell office:value-type="float" office:value="6">
            <text:p>6</text:p>
          </table:table-cell>
          <table:table-cell office:value-type="float" office:value="1876">
            <text:p>187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158] &amp; &quot;, '&quot; &amp; [.B158] &amp; &quot;', &quot; &amp; [.C161] &amp; &quot;, &quot; &amp; [.D158] &amp;  &quot;);&quot;" office:value-type="string" office:string-value="insert into game (matchid, matchdate, game_type, country) values (178, '1993-05-30', 1876, 1876);">
            <text:p>insert into game (matchid, matchdate, game_type, country) values (178, '1993-05-30', 1876, 1876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30]+1" office:value-type="float" office:value="655">
            <text:p>655</text:p>
          </table:table-cell>
          <table:table-cell table:style-name="ce3" table:formula="of:=[.A143]" office:value-type="float" office:value="163">
            <text:p>163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655, 163, 1876, 4, 2, 2);">
            <text:p>insert into game_score (id, matchid, squad, goals, points, time_type) values (655, 163, 1876, 4, 2, 2);</text:p>
          </table:table-cell>
          <table:table-cell table:number-columns-repeated="1017"/>
        </table:table-row>
        <table:table-row table:style-name="ro2">
          <table:table-cell table:style-name="ce3" table:formula="of:=[.A161]+1" office:value-type="float" office:value="656">
            <text:p>656</text:p>
          </table:table-cell>
          <table:table-cell table:style-name="ce3" table:formula="of:=[.B161]" office:value-type="float" office:value="163">
            <text:p>163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656, 163, 1876, null, 0, 1);">
            <text:p>insert into game_score (id, matchid, squad, goals, points, time_type) values (656, 163, 1876, null, 0, 1);</text:p>
          </table:table-cell>
          <table:table-cell table:number-columns-repeated="1017"/>
        </table:table-row>
        <table:table-row table:style-name="ro2">
          <table:table-cell table:style-name="ce3" table:formula="of:=[.A162]+1" office:value-type="float" office:value="657">
            <text:p>657</text:p>
          </table:table-cell>
          <table:table-cell table:style-name="ce3" table:formula="of:=[.B161]" office:value-type="float" office:value="163">
            <text:p>163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657, 163, 1869, 1, 0, 2);">
            <text:p>insert into game_score (id, matchid, squad, goals, points, time_type) values (657, 163, 1869, 1, 0, 2);</text:p>
          </table:table-cell>
          <table:table-cell table:number-columns-repeated="1017"/>
        </table:table-row>
        <table:table-row table:style-name="ro2">
          <table:table-cell table:style-name="ce3" table:formula="of:=[.A163]+1" office:value-type="float" office:value="658">
            <text:p>658</text:p>
          </table:table-cell>
          <table:table-cell table:style-name="ce3" table:formula="of:=[.B161]" office:value-type="float" office:value="163">
            <text:p>163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658, 163, 1869, null, 0, 1);">
            <text:p>insert into game_score (id, matchid, squad, goals, points, time_type) values (658, 163, 1869, null, 0, 1);</text:p>
          </table:table-cell>
          <table:table-cell table:number-columns-repeated="1017"/>
        </table:table-row>
        <table:table-row table:style-name="ro2">
          <table:table-cell table:style-name="ce4" table:formula="of:=[.A164]+1" office:value-type="float" office:value="659">
            <text:p>659</text:p>
          </table:table-cell>
          <table:table-cell table:style-name="ce4" table:formula="of:=[.B161]+1" office:value-type="float" office:value="164">
            <text:p>164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659, 164, 1787, 3, 2, 2);">
            <text:p>insert into game_score (id, matchid, squad, goals, points, time_type) values (659, 164, 1787, 3, 2, 2);</text:p>
          </table:table-cell>
          <table:table-cell table:number-columns-repeated="1017"/>
        </table:table-row>
        <table:table-row table:style-name="ro2">
          <table:table-cell table:style-name="ce4" table:formula="of:=[.A165]+1" office:value-type="float" office:value="660">
            <text:p>660</text:p>
          </table:table-cell>
          <table:table-cell table:style-name="ce4" table:formula="of:=[.B165]" office:value-type="float" office:value="164">
            <text:p>164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660, 164, 1787, null, 0, 1);">
            <text:p>insert into game_score (id, matchid, squad, goals, points, time_type) values (660, 164, 1787, null, 0, 1);</text:p>
          </table:table-cell>
          <table:table-cell table:number-columns-repeated="1017"/>
        </table:table-row>
        <table:table-row table:style-name="ro2">
          <table:table-cell table:style-name="ce4" table:formula="of:=[.A166]+1" office:value-type="float" office:value="661">
            <text:p>661</text:p>
          </table:table-cell>
          <table:table-cell table:style-name="ce4" table:formula="of:=[.B165]" office:value-type="float" office:value="164">
            <text:p>164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661, 164, 1721, 0, 0, 2);">
            <text:p>insert into game_score (id, matchid, squad, goals, points, time_type) values (661, 164, 1721, 0, 0, 2);</text:p>
          </table:table-cell>
          <table:table-cell table:number-columns-repeated="1017"/>
        </table:table-row>
        <table:table-row table:style-name="ro2">
          <table:table-cell table:style-name="ce4" table:formula="of:=[.A167]+1" office:value-type="float" office:value="662">
            <text:p>662</text:p>
          </table:table-cell>
          <table:table-cell table:style-name="ce4" table:formula="of:=[.B165]" office:value-type="float" office:value="164">
            <text:p>164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662, 164, 1721, 0, 0, 1);">
            <text:p>insert into game_score (id, matchid, squad, goals, points, time_type) values (662, 164, 1721, 0, 0, 1);</text:p>
          </table:table-cell>
          <table:table-cell table:number-columns-repeated="1017"/>
        </table:table-row>
        <table:table-row table:style-name="ro2">
          <table:table-cell table:style-name="ce3" table:formula="of:=[.A168]+1" office:value-type="float" office:value="663">
            <text:p>663</text:p>
          </table:table-cell>
          <table:table-cell table:style-name="ce3" table:formula="of:=[.B165]+1" office:value-type="float" office:value="165">
            <text:p>165</text:p>
          </table:table-cell>
          <table:table-cell table:style-name="ce3" office:value-type="float" office:value="1876">
            <text:p>187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663, 165, 1876, 2, 2, 2);">
            <text:p>insert into game_score (id, matchid, squad, goals, points, time_type) values (663, 165, 1876, 2, 2, 2);</text:p>
          </table:table-cell>
          <table:table-cell table:number-columns-repeated="1017"/>
        </table:table-row>
        <table:table-row table:style-name="ro2">
          <table:table-cell table:style-name="ce3" table:formula="of:=[.A169]+1" office:value-type="float" office:value="664">
            <text:p>664</text:p>
          </table:table-cell>
          <table:table-cell table:style-name="ce3" table:formula="of:=[.B169]" office:value-type="float" office:value="165">
            <text:p>165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664, 165, 1876, null, 0, 1);">
            <text:p>insert into game_score (id, matchid, squad, goals, points, time_type) values (664, 165, 1876, null, 0, 1);</text:p>
          </table:table-cell>
          <table:table-cell table:number-columns-repeated="1017"/>
        </table:table-row>
        <table:table-row table:style-name="ro2">
          <table:table-cell table:style-name="ce3" table:formula="of:=[.A170]+1" office:value-type="float" office:value="665">
            <text:p>665</text:p>
          </table:table-cell>
          <table:table-cell table:style-name="ce3" table:formula="of:=[.B169]" office:value-type="float" office:value="165">
            <text:p>165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665, 165, 1721, 0, 0, 2);">
            <text:p>insert into game_score (id, matchid, squad, goals, points, time_type) values (665, 165, 1721, 0, 0, 2);</text:p>
          </table:table-cell>
          <table:table-cell table:number-columns-repeated="1017"/>
        </table:table-row>
        <table:table-row table:style-name="ro2">
          <table:table-cell table:style-name="ce3" table:formula="of:=[.A171]+1" office:value-type="float" office:value="666">
            <text:p>666</text:p>
          </table:table-cell>
          <table:table-cell table:style-name="ce3" table:formula="of:=[.B169]" office:value-type="float" office:value="165">
            <text:p>165</text:p>
          </table:table-cell>
          <table:table-cell table:style-name="ce3" office:value-type="float" office:value="1721">
            <text:p>172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666, 165, 1721, 0, 0, 1);">
            <text:p>insert into game_score (id, matchid, squad, goals, points, time_type) values (666, 165, 1721, 0, 0, 1);</text:p>
          </table:table-cell>
          <table:table-cell table:number-columns-repeated="1017"/>
        </table:table-row>
        <table:table-row table:style-name="ro2">
          <table:table-cell table:style-name="ce4" table:formula="of:=[.A172]+1" office:value-type="float" office:value="667">
            <text:p>667</text:p>
          </table:table-cell>
          <table:table-cell table:style-name="ce4" table:formula="of:=[.B169]+1" office:value-type="float" office:value="166">
            <text:p>166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667, 166, 1869, 1, 2, 2);">
            <text:p>insert into game_score (id, matchid, squad, goals, points, time_type) values (667, 166, 1869, 1, 2, 2);</text:p>
          </table:table-cell>
          <table:table-cell table:number-columns-repeated="1017"/>
        </table:table-row>
        <table:table-row table:style-name="ro2">
          <table:table-cell table:style-name="ce4" table:formula="of:=[.A173]+1" office:value-type="float" office:value="668">
            <text:p>668</text:p>
          </table:table-cell>
          <table:table-cell table:style-name="ce4" table:formula="of:=[.B173]" office:value-type="float" office:value="166">
            <text:p>166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668, 166, 1869, null, 0, 1);">
            <text:p>insert into game_score (id, matchid, squad, goals, points, time_type) values (668, 166, 1869, null, 0, 1);</text:p>
          </table:table-cell>
          <table:table-cell table:number-columns-repeated="1017"/>
        </table:table-row>
        <table:table-row table:style-name="ro2">
          <table:table-cell table:style-name="ce4" table:formula="of:=[.A174]+1" office:value-type="float" office:value="669">
            <text:p>669</text:p>
          </table:table-cell>
          <table:table-cell table:style-name="ce4" table:formula="of:=[.B173]" office:value-type="float" office:value="166">
            <text:p>166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669, 166, 1787, 0, 0, 2);">
            <text:p>insert into game_score (id, matchid, squad, goals, points, time_type) values (669, 166, 1787, 0, 0, 2);</text:p>
          </table:table-cell>
          <table:table-cell table:number-columns-repeated="1017"/>
        </table:table-row>
        <table:table-row table:style-name="ro2">
          <table:table-cell table:style-name="ce4" table:formula="of:=[.A175]+1" office:value-type="float" office:value="670">
            <text:p>670</text:p>
          </table:table-cell>
          <table:table-cell table:style-name="ce4" table:formula="of:=[.B173]" office:value-type="float" office:value="166">
            <text:p>166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670, 166, 1787, 0, 0, 1);">
            <text:p>insert into game_score (id, matchid, squad, goals, points, time_type) values (670, 166, 1787, 0, 0, 1);</text:p>
          </table:table-cell>
          <table:table-cell table:number-columns-repeated="1017"/>
        </table:table-row>
        <table:table-row table:style-name="ro2">
          <table:table-cell table:style-name="ce3" table:formula="of:=[.A176]+1" office:value-type="float" office:value="671">
            <text:p>671</text:p>
          </table:table-cell>
          <table:table-cell table:style-name="ce3" table:formula="of:=[.B173]+1" office:value-type="float" office:value="167">
            <text:p>167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671, 167, 1869, 2, 1, 2);">
            <text:p>insert into game_score (id, matchid, squad, goals, points, time_type) values (671, 167, 1869, 2, 1, 2);</text:p>
          </table:table-cell>
          <table:table-cell table:number-columns-repeated="1017"/>
        </table:table-row>
        <table:table-row table:style-name="ro2">
          <table:table-cell table:style-name="ce3" table:formula="of:=[.A177]+1" office:value-type="float" office:value="672">
            <text:p>672</text:p>
          </table:table-cell>
          <table:table-cell table:style-name="ce3" table:formula="of:=[.B177]" office:value-type="float" office:value="167">
            <text:p>167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672, 167, 1869, null, 0, 1);">
            <text:p>insert into game_score (id, matchid, squad, goals, points, time_type) values (672, 167, 1869, null, 0, 1);</text:p>
          </table:table-cell>
          <table:table-cell table:number-columns-repeated="1017"/>
        </table:table-row>
        <table:table-row table:style-name="ro2">
          <table:table-cell table:style-name="ce3" table:formula="of:=[.A178]+1" office:value-type="float" office:value="673">
            <text:p>673</text:p>
          </table:table-cell>
          <table:table-cell table:style-name="ce3" table:formula="of:=[.B177]" office:value-type="float" office:value="167">
            <text:p>167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673, 167, 1721, 2, 1, 2);">
            <text:p>insert into game_score (id, matchid, squad, goals, points, time_type) values (673, 167, 1721, 2, 1, 2);</text:p>
          </table:table-cell>
          <table:table-cell table:number-columns-repeated="1017"/>
        </table:table-row>
        <table:table-row table:style-name="ro2">
          <table:table-cell table:style-name="ce3" table:formula="of:=[.A179]+1" office:value-type="float" office:value="674">
            <text:p>674</text:p>
          </table:table-cell>
          <table:table-cell table:style-name="ce3" table:formula="of:=[.B177]" office:value-type="float" office:value="167">
            <text:p>167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674, 167, 1721, null, 0, 1);">
            <text:p>insert into game_score (id, matchid, squad, goals, points, time_type) values (674, 167, 1721, null, 0, 1);</text:p>
          </table:table-cell>
          <table:table-cell table:number-columns-repeated="1017"/>
        </table:table-row>
        <table:table-row table:style-name="ro2">
          <table:table-cell table:style-name="ce4" table:formula="of:=[.A180]+1" office:value-type="float" office:value="675">
            <text:p>675</text:p>
          </table:table-cell>
          <table:table-cell table:style-name="ce4" table:formula="of:=[.B177]+1" office:value-type="float" office:value="168">
            <text:p>16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675, 168, 1876, 1, 2, 2);">
            <text:p>insert into game_score (id, matchid, squad, goals, points, time_type) values (675, 168, 1876, 1, 2, 2);</text:p>
          </table:table-cell>
          <table:table-cell table:number-columns-repeated="1017"/>
        </table:table-row>
        <table:table-row table:style-name="ro2">
          <table:table-cell table:style-name="ce4" table:formula="of:=[.A181]+1" office:value-type="float" office:value="676">
            <text:p>676</text:p>
          </table:table-cell>
          <table:table-cell table:style-name="ce4" table:formula="of:=[.B181]" office:value-type="float" office:value="168">
            <text:p>168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676, 168, 1876, null, 0, 1);">
            <text:p>insert into game_score (id, matchid, squad, goals, points, time_type) values (676, 168, 1876, null, 0, 1);</text:p>
          </table:table-cell>
          <table:table-cell table:number-columns-repeated="1017"/>
        </table:table-row>
        <table:table-row table:style-name="ro2">
          <table:table-cell table:style-name="ce4" table:formula="of:=[.A182]+1" office:value-type="float" office:value="677">
            <text:p>677</text:p>
          </table:table-cell>
          <table:table-cell table:style-name="ce4" table:formula="of:=[.B181]" office:value-type="float" office:value="168">
            <text:p>168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677, 168, 1787, 0, 0, 2);">
            <text:p>insert into game_score (id, matchid, squad, goals, points, time_type) values (677, 168, 1787, 0, 0, 2);</text:p>
          </table:table-cell>
          <table:table-cell table:number-columns-repeated="1017"/>
        </table:table-row>
        <table:table-row table:style-name="ro2">
          <table:table-cell table:style-name="ce4" table:formula="of:=[.A183]+1" office:value-type="float" office:value="678">
            <text:p>678</text:p>
          </table:table-cell>
          <table:table-cell table:style-name="ce4" table:formula="of:=[.B181]" office:value-type="float" office:value="168">
            <text:p>168</text:p>
          </table:table-cell>
          <table:table-cell table:style-name="Default" office:value-type="float" office:value="1878">
            <text:p>187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678, 168, 1878, 0, 0, 1);">
            <text:p>insert into game_score (id, matchid, squad, goals, points, time_type) values (678, 168, 1878, 0, 0, 1);</text:p>
          </table:table-cell>
          <table:table-cell table:number-columns-repeated="1017"/>
        </table:table-row>
        <table:table-row table:style-name="ro2">
          <table:table-cell table:style-name="ce3" table:formula="of:=[.A184]+1" office:value-type="float" office:value="679">
            <text:p>679</text:p>
          </table:table-cell>
          <table:table-cell table:style-name="ce3" table:formula="of:=[.B181]+1" office:value-type="float" office:value="169">
            <text:p>169</text:p>
          </table:table-cell>
          <table:table-cell table:style-name="ce3" office:value-type="float" office:value="596">
            <text:p>5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679, 169, 596, 2, 2, 2);">
            <text:p>insert into game_score (id, matchid, squad, goals, points, time_type) values (679, 169, 596, 2, 2, 2);</text:p>
          </table:table-cell>
          <table:table-cell table:number-columns-repeated="1017"/>
        </table:table-row>
        <table:table-row table:style-name="ro2">
          <table:table-cell table:style-name="ce3" table:formula="of:=[.A185]+1" office:value-type="float" office:value="680">
            <text:p>680</text:p>
          </table:table-cell>
          <table:table-cell table:style-name="ce3" table:formula="of:=[.B185]" office:value-type="float" office:value="169">
            <text:p>169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680, 169, 596, null, 0, 1);">
            <text:p>insert into game_score (id, matchid, squad, goals, points, time_type) values (680, 169, 596, null, 0, 1);</text:p>
          </table:table-cell>
          <table:table-cell table:number-columns-repeated="1017"/>
        </table:table-row>
        <table:table-row table:style-name="ro2">
          <table:table-cell table:style-name="ce3" table:formula="of:=[.A186]+1" office:value-type="float" office:value="681">
            <text:p>681</text:p>
          </table:table-cell>
          <table:table-cell table:style-name="ce3" table:formula="of:=[.B185]" office:value-type="float" office:value="169">
            <text:p>169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681, 169, 1758, 0, 0, 2);">
            <text:p>insert into game_score (id, matchid, squad, goals, points, time_type) values (681, 169, 1758, 0, 0, 2);</text:p>
          </table:table-cell>
          <table:table-cell table:number-columns-repeated="1017"/>
        </table:table-row>
        <table:table-row table:style-name="ro2">
          <table:table-cell table:style-name="ce3" table:formula="of:=[.A187]+1" office:value-type="float" office:value="682">
            <text:p>682</text:p>
          </table:table-cell>
          <table:table-cell table:style-name="ce3" table:formula="of:=[.B185]" office:value-type="float" office:value="169">
            <text:p>169</text:p>
          </table:table-cell>
          <table:table-cell table:style-name="ce3" office:value-type="float" office:value="1758">
            <text:p>175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682, 169, 1758, 0, 0, 1);">
            <text:p>insert into game_score (id, matchid, squad, goals, points, time_type) values (682, 169, 1758, 0, 0, 1);</text:p>
          </table:table-cell>
          <table:table-cell table:number-columns-repeated="1017"/>
        </table:table-row>
        <table:table-row table:style-name="ro2">
          <table:table-cell table:style-name="ce4" table:formula="of:=[.A188]+1" office:value-type="float" office:value="683">
            <text:p>683</text:p>
          </table:table-cell>
          <table:table-cell table:style-name="ce4" table:formula="of:=[.B185]+1" office:value-type="float" office:value="170">
            <text:p>17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683, 170, 1784, 1, 0, 2);">
            <text:p>insert into game_score (id, matchid, squad, goals, points, time_type) values (683, 170, 1784, 1, 0, 2);</text:p>
          </table:table-cell>
          <table:table-cell table:number-columns-repeated="1017"/>
        </table:table-row>
        <table:table-row table:style-name="ro2">
          <table:table-cell table:style-name="ce4" table:formula="of:=[.A189]+1" office:value-type="float" office:value="684">
            <text:p>684</text:p>
          </table:table-cell>
          <table:table-cell table:style-name="ce4" table:formula="of:=[.B189]" office:value-type="float" office:value="170">
            <text:p>170</text:p>
          </table:table-cell>
          <table:table-cell table:style-name="Default" office:value-type="float" office:value="1784">
            <text:p>178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684, 170, 1784, null, 0, 1);">
            <text:p>insert into game_score (id, matchid, squad, goals, points, time_type) values (684, 170, 1784, null, 0, 1);</text:p>
          </table:table-cell>
          <table:table-cell table:number-columns-repeated="1017"/>
        </table:table-row>
        <table:table-row table:style-name="ro2">
          <table:table-cell table:style-name="ce4" table:formula="of:=[.A190]+1" office:value-type="float" office:value="685">
            <text:p>685</text:p>
          </table:table-cell>
          <table:table-cell table:style-name="ce4" table:formula="of:=[.B189]" office:value-type="float" office:value="170">
            <text:p>17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685, 170, 1868, 4, 2, 2);">
            <text:p>insert into game_score (id, matchid, squad, goals, points, time_type) values (685, 170, 1868, 4, 2, 2);</text:p>
          </table:table-cell>
          <table:table-cell table:number-columns-repeated="1017"/>
        </table:table-row>
        <table:table-row table:style-name="ro2">
          <table:table-cell table:style-name="ce4" table:formula="of:=[.A191]+1" office:value-type="float" office:value="686">
            <text:p>686</text:p>
          </table:table-cell>
          <table:table-cell table:style-name="ce4" table:formula="of:=[.B189]" office:value-type="float" office:value="170">
            <text:p>170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686, 170, 1868, null, 0, 1);">
            <text:p>insert into game_score (id, matchid, squad, goals, points, time_type) values (686, 170, 1868, null, 0, 1);</text:p>
          </table:table-cell>
          <table:table-cell table:number-columns-repeated="1017"/>
        </table:table-row>
        <table:table-row table:style-name="ro2">
          <table:table-cell table:style-name="ce3" table:formula="of:=[.A192]+1" office:value-type="float" office:value="687">
            <text:p>687</text:p>
          </table:table-cell>
          <table:table-cell table:style-name="ce3" table:formula="of:=[.B189]+1" office:value-type="float" office:value="171">
            <text:p>171</text:p>
          </table:table-cell>
          <table:table-cell table:style-name="ce3" office:value-type="float" office:value="596">
            <text:p>59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687, 171, 596, 3, 2, 2);">
            <text:p>insert into game_score (id, matchid, squad, goals, points, time_type) values (687, 171, 596, 3, 2, 2);</text:p>
          </table:table-cell>
          <table:table-cell table:number-columns-repeated="1017"/>
        </table:table-row>
        <table:table-row table:style-name="ro2">
          <table:table-cell table:style-name="ce3" table:formula="of:=[.A193]+1" office:value-type="float" office:value="688">
            <text:p>688</text:p>
          </table:table-cell>
          <table:table-cell table:style-name="ce3" table:formula="of:=[.B193]" office:value-type="float" office:value="171">
            <text:p>171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688, 171, 596, null, 0, 1);">
            <text:p>insert into game_score (id, matchid, squad, goals, points, time_type) values (688, 171, 596, null, 0, 1);</text:p>
          </table:table-cell>
          <table:table-cell table:number-columns-repeated="1017"/>
        </table:table-row>
        <table:table-row table:style-name="ro2">
          <table:table-cell table:style-name="ce3" table:formula="of:=[.A194]+1" office:value-type="float" office:value="689">
            <text:p>689</text:p>
          </table:table-cell>
          <table:table-cell table:style-name="ce3" table:formula="of:=[.B193]" office:value-type="float" office:value="171">
            <text:p>171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689, 171, 1784, 0, 0, 2);">
            <text:p>insert into game_score (id, matchid, squad, goals, points, time_type) values (689, 171, 1784, 0, 0, 2);</text:p>
          </table:table-cell>
          <table:table-cell table:number-columns-repeated="1017"/>
        </table:table-row>
        <table:table-row table:style-name="ro2">
          <table:table-cell table:style-name="ce3" table:formula="of:=[.A195]+1" office:value-type="float" office:value="690">
            <text:p>690</text:p>
          </table:table-cell>
          <table:table-cell table:style-name="ce3" table:formula="of:=[.B193]" office:value-type="float" office:value="171">
            <text:p>171</text:p>
          </table:table-cell>
          <table:table-cell table:style-name="ce3" office:value-type="float" office:value="1784">
            <text:p>17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690, 171, 1784, 0, 0, 1);">
            <text:p>insert into game_score (id, matchid, squad, goals, points, time_type) values (690, 171, 1784, 0, 0, 1);</text:p>
          </table:table-cell>
          <table:table-cell table:number-columns-repeated="1017"/>
        </table:table-row>
        <table:table-row table:style-name="ro2">
          <table:table-cell table:style-name="ce4" table:formula="of:=[.A196]+1" office:value-type="float" office:value="691">
            <text:p>691</text:p>
          </table:table-cell>
          <table:table-cell table:style-name="ce4" table:formula="of:=[.B193]+1" office:value-type="float" office:value="172">
            <text:p>172</text:p>
          </table:table-cell>
          <table:table-cell table:style-name="Default" office:value-type="float" office:value="1758">
            <text:p>175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691, 172, 1758, 1, 1, 2);">
            <text:p>insert into game_score (id, matchid, squad, goals, points, time_type) values (691, 172, 1758, 1, 1, 2);</text:p>
          </table:table-cell>
          <table:table-cell table:number-columns-repeated="1017"/>
        </table:table-row>
        <table:table-row table:style-name="ro2">
          <table:table-cell table:style-name="ce4" table:formula="of:=[.A197]+1" office:value-type="float" office:value="692">
            <text:p>692</text:p>
          </table:table-cell>
          <table:table-cell table:style-name="ce4" table:formula="of:=[.B197]" office:value-type="float" office:value="172">
            <text:p>172</text:p>
          </table:table-cell>
          <table:table-cell table:style-name="Default" office:value-type="float" office:value="1758">
            <text:p>175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692, 172, 1758, null, 0, 1);">
            <text:p>insert into game_score (id, matchid, squad, goals, points, time_type) values (692, 172, 1758, null, 0, 1);</text:p>
          </table:table-cell>
          <table:table-cell table:number-columns-repeated="1017"/>
        </table:table-row>
        <table:table-row table:style-name="ro2">
          <table:table-cell table:style-name="ce4" table:formula="of:=[.A198]+1" office:value-type="float" office:value="693">
            <text:p>693</text:p>
          </table:table-cell>
          <table:table-cell table:style-name="ce4" table:formula="of:=[.B197]" office:value-type="float" office:value="172">
            <text:p>172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693, 172, 1868, 1, 1, 2);">
            <text:p>insert into game_score (id, matchid, squad, goals, points, time_type) values (693, 172, 1868, 1, 1, 2);</text:p>
          </table:table-cell>
          <table:table-cell table:number-columns-repeated="1017"/>
        </table:table-row>
        <table:table-row table:style-name="ro2">
          <table:table-cell table:style-name="ce4" table:formula="of:=[.A199]+1" office:value-type="float" office:value="694">
            <text:p>694</text:p>
          </table:table-cell>
          <table:table-cell table:style-name="ce4" table:formula="of:=[.B197]" office:value-type="float" office:value="172">
            <text:p>17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694, 172, 1868, null, 0, 1);">
            <text:p>insert into game_score (id, matchid, squad, goals, points, time_type) values (694, 172, 1868, null, 0, 1);</text:p>
          </table:table-cell>
          <table:table-cell table:number-columns-repeated="1017"/>
        </table:table-row>
        <table:table-row table:style-name="ro2">
          <table:table-cell table:style-name="ce3" table:formula="of:=[.A200]+1" office:value-type="float" office:value="695">
            <text:p>695</text:p>
          </table:table-cell>
          <table:table-cell table:style-name="ce3" table:formula="of:=[.B197]+1" office:value-type="float" office:value="173">
            <text:p>173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695, 173, 1784, 4, 2, 2);">
            <text:p>insert into game_score (id, matchid, squad, goals, points, time_type) values (695, 173, 1784, 4, 2, 2);</text:p>
          </table:table-cell>
          <table:table-cell table:number-columns-repeated="1017"/>
        </table:table-row>
        <table:table-row table:style-name="ro2">
          <table:table-cell table:style-name="ce3" table:formula="of:=[.A201]+1" office:value-type="float" office:value="696">
            <text:p>696</text:p>
          </table:table-cell>
          <table:table-cell table:style-name="ce3" table:formula="of:=[.B201]" office:value-type="float" office:value="173">
            <text:p>173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696, 173, 1784, null, 0, 1);">
            <text:p>insert into game_score (id, matchid, squad, goals, points, time_type) values (696, 173, 1784, null, 0, 1);</text:p>
          </table:table-cell>
          <table:table-cell table:number-columns-repeated="1017"/>
        </table:table-row>
        <table:table-row table:style-name="ro2">
          <table:table-cell table:style-name="ce3" table:formula="of:=[.A202]+1" office:value-type="float" office:value="697">
            <text:p>697</text:p>
          </table:table-cell>
          <table:table-cell table:style-name="ce3" table:formula="of:=[.B201]" office:value-type="float" office:value="173">
            <text:p>173</text:p>
          </table:table-cell>
          <table:table-cell table:style-name="ce3" office:value-type="float" office:value="1758">
            <text:p>175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697, 173, 1758, 1, 0, 2);">
            <text:p>insert into game_score (id, matchid, squad, goals, points, time_type) values (697, 173, 1758, 1, 0, 2);</text:p>
          </table:table-cell>
          <table:table-cell table:number-columns-repeated="1017"/>
        </table:table-row>
        <table:table-row table:style-name="ro2">
          <table:table-cell table:style-name="ce3" table:formula="of:=[.A203]+1" office:value-type="float" office:value="698">
            <text:p>698</text:p>
          </table:table-cell>
          <table:table-cell table:style-name="ce3" table:formula="of:=[.B201]" office:value-type="float" office:value="173">
            <text:p>173</text:p>
          </table:table-cell>
          <table:table-cell table:style-name="ce3" office:value-type="float" office:value="1758">
            <text:p>175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698, 173, 1758, null, 0, 1);">
            <text:p>insert into game_score (id, matchid, squad, goals, points, time_type) values (698, 173, 1758, null, 0, 1);</text:p>
          </table:table-cell>
          <table:table-cell table:number-columns-repeated="1017"/>
        </table:table-row>
        <table:table-row table:style-name="ro2">
          <table:table-cell table:style-name="ce4" table:formula="of:=[.A204]+1" office:value-type="float" office:value="699">
            <text:p>699</text:p>
          </table:table-cell>
          <table:table-cell table:style-name="ce4" table:formula="of:=[.B201]+1" office:value-type="float" office:value="174">
            <text:p>174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699, 174, 596, 3, 2, 2);">
            <text:p>insert into game_score (id, matchid, squad, goals, points, time_type) values (699, 174, 596, 3, 2, 2);</text:p>
          </table:table-cell>
          <table:table-cell table:number-columns-repeated="1017"/>
        </table:table-row>
        <table:table-row table:style-name="ro2">
          <table:table-cell table:style-name="ce4" table:formula="of:=[.A205]+1" office:value-type="float" office:value="700">
            <text:p>700</text:p>
          </table:table-cell>
          <table:table-cell table:style-name="ce4" table:formula="of:=[.B205]" office:value-type="float" office:value="174">
            <text:p>174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700, 174, 596, null, 0, 1);">
            <text:p>insert into game_score (id, matchid, squad, goals, points, time_type) values (700, 174, 596, null, 0, 1);</text:p>
          </table:table-cell>
          <table:table-cell table:number-columns-repeated="1017"/>
        </table:table-row>
        <table:table-row table:style-name="ro2">
          <table:table-cell table:style-name="ce4" table:formula="of:=[.A206]+1" office:value-type="float" office:value="701">
            <text:p>701</text:p>
          </table:table-cell>
          <table:table-cell table:style-name="ce4" table:formula="of:=[.B205]" office:value-type="float" office:value="174">
            <text:p>17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701, 174, 1868, 2, 0, 2);">
            <text:p>insert into game_score (id, matchid, squad, goals, points, time_type) values (701, 174, 1868, 2, 0, 2);</text:p>
          </table:table-cell>
          <table:table-cell table:number-columns-repeated="1017"/>
        </table:table-row>
        <table:table-row table:style-name="ro2">
          <table:table-cell table:style-name="ce4" table:formula="of:=[.A207]+1" office:value-type="float" office:value="702">
            <text:p>702</text:p>
          </table:table-cell>
          <table:table-cell table:style-name="ce4" table:formula="of:=[.B205]" office:value-type="float" office:value="174">
            <text:p>17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702, 174, 1868, null, 0, 1);">
            <text:p>insert into game_score (id, matchid, squad, goals, points, time_type) values (702, 174, 1868, null, 0, 1);</text:p>
          </table:table-cell>
          <table:table-cell table:number-columns-repeated="1017"/>
        </table:table-row>
        <table:table-row table:style-name="ro2">
          <table:table-cell table:style-name="ce3" table:formula="of:=[.A208]+1" office:value-type="float" office:value="703">
            <text:p>703</text:p>
          </table:table-cell>
          <table:table-cell table:style-name="ce3" table:formula="of:=[.B205]+1" office:value-type="float" office:value="175">
            <text:p>17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703, 175, 1876, 3, 2, 2);">
            <text:p>insert into game_score (id, matchid, squad, goals, points, time_type) values (703, 175, 1876, 3, 2, 2);</text:p>
          </table:table-cell>
          <table:table-cell table:number-columns-repeated="1017"/>
        </table:table-row>
        <table:table-row table:style-name="ro2">
          <table:table-cell table:style-name="ce3" table:formula="of:=[.A209]+1" office:value-type="float" office:value="704">
            <text:p>704</text:p>
          </table:table-cell>
          <table:table-cell table:style-name="ce3" table:formula="of:=[.B209]" office:value-type="float" office:value="175">
            <text:p>17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704, 175, 1876, 1, 0, 1);">
            <text:p>insert into game_score (id, matchid, squad, goals, points, time_type) values (704, 175, 1876, 1, 0, 1);</text:p>
          </table:table-cell>
          <table:table-cell table:number-columns-repeated="1017"/>
        </table:table-row>
        <table:table-row table:style-name="ro2">
          <table:table-cell table:style-name="ce3" table:formula="of:=[.A210]+1" office:value-type="float" office:value="705">
            <text:p>705</text:p>
          </table:table-cell>
          <table:table-cell table:style-name="ce3" table:formula="of:=[.B209]" office:value-type="float" office:value="175">
            <text:p>175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705, 175, 1868, 0, 0, 2);">
            <text:p>insert into game_score (id, matchid, squad, goals, points, time_type) values (705, 175, 1868, 0, 0, 2);</text:p>
          </table:table-cell>
          <table:table-cell table:number-columns-repeated="1017"/>
        </table:table-row>
        <table:table-row table:style-name="ro2">
          <table:table-cell table:style-name="ce3" table:formula="of:=[.A211]+1" office:value-type="float" office:value="706">
            <text:p>706</text:p>
          </table:table-cell>
          <table:table-cell table:style-name="ce3" table:formula="of:=[.B209]" office:value-type="float" office:value="175">
            <text:p>175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706, 175, 1868, 0, 0, 1);">
            <text:p>insert into game_score (id, matchid, squad, goals, points, time_type) values (706, 175, 1868, 0, 0, 1);</text:p>
          </table:table-cell>
          <table:table-cell table:number-columns-repeated="1017"/>
        </table:table-row>
        <table:table-row table:style-name="ro2">
          <table:table-cell table:style-name="ce4" table:formula="of:=[.A212]+1" office:value-type="float" office:value="707">
            <text:p>707</text:p>
          </table:table-cell>
          <table:table-cell table:style-name="ce4" table:formula="of:=[.B209]+1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707, 176, 596, 1, 0, 2);">
            <text:p>insert into game_score (id, matchid, squad, goals, points, time_type) values (707, 176, 596, 1, 0, 2);</text:p>
          </table:table-cell>
          <table:table-cell table:number-columns-repeated="1017"/>
        </table:table-row>
        <table:table-row table:style-name="ro2">
          <table:table-cell table:style-name="ce4" table:formula="of:=[.A213]+1" office:value-type="float" office:value="708">
            <text:p>708</text:p>
          </table:table-cell>
          <table:table-cell table:style-name="ce4" table:formula="of:=[.B213]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708, 176, 596, 1, 0, 1);">
            <text:p>insert into game_score (id, matchid, squad, goals, points, time_type) values (708, 176, 596, 1, 0, 1);</text:p>
          </table:table-cell>
          <table:table-cell table:number-columns-repeated="1017"/>
        </table:table-row>
        <table:table-row table:style-name="ro2">
          <table:table-cell table:style-name="ce4" table:formula="of:=[.A214]+1" office:value-type="float" office:value="709">
            <text:p>709</text:p>
          </table:table-cell>
          <table:table-cell table:style-name="ce4" table:formula="of:=[.B213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709, 176, 1869, 1, 0, 2);">
            <text:p>insert into game_score (id, matchid, squad, goals, points, time_type) values (709, 176, 1869, 1, 0, 2);</text:p>
          </table:table-cell>
          <table:table-cell table:number-columns-repeated="1017"/>
        </table:table-row>
        <table:table-row table:style-name="ro2">
          <table:table-cell table:style-name="ce4" table:formula="of:=[.A215]+1" office:value-type="float" office:value="710">
            <text:p>710</text:p>
          </table:table-cell>
          <table:table-cell table:style-name="ce4" table:formula="of:=[.B213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710, 176, 1869, 0, 0, 1);">
            <text:p>insert into game_score (id, matchid, squad, goals, points, time_type) values (710, 176, 1869, 0, 0, 1);</text:p>
          </table:table-cell>
          <table:table-cell table:number-columns-repeated="1017"/>
        </table:table-row>
        <table:table-row table:style-name="ro2">
          <table:table-cell table:style-name="ce4" table:formula="of:=[.A216]+1" office:value-type="float" office:value="711">
            <text:p>711</text:p>
          </table:table-cell>
          <table:table-cell table:style-name="ce4" table:formula="of:=[.B214]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711, 176, 596, 1, 1, 4);">
            <text:p>insert into game_score (id, matchid, squad, goals, points, time_type) values (711, 176, 596, 1, 1, 4);</text:p>
          </table:table-cell>
          <table:table-cell table:number-columns-repeated="1017"/>
        </table:table-row>
        <table:table-row table:style-name="ro2">
          <table:table-cell table:style-name="ce4" table:formula="of:=[.A217]+1" office:value-type="float" office:value="712">
            <text:p>712</text:p>
          </table:table-cell>
          <table:table-cell table:style-name="ce4" table:formula="of:=[.B215]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712, 176, 596, 1, 0, 3);">
            <text:p>insert into game_score (id, matchid, squad, goals, points, time_type) values (712, 176, 596, 1, 0, 3);</text:p>
          </table:table-cell>
          <table:table-cell table:number-columns-repeated="1017"/>
        </table:table-row>
        <table:table-row table:style-name="ro2">
          <table:table-cell table:style-name="ce4" table:formula="of:=[.A218]+1" office:value-type="float" office:value="713">
            <text:p>713</text:p>
          </table:table-cell>
          <table:table-cell table:style-name="ce4" table:formula="of:=[.B216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713, 176, 1869, 1, 1, 4);">
            <text:p>insert into game_score (id, matchid, squad, goals, points, time_type) values (713, 176, 1869, 1, 1, 4);</text:p>
          </table:table-cell>
          <table:table-cell table:number-columns-repeated="1017"/>
        </table:table-row>
        <table:table-row table:style-name="ro2">
          <table:table-cell table:style-name="ce4" table:formula="of:=[.A219]+1" office:value-type="float" office:value="714">
            <text:p>714</text:p>
          </table:table-cell>
          <table:table-cell table:style-name="ce4" table:formula="of:=[.B217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714, 176, 1869, 1, 0, 3);">
            <text:p>insert into game_score (id, matchid, squad, goals, points, time_type) values (714, 176, 1869, 1, 0, 3);</text:p>
          </table:table-cell>
          <table:table-cell table:number-columns-repeated="1017"/>
        </table:table-row>
        <table:table-row table:style-name="ro2">
          <table:table-cell table:style-name="ce4" table:formula="of:=[.A220]+1" office:value-type="float" office:value="715">
            <text:p>715</text:p>
          </table:table-cell>
          <table:table-cell table:style-name="ce4" table:formula="of:=[.B218]" office:value-type="float" office:value="176">
            <text:p>176</text:p>
          </table:table-cell>
          <table:table-cell table:style-name="Default" office:value-type="float" office:value="596">
            <text:p>59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715, 176, 596, 4, 0, 7);">
            <text:p>insert into game_score (id, matchid, squad, goals, points, time_type) values (715, 176, 596, 4, 0, 7);</text:p>
          </table:table-cell>
          <table:table-cell table:number-columns-repeated="1017"/>
        </table:table-row>
        <table:table-row table:style-name="ro2">
          <table:table-cell table:style-name="ce4" table:formula="of:=[.A221]+1" office:value-type="float" office:value="716">
            <text:p>716</text:p>
          </table:table-cell>
          <table:table-cell table:style-name="ce4" table:formula="of:=[.B219]" office:value-type="float" office:value="176">
            <text:p>176</text:p>
          </table:table-cell>
          <table:table-cell table:style-name="Default" office:value-type="float" office:value="1869">
            <text:p>186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716, 176, 1869, 3, 0, 7);">
            <text:p>insert into game_score (id, matchid, squad, goals, points, time_type) values (716, 176, 1869, 3, 0, 7);</text:p>
          </table:table-cell>
          <table:table-cell table:number-columns-repeated="1017"/>
        </table:table-row>
        <table:table-row table:style-name="ro2">
          <table:table-cell table:style-name="ce3" table:formula="of:=[.A222]+1" office:value-type="float" office:value="717">
            <text:p>717</text:p>
          </table:table-cell>
          <table:table-cell table:style-name="ce3" table:formula="of:=[.B213]+1" office:value-type="float" office:value="177">
            <text:p>17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717, 177, 1868, 3, 0, 2);">
            <text:p>insert into game_score (id, matchid, squad, goals, points, time_type) values (717, 177, 1868, 3, 0, 2);</text:p>
          </table:table-cell>
          <table:table-cell table:number-columns-repeated="1017"/>
        </table:table-row>
        <table:table-row table:style-name="ro2">
          <table:table-cell table:style-name="ce3" table:formula="of:=[.A223]+1" office:value-type="float" office:value="718">
            <text:p>718</text:p>
          </table:table-cell>
          <table:table-cell table:style-name="ce3" table:formula="of:=[.B223]" office:value-type="float" office:value="177">
            <text:p>177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718, 177, 1868, 1, 0, 1);">
            <text:p>insert into game_score (id, matchid, squad, goals, points, time_type) values (718, 177, 1868, 1, 0, 1);</text:p>
          </table:table-cell>
          <table:table-cell table:number-columns-repeated="1017"/>
        </table:table-row>
        <table:table-row table:style-name="ro2">
          <table:table-cell table:style-name="ce3" table:formula="of:=[.A224]+1" office:value-type="float" office:value="719">
            <text:p>719</text:p>
          </table:table-cell>
          <table:table-cell table:style-name="ce3" table:formula="of:=[.B223]" office:value-type="float" office:value="177">
            <text:p>177</text:p>
          </table:table-cell>
          <table:table-cell table:style-name="ce3" office:value-type="float" office:value="1869">
            <text:p>186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719, 177, 1869, 2, 0, 2);">
            <text:p>insert into game_score (id, matchid, squad, goals, points, time_type) values (719, 177, 1869, 2, 0, 2);</text:p>
          </table:table-cell>
          <table:table-cell table:number-columns-repeated="1017"/>
        </table:table-row>
        <table:table-row table:style-name="ro2">
          <table:table-cell table:style-name="ce3" table:formula="of:=[.A225]+1" office:value-type="float" office:value="720">
            <text:p>720</text:p>
          </table:table-cell>
          <table:table-cell table:style-name="ce3" table:formula="of:=[.B223]" office:value-type="float" office:value="177">
            <text:p>177</text:p>
          </table:table-cell>
          <table:table-cell table:style-name="ce3" office:value-type="float" office:value="1869">
            <text:p>186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720, 177, 1869, null, 0, 1);">
            <text:p>insert into game_score (id, matchid, squad, goals, points, time_type) values (720, 177, 1869, null, 0, 1);</text:p>
          </table:table-cell>
          <table:table-cell table:number-columns-repeated="1017"/>
        </table:table-row>
        <table:table-row table:style-name="ro2">
          <table:table-cell table:style-name="ce4" table:formula="of:=[.A226]+1" office:value-type="float" office:value="721">
            <text:p>721</text:p>
          </table:table-cell>
          <table:table-cell table:style-name="ce4" table:formula="of:=[.B223]+1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721, 178, 596, 0, 0, 2);">
            <text:p>insert into game_score (id, matchid, squad, goals, points, time_type) values (721, 178, 596, 0, 0, 2);</text:p>
          </table:table-cell>
          <table:table-cell table:number-columns-repeated="1017"/>
        </table:table-row>
        <table:table-row table:style-name="ro2">
          <table:table-cell table:style-name="ce4" table:formula="of:=[.A227]+1" office:value-type="float" office:value="722">
            <text:p>722</text:p>
          </table:table-cell>
          <table:table-cell table:style-name="ce4" table:formula="of:=[.B227]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722, 178, 596, 0, 0, 1);">
            <text:p>insert into game_score (id, matchid, squad, goals, points, time_type) values (722, 178, 596, 0, 0, 1);</text:p>
          </table:table-cell>
          <table:table-cell table:number-columns-repeated="1017"/>
        </table:table-row>
        <table:table-row table:style-name="ro2">
          <table:table-cell table:style-name="ce4" table:formula="of:=[.A228]+1" office:value-type="float" office:value="723">
            <text:p>723</text:p>
          </table:table-cell>
          <table:table-cell table:style-name="ce4" table:formula="of:=[.B227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723, 178, 1876, 0, 0, 2);">
            <text:p>insert into game_score (id, matchid, squad, goals, points, time_type) values (723, 178, 1876, 0, 0, 2);</text:p>
          </table:table-cell>
          <table:table-cell table:number-columns-repeated="1017"/>
        </table:table-row>
        <table:table-row table:style-name="ro2">
          <table:table-cell table:style-name="ce4" table:formula="of:=[.A229]+1" office:value-type="float" office:value="724">
            <text:p>724</text:p>
          </table:table-cell>
          <table:table-cell table:style-name="ce4" table:formula="of:=[.B227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724, 178, 1876, 0, 0, 1);">
            <text:p>insert into game_score (id, matchid, squad, goals, points, time_type) values (724, 178, 1876, 0, 0, 1);</text:p>
          </table:table-cell>
          <table:table-cell table:number-columns-repeated="1017"/>
        </table:table-row>
        <table:table-row table:style-name="ro2">
          <table:table-cell table:style-name="ce4" table:formula="of:=[.A230]+1" office:value-type="float" office:value="725">
            <text:p>725</text:p>
          </table:table-cell>
          <table:table-cell table:style-name="ce4" table:formula="of:=[.B228]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725, 178, 596, 0, 1, 4);">
            <text:p>insert into game_score (id, matchid, squad, goals, points, time_type) values (725, 178, 596, 0, 1, 4);</text:p>
          </table:table-cell>
          <table:table-cell table:number-columns-repeated="1017"/>
        </table:table-row>
        <table:table-row table:style-name="ro2">
          <table:table-cell table:style-name="ce4" table:formula="of:=[.A231]+1" office:value-type="float" office:value="726">
            <text:p>726</text:p>
          </table:table-cell>
          <table:table-cell table:style-name="ce4" table:formula="of:=[.B229]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726, 178, 596, 0, 0, 3);">
            <text:p>insert into game_score (id, matchid, squad, goals, points, time_type) values (726, 178, 596, 0, 0, 3);</text:p>
          </table:table-cell>
          <table:table-cell table:number-columns-repeated="1017"/>
        </table:table-row>
        <table:table-row table:style-name="ro2">
          <table:table-cell table:style-name="ce4" table:formula="of:=[.A232]+1" office:value-type="float" office:value="727">
            <text:p>727</text:p>
          </table:table-cell>
          <table:table-cell table:style-name="ce4" table:formula="of:=[.B230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727, 178, 1876, 0, 1, 4);">
            <text:p>insert into game_score (id, matchid, squad, goals, points, time_type) values (727, 178, 1876, 0, 1, 4);</text:p>
          </table:table-cell>
          <table:table-cell table:number-columns-repeated="1017"/>
        </table:table-row>
        <table:table-row table:style-name="ro2">
          <table:table-cell table:style-name="ce4" table:formula="of:=[.A233]+1" office:value-type="float" office:value="728">
            <text:p>728</text:p>
          </table:table-cell>
          <table:table-cell table:style-name="ce4" table:formula="of:=[.B231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728, 178, 1876, 0, 0, 3);">
            <text:p>insert into game_score (id, matchid, squad, goals, points, time_type) values (728, 178, 1876, 0, 0, 3);</text:p>
          </table:table-cell>
          <table:table-cell table:number-columns-repeated="1017"/>
        </table:table-row>
        <table:table-row table:style-name="ro2">
          <table:table-cell table:style-name="ce4" table:formula="of:=[.A234]+1" office:value-type="float" office:value="729">
            <text:p>729</text:p>
          </table:table-cell>
          <table:table-cell table:style-name="ce4" table:formula="of:=[.B232]" office:value-type="float" office:value="178">
            <text:p>178</text:p>
          </table:table-cell>
          <table:table-cell table:style-name="Default" office:value-type="float" office:value="596">
            <text:p>59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729, 178, 596, 6, 0, 7);">
            <text:p>insert into game_score (id, matchid, squad, goals, points, time_type) values (729, 178, 596, 6, 0, 7);</text:p>
          </table:table-cell>
          <table:table-cell table:number-columns-repeated="1017"/>
        </table:table-row>
        <table:table-row table:style-name="ro2">
          <table:table-cell table:style-name="ce4" table:formula="of:=[.A235]+1" office:value-type="float" office:value="730">
            <text:p>730</text:p>
          </table:table-cell>
          <table:table-cell table:style-name="ce4" table:formula="of:=[.B233]" office:value-type="float" office:value="178">
            <text:p>178</text:p>
          </table:table-cell>
          <table:table-cell table:style-name="Default" office:value-type="float" office:value="1876">
            <text:p>18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4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730, 178, 1876, 5, 0, 7);">
            <text:p>insert into game_score (id, matchid, squad, goals, points, time_type) values (730, 178, 1876, 5, 0, 7);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4"/>
          <table:table-cell table:number-columns-repeated="1017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4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2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qualifying_group_stage (id, tournament, group_code, squad) values (&quot; &amp; [.A1] &amp; &quot;, &quot; &amp; [.B1] &amp; &quot;, '&quot; &amp; [.C1] &amp; &quot;', &quot; &amp; [.D1] &amp;  &quot;);&quot;" office:value-type="string" office:string-value="insert into qualifying_group_stage (id, tournament, group_code, squad) values (id, tournament, 'group_code', squad);">
            <text:p>insert into qualifying_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3'.A21]+1" office:value-type="float" office:value="88">
            <text:p>88</text:p>
          </table:table-cell>
          <table:table-cell office:value-type="float" office:value="1994">
            <text:p>1994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246">
            <text:p>1246</text:p>
          </table:table-cell>
          <table:table-cell table:style-name="Default"/>
          <table:table-cell/>
          <table:table-cell table:formula="of:=&quot;insert into qualifying_group_stage (id, tournament, group_code, squad) values (&quot; &amp; [.A2] &amp; &quot;, &quot; &amp; [.B2] &amp; &quot;, '&quot; &amp; [.C2] &amp; &quot;', &quot; &amp; [.E2] &amp;  &quot;);&quot;" office:value-type="string" office:string-value="insert into qualifying_group_stage (id, tournament, group_code, squad) values (88, 1994, '1', );">
            <text:p>insert into qualifying_group_stage (id, tournament, group_code, squad) values (88, 1994, '1', 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89">
            <text:p>89</text:p>
          </table:table-cell>
          <table:table-cell table:formula="of:=[.B2]" office:value-type="float" office:value="1994">
            <text:p>1994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473">
            <text:p>1473</text:p>
          </table:table-cell>
          <table:table-cell table:style-name="Default"/>
          <table:table-cell/>
          <table:table-cell table:formula="of:=&quot;insert into qualifying_group_stage (id, tournament, group_code, squad) values (&quot; &amp; [.A3] &amp; &quot;, &quot; &amp; [.B3] &amp; &quot;, '&quot; &amp; [.C3] &amp; &quot;', &quot; &amp; [.E3] &amp;  &quot;);&quot;" office:value-type="string" office:string-value="insert into qualifying_group_stage (id, tournament, group_code, squad) values (89, 1994, '1', );">
            <text:p>insert into qualifying_group_stage (id, tournament, group_code, squad) values (89, 1994, '1', 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90">
            <text:p>90</text:p>
          </table:table-cell>
          <table:table-cell table:formula="of:=[.B3]" office:value-type="float" office:value="1994">
            <text:p>1994</text:p>
          </table:table-cell>
          <table:table-cell table:formula="of:=&quot;1&quot;" office:value-type="string" office:string-value="1">
            <text:p>1</text:p>
          </table:table-cell>
          <table:table-cell office:value-type="float" office:value="1787">
            <text:p>1787</text:p>
          </table:table-cell>
          <table:table-cell table:style-name="Default"/>
          <table:table-cell/>
          <table:table-cell table:formula="of:=&quot;insert into qualifying_group_stage (id, tournament, group_code, squad) values (&quot; &amp; [.A4] &amp; &quot;, &quot; &amp; [.B4] &amp; &quot;, '&quot; &amp; [.C4] &amp; &quot;', &quot; &amp; [.E15] &amp;  &quot;);&quot;" office:value-type="string" office:string-value="insert into qualifying_group_stage (id, tournament, group_code, squad) values (90, 1994, '1', );">
            <text:p>insert into qualifying_group_stage (id, tournament, group_code, squad) values (90, 1994, '1', 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91">
            <text:p>91</text:p>
          </table:table-cell>
          <table:table-cell table:formula="of:=[.B4]" office:value-type="float" office:value="1994">
            <text:p>1994</text:p>
          </table:table-cell>
          <table:table-cell table:formula="of:=&quot;2&quot;" office:value-type="string" office:string-value="2">
            <text:p>2</text:p>
          </table:table-cell>
          <table:table-cell office:value-type="float" office:value="590">
            <text:p>590</text:p>
          </table:table-cell>
          <table:table-cell table:style-name="Default"/>
          <table:table-cell/>
          <table:table-cell table:formula="of:=&quot;insert into qualifying_group_stage (id, tournament, group_code, squad) values (&quot; &amp; [.A5] &amp; &quot;, &quot; &amp; [.B5] &amp; &quot;, '&quot; &amp; [.C5] &amp; &quot;', &quot; &amp; [.E8] &amp;  &quot;);&quot;" office:value-type="string" office:string-value="insert into qualifying_group_stage (id, tournament, group_code, squad) values (91, 1994, '2', );">
            <text:p>insert into qualifying_group_stage (id, tournament, group_code, squad) values (91, 1994, '2', 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92">
            <text:p>92</text:p>
          </table:table-cell>
          <table:table-cell table:formula="of:=[.B5]" office:value-type="float" office:value="1994">
            <text:p>1994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784">
            <text:p>1784</text:p>
          </table:table-cell>
          <table:table-cell table:style-name="Default"/>
          <table:table-cell/>
          <table:table-cell table:formula="of:=&quot;insert into qualifying_group_stage (id, tournament, group_code, squad) values (&quot; &amp; [.A6] &amp; &quot;, &quot; &amp; [.B6] &amp; &quot;, '&quot; &amp; [.C6] &amp; &quot;', &quot; &amp; [.E6] &amp;  &quot;);&quot;" office:value-type="string" office:string-value="insert into qualifying_group_stage (id, tournament, group_code, squad) values (92, 1994, '2', );">
            <text:p>insert into qualifying_group_stage (id, tournament, group_code, squad) values (92, 1994, '2', 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93">
            <text:p>93</text:p>
          </table:table-cell>
          <table:table-cell table:formula="of:=[.B6]" office:value-type="float" office:value="1994">
            <text:p>1994</text:p>
          </table:table-cell>
          <table:table-cell table:formula="of:=&quot;2&quot;" office:value-type="string" office:string-value="2">
            <text:p>2</text:p>
          </table:table-cell>
          <table:table-cell table:style-name="Default" office:value-type="float" office:value="1264">
            <text:p>1264</text:p>
          </table:table-cell>
          <table:table-cell table:style-name="Default"/>
          <table:table-cell/>
          <table:table-cell table:formula="of:=&quot;insert into qualifying_group_stage (id, tournament, group_code, squad) values (&quot; &amp; [.A7] &amp; &quot;, &quot; &amp; [.B7] &amp; &quot;, '&quot; &amp; [.C8] &amp; &quot;', &quot; &amp; [.E6] &amp;  &quot;);&quot;" office:value-type="string" office:string-value="insert into qualifying_group_stage (id, tournament, group_code, squad) values (93, 1994, '3', );">
            <text:p>insert into qualifying_group_stage (id, tournament, group_code, squad) values (93, 1994, '3', 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94">
            <text:p>94</text:p>
          </table:table-cell>
          <table:table-cell table:formula="of:=[.B7]" office:value-type="float" office:value="1994">
            <text:p>1994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7">
            <text:p>597</text:p>
          </table:table-cell>
          <table:table-cell table:style-name="Default"/>
          <table:table-cell/>
          <table:table-cell table:formula="of:=&quot;insert into qualifying_group_stage (id, tournament, group_code, squad) values (&quot; &amp; [.A8] &amp; &quot;, &quot; &amp; [.B8] &amp; &quot;, '&quot; &amp; [.C9] &amp; &quot;', &quot; &amp; [.E4] &amp;  &quot;);&quot;" office:value-type="string" office:string-value="insert into qualifying_group_stage (id, tournament, group_code, squad) values (94, 1994, '3', );">
            <text:p>insert into qualifying_group_stage (id, tournament, group_code, squad) values (94, 1994, '3', 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95">
            <text:p>95</text:p>
          </table:table-cell>
          <table:table-cell table:formula="of:=[.B8]" office:value-type="float" office:value="1994">
            <text:p>1994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4">
            <text:p>594</text:p>
          </table:table-cell>
          <table:table-cell table:style-name="Default"/>
          <table:table-cell/>
          <table:table-cell table:formula="of:=&quot;insert into qualifying_group_stage (id, tournament, group_code, squad) values (&quot; &amp; [.A9] &amp; &quot;, &quot; &amp; [.B9] &amp; &quot;, '&quot; &amp; [.C10] &amp; &quot;', &quot; &amp; [.E7] &amp;  &quot;);&quot;" office:value-type="string" office:string-value="insert into qualifying_group_stage (id, tournament, group_code, squad) values (95, 1994, '3', );">
            <text:p>insert into qualifying_group_stage (id, tournament, group_code, squad) values (95, 1994, '3', );</text:p>
          </table:table-cell>
          <table:table-cell table:number-columns-repeated="1017"/>
        </table:table-row>
        <table:table-row table:style-name="ro2">
          <table:table-cell table:formula="of:=[.A9]+1" office:value-type="float" office:value="96">
            <text:p>96</text:p>
          </table:table-cell>
          <table:table-cell table:formula="of:=[.B9]" office:value-type="float" office:value="1994">
            <text:p>1994</text:p>
          </table:table-cell>
          <table:table-cell table:formula="of:=&quot;3&quot;" office:value-type="string" office:string-value="3">
            <text:p>3</text:p>
          </table:table-cell>
          <table:table-cell table:style-name="Default" office:value-type="float" office:value="592">
            <text:p>592</text:p>
          </table:table-cell>
          <table:table-cell table:style-name="Default"/>
          <table:table-cell/>
          <table:table-cell table:formula="of:=&quot;insert into qualifying_group_stage (id, tournament, group_code, squad) values (&quot; &amp; [.A10] &amp; &quot;, &quot; &amp; [.B10] &amp; &quot;, '&quot; &amp; [.C11] &amp; &quot;', &quot; &amp; [.E10] &amp;  &quot;);&quot;" office:value-type="string" office:string-value="insert into qualifying_group_stage (id, tournament, group_code, squad) values (96, 1994, '4', );">
            <text:p>insert into qualifying_group_stage (id, tournament, group_code, squad) values (96, 1994, '4', 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97">
            <text:p>97</text:p>
          </table:table-cell>
          <table:table-cell table:formula="of:=[.B10]" office:value-type="float" office:value="1994">
            <text:p>1994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767">
            <text:p>1767</text:p>
          </table:table-cell>
          <table:table-cell table:style-name="Default"/>
          <table:table-cell/>
          <table:table-cell table:formula="of:=&quot;insert into qualifying_group_stage (id, tournament, group_code, squad) values (&quot; &amp; [.A11] &amp; &quot;, &quot; &amp; [.B11] &amp; &quot;, '&quot; &amp; [.C12] &amp; &quot;', &quot; &amp; [.E11] &amp;  &quot;);&quot;" office:value-type="string" office:string-value="insert into qualifying_group_stage (id, tournament, group_code, squad) values (97, 1994, '4', );">
            <text:p>insert into qualifying_group_stage (id, tournament, group_code, squad) values (97, 1994, '4', 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98">
            <text:p>98</text:p>
          </table:table-cell>
          <table:table-cell table:formula="of:=[.B11]" office:value-type="float" office:value="1994">
            <text:p>1994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869">
            <text:p>1869</text:p>
          </table:table-cell>
          <table:table-cell table:style-name="Default"/>
          <table:table-cell/>
          <table:table-cell table:formula="of:=&quot;insert into qualifying_group_stage (id, tournament, group_code, squad) values (&quot; &amp; [.A12] &amp; &quot;, &quot; &amp; [.B12] &amp; &quot;, '&quot; &amp; [.C13] &amp; &quot;', &quot; &amp; [.E17] &amp;  &quot;);&quot;" office:value-type="string" office:string-value="insert into qualifying_group_stage (id, tournament, group_code, squad) values (98, 1994, '4', );">
            <text:p>insert into qualifying_group_stage (id, tournament, group_code, squad) values (98, 1994, '4', 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99">
            <text:p>99</text:p>
          </table:table-cell>
          <table:table-cell table:formula="of:=[.B12]" office:value-type="float" office:value="1994">
            <text:p>1994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268">
            <text:p>1268</text:p>
          </table:table-cell>
          <table:table-cell table:style-name="Default"/>
          <table:table-cell/>
          <table:table-cell table:formula="of:=&quot;insert into qualifying_group_stage (id, tournament, group_code, squad) values (&quot; &amp; [.A13] &amp; &quot;, &quot; &amp; [.B13] &amp; &quot;, '&quot; &amp; [.C14] &amp; &quot;', &quot; &amp; [.E13] &amp;  &quot;);&quot;" office:value-type="string" office:string-value="insert into qualifying_group_stage (id, tournament, group_code, squad) values (99, 1994, '4', );">
            <text:p>insert into qualifying_group_stage (id, tournament, group_code, squad) values (99, 1994, '4', 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00">
            <text:p>100</text:p>
          </table:table-cell>
          <table:table-cell table:formula="of:=[.B13]" office:value-type="float" office:value="1994">
            <text:p>1994</text:p>
          </table:table-cell>
          <table:table-cell table:formula="of:=&quot;4&quot;" office:value-type="string" office:string-value="4">
            <text:p>4</text:p>
          </table:table-cell>
          <table:table-cell table:style-name="Default" office:value-type="float" office:value="1664">
            <text:p>1664</text:p>
          </table:table-cell>
          <table:table-cell table:style-name="Default"/>
          <table:table-cell/>
          <table:table-cell table:formula="of:=&quot;insert into qualifying_group_stage (id, tournament, group_code, squad) values (&quot; &amp; [.A14] &amp; &quot;, &quot; &amp; [.B14] &amp; &quot;, '&quot; &amp; [.C15] &amp; &quot;', &quot; &amp; [.E12] &amp;  &quot;);&quot;" office:value-type="string" office:string-value="insert into qualifying_group_stage (id, tournament, group_code, squad) values (100, 1994, '5', );">
            <text:p>insert into qualifying_group_stage (id, tournament, group_code, squad) values (100, 1994, '5', 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01">
            <text:p>101</text:p>
          </table:table-cell>
          <table:table-cell table:formula="of:=[.B14]" office:value-type="float" office:value="1994">
            <text:p>1994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345">
            <text:p>1345</text:p>
          </table:table-cell>
          <table:table-cell table:style-name="Default"/>
          <table:table-cell/>
          <table:table-cell table:formula="of:=&quot;insert into qualifying_group_stage (id, tournament, group_code, squad) values (&quot; &amp; [.A15] &amp; &quot;, &quot; &amp; [.B15] &amp; &quot;, '&quot; &amp; [.C15] &amp; &quot;', &quot; &amp; [.E14] &amp;  &quot;);&quot;" office:value-type="string" office:string-value="insert into qualifying_group_stage (id, tournament, group_code, squad) values (101, 1994, '5', );">
            <text:p>insert into qualifying_group_stage (id, tournament, group_code, squad) values (101, 1994, '5', 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02">
            <text:p>102</text:p>
          </table:table-cell>
          <table:table-cell table:formula="of:=[.B15]" office:value-type="float" office:value="1994">
            <text:p>1994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876">
            <text:p>1876</text:p>
          </table:table-cell>
          <table:table-cell table:style-name="Default"/>
          <table:table-cell/>
          <table:table-cell table:formula="of:=&quot;insert into qualifying_group_stage (id, tournament, group_code, squad) values (&quot; &amp; [.A16] &amp; &quot;, &quot; &amp; [.B16] &amp; &quot;, '&quot; &amp; [.C16] &amp; &quot;', &quot; &amp; [.E9] &amp;  &quot;);&quot;" office:value-type="string" office:string-value="insert into qualifying_group_stage (id, tournament, group_code, squad) values (102, 1994, '5', );">
            <text:p>insert into qualifying_group_stage (id, tournament, group_code, squad) values (102, 1994, '5', 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03">
            <text:p>103</text:p>
          </table:table-cell>
          <table:table-cell table:formula="of:=[.B16]" office:value-type="float" office:value="1994">
            <text:p>1994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721">
            <text:p>1721</text:p>
          </table:table-cell>
          <table:table-cell table:style-name="Default"/>
          <table:table-cell/>
          <table:table-cell table:formula="of:=&quot;insert into qualifying_group_stage (id, tournament, group_code, squad) values (&quot; &amp; [.A17] &amp; &quot;, &quot; &amp; [.B17] &amp; &quot;, '&quot; &amp; [.C17] &amp; &quot;', &quot; &amp; [.E17] &amp;  &quot;);&quot;" office:value-type="string" office:string-value="insert into qualifying_group_stage (id, tournament, group_code, squad) values (103, 1994, '5', );">
            <text:p>insert into qualifying_group_stage (id, tournament, group_code, squad) values (103, 1994, '5', 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04">
            <text:p>104</text:p>
          </table:table-cell>
          <table:table-cell table:formula="of:=[.B17]" office:value-type="float" office:value="1994">
            <text:p>1994</text:p>
          </table:table-cell>
          <table:table-cell table:formula="of:=&quot;5&quot;" office:value-type="string" office:string-value="5">
            <text:p>5</text:p>
          </table:table-cell>
          <table:table-cell table:style-name="Default" office:value-type="float" office:value="1284">
            <text:p>1284</text:p>
          </table:table-cell>
          <table:table-cell table:style-name="Default"/>
          <table:table-cell/>
          <table:table-cell table:formula="of:=&quot;insert into qualifying_group_stage (id, tournament, group_code, squad) values (&quot; &amp; [.A18] &amp; &quot;, &quot; &amp; [.B18] &amp; &quot;, '&quot; &amp; [.C18] &amp; &quot;', &quot; &amp; [.E18] &amp;  &quot;);&quot;" office:value-type="string" office:string-value="insert into qualifying_group_stage (id, tournament, group_code, squad) values (104, 1994, '5', );">
            <text:p>insert into qualifying_group_stage (id, tournament, group_code, squad) values (104, 1994, '5', 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05">
            <text:p>105</text:p>
          </table:table-cell>
          <table:table-cell table:formula="of:=[.B18]" office:value-type="float" office:value="1994">
            <text:p>1994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3">
            <text:p>53</text:p>
          </table:table-cell>
          <table:table-cell table:style-name="Default"/>
          <table:table-cell/>
          <table:table-cell table:formula="of:=&quot;insert into qualifying_group_stage (id, tournament, group_code, squad) values (&quot; &amp; [.A19] &amp; &quot;, &quot; &amp; [.B19] &amp; &quot;, '&quot; &amp; [.C19] &amp; &quot;', &quot; &amp; [.E19] &amp;  &quot;);&quot;" office:value-type="string" office:string-value="insert into qualifying_group_stage (id, tournament, group_code, squad) values (105, 1994, '6', );">
            <text:p>insert into qualifying_group_stage (id, tournament, group_code, squad) values (105, 1994, '6', 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06">
            <text:p>106</text:p>
          </table:table-cell>
          <table:table-cell table:formula="of:=[.B19]" office:value-type="float" office:value="1994">
            <text:p>1994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1809">
            <text:p>1809</text:p>
          </table:table-cell>
          <table:table-cell table:style-name="Default"/>
          <table:table-cell/>
          <table:table-cell table:formula="of:=&quot;insert into qualifying_group_stage (id, tournament, group_code, squad) values (&quot; &amp; [.A20] &amp; &quot;, &quot; &amp; [.B20] &amp; &quot;, '&quot; &amp; [.C20] &amp; &quot;', &quot; &amp; [.E20] &amp;  &quot;);&quot;" office:value-type="string" office:string-value="insert into qualifying_group_stage (id, tournament, group_code, squad) values (106, 1994, '6', );">
            <text:p>insert into qualifying_group_stage (id, tournament, group_code, squad) values (106, 1994, '6', 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07">
            <text:p>107</text:p>
          </table:table-cell>
          <table:table-cell table:formula="of:=[.B20]" office:value-type="float" office:value="1994">
            <text:p>1994</text:p>
          </table:table-cell>
          <table:table-cell table:formula="of:=&quot;6&quot;" office:value-type="string" office:string-value="6">
            <text:p>6</text:p>
          </table:table-cell>
          <table:table-cell table:style-name="Default" office:value-type="float" office:value="509">
            <text:p>509</text:p>
          </table:table-cell>
          <table:table-cell table:style-name="Default"/>
          <table:table-cell/>
          <table:table-cell table:formula="of:=&quot;insert into qualifying_group_stage (id, tournament, group_code, squad) values (&quot; &amp; [.A21] &amp; &quot;, &quot; &amp; [.B21] &amp; &quot;, '&quot; &amp; [.C21] &amp; &quot;', &quot; &amp; [.E21] &amp;  &quot;);&quot;" office:value-type="string" office:string-value="insert into qualifying_group_stage (id, tournament, group_code, squad) values (107, 1994, '6', );">
            <text:p>insert into qualifying_group_stage (id, tournament, group_code, squad) values (107, 1994, '6', );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" table:number-columns-repeated="4"/>
          <table:table-cell table:number-columns-repeated="1019"/>
        </table:table-row>
        <table:table-row table:style-name="ro2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'1993'.A158]+1" office:value-type="float" office:value="179">
            <text:p>179</text:p>
          </table:table-cell>
          <table:table-cell table:style-name="ce5" table:formula="of:=&quot;1994-01-23&quot;" office:value-type="string" office:string-value="1994-01-23">
            <text:p>1994-01-23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79, '1994-01-23', 1, 1246);">
            <text:p>insert into game (matchid, matchdate, game_type, country) values (179, '1994-01-23', 1, 124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80">
            <text:p>180</text:p>
          </table:table-cell>
          <table:table-cell table:style-name="ce5" table:formula="of:=&quot;1994-01-23&quot;" office:value-type="string" office:string-value="1994-01-23">
            <text:p>1994-01-23</text:p>
          </table:table-cell>
          <table:table-cell table:formula="of:=+[.C24]" office:value-type="float" office:value="1">
            <text:p>1</text:p>
          </table:table-cell>
          <table:table-cell office:value-type="float" office:value="1473">
            <text:p>1473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80, '1994-01-23', 1, 1473);">
            <text:p>insert into game (matchid, matchdate, game_type, country) values (180, '1994-01-23', 1, 147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81">
            <text:p>181</text:p>
          </table:table-cell>
          <table:table-cell table:style-name="ce5" table:formula="of:=&quot;1994-01-27&quot;" office:value-type="string" office:string-value="1994-01-27">
            <text:p>1994-01-27</text:p>
          </table:table-cell>
          <table:table-cell table:formula="of:=+[.C25]"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81, '1994-01-27', 1, 1246);">
            <text:p>insert into game (matchid, matchdate, game_type, country) values (181, '1994-01-27', 1, 124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82">
            <text:p>182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26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82, '1994-??-??', 1, 1784);">
            <text:p>insert into game (matchid, matchdate, game_type, country) values (182, '1994-??-??', 1, 1784);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83">
            <text:p>183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27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28] &amp; &quot;, '&quot; &amp; [.B28] &amp; &quot;', &quot; &amp; [.C28] &amp; &quot;, &quot; &amp; [.D28] &amp;  &quot;);&quot;" office:value-type="string" office:string-value="insert into game (matchid, matchdate, game_type, country) values (183, '1994-??-??', 1, 1784);">
            <text:p>insert into game (matchid, matchdate, game_type, country) values (183, '1994-??-??', 1, 1784);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84">
            <text:p>184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28]"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29] &amp; &quot;, '&quot; &amp; [.B29] &amp; &quot;', &quot; &amp; [.C29] &amp; &quot;, &quot; &amp; [.D29] &amp;  &quot;);&quot;" office:value-type="string" office:string-value="insert into game (matchid, matchdate, game_type, country) values (184, '1994-??-??', 1, 1784);">
            <text:p>insert into game (matchid, matchdate, game_type, country) values (184, '1994-??-??', 1, 1784);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85">
            <text:p>185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29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30] &amp; &quot;, '&quot; &amp; [.B30] &amp; &quot;', &quot; &amp; [.C30] &amp; &quot;, &quot; &amp; [.D30] &amp;  &quot;);&quot;" office:value-type="string" office:string-value="insert into game (matchid, matchdate, game_type, country) values (185, '1994-??-??', 1, 597);">
            <text:p>insert into game (matchid, matchdate, game_type, country) values (185, '1994-??-??', 1, 597);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86">
            <text:p>186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0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31] &amp; &quot;, '&quot; &amp; [.B31] &amp; &quot;', &quot; &amp; [.C31] &amp; &quot;, &quot; &amp; [.D31] &amp;  &quot;);&quot;" office:value-type="string" office:string-value="insert into game (matchid, matchdate, game_type, country) values (186, '1994-??-??', 1, 597);">
            <text:p>insert into game (matchid, matchdate, game_type, country) values (186, '1994-??-??', 1, 597);</text:p>
          </table:table-cell>
          <table:table-cell table:number-columns-repeated="1017"/>
        </table:table-row>
        <table:table-row table:style-name="ro2">
          <table:table-cell table:formula="of:=[.A31]+1" office:value-type="float" office:value="187">
            <text:p>187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1]"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32] &amp; &quot;, '&quot; &amp; [.B32] &amp; &quot;', &quot; &amp; [.C32] &amp; &quot;, &quot; &amp; [.D32] &amp;  &quot;);&quot;" office:value-type="string" office:string-value="insert into game (matchid, matchdate, game_type, country) values (187, '1994-??-??', 1, 597);">
            <text:p>insert into game (matchid, matchdate, game_type, country) values (187, '1994-??-??', 1, 597);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88">
            <text:p>188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2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33] &amp; &quot;, '&quot; &amp; [.B33] &amp; &quot;', &quot; &amp; [.C33] &amp; &quot;, &quot; &amp; [.D33] &amp;  &quot;);&quot;" office:value-type="string" office:string-value="insert into game (matchid, matchdate, game_type, country) values (188, '1994-??-??', 1, 1869);">
            <text:p>insert into game (matchid, matchdate, game_type, country) values (188, '1994-??-??', 1, 1869);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89">
            <text:p>189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3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34] &amp; &quot;, '&quot; &amp; [.B34] &amp; &quot;', &quot; &amp; [.C34] &amp; &quot;, &quot; &amp; [.D34] &amp;  &quot;);&quot;" office:value-type="string" office:string-value="insert into game (matchid, matchdate, game_type, country) values (189, '1994-??-??', 1, 1869);">
            <text:p>insert into game (matchid, matchdate, game_type, country) values (189, '1994-??-??', 1, 1869);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90">
            <text:p>190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4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35] &amp; &quot;, '&quot; &amp; [.B35] &amp; &quot;', &quot; &amp; [.C35] &amp; &quot;, &quot; &amp; [.D35] &amp;  &quot;);&quot;" office:value-type="string" office:string-value="insert into game (matchid, matchdate, game_type, country) values (190, '1994-??-??', 1, 1869);">
            <text:p>insert into game (matchid, matchdate, game_type, country) values (190, '1994-??-??', 1, 1869);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91">
            <text:p>191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5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36] &amp; &quot;, '&quot; &amp; [.B36] &amp; &quot;', &quot; &amp; [.C36] &amp; &quot;, &quot; &amp; [.D36] &amp;  &quot;);&quot;" office:value-type="string" office:string-value="insert into game (matchid, matchdate, game_type, country) values (191, '1994-??-??', 1, 1869);">
            <text:p>insert into game (matchid, matchdate, game_type, country) values (191, '1994-??-??', 1, 1869);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92">
            <text:p>192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6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37] &amp; &quot;, '&quot; &amp; [.B37] &amp; &quot;', &quot; &amp; [.C37] &amp; &quot;, &quot; &amp; [.D37] &amp;  &quot;);&quot;" office:value-type="string" office:string-value="insert into game (matchid, matchdate, game_type, country) values (192, '1994-??-??', 1, 1869);">
            <text:p>insert into game (matchid, matchdate, game_type, country) values (192, '1994-??-??', 1, 1869);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193">
            <text:p>193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7]" office:value-type="float" office:value="1">
            <text:p>1</text:p>
          </table:table-cell>
          <table:table-cell office:value-type="float" office:value="1869">
            <text:p>1869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38] &amp; &quot;, '&quot; &amp; [.B38] &amp; &quot;', &quot; &amp; [.C38] &amp; &quot;, &quot; &amp; [.D38] &amp;  &quot;);&quot;" office:value-type="string" office:string-value="insert into game (matchid, matchdate, game_type, country) values (193, '1994-??-??', 1, 1869);">
            <text:p>insert into game (matchid, matchdate, game_type, country) values (193, '1994-??-??', 1, 1869);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194">
            <text:p>194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8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39] &amp; &quot;, '&quot; &amp; [.B39] &amp; &quot;', &quot; &amp; [.C39] &amp; &quot;, &quot; &amp; [.D39] &amp;  &quot;);&quot;" office:value-type="string" office:string-value="insert into game (matchid, matchdate, game_type, country) values (194, '1994-??-??', 1, 1345);">
            <text:p>insert into game (matchid, matchdate, game_type, country) values (194, '1994-??-??', 1, 1345);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195">
            <text:p>195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39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7">
            <text:p>17</text:p>
          </table:table-cell>
          <table:table-cell/>
          <table:table-cell table:formula="of:=&quot;insert into game (matchid, matchdate, game_type, country) values (&quot; &amp; [.A40] &amp; &quot;, '&quot; &amp; [.B40] &amp; &quot;', &quot; &amp; [.C40] &amp; &quot;, &quot; &amp; [.D40] &amp;  &quot;);&quot;" office:value-type="string" office:string-value="insert into game (matchid, matchdate, game_type, country) values (195, '1994-??-??', 1, 1345);">
            <text:p>insert into game (matchid, matchdate, game_type, country) values (195, '1994-??-??', 1, 1345);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196">
            <text:p>196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40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8">
            <text:p>18</text:p>
          </table:table-cell>
          <table:table-cell/>
          <table:table-cell table:formula="of:=&quot;insert into game (matchid, matchdate, game_type, country) values (&quot; &amp; [.A41] &amp; &quot;, '&quot; &amp; [.B41] &amp; &quot;', &quot; &amp; [.C41] &amp; &quot;, &quot; &amp; [.D41] &amp;  &quot;);&quot;" office:value-type="string" office:string-value="insert into game (matchid, matchdate, game_type, country) values (196, '1994-??-??', 1, 1345);">
            <text:p>insert into game (matchid, matchdate, game_type, country) values (196, '1994-??-??', 1, 1345);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197">
            <text:p>197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41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19">
            <text:p>19</text:p>
          </table:table-cell>
          <table:table-cell/>
          <table:table-cell table:formula="of:=&quot;insert into game (matchid, matchdate, game_type, country) values (&quot; &amp; [.A42] &amp; &quot;, '&quot; &amp; [.B42] &amp; &quot;', &quot; &amp; [.C42] &amp; &quot;, &quot; &amp; [.D42] &amp;  &quot;);&quot;" office:value-type="string" office:string-value="insert into game (matchid, matchdate, game_type, country) values (197, '1994-??-??', 1, 1345);">
            <text:p>insert into game (matchid, matchdate, game_type, country) values (197, '1994-??-??', 1, 1345);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198">
            <text:p>198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42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20">
            <text:p>20</text:p>
          </table:table-cell>
          <table:table-cell/>
          <table:table-cell table:formula="of:=&quot;insert into game (matchid, matchdate, game_type, country) values (&quot; &amp; [.A43] &amp; &quot;, '&quot; &amp; [.B43] &amp; &quot;', &quot; &amp; [.C43] &amp; &quot;, &quot; &amp; [.D43] &amp;  &quot;);&quot;" office:value-type="string" office:string-value="insert into game (matchid, matchdate, game_type, country) values (198, '1994-??-??', 1, 1345);">
            <text:p>insert into game (matchid, matchdate, game_type, country) values (198, '1994-??-??', 1, 1345);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199">
            <text:p>199</text:p>
          </table:table-cell>
          <table:table-cell table:style-name="ce5" table:formula="of:=&quot;1994-??-??&quot;" office:value-type="string" office:string-value="1994-??-??">
            <text:p>1994-??-??</text:p>
          </table:table-cell>
          <table:table-cell table:formula="of:=+[.C43]"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21">
            <text:p>21</text:p>
          </table:table-cell>
          <table:table-cell/>
          <table:table-cell table:formula="of:=&quot;insert into game (matchid, matchdate, game_type, country) values (&quot; &amp; [.A44] &amp; &quot;, '&quot; &amp; [.B44] &amp; &quot;', &quot; &amp; [.C44] &amp; &quot;, &quot; &amp; [.D44] &amp;  &quot;);&quot;" office:value-type="string" office:string-value="insert into game (matchid, matchdate, game_type, country) values (199, '1994-??-??', 1, 1345);">
            <text:p>insert into game (matchid, matchdate, game_type, country) values (199, '1994-??-??', 1, 1345);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200">
            <text:p>200</text:p>
          </table:table-cell>
          <table:table-cell table:style-name="ce5" table:formula="of:=&quot;1994-03-10&quot;" office:value-type="string" office:string-value="1994-03-10">
            <text:p>1994-03-10</text:p>
          </table:table-cell>
          <table:table-cell table:formula="of:=+[.C44]"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/>
          <table:table-cell table:formula="of:=&quot;insert into game (matchid, matchdate, game_type, country) values (&quot; &amp; [.A45] &amp; &quot;, '&quot; &amp; [.B45] &amp; &quot;', &quot; &amp; [.C45] &amp; &quot;, &quot; &amp; [.D45] &amp;  &quot;);&quot;" office:value-type="string" office:string-value="insert into game (matchid, matchdate, game_type, country) values (200, '1994-03-10', 1, null);">
            <text:p>insert into game (matchid, matchdate, game_type, country) values (200, '1994-03-10', 1, null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'1993'.A236]+1" office:value-type="float" office:value="731">
            <text:p>731</text:p>
          </table:table-cell>
          <table:table-cell table:style-name="ce3" table:formula="of:=[.A24]" office:value-type="float" office:value="179">
            <text:p>179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731, 179, 1246, 0, 0, 2);">
            <text:p>insert into game_score (id, matchid, squad, goals, points, time_type) values (731, 179, 1246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732">
            <text:p>732</text:p>
          </table:table-cell>
          <table:table-cell table:style-name="ce3" table:formula="of:=[.B48]" office:value-type="float" office:value="179">
            <text:p>179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732, 179, 1246, 0, 0, 1);">
            <text:p>insert into game_score (id, matchid, squad, goals, points, time_type) values (732, 179, 1246, 0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733">
            <text:p>733</text:p>
          </table:table-cell>
          <table:table-cell table:style-name="ce3" table:formula="of:=[.B48]" office:value-type="float" office:value="179">
            <text:p>179</text:p>
          </table:table-cell>
          <table:table-cell table:style-name="ce3" office:value-type="float" office:value="1787">
            <text:p>178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733, 179, 1787, 1, 3, 2);">
            <text:p>insert into game_score (id, matchid, squad, goals, points, time_type) values (733, 179, 1787, 1, 3, 2);</text:p>
          </table:table-cell>
          <table:table-cell table:number-columns-repeated="1017"/>
        </table:table-row>
        <table:table-row table:style-name="ro3">
          <table:table-cell table:style-name="ce3" table:formula="of:=[.A50]+1" office:value-type="float" office:value="734">
            <text:p>734</text:p>
          </table:table-cell>
          <table:table-cell table:style-name="ce3" table:formula="of:=[.B49]" office:value-type="float" office:value="179">
            <text:p>179</text:p>
          </table:table-cell>
          <table:table-cell table:style-name="ce3" office:value-type="float" office:value="1787">
            <text:p>178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734, 179, 1787, null, 0, 1);">
            <text:p>insert into game_score (id, matchid, squad, goals, points, time_type) values (734, 179, 1787, null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735">
            <text:p>735</text:p>
          </table:table-cell>
          <table:table-cell table:style-name="ce4" table:formula="of:=[.B48]+1" office:value-type="float" office:value="180">
            <text:p>180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735, 180, 1473, 2, 3, 2);">
            <text:p>insert into game_score (id, matchid, squad, goals, points, time_type) values (735, 180, 1473, 2, 3, 2);</text:p>
          </table:table-cell>
          <table:table-cell table:number-columns-repeated="1017"/>
        </table:table-row>
        <table:table-row table:style-name="ro4">
          <table:table-cell table:style-name="ce4" table:formula="of:=[.A52]+1" office:value-type="float" office:value="736">
            <text:p>736</text:p>
          </table:table-cell>
          <table:table-cell table:style-name="ce4" table:formula="of:=[.B52]" office:value-type="float" office:value="180">
            <text:p>180</text:p>
          </table:table-cell>
          <table:table-cell table:style-name="Default" office:value-type="float" office:value="1473">
            <text:p>1473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736, 180, 1473, null, 0, 1);">
            <text:p>insert into game_score (id, matchid, squad, goals, points, time_type) values (736, 180, 1473, null, 0, 1);</text:p>
          </table:table-cell>
          <table:table-cell table:number-columns-repeated="1017"/>
        </table:table-row>
        <table:table-row table:style-name="ro2">
          <table:table-cell table:style-name="ce4" table:formula="of:=[.A53]+1" office:value-type="float" office:value="737">
            <text:p>737</text:p>
          </table:table-cell>
          <table:table-cell table:style-name="ce4" table:formula="of:=[.B52]" office:value-type="float" office:value="180">
            <text:p>180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737, 180, 1787, 0, 0, 2);">
            <text:p>insert into game_score (id, matchid, squad, goals, points, time_type) values (737, 180, 1787, 0, 0, 2);</text:p>
          </table:table-cell>
          <table:table-cell table:number-columns-repeated="1017"/>
        </table:table-row>
        <table:table-row table:style-name="ro2">
          <table:table-cell table:style-name="ce4" table:formula="of:=[.A54]+1" office:value-type="float" office:value="738">
            <text:p>738</text:p>
          </table:table-cell>
          <table:table-cell table:style-name="ce4" table:formula="of:=[.B52]" office:value-type="float" office:value="180">
            <text:p>180</text:p>
          </table:table-cell>
          <table:table-cell table:style-name="Default" office:value-type="float" office:value="1787">
            <text:p>178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738, 180, 1787, 0, 0, 1);">
            <text:p>insert into game_score (id, matchid, squad, goals, points, time_type) values (738, 180, 1787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739">
            <text:p>739</text:p>
          </table:table-cell>
          <table:table-cell table:style-name="ce3" table:formula="of:=[.B52]+1" office:value-type="float" office:value="181">
            <text:p>181</text:p>
          </table:table-cell>
          <table:table-cell table:style-name="ce3" office:value-type="float" office:value="1248">
            <text:p>124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739, 181, 1248, 4, 3, 2);">
            <text:p>insert into game_score (id, matchid, squad, goals, points, time_type) values (739, 181, 1248, 4, 3, 2);</text:p>
          </table:table-cell>
          <table:table-cell table:number-columns-repeated="1017"/>
        </table:table-row>
        <table:table-row table:style-name="ro3">
          <table:table-cell table:style-name="ce3" table:formula="of:=[.A56]+1" office:value-type="float" office:value="740">
            <text:p>740</text:p>
          </table:table-cell>
          <table:table-cell table:style-name="ce3" table:formula="of:=[.B56]" office:value-type="float" office:value="181">
            <text:p>181</text:p>
          </table:table-cell>
          <table:table-cell table:style-name="ce3" office:value-type="float" office:value="1248">
            <text:p>124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740, 181, 1248, null, 0, 1);">
            <text:p>insert into game_score (id, matchid, squad, goals, points, time_type) values (740, 181, 1248, null, 0, 1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741">
            <text:p>741</text:p>
          </table:table-cell>
          <table:table-cell table:style-name="ce3" table:formula="of:=[.B56]" office:value-type="float" office:value="181">
            <text:p>181</text:p>
          </table:table-cell>
          <table:table-cell table:style-name="ce3" office:value-type="float" office:value="1473">
            <text:p>147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741, 181, 1473, 2, 0, 2);">
            <text:p>insert into game_score (id, matchid, squad, goals, points, time_type) values (741, 181, 1473, 2, 0, 2);</text:p>
          </table:table-cell>
          <table:table-cell table:number-columns-repeated="1017"/>
        </table:table-row>
        <table:table-row table:style-name="ro3">
          <table:table-cell table:style-name="ce3" table:formula="of:=[.A58]+1" office:value-type="float" office:value="742">
            <text:p>742</text:p>
          </table:table-cell>
          <table:table-cell table:style-name="ce3" table:formula="of:=[.B56]" office:value-type="float" office:value="181">
            <text:p>181</text:p>
          </table:table-cell>
          <table:table-cell table:style-name="ce3" office:value-type="float" office:value="1473">
            <text:p>1473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742, 181, 1473, null, 0, 1);">
            <text:p>insert into game_score (id, matchid, squad, goals, points, time_type) values (742, 181, 1473, null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743">
            <text:p>743</text:p>
          </table:table-cell>
          <table:table-cell table:style-name="ce4" table:formula="of:=[.B56]+1" office:value-type="float" office:value="182">
            <text:p>182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743, 182, 590, 9, 3, 2);">
            <text:p>insert into game_score (id, matchid, squad, goals, points, time_type) values (743, 182, 590, 9, 3, 2);</text:p>
          </table:table-cell>
          <table:table-cell table:number-columns-repeated="1017"/>
        </table:table-row>
        <table:table-row table:style-name="ro4">
          <table:table-cell table:style-name="ce4" table:formula="of:=[.A60]+1" office:value-type="float" office:value="744">
            <text:p>744</text:p>
          </table:table-cell>
          <table:table-cell table:style-name="ce4" table:formula="of:=[.B60]" office:value-type="float" office:value="182">
            <text:p>182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744, 182, 590, null, 0, 1);">
            <text:p>insert into game_score (id, matchid, squad, goals, points, time_type) values (744, 182, 590, null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745">
            <text:p>745</text:p>
          </table:table-cell>
          <table:table-cell table:style-name="ce4" table:formula="of:=[.B60]" office:value-type="float" office:value="182">
            <text:p>182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745, 182, 1264, 0, 0, 2);">
            <text:p>insert into game_score (id, matchid, squad, goals, points, time_type) values (745, 182, 1264, 0, 0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746">
            <text:p>746</text:p>
          </table:table-cell>
          <table:table-cell table:style-name="ce4" table:formula="of:=[.B60]" office:value-type="float" office:value="182">
            <text:p>182</text:p>
          </table:table-cell>
          <table:table-cell table:style-name="Default" office:value-type="float" office:value="1264">
            <text:p>126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746, 182, 1264, 0, 0, 1);">
            <text:p>insert into game_score (id, matchid, squad, goals, points, time_type) values (746, 182, 1264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747">
            <text:p>747</text:p>
          </table:table-cell>
          <table:table-cell table:style-name="ce3" table:formula="of:=[.B60]+1" office:value-type="float" office:value="183">
            <text:p>183</text:p>
          </table:table-cell>
          <table:table-cell table:style-name="ce3" office:value-type="float" office:value="1784">
            <text:p>178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747, 183, 1784, 2, 3, 2);">
            <text:p>insert into game_score (id, matchid, squad, goals, points, time_type) values (747, 183, 1784, 2, 3, 2);</text:p>
          </table:table-cell>
          <table:table-cell table:number-columns-repeated="1017"/>
        </table:table-row>
        <table:table-row table:style-name="ro3">
          <table:table-cell table:style-name="ce3" table:formula="of:=[.A64]+1" office:value-type="float" office:value="748">
            <text:p>748</text:p>
          </table:table-cell>
          <table:table-cell table:style-name="ce3" table:formula="of:=[.B64]" office:value-type="float" office:value="183">
            <text:p>183</text:p>
          </table:table-cell>
          <table:table-cell table:style-name="ce3" office:value-type="float" office:value="1784">
            <text:p>178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748, 183, 1784, null, 0, 1);">
            <text:p>insert into game_score (id, matchid, squad, goals, points, time_type) values (748, 183, 1784, null, 0, 1);</text:p>
          </table:table-cell>
          <table:table-cell table:number-columns-repeated="1017"/>
        </table:table-row>
        <table:table-row table:style-name="ro2">
          <table:table-cell table:style-name="ce3" table:formula="of:=[.A65]+1" office:value-type="float" office:value="749">
            <text:p>749</text:p>
          </table:table-cell>
          <table:table-cell table:style-name="ce3" table:formula="of:=[.B64]" office:value-type="float" office:value="183">
            <text:p>183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749, 183, 1264, 0, 0, 2);">
            <text:p>insert into game_score (id, matchid, squad, goals, points, time_type) values (749, 183, 1264, 0, 0, 2);</text:p>
          </table:table-cell>
          <table:table-cell table:number-columns-repeated="1017"/>
        </table:table-row>
        <table:table-row table:style-name="ro2">
          <table:table-cell table:style-name="ce3" table:formula="of:=[.A66]+1" office:value-type="float" office:value="750">
            <text:p>750</text:p>
          </table:table-cell>
          <table:table-cell table:style-name="ce3" table:formula="of:=[.B64]" office:value-type="float" office:value="183">
            <text:p>183</text:p>
          </table:table-cell>
          <table:table-cell table:style-name="ce3" office:value-type="float" office:value="1264">
            <text:p>12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750, 183, 1264, 0, 0, 1);">
            <text:p>insert into game_score (id, matchid, squad, goals, points, time_type) values (750, 183, 1264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751">
            <text:p>751</text:p>
          </table:table-cell>
          <table:table-cell table:style-name="ce4" table:formula="of:=[.B64]+1" office:value-type="float" office:value="184">
            <text:p>18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751, 184, 1784, 0, 0, 2);">
            <text:p>insert into game_score (id, matchid, squad, goals, points, time_type) values (751, 184, 1784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752">
            <text:p>752</text:p>
          </table:table-cell>
          <table:table-cell table:style-name="ce4" table:formula="of:=[.B68]" office:value-type="float" office:value="184">
            <text:p>184</text:p>
          </table:table-cell>
          <table:table-cell table:style-name="Default" office:value-type="float" office:value="1784">
            <text:p>17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752, 184, 1784, 0, 0, 1);">
            <text:p>insert into game_score (id, matchid, squad, goals, points, time_type) values (752, 184, 1784, 0, 0, 1);</text:p>
          </table:table-cell>
          <table:table-cell table:number-columns-repeated="1017"/>
        </table:table-row>
        <table:table-row table:style-name="ro2">
          <table:table-cell table:style-name="ce4" table:formula="of:=[.A69]+1" office:value-type="float" office:value="753">
            <text:p>753</text:p>
          </table:table-cell>
          <table:table-cell table:style-name="ce4" table:formula="of:=[.B68]" office:value-type="float" office:value="184">
            <text:p>184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753, 184, 590, 2, 3, 2);">
            <text:p>insert into game_score (id, matchid, squad, goals, points, time_type) values (753, 184, 590, 2, 3, 2);</text:p>
          </table:table-cell>
          <table:table-cell table:number-columns-repeated="1017"/>
        </table:table-row>
        <table:table-row table:style-name="ro4">
          <table:table-cell table:style-name="ce4" table:formula="of:=[.A70]+1" office:value-type="float" office:value="754">
            <text:p>754</text:p>
          </table:table-cell>
          <table:table-cell table:style-name="ce4" table:formula="of:=[.B68]" office:value-type="float" office:value="184">
            <text:p>184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754, 184, 590, null, 0, 1);">
            <text:p>insert into game_score (id, matchid, squad, goals, points, time_type) values (754, 184, 590, null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755">
            <text:p>755</text:p>
          </table:table-cell>
          <table:table-cell table:style-name="ce3" table:formula="of:=[.B68]+1" office:value-type="float" office:value="185">
            <text:p>185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755, 185, 597, 2, 3, 2);">
            <text:p>insert into game_score (id, matchid, squad, goals, points, time_type) values (755, 185, 597, 2, 3, 2);</text:p>
          </table:table-cell>
          <table:table-cell table:number-columns-repeated="1017"/>
        </table:table-row>
        <table:table-row table:style-name="ro3">
          <table:table-cell table:style-name="ce3" table:formula="of:=[.A72]+1" office:value-type="float" office:value="756">
            <text:p>756</text:p>
          </table:table-cell>
          <table:table-cell table:style-name="ce3" table:formula="of:=[.B72]" office:value-type="float" office:value="185">
            <text:p>185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756, 185, 597, null, 0, 1);">
            <text:p>insert into game_score (id, matchid, squad, goals, points, time_type) values (756, 185, 597, null, 0, 1);</text:p>
          </table:table-cell>
          <table:table-cell table:number-columns-repeated="1017"/>
        </table:table-row>
        <table:table-row table:style-name="ro2">
          <table:table-cell table:style-name="ce3" table:formula="of:=[.A73]+1" office:value-type="float" office:value="757">
            <text:p>757</text:p>
          </table:table-cell>
          <table:table-cell table:style-name="ce3" table:formula="of:=[.B72]" office:value-type="float" office:value="185">
            <text:p>185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757, 185, 594, 0, 0, 2);">
            <text:p>insert into game_score (id, matchid, squad, goals, points, time_type) values (757, 185, 594, 0, 0, 2);</text:p>
          </table:table-cell>
          <table:table-cell table:number-columns-repeated="1017"/>
        </table:table-row>
        <table:table-row table:style-name="ro2">
          <table:table-cell table:style-name="ce3" table:formula="of:=[.A74]+1" office:value-type="float" office:value="758">
            <text:p>758</text:p>
          </table:table-cell>
          <table:table-cell table:style-name="ce3" table:formula="of:=[.B72]" office:value-type="float" office:value="185">
            <text:p>185</text:p>
          </table:table-cell>
          <table:table-cell table:style-name="ce3" office:value-type="float" office:value="594">
            <text:p>59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758, 185, 594, 0, 0, 1);">
            <text:p>insert into game_score (id, matchid, squad, goals, points, time_type) values (758, 185, 594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759">
            <text:p>759</text:p>
          </table:table-cell>
          <table:table-cell table:style-name="ce4" table:formula="of:=[.B72]+1" office:value-type="float" office:value="186">
            <text:p>186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759, 186, 592, 1, 0, 2);">
            <text:p>insert into game_score (id, matchid, squad, goals, points, time_type) values (759, 186, 592, 1, 0, 2);</text:p>
          </table:table-cell>
          <table:table-cell table:number-columns-repeated="1017"/>
        </table:table-row>
        <table:table-row table:style-name="ro4">
          <table:table-cell table:style-name="ce4" table:formula="of:=[.A76]+1" office:value-type="float" office:value="760">
            <text:p>760</text:p>
          </table:table-cell>
          <table:table-cell table:style-name="ce4" table:formula="of:=[.B76]" office:value-type="float" office:value="186">
            <text:p>186</text:p>
          </table:table-cell>
          <table:table-cell table:style-name="Default" office:value-type="float" office:value="592">
            <text:p>592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760, 186, 592, null, 0, 1);">
            <text:p>insert into game_score (id, matchid, squad, goals, points, time_type) values (760, 186, 592, null, 0, 1);</text:p>
          </table:table-cell>
          <table:table-cell table:number-columns-repeated="1017"/>
        </table:table-row>
        <table:table-row table:style-name="ro2">
          <table:table-cell table:style-name="ce4" table:formula="of:=[.A77]+1" office:value-type="float" office:value="761">
            <text:p>761</text:p>
          </table:table-cell>
          <table:table-cell table:style-name="ce4" table:formula="of:=[.B76]" office:value-type="float" office:value="186">
            <text:p>186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761, 186, 594, 1, 0, 2);">
            <text:p>insert into game_score (id, matchid, squad, goals, points, time_type) values (761, 186, 594, 1, 0, 2);</text:p>
          </table:table-cell>
          <table:table-cell table:number-columns-repeated="1017"/>
        </table:table-row>
        <table:table-row table:style-name="ro4">
          <table:table-cell table:style-name="ce4" table:formula="of:=[.A78]+1" office:value-type="float" office:value="762">
            <text:p>762</text:p>
          </table:table-cell>
          <table:table-cell table:style-name="ce4" table:formula="of:=[.B76]" office:value-type="float" office:value="186">
            <text:p>186</text:p>
          </table:table-cell>
          <table:table-cell table:style-name="Default" office:value-type="float" office:value="594">
            <text:p>59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762, 186, 594, null, 0, 1);">
            <text:p>insert into game_score (id, matchid, squad, goals, points, time_type) values (762, 186, 594, null, 0, 1);</text:p>
          </table:table-cell>
          <table:table-cell table:number-columns-repeated="1017"/>
        </table:table-row>
        <table:table-row table:style-name="ro2">
          <table:table-cell table:style-name="ce4" table:formula="of:=[.A79]+1" office:value-type="float" office:value="763">
            <text:p>763</text:p>
          </table:table-cell>
          <table:table-cell table:style-name="ce4" table:formula="of:=[.B77]" office:value-type="float" office:value="186">
            <text:p>186</text:p>
          </table:table-cell>
          <table:table-cell table:style-name="Default" office:value-type="float" office:value="592">
            <text:p>592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763, 186, 592, 4, 0, 7);">
            <text:p>insert into game_score (id, matchid, squad, goals, points, time_type) values (763, 186, 592, 4, 0, 7);</text:p>
          </table:table-cell>
          <table:table-cell table:number-columns-repeated="1017"/>
        </table:table-row>
        <table:table-row table:style-name="ro2">
          <table:table-cell table:style-name="ce4" table:formula="of:=[.A80]+1" office:value-type="float" office:value="764">
            <text:p>764</text:p>
          </table:table-cell>
          <table:table-cell table:style-name="ce4" table:formula="of:=[.B78]" office:value-type="float" office:value="186">
            <text:p>186</text:p>
          </table:table-cell>
          <table:table-cell table:style-name="Default" office:value-type="float" office:value="594">
            <text:p>59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764, 186, 594, 5, 0, 7);">
            <text:p>insert into game_score (id, matchid, squad, goals, points, time_type) values (764, 186, 594, 5, 0, 7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765">
            <text:p>765</text:p>
          </table:table-cell>
          <table:table-cell table:style-name="ce3" table:formula="of:=[.B76]+1" office:value-type="float" office:value="187">
            <text:p>187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765, 187, 597, 2, 3, 2);">
            <text:p>insert into game_score (id, matchid, squad, goals, points, time_type) values (765, 187, 597, 2, 3, 2);</text:p>
          </table:table-cell>
          <table:table-cell table:number-columns-repeated="1017"/>
        </table:table-row>
        <table:table-row table:style-name="ro1">
          <table:table-cell table:style-name="ce3" table:formula="of:=[.A82]+1" office:value-type="float" office:value="766">
            <text:p>766</text:p>
          </table:table-cell>
          <table:table-cell table:style-name="ce3" table:formula="of:=[.B82]" office:value-type="float" office:value="187">
            <text:p>187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766, 187, 597, null, 0, 1);">
            <text:p>insert into game_score (id, matchid, squad, goals, points, time_type) values (766, 187, 597, null, 0, 1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767">
            <text:p>767</text:p>
          </table:table-cell>
          <table:table-cell table:style-name="ce3" table:formula="of:=[.B82]" office:value-type="float" office:value="187">
            <text:p>187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767, 187, 592, 0, 0, 2);">
            <text:p>insert into game_score (id, matchid, squad, goals, points, time_type) values (767, 187, 592, 0, 0, 2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768">
            <text:p>768</text:p>
          </table:table-cell>
          <table:table-cell table:style-name="ce3" table:formula="of:=[.B82]" office:value-type="float" office:value="187">
            <text:p>187</text:p>
          </table:table-cell>
          <table:table-cell table:style-name="ce3" office:value-type="float" office:value="592">
            <text:p>59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768, 187, 592, 0, 0, 1);">
            <text:p>insert into game_score (id, matchid, squad, goals, points, time_type) values (768, 187, 592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769">
            <text:p>769</text:p>
          </table:table-cell>
          <table:table-cell table:style-name="ce4" table:formula="of:=[.B82]+1" office:value-type="float" office:value="188">
            <text:p>188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769, 188, 1869, 9, 3, 2);">
            <text:p>insert into game_score (id, matchid, squad, goals, points, time_type) values (769, 188, 1869, 9, 3, 2);</text:p>
          </table:table-cell>
          <table:table-cell table:number-columns-repeated="1017"/>
        </table:table-row>
        <table:table-row table:style-name="ro4">
          <table:table-cell table:style-name="ce4" table:formula="of:=[.A86]+1" office:value-type="float" office:value="770">
            <text:p>770</text:p>
          </table:table-cell>
          <table:table-cell table:style-name="ce4" table:formula="of:=[.B86]" office:value-type="float" office:value="188">
            <text:p>188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770, 188, 1869, null, 0, 1);">
            <text:p>insert into game_score (id, matchid, squad, goals, points, time_type) values (770, 188, 1869, null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771">
            <text:p>771</text:p>
          </table:table-cell>
          <table:table-cell table:style-name="ce4" table:formula="of:=[.B86]" office:value-type="float" office:value="188">
            <text:p>188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771, 188, 1664, 1, 0, 2);">
            <text:p>insert into game_score (id, matchid, squad, goals, points, time_type) values (771, 188, 1664, 1, 0, 2);</text:p>
          </table:table-cell>
          <table:table-cell table:number-columns-repeated="1017"/>
        </table:table-row>
        <table:table-row table:style-name="ro4">
          <table:table-cell table:style-name="ce4" table:formula="of:=[.A88]+1" office:value-type="float" office:value="772">
            <text:p>772</text:p>
          </table:table-cell>
          <table:table-cell table:style-name="ce4" table:formula="of:=[.B86]" office:value-type="float" office:value="188">
            <text:p>188</text:p>
          </table:table-cell>
          <table:table-cell table:style-name="Default" office:value-type="float" office:value="1664">
            <text:p>1664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772, 188, 1664, null, 0, 1);">
            <text:p>insert into game_score (id, matchid, squad, goals, points, time_type) values (772, 188, 1664, null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773">
            <text:p>773</text:p>
          </table:table-cell>
          <table:table-cell table:style-name="ce3" table:formula="of:=[.B86]+1" office:value-type="float" office:value="189">
            <text:p>189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773, 189, 1767, 3, 3, 2);">
            <text:p>insert into game_score (id, matchid, squad, goals, points, time_type) values (773, 189, 1767, 3, 3, 2);</text:p>
          </table:table-cell>
          <table:table-cell table:number-columns-repeated="1017"/>
        </table:table-row>
        <table:table-row table:style-name="ro3">
          <table:table-cell table:style-name="ce3" table:formula="of:=[.A90]+1" office:value-type="float" office:value="774">
            <text:p>774</text:p>
          </table:table-cell>
          <table:table-cell table:style-name="ce3" table:formula="of:=[.B90]" office:value-type="float" office:value="189">
            <text:p>189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774, 189, 1767, null, 0, 1);">
            <text:p>insert into game_score (id, matchid, squad, goals, points, time_type) values (774, 189, 1767, null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775">
            <text:p>775</text:p>
          </table:table-cell>
          <table:table-cell table:style-name="ce3" table:formula="of:=[.B90]" office:value-type="float" office:value="189">
            <text:p>189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775, 189, 1268, 2, 0, 2);">
            <text:p>insert into game_score (id, matchid, squad, goals, points, time_type) values (775, 189, 1268, 2, 0, 2);</text:p>
          </table:table-cell>
          <table:table-cell table:number-columns-repeated="1017"/>
        </table:table-row>
        <table:table-row table:style-name="ro3">
          <table:table-cell table:style-name="ce3" table:formula="of:=[.A92]+1" office:value-type="float" office:value="776">
            <text:p>776</text:p>
          </table:table-cell>
          <table:table-cell table:style-name="ce3" table:formula="of:=[.B90]" office:value-type="float" office:value="189">
            <text:p>189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776, 189, 1268, null, 0, 1);">
            <text:p>insert into game_score (id, matchid, squad, goals, points, time_type) values (776, 189, 1268, null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777">
            <text:p>777</text:p>
          </table:table-cell>
          <table:table-cell table:style-name="ce4" table:formula="of:=[.B90]+1" office:value-type="float" office:value="190">
            <text:p>190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777, 190, 1869, 2, 0, 2);">
            <text:p>insert into game_score (id, matchid, squad, goals, points, time_type) values (777, 190, 1869, 2, 0, 2);</text:p>
          </table:table-cell>
          <table:table-cell table:number-columns-repeated="1017"/>
        </table:table-row>
        <table:table-row table:style-name="ro4">
          <table:table-cell table:style-name="ce4" table:formula="of:=[.A94]+1" office:value-type="float" office:value="778">
            <text:p>778</text:p>
          </table:table-cell>
          <table:table-cell table:style-name="ce4" table:formula="of:=[.B94]" office:value-type="float" office:value="190">
            <text:p>190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778, 190, 1869, null, 0, 1);">
            <text:p>insert into game_score (id, matchid, squad, goals, points, time_type) values (778, 190, 1869, null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779">
            <text:p>779</text:p>
          </table:table-cell>
          <table:table-cell table:style-name="ce4" table:formula="of:=[.B94]" office:value-type="float" office:value="190">
            <text:p>190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779, 190, 1767, 4, 3, 2);">
            <text:p>insert into game_score (id, matchid, squad, goals, points, time_type) values (779, 190, 1767, 4, 3, 2);</text:p>
          </table:table-cell>
          <table:table-cell table:number-columns-repeated="1017"/>
        </table:table-row>
        <table:table-row table:style-name="ro4">
          <table:table-cell table:style-name="ce4" table:formula="of:=[.A96]+1" office:value-type="float" office:value="780">
            <text:p>780</text:p>
          </table:table-cell>
          <table:table-cell table:style-name="ce4" table:formula="of:=[.B94]" office:value-type="float" office:value="190">
            <text:p>190</text:p>
          </table:table-cell>
          <table:table-cell table:style-name="Default" office:value-type="float" office:value="1767">
            <text:p>176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780, 190, 1767, null, 0, 1);">
            <text:p>insert into game_score (id, matchid, squad, goals, points, time_type) values (780, 190, 1767, null, 0, 1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781">
            <text:p>781</text:p>
          </table:table-cell>
          <table:table-cell table:style-name="ce3" table:formula="of:=[.B94]+1" office:value-type="float" office:value="191">
            <text:p>191</text:p>
          </table:table-cell>
          <table:table-cell table:style-name="ce3" office:value-type="float" office:value="1268">
            <text:p>126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781, 191, 1268, 8, 3, 2);">
            <text:p>insert into game_score (id, matchid, squad, goals, points, time_type) values (781, 191, 1268, 8, 3, 2);</text:p>
          </table:table-cell>
          <table:table-cell table:number-columns-repeated="1017"/>
        </table:table-row>
        <table:table-row table:style-name="ro3">
          <table:table-cell table:style-name="ce3" table:formula="of:=[.A98]+1" office:value-type="float" office:value="782">
            <text:p>782</text:p>
          </table:table-cell>
          <table:table-cell table:style-name="ce3" table:formula="of:=[.B98]" office:value-type="float" office:value="191">
            <text:p>191</text:p>
          </table:table-cell>
          <table:table-cell table:style-name="ce3" office:value-type="float" office:value="1268">
            <text:p>12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782, 191, 1268, null, 0, 1);">
            <text:p>insert into game_score (id, matchid, squad, goals, points, time_type) values (782, 191, 1268, null, 0, 1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783">
            <text:p>783</text:p>
          </table:table-cell>
          <table:table-cell table:style-name="ce3" table:formula="of:=[.B98]" office:value-type="float" office:value="191">
            <text:p>191</text:p>
          </table:table-cell>
          <table:table-cell table:style-name="ce3" office:value-type="float" office:value="1664">
            <text:p>16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783, 191, 1664, 0, 0, 2);">
            <text:p>insert into game_score (id, matchid, squad, goals, points, time_type) values (783, 191, 1664, 0, 0, 2);</text:p>
          </table:table-cell>
          <table:table-cell table:number-columns-repeated="1017"/>
        </table:table-row>
        <table:table-row table:style-name="ro3">
          <table:table-cell table:style-name="ce3" table:formula="of:=[.A100]+1" office:value-type="float" office:value="784">
            <text:p>784</text:p>
          </table:table-cell>
          <table:table-cell table:style-name="ce3" table:formula="of:=[.B98]" office:value-type="float" office:value="191">
            <text:p>191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784, 191, 1664, null, 0, 1);">
            <text:p>insert into game_score (id, matchid, squad, goals, points, time_type) values (784, 191, 1664, null, 0, 1);</text:p>
          </table:table-cell>
          <table:table-cell table:number-columns-repeated="1017"/>
        </table:table-row>
        <table:table-row table:style-name="ro4">
          <table:table-cell table:style-name="ce4" table:formula="of:=[.A101]+1" office:value-type="float" office:value="785">
            <text:p>785</text:p>
          </table:table-cell>
          <table:table-cell table:style-name="ce4" table:formula="of:=[.B98]+1" office:value-type="float" office:value="192">
            <text:p>19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785, 192, 1869, null, 0, 2);">
            <text:p>insert into game_score (id, matchid, squad, goals, points, time_type) values (785, 192, 1869, null, 0, 2);</text:p>
          </table:table-cell>
          <table:table-cell table:number-columns-repeated="1017"/>
        </table:table-row>
        <table:table-row table:style-name="ro4">
          <table:table-cell table:style-name="ce4" table:formula="of:=[.A102]+1" office:value-type="float" office:value="786">
            <text:p>786</text:p>
          </table:table-cell>
          <table:table-cell table:style-name="ce4" table:formula="of:=[.B102]" office:value-type="float" office:value="192">
            <text:p>192</text:p>
          </table:table-cell>
          <table:table-cell table:style-name="Default" office:value-type="float" office:value="1869">
            <text:p>186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786, 192, 1869, null, 0, 1);">
            <text:p>insert into game_score (id, matchid, squad, goals, points, time_type) values (786, 192, 1869, null, 0, 1);</text:p>
          </table:table-cell>
          <table:table-cell table:number-columns-repeated="1017"/>
        </table:table-row>
        <table:table-row table:style-name="ro4">
          <table:table-cell table:style-name="ce4" table:formula="of:=[.A103]+1" office:value-type="float" office:value="787">
            <text:p>787</text:p>
          </table:table-cell>
          <table:table-cell table:style-name="ce4" table:formula="of:=[.B102]" office:value-type="float" office:value="192">
            <text:p>192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787, 192, 1268, null, 0, 2);">
            <text:p>insert into game_score (id, matchid, squad, goals, points, time_type) values (787, 192, 1268, null, 0, 2);</text:p>
          </table:table-cell>
          <table:table-cell table:number-columns-repeated="1017"/>
        </table:table-row>
        <table:table-row table:style-name="ro4">
          <table:table-cell table:style-name="ce4" table:formula="of:=[.A104]+1" office:value-type="float" office:value="788">
            <text:p>788</text:p>
          </table:table-cell>
          <table:table-cell table:style-name="ce4" table:formula="of:=[.B102]" office:value-type="float" office:value="192">
            <text:p>192</text:p>
          </table:table-cell>
          <table:table-cell table:style-name="Default" office:value-type="float" office:value="1268">
            <text:p>12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788, 192, 1268, null, 0, 1);">
            <text:p>insert into game_score (id, matchid, squad, goals, points, time_type) values (788, 192, 1268, null, 0, 1);</text:p>
          </table:table-cell>
          <table:table-cell table:number-columns-repeated="1017"/>
        </table:table-row>
        <table:table-row table:style-name="ro3">
          <table:table-cell table:style-name="ce3" table:formula="of:=[.A105]+1" office:value-type="float" office:value="789">
            <text:p>789</text:p>
          </table:table-cell>
          <table:table-cell table:style-name="ce3" table:formula="of:=[.B102]+1" office:value-type="float" office:value="193">
            <text:p>193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789, 193, 1767, null, 0, 2);">
            <text:p>insert into game_score (id, matchid, squad, goals, points, time_type) values (789, 193, 1767, null, 0, 2);</text:p>
          </table:table-cell>
          <table:table-cell table:number-columns-repeated="1017"/>
        </table:table-row>
        <table:table-row table:style-name="ro3">
          <table:table-cell table:style-name="ce3" table:formula="of:=[.A106]+1" office:value-type="float" office:value="790">
            <text:p>790</text:p>
          </table:table-cell>
          <table:table-cell table:style-name="ce3" table:formula="of:=[.B106]" office:value-type="float" office:value="193">
            <text:p>193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790, 193, 1767, null, 0, 1);">
            <text:p>insert into game_score (id, matchid, squad, goals, points, time_type) values (790, 193, 1767, null, 0, 1);</text:p>
          </table:table-cell>
          <table:table-cell table:number-columns-repeated="1017"/>
        </table:table-row>
        <table:table-row table:style-name="ro3">
          <table:table-cell table:style-name="ce3" table:formula="of:=[.A107]+1" office:value-type="float" office:value="791">
            <text:p>791</text:p>
          </table:table-cell>
          <table:table-cell table:style-name="ce3" table:formula="of:=[.B106]" office:value-type="float" office:value="193">
            <text:p>193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791, 193, 1664, null, 0, 2);">
            <text:p>insert into game_score (id, matchid, squad, goals, points, time_type) values (791, 193, 1664, null, 0, 2);</text:p>
          </table:table-cell>
          <table:table-cell table:number-columns-repeated="1017"/>
        </table:table-row>
        <table:table-row table:style-name="ro3">
          <table:table-cell table:style-name="ce3" table:formula="of:=[.A108]+1" office:value-type="float" office:value="792">
            <text:p>792</text:p>
          </table:table-cell>
          <table:table-cell table:style-name="ce3" table:formula="of:=[.B106]" office:value-type="float" office:value="193">
            <text:p>193</text:p>
          </table:table-cell>
          <table:table-cell table:style-name="ce3" office:value-type="float" office:value="1664">
            <text:p>1664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792, 193, 1664, null, 0, 1);">
            <text:p>insert into game_score (id, matchid, squad, goals, points, time_type) values (792, 193, 1664, null, 0, 1);</text:p>
          </table:table-cell>
          <table:table-cell table:number-columns-repeated="1017"/>
        </table:table-row>
        <table:table-row table:style-name="ro2">
          <table:table-cell table:style-name="ce4" table:formula="of:=[.A109]+1" office:value-type="float" office:value="793">
            <text:p>793</text:p>
          </table:table-cell>
          <table:table-cell table:style-name="ce4" table:formula="of:=[.B106]+1" office:value-type="float" office:value="194">
            <text:p>194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793, 194, 1345, 5, 3, 2);">
            <text:p>insert into game_score (id, matchid, squad, goals, points, time_type) values (793, 194, 1345, 5, 3, 2);</text:p>
          </table:table-cell>
          <table:table-cell table:number-columns-repeated="1017"/>
        </table:table-row>
        <table:table-row table:style-name="ro4">
          <table:table-cell table:style-name="ce4" table:formula="of:=[.A110]+1" office:value-type="float" office:value="794">
            <text:p>794</text:p>
          </table:table-cell>
          <table:table-cell table:style-name="ce4" table:formula="of:=[.B110]" office:value-type="float" office:value="194">
            <text:p>194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794, 194, 1345, null, 0, 1);">
            <text:p>insert into game_score (id, matchid, squad, goals, points, time_type) values (794, 194, 1345, null, 0, 1);</text:p>
          </table:table-cell>
          <table:table-cell table:number-columns-repeated="1017"/>
        </table:table-row>
        <table:table-row table:style-name="ro2">
          <table:table-cell table:style-name="ce4" table:formula="of:=[.A111]+1" office:value-type="float" office:value="795">
            <text:p>795</text:p>
          </table:table-cell>
          <table:table-cell table:style-name="ce4" table:formula="of:=[.B110]" office:value-type="float" office:value="194">
            <text:p>194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795, 194, 1284, 0, 0, 2);">
            <text:p>insert into game_score (id, matchid, squad, goals, points, time_type) values (795, 194, 1284, 0, 0, 2);</text:p>
          </table:table-cell>
          <table:table-cell table:number-columns-repeated="1017"/>
        </table:table-row>
        <table:table-row table:style-name="ro2">
          <table:table-cell table:style-name="ce4" table:formula="of:=[.A112]+1" office:value-type="float" office:value="796">
            <text:p>796</text:p>
          </table:table-cell>
          <table:table-cell table:style-name="ce4" table:formula="of:=[.B110]" office:value-type="float" office:value="194">
            <text:p>194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796, 194, 1284, 0, 0, 1);">
            <text:p>insert into game_score (id, matchid, squad, goals, points, time_type) values (796, 194, 1284, 0, 0, 1);</text:p>
          </table:table-cell>
          <table:table-cell table:number-columns-repeated="1017"/>
        </table:table-row>
        <table:table-row table:style-name="ro2">
          <table:table-cell table:style-name="ce3" table:formula="of:=[.A113]+1" office:value-type="float" office:value="797">
            <text:p>797</text:p>
          </table:table-cell>
          <table:table-cell table:style-name="ce3" table:formula="of:=[.B110]+1" office:value-type="float" office:value="195">
            <text:p>195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797, 195, 1876, 4, 3, 2);">
            <text:p>insert into game_score (id, matchid, squad, goals, points, time_type) values (797, 195, 1876, 4, 3, 2);</text:p>
          </table:table-cell>
          <table:table-cell table:number-columns-repeated="1017"/>
        </table:table-row>
        <table:table-row table:style-name="ro3">
          <table:table-cell table:style-name="ce3" table:formula="of:=[.A114]+1" office:value-type="float" office:value="798">
            <text:p>798</text:p>
          </table:table-cell>
          <table:table-cell table:style-name="ce3" table:formula="of:=[.B114]" office:value-type="float" office:value="195">
            <text:p>195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798, 195, 1876, null, 0, 1);">
            <text:p>insert into game_score (id, matchid, squad, goals, points, time_type) values (798, 195, 1876, null, 0, 1);</text:p>
          </table:table-cell>
          <table:table-cell table:number-columns-repeated="1017"/>
        </table:table-row>
        <table:table-row table:style-name="ro2">
          <table:table-cell table:style-name="ce3" table:formula="of:=[.A115]+1" office:value-type="float" office:value="799">
            <text:p>799</text:p>
          </table:table-cell>
          <table:table-cell table:style-name="ce3" table:formula="of:=[.B114]" office:value-type="float" office:value="195">
            <text:p>195</text:p>
          </table:table-cell>
          <table:table-cell table:style-name="ce3" office:value-type="float" office:value="1721">
            <text:p>172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799, 195, 1721, 2, 0, 2);">
            <text:p>insert into game_score (id, matchid, squad, goals, points, time_type) values (799, 195, 1721, 2, 0, 2);</text:p>
          </table:table-cell>
          <table:table-cell table:number-columns-repeated="1017"/>
        </table:table-row>
        <table:table-row table:style-name="ro3">
          <table:table-cell table:style-name="ce3" table:formula="of:=[.A116]+1" office:value-type="float" office:value="800">
            <text:p>800</text:p>
          </table:table-cell>
          <table:table-cell table:style-name="ce3" table:formula="of:=[.B114]" office:value-type="float" office:value="195">
            <text:p>195</text:p>
          </table:table-cell>
          <table:table-cell table:style-name="ce3" office:value-type="float" office:value="1721">
            <text:p>172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800, 195, 1721, null, 0, 1);">
            <text:p>insert into game_score (id, matchid, squad, goals, points, time_type) values (800, 195, 1721, null, 0, 1);</text:p>
          </table:table-cell>
          <table:table-cell table:number-columns-repeated="1017"/>
        </table:table-row>
        <table:table-row table:style-name="ro2">
          <table:table-cell table:style-name="ce4" table:formula="of:=[.A117]+1" office:value-type="float" office:value="801">
            <text:p>801</text:p>
          </table:table-cell>
          <table:table-cell table:style-name="ce4" table:formula="of:=[.B114]+1" office:value-type="float" office:value="196">
            <text:p>196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801, 196, 1345, 5, 3, 2);">
            <text:p>insert into game_score (id, matchid, squad, goals, points, time_type) values (801, 196, 1345, 5, 3, 2);</text:p>
          </table:table-cell>
          <table:table-cell table:number-columns-repeated="1017"/>
        </table:table-row>
        <table:table-row table:style-name="ro4">
          <table:table-cell table:style-name="ce4" table:formula="of:=[.A118]+1" office:value-type="float" office:value="802">
            <text:p>802</text:p>
          </table:table-cell>
          <table:table-cell table:style-name="ce4" table:formula="of:=[.B118]" office:value-type="float" office:value="196">
            <text:p>196</text:p>
          </table:table-cell>
          <table:table-cell table:style-name="Default" office:value-type="float" office:value="1345">
            <text:p>1345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802, 196, 1345, null, 0, 1);">
            <text:p>insert into game_score (id, matchid, squad, goals, points, time_type) values (802, 196, 1345, null, 0, 1);</text:p>
          </table:table-cell>
          <table:table-cell table:number-columns-repeated="1017"/>
        </table:table-row>
        <table:table-row table:style-name="ro2">
          <table:table-cell table:style-name="ce4" table:formula="of:=[.A119]+1" office:value-type="float" office:value="803">
            <text:p>803</text:p>
          </table:table-cell>
          <table:table-cell table:style-name="ce4" table:formula="of:=[.B118]" office:value-type="float" office:value="196">
            <text:p>196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803, 196, 1721, 0, 0, 2);">
            <text:p>insert into game_score (id, matchid, squad, goals, points, time_type) values (803, 196, 1721, 0, 0, 2);</text:p>
          </table:table-cell>
          <table:table-cell table:number-columns-repeated="1017"/>
        </table:table-row>
        <table:table-row table:style-name="ro2">
          <table:table-cell table:style-name="ce4" table:formula="of:=[.A120]+1" office:value-type="float" office:value="804">
            <text:p>804</text:p>
          </table:table-cell>
          <table:table-cell table:style-name="ce4" table:formula="of:=[.B118]" office:value-type="float" office:value="196">
            <text:p>196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804, 196, 1721, 0, 0, 1);">
            <text:p>insert into game_score (id, matchid, squad, goals, points, time_type) values (804, 196, 1721, 0, 0, 1);</text:p>
          </table:table-cell>
          <table:table-cell table:number-columns-repeated="1017"/>
        </table:table-row>
        <table:table-row table:style-name="ro2">
          <table:table-cell table:style-name="ce3" table:formula="of:=[.A121]+1" office:value-type="float" office:value="805">
            <text:p>805</text:p>
          </table:table-cell>
          <table:table-cell table:style-name="ce3" table:formula="of:=[.B118]+1" office:value-type="float" office:value="197">
            <text:p>197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805, 197, 1876, 12, 3, 2);">
            <text:p>insert into game_score (id, matchid, squad, goals, points, time_type) values (805, 197, 1876, 12, 3, 2);</text:p>
          </table:table-cell>
          <table:table-cell table:number-columns-repeated="1017"/>
        </table:table-row>
        <table:table-row table:style-name="ro3">
          <table:table-cell table:style-name="ce3" table:formula="of:=[.A122]+1" office:value-type="float" office:value="806">
            <text:p>806</text:p>
          </table:table-cell>
          <table:table-cell table:style-name="ce3" table:formula="of:=[.B122]" office:value-type="float" office:value="197">
            <text:p>197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806, 197, 1876, null, 0, 1);">
            <text:p>insert into game_score (id, matchid, squad, goals, points, time_type) values (806, 197, 1876, null, 0, 1);</text:p>
          </table:table-cell>
          <table:table-cell table:number-columns-repeated="1017"/>
        </table:table-row>
        <table:table-row table:style-name="ro2">
          <table:table-cell table:style-name="ce3" table:formula="of:=[.A123]+1" office:value-type="float" office:value="807">
            <text:p>807</text:p>
          </table:table-cell>
          <table:table-cell table:style-name="ce3" table:formula="of:=[.B122]" office:value-type="float" office:value="197">
            <text:p>19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807, 197, 1284, 0, 0, 2);">
            <text:p>insert into game_score (id, matchid, squad, goals, points, time_type) values (807, 197, 1284, 0, 0, 2);</text:p>
          </table:table-cell>
          <table:table-cell table:number-columns-repeated="1017"/>
        </table:table-row>
        <table:table-row table:style-name="ro2">
          <table:table-cell table:style-name="ce3" table:formula="of:=[.A124]+1" office:value-type="float" office:value="808">
            <text:p>808</text:p>
          </table:table-cell>
          <table:table-cell table:style-name="ce3" table:formula="of:=[.B122]" office:value-type="float" office:value="197">
            <text:p>197</text:p>
          </table:table-cell>
          <table:table-cell table:style-name="ce3" office:value-type="float" office:value="1284">
            <text:p>128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808, 197, 1284, 0, 0, 1);">
            <text:p>insert into game_score (id, matchid, squad, goals, points, time_type) values (808, 197, 1284, 0, 0, 1);</text:p>
          </table:table-cell>
          <table:table-cell table:number-columns-repeated="1017"/>
        </table:table-row>
        <table:table-row table:style-name="ro2">
          <table:table-cell table:style-name="ce4" table:formula="of:=[.A125]+1" office:value-type="float" office:value="809">
            <text:p>809</text:p>
          </table:table-cell>
          <table:table-cell table:style-name="ce4" table:formula="of:=[.B122]+1" office:value-type="float" office:value="198">
            <text:p>198</text:p>
          </table:table-cell>
          <table:table-cell table:style-name="Default" office:value-type="float" office:value="1721">
            <text:p>1721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809, 198, 1721, 3, 3, 2);">
            <text:p>insert into game_score (id, matchid, squad, goals, points, time_type) values (809, 198, 1721, 3, 3, 2);</text:p>
          </table:table-cell>
          <table:table-cell table:number-columns-repeated="1017"/>
        </table:table-row>
        <table:table-row table:style-name="ro4">
          <table:table-cell table:style-name="ce4" table:formula="of:=[.A126]+1" office:value-type="float" office:value="810">
            <text:p>810</text:p>
          </table:table-cell>
          <table:table-cell table:style-name="ce4" table:formula="of:=[.B126]" office:value-type="float" office:value="198">
            <text:p>198</text:p>
          </table:table-cell>
          <table:table-cell table:style-name="Default" office:value-type="float" office:value="1721">
            <text:p>1721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810, 198, 1721, null, 0, 1);">
            <text:p>insert into game_score (id, matchid, squad, goals, points, time_type) values (810, 198, 1721, null, 0, 1);</text:p>
          </table:table-cell>
          <table:table-cell table:number-columns-repeated="1017"/>
        </table:table-row>
        <table:table-row table:style-name="ro2">
          <table:table-cell table:style-name="ce4" table:formula="of:=[.A127]+1" office:value-type="float" office:value="811">
            <text:p>811</text:p>
          </table:table-cell>
          <table:table-cell table:style-name="ce4" table:formula="of:=[.B126]" office:value-type="float" office:value="198">
            <text:p>198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811, 198, 1284, 0, 0, 2);">
            <text:p>insert into game_score (id, matchid, squad, goals, points, time_type) values (811, 198, 1284, 0, 0, 2);</text:p>
          </table:table-cell>
          <table:table-cell table:number-columns-repeated="1017"/>
        </table:table-row>
        <table:table-row table:style-name="ro2">
          <table:table-cell table:style-name="ce4" table:formula="of:=[.A128]+1" office:value-type="float" office:value="812">
            <text:p>812</text:p>
          </table:table-cell>
          <table:table-cell table:style-name="ce4" table:formula="of:=[.B126]" office:value-type="float" office:value="198">
            <text:p>198</text:p>
          </table:table-cell>
          <table:table-cell table:style-name="Default" office:value-type="float" office:value="1284">
            <text:p>1284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812, 198, 1284, 0, 0, 1);">
            <text:p>insert into game_score (id, matchid, squad, goals, points, time_type) values (812, 198, 1284, 0, 0, 1);</text:p>
          </table:table-cell>
          <table:table-cell table:number-columns-repeated="1017"/>
        </table:table-row>
        <table:table-row table:style-name="ro2">
          <table:table-cell table:style-name="ce3" table:formula="of:=[.A129]+1" office:value-type="float" office:value="813">
            <text:p>813</text:p>
          </table:table-cell>
          <table:table-cell table:style-name="ce3" table:formula="of:=[.B126]+1" office:value-type="float" office:value="199">
            <text:p>199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813, 199, 1345, 3, 3, 2);">
            <text:p>insert into game_score (id, matchid, squad, goals, points, time_type) values (813, 199, 1345, 3, 3, 2);</text:p>
          </table:table-cell>
          <table:table-cell table:number-columns-repeated="1017"/>
        </table:table-row>
        <table:table-row table:style-name="ro3">
          <table:table-cell table:style-name="ce3" table:formula="of:=[.A130]+1" office:value-type="float" office:value="814">
            <text:p>814</text:p>
          </table:table-cell>
          <table:table-cell table:style-name="ce3" table:formula="of:=[.B130]" office:value-type="float" office:value="199">
            <text:p>199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814, 199, 1345, null, 0, 1);">
            <text:p>insert into game_score (id, matchid, squad, goals, points, time_type) values (814, 199, 1345, null, 0, 1);</text:p>
          </table:table-cell>
          <table:table-cell table:number-columns-repeated="1017"/>
        </table:table-row>
        <table:table-row table:style-name="ro2">
          <table:table-cell table:style-name="ce3" table:formula="of:=[.A131]+1" office:value-type="float" office:value="815">
            <text:p>815</text:p>
          </table:table-cell>
          <table:table-cell table:style-name="ce3" table:formula="of:=[.B130]" office:value-type="float" office:value="199">
            <text:p>199</text:p>
          </table:table-cell>
          <table:table-cell table:style-name="ce3" office:value-type="float" office:value="1876">
            <text:p>187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815, 199, 1876, 2, 0, 2);">
            <text:p>insert into game_score (id, matchid, squad, goals, points, time_type) values (815, 199, 1876, 2, 0, 2);</text:p>
          </table:table-cell>
          <table:table-cell table:number-columns-repeated="1017"/>
        </table:table-row>
        <table:table-row table:style-name="ro3">
          <table:table-cell table:style-name="ce3" table:formula="of:=[.A132]+1" office:value-type="float" office:value="816">
            <text:p>816</text:p>
          </table:table-cell>
          <table:table-cell table:style-name="ce3" table:formula="of:=[.B130]" office:value-type="float" office:value="199">
            <text:p>199</text:p>
          </table:table-cell>
          <table:table-cell table:style-name="ce3" office:value-type="float" office:value="1876">
            <text:p>187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816, 199, 1876, null, 0, 1);">
            <text:p>insert into game_score (id, matchid, squad, goals, points, time_type) values (816, 199, 1876, null, 0, 1);</text:p>
          </table:table-cell>
          <table:table-cell table:number-columns-repeated="1017"/>
        </table:table-row>
        <table:table-row table:style-name="ro2">
          <table:table-cell table:style-name="ce4" table:formula="of:=[.A133]+1" office:value-type="float" office:value="817">
            <text:p>817</text:p>
          </table:table-cell>
          <table:table-cell table:style-name="ce4" table:formula="of:=[.B130]+1" office:value-type="float" office:value="200">
            <text:p>20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817, 200, 1809, 0, 0, 2);">
            <text:p>insert into game_score (id, matchid, squad, goals, points, time_type) values (817, 200, 1809, 0, 0, 2);</text:p>
          </table:table-cell>
          <table:table-cell table:number-columns-repeated="1017"/>
        </table:table-row>
        <table:table-row table:style-name="ro2">
          <table:table-cell table:style-name="ce4" table:formula="of:=[.A134]+1" office:value-type="float" office:value="818">
            <text:p>818</text:p>
          </table:table-cell>
          <table:table-cell table:style-name="ce4" table:formula="of:=[.B134]" office:value-type="float" office:value="200">
            <text:p>200</text:p>
          </table:table-cell>
          <table:table-cell table:style-name="Default" office:value-type="float" office:value="1809">
            <text:p>1809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818, 200, 1809, 0, 0, 1);">
            <text:p>insert into game_score (id, matchid, squad, goals, points, time_type) values (818, 200, 1809, 0, 0, 1);</text:p>
          </table:table-cell>
          <table:table-cell table:number-columns-repeated="1017"/>
        </table:table-row>
        <table:table-row table:style-name="ro2">
          <table:table-cell table:style-name="ce4" table:formula="of:=[.A135]+1" office:value-type="float" office:value="819">
            <text:p>819</text:p>
          </table:table-cell>
          <table:table-cell table:style-name="ce4" table:formula="of:=[.B134]" office:value-type="float" office:value="200">
            <text:p>200</text:p>
          </table:table-cell>
          <table:table-cell table:style-name="Default" office:value-type="float" office:value="509">
            <text:p>50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819, 200, 509, 1, 3, 2);">
            <text:p>insert into game_score (id, matchid, squad, goals, points, time_type) values (819, 200, 509, 1, 3, 2);</text:p>
          </table:table-cell>
          <table:table-cell table:number-columns-repeated="1017"/>
        </table:table-row>
        <table:table-row table:style-name="ro4">
          <table:table-cell table:style-name="ce4" table:formula="of:=[.A136]+1" office:value-type="float" office:value="820">
            <text:p>820</text:p>
          </table:table-cell>
          <table:table-cell table:style-name="ce4" table:formula="of:=[.B134]" office:value-type="float" office:value="200">
            <text:p>200</text:p>
          </table:table-cell>
          <table:table-cell table:style-name="Default" office:value-type="float" office:value="509">
            <text:p>5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820, 200, 509, null, 0, 1);">
            <text:p>insert into game_score (id, matchid, squad, goals, points, time_type) values (820, 200, 509, null, 0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39] &amp; &quot;, &quot; &amp; [.B139] &amp; &quot;, '&quot; &amp; [.C139] &amp; &quot;', &quot; &amp; [.D139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'1993'.A140]+1" office:value-type="float" office:value="37">
            <text:p>37</text:p>
          </table:table-cell>
          <table:table-cell office:value-type="float" office:value="1994">
            <text:p>1994</text:p>
          </table:table-cell>
          <table:table-cell office:value-type="string">
            <text:p>A</text:p>
          </table:table-cell>
          <table:table-cell table:style-name="Default" office:value-type="float" office:value="1868">
            <text:p>1868</text:p>
          </table:table-cell>
          <table:table-cell table:number-columns-repeated="2"/>
          <table:table-cell table:formula="of:=&quot;insert into group_stage (id, tournament, group_code, squad) values (&quot; &amp; [.A140] &amp; &quot;, &quot; &amp; [.B140] &amp; &quot;, '&quot; &amp; [.C140] &amp; &quot;', &quot; &amp; [.D140] &amp;  &quot;);&quot;" office:value-type="string" office:string-value="insert into group_stage (id, tournament, group_code, squad) values (37, 1994, 'A', 1868);">
            <text:p>insert into group_stage (id, tournament, group_code, squad) values (37, 1994, 'A', 1868);</text:p>
          </table:table-cell>
          <table:table-cell table:number-columns-repeated="1017"/>
        </table:table-row>
        <table:table-row table:style-name="ro2">
          <table:table-cell table:formula="of:=[.A140]+1" office:value-type="float" office:value="38">
            <text:p>38</text:p>
          </table:table-cell>
          <table:table-cell table:formula="of:=[.B140]" office:value-type="float" office:value="1994">
            <text:p>1994</text:p>
          </table:table-cell>
          <table:table-cell office:value-type="string">
            <text:p>A</text:p>
          </table:table-cell>
          <table:table-cell table:style-name="Default" office:value-type="float" office:value="590">
            <text:p>590</text:p>
          </table:table-cell>
          <table:table-cell table:number-columns-repeated="2"/>
          <table:table-cell table:formula="of:=&quot;insert into group_stage (id, tournament, group_code, squad) values (&quot; &amp; [.A141] &amp; &quot;, &quot; &amp; [.B141] &amp; &quot;, '&quot; &amp; [.C141] &amp; &quot;', &quot; &amp; [.D141] &amp;  &quot;);&quot;" office:value-type="string" office:string-value="insert into group_stage (id, tournament, group_code, squad) values (38, 1994, 'A', 590);">
            <text:p>insert into group_stage (id, tournament, group_code, squad) values (38, 1994, 'A', 590);</text:p>
          </table:table-cell>
          <table:table-cell table:number-columns-repeated="1017"/>
        </table:table-row>
        <table:table-row table:style-name="ro2">
          <table:table-cell table:formula="of:=[.A141]+1" office:value-type="float" office:value="39">
            <text:p>39</text:p>
          </table:table-cell>
          <table:table-cell table:formula="of:=[.B141]" office:value-type="float" office:value="1994">
            <text:p>1994</text:p>
          </table:table-cell>
          <table:table-cell office:value-type="string">
            <text:p>A</text:p>
          </table:table-cell>
          <table:table-cell table:style-name="Default" office:value-type="float" office:value="1246">
            <text:p>1246</text:p>
          </table:table-cell>
          <table:table-cell table:number-columns-repeated="2"/>
          <table:table-cell table:formula="of:=&quot;insert into group_stage (id, tournament, group_code, squad) values (&quot; &amp; [.A142] &amp; &quot;, &quot; &amp; [.B142] &amp; &quot;, '&quot; &amp; [.C142] &amp; &quot;', &quot; &amp; [.D142] &amp;  &quot;);&quot;" office:value-type="string" office:string-value="insert into group_stage (id, tournament, group_code, squad) values (39, 1994, 'A', 1246);">
            <text:p>insert into group_stage (id, tournament, group_code, squad) values (39, 1994, 'A', 1246);</text:p>
          </table:table-cell>
          <table:table-cell table:number-columns-repeated="1017"/>
        </table:table-row>
        <table:table-row table:style-name="ro2">
          <table:table-cell table:formula="of:=[.A142]+1" office:value-type="float" office:value="40">
            <text:p>40</text:p>
          </table:table-cell>
          <table:table-cell table:formula="of:=[.B142]" office:value-type="float" office:value="1994">
            <text:p>1994</text:p>
          </table:table-cell>
          <table:table-cell office:value-type="string">
            <text:p>A</text:p>
          </table:table-cell>
          <table:table-cell table:style-name="Default" office:value-type="float" office:value="1767">
            <text:p>1767</text:p>
          </table:table-cell>
          <table:table-cell table:number-columns-repeated="2"/>
          <table:table-cell table:formula="of:=&quot;insert into group_stage (id, tournament, group_code, squad) values (&quot; &amp; [.A143] &amp; &quot;, &quot; &amp; [.B143] &amp; &quot;, '&quot; &amp; [.C143] &amp; &quot;', &quot; &amp; [.D143] &amp;  &quot;);&quot;" office:value-type="string" office:string-value="insert into group_stage (id, tournament, group_code, squad) values (40, 1994, 'A', 1767);">
            <text:p>insert into group_stage (id, tournament, group_code, squad) values (40, 1994, 'A', 1767);</text:p>
          </table:table-cell>
          <table:table-cell table:number-columns-repeated="1017"/>
        </table:table-row>
        <table:table-row table:style-name="ro2">
          <table:table-cell table:formula="of:=[.A143]+1" office:value-type="float" office:value="41">
            <text:p>41</text:p>
          </table:table-cell>
          <table:table-cell table:formula="of:=[.B143]" office:value-type="float" office:value="1994">
            <text:p>1994</text:p>
          </table:table-cell>
          <table:table-cell office:value-type="string">
            <text:p>B</text:p>
          </table:table-cell>
          <table:table-cell table:style-name="Default" office:value-type="float" office:value="596">
            <text:p>596</text:p>
          </table:table-cell>
          <table:table-cell table:number-columns-repeated="2"/>
          <table:table-cell table:formula="of:=&quot;insert into group_stage (id, tournament, group_code, squad) values (&quot; &amp; [.A144] &amp; &quot;, &quot; &amp; [.B144] &amp; &quot;, '&quot; &amp; [.C144] &amp; &quot;', &quot; &amp; [.D144] &amp;  &quot;);&quot;" office:value-type="string" office:string-value="insert into group_stage (id, tournament, group_code, squad) values (41, 1994, 'B', 596);">
            <text:p>insert into group_stage (id, tournament, group_code, squad) values (41, 1994, 'B', 596);</text:p>
          </table:table-cell>
          <table:table-cell table:number-columns-repeated="1017"/>
        </table:table-row>
        <table:table-row table:style-name="ro2">
          <table:table-cell table:formula="of:=[.A144]+1" office:value-type="float" office:value="42">
            <text:p>42</text:p>
          </table:table-cell>
          <table:table-cell table:formula="of:=[.B144]" office:value-type="float" office:value="1994">
            <text:p>1994</text:p>
          </table:table-cell>
          <table:table-cell office:value-type="string">
            <text:p>B</text:p>
          </table:table-cell>
          <table:table-cell table:style-name="Default" office:value-type="float" office:value="597">
            <text:p>597</text:p>
          </table:table-cell>
          <table:table-cell table:number-columns-repeated="2"/>
          <table:table-cell table:formula="of:=&quot;insert into group_stage (id, tournament, group_code, squad) values (&quot; &amp; [.A145] &amp; &quot;, &quot; &amp; [.B145] &amp; &quot;, '&quot; &amp; [.C145] &amp; &quot;', &quot; &amp; [.D145] &amp;  &quot;);&quot;" office:value-type="string" office:string-value="insert into group_stage (id, tournament, group_code, squad) values (42, 1994, 'B', 597);">
            <text:p>insert into group_stage (id, tournament, group_code, squad) values (42, 1994, 'B', 597);</text:p>
          </table:table-cell>
          <table:table-cell table:number-columns-repeated="1017"/>
        </table:table-row>
        <table:table-row table:style-name="ro2">
          <table:table-cell table:formula="of:=[.A145]+1" office:value-type="float" office:value="43">
            <text:p>43</text:p>
          </table:table-cell>
          <table:table-cell table:formula="of:=[.B145]" office:value-type="float" office:value="1994">
            <text:p>1994</text:p>
          </table:table-cell>
          <table:table-cell office:value-type="string">
            <text:p>B</text:p>
          </table:table-cell>
          <table:table-cell table:style-name="Default" office:value-type="float" office:value="509">
            <text:p>509</text:p>
          </table:table-cell>
          <table:table-cell table:number-columns-repeated="2"/>
          <table:table-cell table:formula="of:=&quot;insert into group_stage (id, tournament, group_code, squad) values (&quot; &amp; [.A146] &amp; &quot;, &quot; &amp; [.B146] &amp; &quot;, '&quot; &amp; [.C146] &amp; &quot;', &quot; &amp; [.D146] &amp;  &quot;);&quot;" office:value-type="string" office:string-value="insert into group_stage (id, tournament, group_code, squad) values (43, 1994, 'B', 509);">
            <text:p>insert into group_stage (id, tournament, group_code, squad) values (43, 1994, 'B', 509);</text:p>
          </table:table-cell>
          <table:table-cell table:number-columns-repeated="1017"/>
        </table:table-row>
        <table:table-row table:style-name="ro2">
          <table:table-cell table:formula="of:=[.A146]+1" office:value-type="float" office:value="44">
            <text:p>44</text:p>
          </table:table-cell>
          <table:table-cell table:formula="of:=[.B146]" office:value-type="float" office:value="1994">
            <text:p>1994</text:p>
          </table:table-cell>
          <table:table-cell office:value-type="string">
            <text:p>B</text:p>
          </table:table-cell>
          <table:table-cell table:style-name="Default" office:value-type="float" office:value="1345">
            <text:p>1345</text:p>
          </table:table-cell>
          <table:table-cell table:number-columns-repeated="2"/>
          <table:table-cell table:formula="of:=&quot;insert into group_stage (id, tournament, group_code, squad) values (&quot; &amp; [.A147] &amp; &quot;, &quot; &amp; [.B147] &amp; &quot;, '&quot; &amp; [.C147] &amp; &quot;', &quot; &amp; [.D147] &amp;  &quot;);&quot;" office:value-type="string" office:string-value="insert into group_stage (id, tournament, group_code, squad) values (44, 1994, 'B', 1345);">
            <text:p>insert into group_stage (id, tournament, group_code, squad) values (44, 1994, 'B', 1345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49] &amp; &quot;, '&quot; &amp; [.B149] &amp; &quot;', &quot; &amp; [.C149] &amp; &quot;, &quot; &amp; [.D14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201">
            <text:p>201</text:p>
          </table:table-cell>
          <table:table-cell table:style-name="ce5" table:formula="of:=&quot;1994-04-07&quot;" office:value-type="string" office:string-value="1994-04-07">
            <text:p>1994-04-0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50] &amp; &quot;, '&quot; &amp; [.B150] &amp; &quot;', &quot; &amp; [.C150] &amp; &quot;, &quot; &amp; [.D150] &amp;  &quot;);&quot;" office:value-type="string" office:string-value="insert into game (matchid, matchdate, game_type, country) values (201, '1994-04-07', 2, 1868);">
            <text:p>insert into game (matchid, matchdate, game_type, country) values (201, '1994-04-07', 2, 1868);</text:p>
          </table:table-cell>
          <table:table-cell table:number-columns-repeated="1017"/>
        </table:table-row>
        <table:table-row table:style-name="ro2">
          <table:table-cell table:formula="of:=+[.A150]+1" office:value-type="float" office:value="202">
            <text:p>202</text:p>
          </table:table-cell>
          <table:table-cell table:style-name="ce5" table:formula="of:=&quot;1994-04-07&quot;" office:value-type="string" office:string-value="1994-04-07">
            <text:p>1994-04-07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51] &amp; &quot;, '&quot; &amp; [.B151] &amp; &quot;', &quot; &amp; [.C151] &amp; &quot;, &quot; &amp; [.D151] &amp;  &quot;);&quot;" office:value-type="string" office:string-value="insert into game (matchid, matchdate, game_type, country) values (202, '1994-04-07', 2, 1868);">
            <text:p>insert into game (matchid, matchdate, game_type, country) values (202, '1994-04-07', 2, 1868);</text:p>
          </table:table-cell>
          <table:table-cell table:number-columns-repeated="1017"/>
        </table:table-row>
        <table:table-row table:style-name="ro2">
          <table:table-cell table:formula="of:=+[.A151]+1" office:value-type="float" office:value="203">
            <text:p>203</text:p>
          </table:table-cell>
          <table:table-cell table:style-name="ce5" table:formula="of:=&quot;1994-04-09&quot;" office:value-type="string" office:string-value="1994-04-09">
            <text:p>1994-04-0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52] &amp; &quot;, '&quot; &amp; [.B152] &amp; &quot;', &quot; &amp; [.C152] &amp; &quot;, &quot; &amp; [.D152] &amp;  &quot;);&quot;" office:value-type="string" office:string-value="insert into game (matchid, matchdate, game_type, country) values (203, '1994-04-09', 2, 1868);">
            <text:p>insert into game (matchid, matchdate, game_type, country) values (203, '1994-04-09', 2, 1868);</text:p>
          </table:table-cell>
          <table:table-cell table:number-columns-repeated="1017"/>
        </table:table-row>
        <table:table-row table:style-name="ro2">
          <table:table-cell table:formula="of:=+[.A152]+1" office:value-type="float" office:value="204">
            <text:p>204</text:p>
          </table:table-cell>
          <table:table-cell table:style-name="ce5" table:formula="of:=&quot;1994-04-09&quot;" office:value-type="string" office:string-value="1994-04-09">
            <text:p>1994-04-09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53] &amp; &quot;, '&quot; &amp; [.B153] &amp; &quot;', &quot; &amp; [.C153] &amp; &quot;, &quot; &amp; [.D153] &amp;  &quot;);&quot;" office:value-type="string" office:string-value="insert into game (matchid, matchdate, game_type, country) values (204, '1994-04-09', 2, 1868);">
            <text:p>insert into game (matchid, matchdate, game_type, country) values (204, '1994-04-09', 2, 1868);</text:p>
          </table:table-cell>
          <table:table-cell table:number-columns-repeated="1017"/>
        </table:table-row>
        <table:table-row table:style-name="ro2">
          <table:table-cell table:formula="of:=+[.A153]+1" office:value-type="float" office:value="205">
            <text:p>205</text:p>
          </table:table-cell>
          <table:table-cell table:style-name="ce5" table:formula="of:=&quot;1994-04-11&quot;" office:value-type="string" office:string-value="1994-04-11">
            <text:p>1994-04-1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54] &amp; &quot;, '&quot; &amp; [.B154] &amp; &quot;', &quot; &amp; [.C154] &amp; &quot;, &quot; &amp; [.D154] &amp;  &quot;);&quot;" office:value-type="string" office:string-value="insert into game (matchid, matchdate, game_type, country) values (205, '1994-04-11', 2, 1868);">
            <text:p>insert into game (matchid, matchdate, game_type, country) values (205, '1994-04-11', 2, 1868);</text:p>
          </table:table-cell>
          <table:table-cell table:number-columns-repeated="1017"/>
        </table:table-row>
        <table:table-row table:style-name="ro2">
          <table:table-cell table:formula="of:=+[.A154]+1" office:value-type="float" office:value="206">
            <text:p>206</text:p>
          </table:table-cell>
          <table:table-cell table:style-name="ce5" table:formula="of:=&quot;1994-04-11&quot;" office:value-type="string" office:string-value="1994-04-11">
            <text:p>1994-04-11</text:p>
          </table:table-cell>
          <table:table-cell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5] &amp; &quot;, '&quot; &amp; [.B155] &amp; &quot;', &quot; &amp; [.C155] &amp; &quot;, &quot; &amp; [.D155] &amp;  &quot;);&quot;" office:value-type="string" office:string-value="insert into game (matchid, matchdate, game_type, country) values (206, '1994-04-11', 2, 1868);">
            <text:p>insert into game (matchid, matchdate, game_type, country) values (206, '1994-04-11', 2, 1868);</text:p>
          </table:table-cell>
          <table:table-cell table:number-columns-repeated="1017"/>
        </table:table-row>
        <table:table-row table:style-name="ro2">
          <table:table-cell table:formula="of:=+[.A155]+1" office:value-type="float" office:value="207">
            <text:p>207</text:p>
          </table:table-cell>
          <table:table-cell table:style-name="ce5" table:formula="of:=&quot;1994-04-07&quot;" office:value-type="string" office:string-value="1994-04-07">
            <text:p>1994-04-07</text:p>
          </table:table-cell>
          <table:table-cell table:formula="of:=+[.C150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56] &amp; &quot;, '&quot; &amp; [.B156] &amp; &quot;', &quot; &amp; [.C156] &amp; &quot;, &quot; &amp; [.D156] &amp;  &quot;);&quot;" office:value-type="string" office:string-value="insert into game (matchid, matchdate, game_type, country) values (207, '1994-04-07', 2, 1868);">
            <text:p>insert into game (matchid, matchdate, game_type, country) values (207, '1994-04-07', 2, 1868);</text:p>
          </table:table-cell>
          <table:table-cell table:number-columns-repeated="1017"/>
        </table:table-row>
        <table:table-row table:style-name="ro2">
          <table:table-cell table:formula="of:=+[.A156]+1" office:value-type="float" office:value="208">
            <text:p>208</text:p>
          </table:table-cell>
          <table:table-cell table:style-name="ce5" table:formula="of:=&quot;1994-04-07&quot;" office:value-type="string" office:string-value="1994-04-07">
            <text:p>1994-04-07</text:p>
          </table:table-cell>
          <table:table-cell table:formula="of:=+[.C156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57] &amp; &quot;, '&quot; &amp; [.B157] &amp; &quot;', &quot; &amp; [.C157] &amp; &quot;, &quot; &amp; [.D157] &amp;  &quot;);&quot;" office:value-type="string" office:string-value="insert into game (matchid, matchdate, game_type, country) values (208, '1994-04-07', 2, 1868);">
            <text:p>insert into game (matchid, matchdate, game_type, country) values (208, '1994-04-07', 2, 1868);</text:p>
          </table:table-cell>
          <table:table-cell table:number-columns-repeated="1017"/>
        </table:table-row>
        <table:table-row table:style-name="ro2">
          <table:table-cell table:formula="of:=+[.A157]+1" office:value-type="float" office:value="209">
            <text:p>209</text:p>
          </table:table-cell>
          <table:table-cell table:style-name="ce5" table:formula="of:=&quot;1994-04-09&quot;" office:value-type="string" office:string-value="1994-04-09">
            <text:p>1994-04-09</text:p>
          </table:table-cell>
          <table:table-cell table:formula="of:=+[.C157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58] &amp; &quot;, '&quot; &amp; [.B158] &amp; &quot;', &quot; &amp; [.C158] &amp; &quot;, &quot; &amp; [.D158] &amp;  &quot;);&quot;" office:value-type="string" office:string-value="insert into game (matchid, matchdate, game_type, country) values (209, '1994-04-09', 2, 1868);">
            <text:p>insert into game (matchid, matchdate, game_type, country) values (209, '1994-04-09', 2, 1868);</text:p>
          </table:table-cell>
          <table:table-cell table:number-columns-repeated="1017"/>
        </table:table-row>
        <table:table-row table:style-name="ro2">
          <table:table-cell table:formula="of:=+[.A158]+1" office:value-type="float" office:value="210">
            <text:p>210</text:p>
          </table:table-cell>
          <table:table-cell table:style-name="ce5" table:formula="of:=&quot;1994-04-09&quot;" office:value-type="string" office:string-value="1994-04-09">
            <text:p>1994-04-09</text:p>
          </table:table-cell>
          <table:table-cell table:formula="of:=+[.C158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59] &amp; &quot;, '&quot; &amp; [.B159] &amp; &quot;', &quot; &amp; [.C159] &amp; &quot;, &quot; &amp; [.D159] &amp;  &quot;);&quot;" office:value-type="string" office:string-value="insert into game (matchid, matchdate, game_type, country) values (210, '1994-04-09', 2, 1868);">
            <text:p>insert into game (matchid, matchdate, game_type, country) values (210, '1994-04-09', 2, 1868);</text:p>
          </table:table-cell>
          <table:table-cell table:number-columns-repeated="1017"/>
        </table:table-row>
        <table:table-row table:style-name="ro2">
          <table:table-cell table:formula="of:=+[.A159]+1" office:value-type="float" office:value="211">
            <text:p>211</text:p>
          </table:table-cell>
          <table:table-cell table:style-name="ce5" table:formula="of:=&quot;1994-04-11&quot;" office:value-type="string" office:string-value="1994-04-11">
            <text:p>1994-04-11</text:p>
          </table:table-cell>
          <table:table-cell table:formula="of:=+[.C159]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160] &amp; &quot;, '&quot; &amp; [.B160] &amp; &quot;', &quot; &amp; [.C160] &amp; &quot;, &quot; &amp; [.D160] &amp;  &quot;);&quot;" office:value-type="string" office:string-value="insert into game (matchid, matchdate, game_type, country) values (211, '1994-04-11', 2, 1868);">
            <text:p>insert into game (matchid, matchdate, game_type, country) values (211, '1994-04-11', 2, 1868);</text:p>
          </table:table-cell>
          <table:table-cell table:number-columns-repeated="1017"/>
        </table:table-row>
        <table:table-row table:style-name="ro2">
          <table:table-cell table:formula="of:=+[.A160]+1" office:value-type="float" office:value="212">
            <text:p>212</text:p>
          </table:table-cell>
          <table:table-cell table:style-name="ce5" table:formula="of:=&quot;1994-04-11&quot;" office:value-type="string" office:string-value="1994-04-11">
            <text:p>1994-04-11</text:p>
          </table:table-cell>
          <table:table-cell table:style-name="Default" office:value-type="float" office:value="2">
            <text:p>2</text:p>
          </table:table-cell>
          <table:table-cell office:value-type="float" office:value="1868">
            <text:p>1868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161] &amp; &quot;, '&quot; &amp; [.B161] &amp; &quot;', &quot; &amp; [.C164] &amp; &quot;, &quot; &amp; [.D161] &amp;  &quot;);&quot;" office:value-type="string" office:string-value="insert into game (matchid, matchdate, game_type, country) values (212, '1994-04-11', 5, 1868);">
            <text:p>insert into game (matchid, matchdate, game_type, country) values (212, '1994-04-11', 5, 1868);</text:p>
          </table:table-cell>
          <table:table-cell table:number-columns-repeated="1017"/>
        </table:table-row>
        <table:table-row table:style-name="ro2">
          <table:table-cell table:formula="of:=+[.A161]+1" office:value-type="float" office:value="213">
            <text:p>213</text:p>
          </table:table-cell>
          <table:table-cell table:style-name="ce5" table:formula="of:=&quot;1994-04-14&quot;" office:value-type="string" office:string-value="1994-04-14">
            <text:p>1994-04-14</text:p>
          </table:table-cell>
          <table:table-cell table:style-name="Default"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162] &amp; &quot;, '&quot; &amp; [.B162] &amp; &quot;', &quot; &amp; [.C165] &amp; &quot;, &quot; &amp; [.D162] &amp;  &quot;);&quot;" office:value-type="string" office:string-value="insert into game (matchid, matchdate, game_type, country) values (213, '1994-04-14', 6, 1868);">
            <text:p>insert into game (matchid, matchdate, game_type, country) values (213, '1994-04-14', 6, 1868);</text:p>
          </table:table-cell>
          <table:table-cell table:number-columns-repeated="1017"/>
        </table:table-row>
        <table:table-row table:style-name="ro2">
          <table:table-cell table:formula="of:=+[.A162]+1" office:value-type="float" office:value="214">
            <text:p>214</text:p>
          </table:table-cell>
          <table:table-cell table:style-name="ce5" table:formula="of:=&quot;1994-04-14&quot;" office:value-type="string" office:string-value="1994-04-14">
            <text:p>1994-04-14</text:p>
          </table:table-cell>
          <table:table-cell office:value-type="float" office:value="4">
            <text:p>4</text:p>
          </table:table-cell>
          <table:table-cell office:value-type="float" office:value="1868">
            <text:p>1868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163] &amp; &quot;, '&quot; &amp; [.B163] &amp; &quot;', &quot; &amp; [.C166] &amp; &quot;, &quot; &amp; [.D163] &amp;  &quot;);&quot;" office:value-type="string" office:string-value="insert into game (matchid, matchdate, game_type, country) values (214, '1994-04-14', , 1868);">
            <text:p>insert into game (matchid, matchdate, game_type, country) values (214, '1994-04-14', , 1868);</text:p>
          </table:table-cell>
          <table:table-cell table:number-columns-repeated="1017"/>
        </table:table-row>
        <table:table-row table:style-name="ro2">
          <table:table-cell table:formula="of:=+[.A163]+1" office:value-type="float" office:value="215">
            <text:p>215</text:p>
          </table:table-cell>
          <table:table-cell table:style-name="ce5" table:formula="of:=&quot;1994-04-16&quot;" office:value-type="string" office:string-value="1994-04-16">
            <text:p>1994-04-16</text:p>
          </table:table-cell>
          <table:table-cell office:value-type="float" office:value="5">
            <text:p>5</text:p>
          </table:table-cell>
          <table:table-cell office:value-type="float" office:value="1868">
            <text:p>1868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164] &amp; &quot;, '&quot; &amp; [.B164] &amp; &quot;', &quot; &amp; [.C167] &amp; &quot;, &quot; &amp; [.D164] &amp;  &quot;);&quot;" office:value-type="string" office:string-value="insert into game (matchid, matchdate, game_type, country) values (215, '1994-04-16', squad, 1868);">
            <text:p>insert into game (matchid, matchdate, game_type, country) values (215, '1994-04-16', squad, 1868);</text:p>
          </table:table-cell>
          <table:table-cell table:number-columns-repeated="1017"/>
        </table:table-row>
        <table:table-row table:style-name="ro2">
          <table:table-cell table:formula="of:=+[.A164]+1" office:value-type="float" office:value="216">
            <text:p>216</text:p>
          </table:table-cell>
          <table:table-cell table:style-name="ce5" table:formula="of:=&quot;1994-04-17&quot;" office:value-type="string" office:string-value="1994-04-17">
            <text:p>1994-04-17</text:p>
          </table:table-cell>
          <table:table-cell office:value-type="float" office:value="6">
            <text:p>6</text:p>
          </table:table-cell>
          <table:table-cell office:value-type="float" office:value="1868">
            <text:p>1868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165] &amp; &quot;, '&quot; &amp; [.B165] &amp; &quot;', &quot; &amp; [.C168] &amp; &quot;, &quot; &amp; [.D165] &amp;  &quot;);&quot;" office:value-type="string" office:string-value="insert into game (matchid, matchdate, game_type, country) values (216, '1994-04-17', 1246, 1868);">
            <text:p>insert into game (matchid, matchdate, game_type, country) values (216, '1994-04-17', 1246, 1868);</text:p>
          </table:table-cell>
          <table:table-cell table:number-columns-repeated="1017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.A137]+1" office:value-type="float" office:value="821">
            <text:p>821</text:p>
          </table:table-cell>
          <table:table-cell table:style-name="ce3" table:formula="of:=[.A150]" office:value-type="float" office:value="201">
            <text:p>201</text:p>
          </table:table-cell>
          <table:table-cell table:style-name="ce3" office:value-type="float" office:value="1246">
            <text:p>124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821, 201, 1246, 1, 1, 2);">
            <text:p>insert into game_score (id, matchid, squad, goals, points, time_type) values (821, 201, 1246, 1, 1, 2);</text:p>
          </table:table-cell>
          <table:table-cell table:number-columns-repeated="1017"/>
        </table:table-row>
        <table:table-row table:style-name="ro3">
          <table:table-cell table:style-name="ce3" table:formula="of:=[.A168]+1" office:value-type="float" office:value="822">
            <text:p>822</text:p>
          </table:table-cell>
          <table:table-cell table:style-name="ce3" table:formula="of:=[.B168]" office:value-type="float" office:value="201">
            <text:p>201</text:p>
          </table:table-cell>
          <table:table-cell table:style-name="ce3" office:value-type="float" office:value="1246">
            <text:p>124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822, 201, 1246, null, 0, 1);">
            <text:p>insert into game_score (id, matchid, squad, goals, points, time_type) values (822, 201, 1246, null, 0, 1);</text:p>
          </table:table-cell>
          <table:table-cell table:number-columns-repeated="1017"/>
        </table:table-row>
        <table:table-row table:style-name="ro2">
          <table:table-cell table:style-name="ce3" table:formula="of:=[.A169]+1" office:value-type="float" office:value="823">
            <text:p>823</text:p>
          </table:table-cell>
          <table:table-cell table:style-name="ce3" table:formula="of:=[.B168]" office:value-type="float" office:value="201">
            <text:p>201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823, 201, 1767, 1, 1, 2);">
            <text:p>insert into game_score (id, matchid, squad, goals, points, time_type) values (823, 201, 1767, 1, 1, 2);</text:p>
          </table:table-cell>
          <table:table-cell table:number-columns-repeated="1017"/>
        </table:table-row>
        <table:table-row table:style-name="ro3">
          <table:table-cell table:style-name="ce3" table:formula="of:=[.A170]+1" office:value-type="float" office:value="824">
            <text:p>824</text:p>
          </table:table-cell>
          <table:table-cell table:style-name="ce3" table:formula="of:=[.B168]" office:value-type="float" office:value="201">
            <text:p>201</text:p>
          </table:table-cell>
          <table:table-cell table:style-name="ce3" office:value-type="float" office:value="1767">
            <text:p>176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824, 201, 1767, null, 0, 1);">
            <text:p>insert into game_score (id, matchid, squad, goals, points, time_type) values (824, 201, 1767, null, 0, 1);</text:p>
          </table:table-cell>
          <table:table-cell table:number-columns-repeated="1017"/>
        </table:table-row>
        <table:table-row table:style-name="ro2">
          <table:table-cell table:style-name="ce4" table:formula="of:=[.A171]+1" office:value-type="float" office:value="825">
            <text:p>825</text:p>
          </table:table-cell>
          <table:table-cell table:style-name="ce4" table:formula="of:=[.B168]+1" office:value-type="float" office:value="202">
            <text:p>202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825, 202, 1868, 0, 1, 2);">
            <text:p>insert into game_score (id, matchid, squad, goals, points, time_type) values (825, 202, 1868, 0, 1, 2);</text:p>
          </table:table-cell>
          <table:table-cell table:number-columns-repeated="1017"/>
        </table:table-row>
        <table:table-row table:style-name="ro2">
          <table:table-cell table:style-name="ce4" table:formula="of:=[.A172]+1" office:value-type="float" office:value="826">
            <text:p>826</text:p>
          </table:table-cell>
          <table:table-cell table:style-name="ce4" table:formula="of:=[.B172]" office:value-type="float" office:value="202">
            <text:p>202</text:p>
          </table:table-cell>
          <table:table-cell table:style-name="Default" office:value-type="float" office:value="1868">
            <text:p>1868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826, 202, 1868, 0, 0, 1);">
            <text:p>insert into game_score (id, matchid, squad, goals, points, time_type) values (826, 202, 1868, 0, 0, 1);</text:p>
          </table:table-cell>
          <table:table-cell table:number-columns-repeated="1017"/>
        </table:table-row>
        <table:table-row table:style-name="ro2">
          <table:table-cell table:style-name="ce4" table:formula="of:=[.A173]+1" office:value-type="float" office:value="827">
            <text:p>827</text:p>
          </table:table-cell>
          <table:table-cell table:style-name="ce4" table:formula="of:=[.B172]" office:value-type="float" office:value="202">
            <text:p>202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827, 202, 590, 0, 1, 2);">
            <text:p>insert into game_score (id, matchid, squad, goals, points, time_type) values (827, 202, 590, 0, 1, 2);</text:p>
          </table:table-cell>
          <table:table-cell table:number-columns-repeated="1017"/>
        </table:table-row>
        <table:table-row table:style-name="ro2">
          <table:table-cell table:style-name="ce4" table:formula="of:=[.A174]+1" office:value-type="float" office:value="828">
            <text:p>828</text:p>
          </table:table-cell>
          <table:table-cell table:style-name="ce4" table:formula="of:=[.B172]" office:value-type="float" office:value="202">
            <text:p>202</text:p>
          </table:table-cell>
          <table:table-cell table:style-name="Default" office:value-type="float" office:value="590">
            <text:p>59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828, 202, 590, 0, 0, 1);">
            <text:p>insert into game_score (id, matchid, squad, goals, points, time_type) values (828, 202, 590, 0, 0, 1);</text:p>
          </table:table-cell>
          <table:table-cell table:number-columns-repeated="1017"/>
        </table:table-row>
        <table:table-row table:style-name="ro2">
          <table:table-cell table:style-name="ce3" table:formula="of:=[.A175]+1" office:value-type="float" office:value="829">
            <text:p>829</text:p>
          </table:table-cell>
          <table:table-cell table:style-name="ce3" table:formula="of:=[.B172]+1" office:value-type="float" office:value="203">
            <text:p>203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829, 203, 590, 5, 3, 2);">
            <text:p>insert into game_score (id, matchid, squad, goals, points, time_type) values (829, 203, 590, 5, 3, 2);</text:p>
          </table:table-cell>
          <table:table-cell table:number-columns-repeated="1017"/>
        </table:table-row>
        <table:table-row table:style-name="ro3">
          <table:table-cell table:style-name="ce3" table:formula="of:=[.A176]+1" office:value-type="float" office:value="830">
            <text:p>830</text:p>
          </table:table-cell>
          <table:table-cell table:style-name="ce3" table:formula="of:=[.B176]" office:value-type="float" office:value="203">
            <text:p>203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830, 203, 590, null, 0, 1);">
            <text:p>insert into game_score (id, matchid, squad, goals, points, time_type) values (830, 203, 590, null, 0, 1);</text:p>
          </table:table-cell>
          <table:table-cell table:number-columns-repeated="1017"/>
        </table:table-row>
        <table:table-row table:style-name="ro2">
          <table:table-cell table:style-name="ce3" table:formula="of:=[.A177]+1" office:value-type="float" office:value="831">
            <text:p>831</text:p>
          </table:table-cell>
          <table:table-cell table:style-name="ce3" table:formula="of:=[.B176]" office:value-type="float" office:value="203">
            <text:p>203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831, 203, 1767, 0, 0, 2);">
            <text:p>insert into game_score (id, matchid, squad, goals, points, time_type) values (831, 203, 1767, 0, 0, 2);</text:p>
          </table:table-cell>
          <table:table-cell table:number-columns-repeated="1017"/>
        </table:table-row>
        <table:table-row table:style-name="ro2">
          <table:table-cell table:style-name="ce3" table:formula="of:=[.A178]+1" office:value-type="float" office:value="832">
            <text:p>832</text:p>
          </table:table-cell>
          <table:table-cell table:style-name="ce3" table:formula="of:=[.B176]" office:value-type="float" office:value="203">
            <text:p>203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832, 203, 1767, 0, 0, 1);">
            <text:p>insert into game_score (id, matchid, squad, goals, points, time_type) values (832, 203, 1767, 0, 0, 1);</text:p>
          </table:table-cell>
          <table:table-cell table:number-columns-repeated="1017"/>
        </table:table-row>
        <table:table-row table:style-name="ro2">
          <table:table-cell table:style-name="ce4" table:formula="of:=[.A179]+1" office:value-type="float" office:value="833">
            <text:p>833</text:p>
          </table:table-cell>
          <table:table-cell table:style-name="ce4" table:formula="of:=[.B176]+1" office:value-type="float" office:value="204">
            <text:p>20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833, 204, 1868, 2, 3, 2);">
            <text:p>insert into game_score (id, matchid, squad, goals, points, time_type) values (833, 204, 1868, 2, 3, 2);</text:p>
          </table:table-cell>
          <table:table-cell table:number-columns-repeated="1017"/>
        </table:table-row>
        <table:table-row table:style-name="ro4">
          <table:table-cell table:style-name="ce4" table:formula="of:=[.A180]+1" office:value-type="float" office:value="834">
            <text:p>834</text:p>
          </table:table-cell>
          <table:table-cell table:style-name="ce4" table:formula="of:=[.B180]" office:value-type="float" office:value="204">
            <text:p>204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834, 204, 1868, null, 0, 1);">
            <text:p>insert into game_score (id, matchid, squad, goals, points, time_type) values (834, 204, 1868, null, 0, 1);</text:p>
          </table:table-cell>
          <table:table-cell table:number-columns-repeated="1017"/>
        </table:table-row>
        <table:table-row table:style-name="ro2">
          <table:table-cell table:style-name="ce4" table:formula="of:=[.A181]+1" office:value-type="float" office:value="835">
            <text:p>835</text:p>
          </table:table-cell>
          <table:table-cell table:style-name="ce4" table:formula="of:=[.B180]" office:value-type="float" office:value="204">
            <text:p>204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835, 204, 1246, 0, 0, 2);">
            <text:p>insert into game_score (id, matchid, squad, goals, points, time_type) values (835, 204, 1246, 0, 0, 2);</text:p>
          </table:table-cell>
          <table:table-cell table:number-columns-repeated="1017"/>
        </table:table-row>
        <table:table-row table:style-name="ro2">
          <table:table-cell table:style-name="ce4" table:formula="of:=[.A182]+1" office:value-type="float" office:value="836">
            <text:p>836</text:p>
          </table:table-cell>
          <table:table-cell table:style-name="ce4" table:formula="of:=[.B180]" office:value-type="float" office:value="204">
            <text:p>204</text:p>
          </table:table-cell>
          <table:table-cell table:style-name="Default" office:value-type="float" office:value="1246">
            <text:p>124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836, 204, 1246, 0, 0, 1);">
            <text:p>insert into game_score (id, matchid, squad, goals, points, time_type) values (836, 204, 1246, 0, 0, 1);</text:p>
          </table:table-cell>
          <table:table-cell table:number-columns-repeated="1017"/>
        </table:table-row>
        <table:table-row table:style-name="ro2">
          <table:table-cell table:style-name="ce3" table:formula="of:=[.A183]+1" office:value-type="float" office:value="837">
            <text:p>837</text:p>
          </table:table-cell>
          <table:table-cell table:style-name="ce3" table:formula="of:=[.B180]+1" office:value-type="float" office:value="205">
            <text:p>205</text:p>
          </table:table-cell>
          <table:table-cell table:style-name="ce3" office:value-type="float" office:value="1868">
            <text:p>186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837, 205, 1868, 5, 3, 2);">
            <text:p>insert into game_score (id, matchid, squad, goals, points, time_type) values (837, 205, 1868, 5, 3, 2);</text:p>
          </table:table-cell>
          <table:table-cell table:number-columns-repeated="1017"/>
        </table:table-row>
        <table:table-row table:style-name="ro3">
          <table:table-cell table:style-name="ce3" table:formula="of:=[.A184]+1" office:value-type="float" office:value="838">
            <text:p>838</text:p>
          </table:table-cell>
          <table:table-cell table:style-name="ce3" table:formula="of:=[.B184]" office:value-type="float" office:value="205">
            <text:p>205</text:p>
          </table:table-cell>
          <table:table-cell table:style-name="ce3" office:value-type="float" office:value="1868">
            <text:p>18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838, 205, 1868, null, 0, 1);">
            <text:p>insert into game_score (id, matchid, squad, goals, points, time_type) values (838, 205, 1868, null, 0, 1);</text:p>
          </table:table-cell>
          <table:table-cell table:number-columns-repeated="1017"/>
        </table:table-row>
        <table:table-row table:style-name="ro2">
          <table:table-cell table:style-name="ce3" table:formula="of:=[.A185]+1" office:value-type="float" office:value="839">
            <text:p>839</text:p>
          </table:table-cell>
          <table:table-cell table:style-name="ce3" table:formula="of:=[.B184]" office:value-type="float" office:value="205">
            <text:p>205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839, 205, 1767, 0, 0, 2);">
            <text:p>insert into game_score (id, matchid, squad, goals, points, time_type) values (839, 205, 1767, 0, 0, 2);</text:p>
          </table:table-cell>
          <table:table-cell table:number-columns-repeated="1017"/>
        </table:table-row>
        <table:table-row table:style-name="ro2">
          <table:table-cell table:style-name="ce3" table:formula="of:=[.A186]+1" office:value-type="float" office:value="840">
            <text:p>840</text:p>
          </table:table-cell>
          <table:table-cell table:style-name="ce3" table:formula="of:=[.B184]" office:value-type="float" office:value="205">
            <text:p>205</text:p>
          </table:table-cell>
          <table:table-cell table:style-name="ce3" office:value-type="float" office:value="1767">
            <text:p>176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840, 205, 1767, 0, 0, 1);">
            <text:p>insert into game_score (id, matchid, squad, goals, points, time_type) values (840, 205, 1767, 0, 0, 1);</text:p>
          </table:table-cell>
          <table:table-cell table:number-columns-repeated="1017"/>
        </table:table-row>
        <table:table-row table:style-name="ro2">
          <table:table-cell table:style-name="ce4" table:formula="of:=[.A187]+1" office:value-type="float" office:value="841">
            <text:p>841</text:p>
          </table:table-cell>
          <table:table-cell table:style-name="ce4" table:formula="of:=[.B184]+1" office:value-type="float" office:value="206">
            <text:p>206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841, 206, 590, 2, 1, 2);">
            <text:p>insert into game_score (id, matchid, squad, goals, points, time_type) values (841, 206, 590, 2, 1, 2);</text:p>
          </table:table-cell>
          <table:table-cell table:number-columns-repeated="1017"/>
        </table:table-row>
        <table:table-row table:style-name="ro4">
          <table:table-cell table:style-name="ce4" table:formula="of:=[.A188]+1" office:value-type="float" office:value="842">
            <text:p>842</text:p>
          </table:table-cell>
          <table:table-cell table:style-name="ce4" table:formula="of:=[.B188]" office:value-type="float" office:value="206">
            <text:p>206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842, 206, 590, null, 0, 1);">
            <text:p>insert into game_score (id, matchid, squad, goals, points, time_type) values (842, 206, 590, null, 0, 1);</text:p>
          </table:table-cell>
          <table:table-cell table:number-columns-repeated="1017"/>
        </table:table-row>
        <table:table-row table:style-name="ro2">
          <table:table-cell table:style-name="ce4" table:formula="of:=[.A189]+1" office:value-type="float" office:value="843">
            <text:p>843</text:p>
          </table:table-cell>
          <table:table-cell table:style-name="ce4" table:formula="of:=[.B188]" office:value-type="float" office:value="206">
            <text:p>206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843, 206, 1246, 2, 1, 2);">
            <text:p>insert into game_score (id, matchid, squad, goals, points, time_type) values (843, 206, 1246, 2, 1, 2);</text:p>
          </table:table-cell>
          <table:table-cell table:number-columns-repeated="1017"/>
        </table:table-row>
        <table:table-row table:style-name="ro4">
          <table:table-cell table:style-name="ce4" table:formula="of:=[.A190]+1" office:value-type="float" office:value="844">
            <text:p>844</text:p>
          </table:table-cell>
          <table:table-cell table:style-name="ce4" table:formula="of:=[.B188]" office:value-type="float" office:value="206">
            <text:p>206</text:p>
          </table:table-cell>
          <table:table-cell table:style-name="Default" office:value-type="float" office:value="1246">
            <text:p>124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844, 206, 1246, null, 0, 1);">
            <text:p>insert into game_score (id, matchid, squad, goals, points, time_type) values (844, 206, 1246, null, 0, 1);</text:p>
          </table:table-cell>
          <table:table-cell table:number-columns-repeated="1017"/>
        </table:table-row>
        <table:table-row table:style-name="ro2">
          <table:table-cell table:style-name="ce3" table:formula="of:=[.A191]+1" office:value-type="float" office:value="845">
            <text:p>845</text:p>
          </table:table-cell>
          <table:table-cell table:style-name="ce3" table:formula="of:=[.B188]+1" office:value-type="float" office:value="207">
            <text:p>207</text:p>
          </table:table-cell>
          <table:table-cell table:style-name="ce3" office:value-type="float" office:value="509">
            <text:p>50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845, 207, 509, 3, 3, 2);">
            <text:p>insert into game_score (id, matchid, squad, goals, points, time_type) values (845, 207, 509, 3, 3, 2);</text:p>
          </table:table-cell>
          <table:table-cell table:number-columns-repeated="1017"/>
        </table:table-row>
        <table:table-row table:style-name="ro3">
          <table:table-cell table:style-name="ce3" table:formula="of:=[.A192]+1" office:value-type="float" office:value="846">
            <text:p>846</text:p>
          </table:table-cell>
          <table:table-cell table:style-name="ce3" table:formula="of:=[.B192]" office:value-type="float" office:value="207">
            <text:p>207</text:p>
          </table:table-cell>
          <table:table-cell table:style-name="ce3" office:value-type="float" office:value="509">
            <text:p>509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846, 207, 509, null, 0, 1);">
            <text:p>insert into game_score (id, matchid, squad, goals, points, time_type) values (846, 207, 509, null, 0, 1);</text:p>
          </table:table-cell>
          <table:table-cell table:number-columns-repeated="1017"/>
        </table:table-row>
        <table:table-row table:style-name="ro2">
          <table:table-cell table:style-name="ce3" table:formula="of:=[.A193]+1" office:value-type="float" office:value="847">
            <text:p>847</text:p>
          </table:table-cell>
          <table:table-cell table:style-name="ce3" table:formula="of:=[.B192]" office:value-type="float" office:value="207">
            <text:p>207</text:p>
          </table:table-cell>
          <table:table-cell table:style-name="ce3" office:value-type="float" office:value="1345">
            <text:p>134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847, 207, 1345, 2, 0, 2);">
            <text:p>insert into game_score (id, matchid, squad, goals, points, time_type) values (847, 207, 1345, 2, 0, 2);</text:p>
          </table:table-cell>
          <table:table-cell table:number-columns-repeated="1017"/>
        </table:table-row>
        <table:table-row table:style-name="ro3">
          <table:table-cell table:style-name="ce3" table:formula="of:=[.A194]+1" office:value-type="float" office:value="848">
            <text:p>848</text:p>
          </table:table-cell>
          <table:table-cell table:style-name="ce3" table:formula="of:=[.B192]" office:value-type="float" office:value="207">
            <text:p>207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848, 207, 1345, null, 0, 1);">
            <text:p>insert into game_score (id, matchid, squad, goals, points, time_type) values (848, 207, 1345, null, 0, 1);</text:p>
          </table:table-cell>
          <table:table-cell table:number-columns-repeated="1017"/>
        </table:table-row>
        <table:table-row table:style-name="ro2">
          <table:table-cell table:style-name="ce4" table:formula="of:=[.A195]+1" office:value-type="float" office:value="849">
            <text:p>849</text:p>
          </table:table-cell>
          <table:table-cell table:style-name="ce4" table:formula="of:=[.B192]+1" office:value-type="float" office:value="208">
            <text:p>208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849, 208, 596, 2, 3, 2);">
            <text:p>insert into game_score (id, matchid, squad, goals, points, time_type) values (849, 208, 596, 2, 3, 2);</text:p>
          </table:table-cell>
          <table:table-cell table:number-columns-repeated="1017"/>
        </table:table-row>
        <table:table-row table:style-name="ro4">
          <table:table-cell table:style-name="ce4" table:formula="of:=[.A196]+1" office:value-type="float" office:value="850">
            <text:p>850</text:p>
          </table:table-cell>
          <table:table-cell table:style-name="ce4" table:formula="of:=[.B196]" office:value-type="float" office:value="208">
            <text:p>208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850, 208, 596, null, 0, 1);">
            <text:p>insert into game_score (id, matchid, squad, goals, points, time_type) values (850, 208, 596, null, 0, 1);</text:p>
          </table:table-cell>
          <table:table-cell table:number-columns-repeated="1017"/>
        </table:table-row>
        <table:table-row table:style-name="ro2">
          <table:table-cell table:style-name="ce4" table:formula="of:=[.A197]+1" office:value-type="float" office:value="851">
            <text:p>851</text:p>
          </table:table-cell>
          <table:table-cell table:style-name="ce4" table:formula="of:=[.B196]" office:value-type="float" office:value="208">
            <text:p>208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851, 208, 597, 0, 0, 2);">
            <text:p>insert into game_score (id, matchid, squad, goals, points, time_type) values (851, 208, 597, 0, 0, 2);</text:p>
          </table:table-cell>
          <table:table-cell table:number-columns-repeated="1017"/>
        </table:table-row>
        <table:table-row table:style-name="ro2">
          <table:table-cell table:style-name="ce4" table:formula="of:=[.A198]+1" office:value-type="float" office:value="852">
            <text:p>852</text:p>
          </table:table-cell>
          <table:table-cell table:style-name="ce4" table:formula="of:=[.B196]" office:value-type="float" office:value="208">
            <text:p>208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852, 208, 597, 0, 0, 1);">
            <text:p>insert into game_score (id, matchid, squad, goals, points, time_type) values (852, 208, 597, 0, 0, 1);</text:p>
          </table:table-cell>
          <table:table-cell table:number-columns-repeated="1017"/>
        </table:table-row>
        <table:table-row table:style-name="ro2">
          <table:table-cell table:style-name="ce3" table:formula="of:=[.A199]+1" office:value-type="float" office:value="853">
            <text:p>853</text:p>
          </table:table-cell>
          <table:table-cell table:style-name="ce3" table:formula="of:=[.B196]+1" office:value-type="float" office:value="209">
            <text:p>209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853, 209, 596, 3, 3, 2);">
            <text:p>insert into game_score (id, matchid, squad, goals, points, time_type) values (853, 209, 596, 3, 3, 2);</text:p>
          </table:table-cell>
          <table:table-cell table:number-columns-repeated="1017"/>
        </table:table-row>
        <table:table-row table:style-name="ro3">
          <table:table-cell table:style-name="ce3" table:formula="of:=[.A200]+1" office:value-type="float" office:value="854">
            <text:p>854</text:p>
          </table:table-cell>
          <table:table-cell table:style-name="ce3" table:formula="of:=[.B200]" office:value-type="float" office:value="209">
            <text:p>209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854, 209, 596, null, 0, 1);">
            <text:p>insert into game_score (id, matchid, squad, goals, points, time_type) values (854, 209, 596, null, 0, 1);</text:p>
          </table:table-cell>
          <table:table-cell table:number-columns-repeated="1017"/>
        </table:table-row>
        <table:table-row table:style-name="ro2">
          <table:table-cell table:style-name="ce3" table:formula="of:=[.A201]+1" office:value-type="float" office:value="855">
            <text:p>855</text:p>
          </table:table-cell>
          <table:table-cell table:style-name="ce3" table:formula="of:=[.B200]" office:value-type="float" office:value="209">
            <text:p>209</text:p>
          </table:table-cell>
          <table:table-cell table:style-name="ce3" office:value-type="float" office:value="509">
            <text:p>5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855, 209, 509, 0, 0, 2);">
            <text:p>insert into game_score (id, matchid, squad, goals, points, time_type) values (855, 209, 509, 0, 0, 2);</text:p>
          </table:table-cell>
          <table:table-cell table:number-columns-repeated="1017"/>
        </table:table-row>
        <table:table-row table:style-name="ro2">
          <table:table-cell table:style-name="ce3" table:formula="of:=[.A202]+1" office:value-type="float" office:value="856">
            <text:p>856</text:p>
          </table:table-cell>
          <table:table-cell table:style-name="ce3" table:formula="of:=[.B200]" office:value-type="float" office:value="209">
            <text:p>209</text:p>
          </table:table-cell>
          <table:table-cell table:style-name="ce3" office:value-type="float" office:value="509">
            <text:p>50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856, 209, 509, 0, 0, 1);">
            <text:p>insert into game_score (id, matchid, squad, goals, points, time_type) values (856, 209, 509, 0, 0, 1);</text:p>
          </table:table-cell>
          <table:table-cell table:number-columns-repeated="1017"/>
        </table:table-row>
        <table:table-row table:style-name="ro2">
          <table:table-cell table:style-name="ce4" table:formula="of:=[.A203]+1" office:value-type="float" office:value="857">
            <text:p>857</text:p>
          </table:table-cell>
          <table:table-cell table:style-name="ce4" table:formula="of:=[.B200]+1" office:value-type="float" office:value="210">
            <text:p>210</text:p>
          </table:table-cell>
          <table:table-cell table:style-name="Default" office:value-type="float" office:value="597">
            <text:p>597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857, 210, 597, 2, 3, 2);">
            <text:p>insert into game_score (id, matchid, squad, goals, points, time_type) values (857, 210, 597, 2, 3, 2);</text:p>
          </table:table-cell>
          <table:table-cell table:number-columns-repeated="1017"/>
        </table:table-row>
        <table:table-row table:style-name="ro4">
          <table:table-cell table:style-name="ce4" table:formula="of:=[.A204]+1" office:value-type="float" office:value="858">
            <text:p>858</text:p>
          </table:table-cell>
          <table:table-cell table:style-name="ce4" table:formula="of:=[.B204]" office:value-type="float" office:value="210">
            <text:p>210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858, 210, 597, null, 0, 1);">
            <text:p>insert into game_score (id, matchid, squad, goals, points, time_type) values (858, 210, 597, null, 0, 1);</text:p>
          </table:table-cell>
          <table:table-cell table:number-columns-repeated="1017"/>
        </table:table-row>
        <table:table-row table:style-name="ro2">
          <table:table-cell table:style-name="ce4" table:formula="of:=[.A205]+1" office:value-type="float" office:value="859">
            <text:p>859</text:p>
          </table:table-cell>
          <table:table-cell table:style-name="ce4" table:formula="of:=[.B204]" office:value-type="float" office:value="210">
            <text:p>210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859, 210, 1345, 0, 0, 2);">
            <text:p>insert into game_score (id, matchid, squad, goals, points, time_type) values (859, 210, 1345, 0, 0, 2);</text:p>
          </table:table-cell>
          <table:table-cell table:number-columns-repeated="1017"/>
        </table:table-row>
        <table:table-row table:style-name="ro2">
          <table:table-cell table:style-name="ce4" table:formula="of:=[.A206]+1" office:value-type="float" office:value="860">
            <text:p>860</text:p>
          </table:table-cell>
          <table:table-cell table:style-name="ce4" table:formula="of:=[.B204]" office:value-type="float" office:value="210">
            <text:p>210</text:p>
          </table:table-cell>
          <table:table-cell table:style-name="Default" office:value-type="float" office:value="1345">
            <text:p>134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860, 210, 1345, 0, 0, 1);">
            <text:p>insert into game_score (id, matchid, squad, goals, points, time_type) values (860, 210, 1345, 0, 0, 1);</text:p>
          </table:table-cell>
          <table:table-cell table:number-columns-repeated="1017"/>
        </table:table-row>
        <table:table-row table:style-name="ro2">
          <table:table-cell table:style-name="ce3" table:formula="of:=[.A207]+1" office:value-type="float" office:value="861">
            <text:p>861</text:p>
          </table:table-cell>
          <table:table-cell table:style-name="ce3" table:formula="of:=[.B204]+1" office:value-type="float" office:value="211">
            <text:p>211</text:p>
          </table:table-cell>
          <table:table-cell table:style-name="ce3" office:value-type="float" office:value="596">
            <text:p>596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861, 211, 596, 1, 1, 2);">
            <text:p>insert into game_score (id, matchid, squad, goals, points, time_type) values (861, 211, 596, 1, 1, 2);</text:p>
          </table:table-cell>
          <table:table-cell table:number-columns-repeated="1017"/>
        </table:table-row>
        <table:table-row table:style-name="ro3">
          <table:table-cell table:style-name="ce3" table:formula="of:=[.A208]+1" office:value-type="float" office:value="862">
            <text:p>862</text:p>
          </table:table-cell>
          <table:table-cell table:style-name="ce3" table:formula="of:=[.B208]" office:value-type="float" office:value="211">
            <text:p>211</text:p>
          </table:table-cell>
          <table:table-cell table:style-name="ce3" office:value-type="float" office:value="596">
            <text:p>59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862, 211, 596, null, 0, 1);">
            <text:p>insert into game_score (id, matchid, squad, goals, points, time_type) values (862, 211, 596, null, 0, 1);</text:p>
          </table:table-cell>
          <table:table-cell table:number-columns-repeated="1017"/>
        </table:table-row>
        <table:table-row table:style-name="ro2">
          <table:table-cell table:style-name="ce3" table:formula="of:=[.A209]+1" office:value-type="float" office:value="863">
            <text:p>863</text:p>
          </table:table-cell>
          <table:table-cell table:style-name="ce3" table:formula="of:=[.B208]" office:value-type="float" office:value="211">
            <text:p>211</text:p>
          </table:table-cell>
          <table:table-cell table:style-name="ce3" office:value-type="float" office:value="1345">
            <text:p>134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863, 211, 1345, 1, 1, 2);">
            <text:p>insert into game_score (id, matchid, squad, goals, points, time_type) values (863, 211, 1345, 1, 1, 2);</text:p>
          </table:table-cell>
          <table:table-cell table:number-columns-repeated="1017"/>
        </table:table-row>
        <table:table-row table:style-name="ro3">
          <table:table-cell table:style-name="ce3" table:formula="of:=[.A210]+1" office:value-type="float" office:value="864">
            <text:p>864</text:p>
          </table:table-cell>
          <table:table-cell table:style-name="ce3" table:formula="of:=[.B208]" office:value-type="float" office:value="211">
            <text:p>211</text:p>
          </table:table-cell>
          <table:table-cell table:style-name="ce3" office:value-type="float" office:value="1345">
            <text:p>1345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864, 211, 1345, null, 0, 1);">
            <text:p>insert into game_score (id, matchid, squad, goals, points, time_type) values (864, 211, 1345, null, 0, 1);</text:p>
          </table:table-cell>
          <table:table-cell table:number-columns-repeated="1017"/>
        </table:table-row>
        <table:table-row table:style-name="ro2">
          <table:table-cell table:style-name="ce4" table:formula="of:=[.A211]+1" office:value-type="float" office:value="865">
            <text:p>865</text:p>
          </table:table-cell>
          <table:table-cell table:style-name="ce4" table:formula="of:=[.B208]+1" office:value-type="float" office:value="212">
            <text:p>212</text:p>
          </table:table-cell>
          <table:table-cell table:style-name="Default" office:value-type="float" office:value="597">
            <text:p>597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865, 212, 597, 1, 1, 2);">
            <text:p>insert into game_score (id, matchid, squad, goals, points, time_type) values (865, 212, 597, 1, 1, 2);</text:p>
          </table:table-cell>
          <table:table-cell table:number-columns-repeated="1017"/>
        </table:table-row>
        <table:table-row table:style-name="ro4">
          <table:table-cell table:style-name="ce4" table:formula="of:=[.A212]+1" office:value-type="float" office:value="866">
            <text:p>866</text:p>
          </table:table-cell>
          <table:table-cell table:style-name="ce4" table:formula="of:=[.B212]" office:value-type="float" office:value="212">
            <text:p>212</text:p>
          </table:table-cell>
          <table:table-cell table:style-name="Default" office:value-type="float" office:value="597">
            <text:p>597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866, 212, 597, null, 0, 1);">
            <text:p>insert into game_score (id, matchid, squad, goals, points, time_type) values (866, 212, 597, null, 0, 1);</text:p>
          </table:table-cell>
          <table:table-cell table:number-columns-repeated="1017"/>
        </table:table-row>
        <table:table-row table:style-name="ro2">
          <table:table-cell table:style-name="ce4" table:formula="of:=[.A213]+1" office:value-type="float" office:value="867">
            <text:p>867</text:p>
          </table:table-cell>
          <table:table-cell table:style-name="ce4" table:formula="of:=[.B212]" office:value-type="float" office:value="212">
            <text:p>212</text:p>
          </table:table-cell>
          <table:table-cell table:style-name="Default" office:value-type="float" office:value="509">
            <text:p>509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867, 212, 509, 1, 1, 2);">
            <text:p>insert into game_score (id, matchid, squad, goals, points, time_type) values (867, 212, 509, 1, 1, 2);</text:p>
          </table:table-cell>
          <table:table-cell table:number-columns-repeated="1017"/>
        </table:table-row>
        <table:table-row table:style-name="ro4">
          <table:table-cell table:style-name="ce4" table:formula="of:=[.A214]+1" office:value-type="float" office:value="868">
            <text:p>868</text:p>
          </table:table-cell>
          <table:table-cell table:style-name="ce4" table:formula="of:=[.B212]" office:value-type="float" office:value="212">
            <text:p>212</text:p>
          </table:table-cell>
          <table:table-cell table:style-name="Default" office:value-type="float" office:value="509">
            <text:p>509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868, 212, 509, null, 0, 1);">
            <text:p>insert into game_score (id, matchid, squad, goals, points, time_type) values (868, 212, 509, null, 0, 1);</text:p>
          </table:table-cell>
          <table:table-cell table:number-columns-repeated="1017"/>
        </table:table-row>
        <table:table-row table:style-name="ro2">
          <table:table-cell table:style-name="ce3" table:formula="of:=[.A215]+1" office:value-type="float" office:value="869">
            <text:p>869</text:p>
          </table:table-cell>
          <table:table-cell table:style-name="ce3" table:formula="of:=[.B212]+1" office:value-type="float" office:value="213">
            <text:p>213</text:p>
          </table:table-cell>
          <table:table-cell table:style-name="ce3" office:value-type="float" office:value="1868">
            <text:p>1868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869, 213, 1868, 3, 3, 2);">
            <text:p>insert into game_score (id, matchid, squad, goals, points, time_type) values (869, 213, 1868, 3, 3, 2);</text:p>
          </table:table-cell>
          <table:table-cell table:number-columns-repeated="1017"/>
        </table:table-row>
        <table:table-row table:style-name="ro3">
          <table:table-cell table:style-name="ce3" table:formula="of:=[.A216]+1" office:value-type="float" office:value="870">
            <text:p>870</text:p>
          </table:table-cell>
          <table:table-cell table:style-name="ce3" table:formula="of:=[.B216]" office:value-type="float" office:value="213">
            <text:p>213</text:p>
          </table:table-cell>
          <table:table-cell table:style-name="ce3" office:value-type="float" office:value="1868">
            <text:p>1868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870, 213, 1868, null, 0, 1);">
            <text:p>insert into game_score (id, matchid, squad, goals, points, time_type) values (870, 213, 1868, null, 0, 1);</text:p>
          </table:table-cell>
          <table:table-cell table:number-columns-repeated="1017"/>
        </table:table-row>
        <table:table-row table:style-name="ro2">
          <table:table-cell table:style-name="ce3" table:formula="of:=[.A217]+1" office:value-type="float" office:value="871">
            <text:p>871</text:p>
          </table:table-cell>
          <table:table-cell table:style-name="ce3" table:formula="of:=[.B216]" office:value-type="float" office:value="213">
            <text:p>213</text:p>
          </table:table-cell>
          <table:table-cell table:style-name="ce3" office:value-type="float" office:value="597">
            <text:p>59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871, 213, 597, 2, 0, 2);">
            <text:p>insert into game_score (id, matchid, squad, goals, points, time_type) values (871, 213, 597, 2, 0, 2);</text:p>
          </table:table-cell>
          <table:table-cell table:number-columns-repeated="1017"/>
        </table:table-row>
        <table:table-row table:style-name="ro3">
          <table:table-cell table:style-name="ce3" table:formula="of:=[.A218]+1" office:value-type="float" office:value="872">
            <text:p>872</text:p>
          </table:table-cell>
          <table:table-cell table:style-name="ce3" table:formula="of:=[.B216]" office:value-type="float" office:value="213">
            <text:p>213</text:p>
          </table:table-cell>
          <table:table-cell table:style-name="ce3" office:value-type="float" office:value="597">
            <text:p>597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872, 213, 597, null, 0, 1);">
            <text:p>insert into game_score (id, matchid, squad, goals, points, time_type) values (872, 213, 597, null, 0, 1);</text:p>
          </table:table-cell>
          <table:table-cell table:number-columns-repeated="1017"/>
        </table:table-row>
        <table:table-row table:style-name="ro2">
          <table:table-cell table:style-name="ce4" table:formula="of:=[.A219]+1" office:value-type="float" office:value="873">
            <text:p>873</text:p>
          </table:table-cell>
          <table:table-cell table:style-name="ce4" table:formula="of:=[.B216]+1" office:value-type="float" office:value="214">
            <text:p>214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873, 214, 596, 4, 3, 2);">
            <text:p>insert into game_score (id, matchid, squad, goals, points, time_type) values (873, 214, 596, 4, 3, 2);</text:p>
          </table:table-cell>
          <table:table-cell table:number-columns-repeated="1017"/>
        </table:table-row>
        <table:table-row table:style-name="ro4">
          <table:table-cell table:style-name="ce4" table:formula="of:=[.A220]+1" office:value-type="float" office:value="874">
            <text:p>874</text:p>
          </table:table-cell>
          <table:table-cell table:style-name="ce4" table:formula="of:=[.B220]" office:value-type="float" office:value="214">
            <text:p>214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874, 214, 596, null, 0, 1);">
            <text:p>insert into game_score (id, matchid, squad, goals, points, time_type) values (874, 214, 596, null, 0, 1);</text:p>
          </table:table-cell>
          <table:table-cell table:number-columns-repeated="1017"/>
        </table:table-row>
        <table:table-row table:style-name="ro2">
          <table:table-cell table:style-name="ce4" table:formula="of:=[.A221]+1" office:value-type="float" office:value="875">
            <text:p>875</text:p>
          </table:table-cell>
          <table:table-cell table:style-name="ce4" table:formula="of:=[.B220]" office:value-type="float" office:value="214">
            <text:p>214</text:p>
          </table:table-cell>
          <table:table-cell table:style-name="Default" office:value-type="float" office:value="590">
            <text:p>59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875, 214, 590, 2, 0, 2);">
            <text:p>insert into game_score (id, matchid, squad, goals, points, time_type) values (875, 214, 590, 2, 0, 2);</text:p>
          </table:table-cell>
          <table:table-cell table:number-columns-repeated="1017"/>
        </table:table-row>
        <table:table-row table:style-name="ro4">
          <table:table-cell table:style-name="ce4" table:formula="of:=[.A222]+1" office:value-type="float" office:value="876">
            <text:p>876</text:p>
          </table:table-cell>
          <table:table-cell table:style-name="ce4" table:formula="of:=[.B220]" office:value-type="float" office:value="214">
            <text:p>214</text:p>
          </table:table-cell>
          <table:table-cell table:style-name="Default" office:value-type="float" office:value="590">
            <text:p>590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876, 214, 590, null, 0, 1);">
            <text:p>insert into game_score (id, matchid, squad, goals, points, time_type) values (876, 214, 590, null, 0, 1);</text:p>
          </table:table-cell>
          <table:table-cell table:number-columns-repeated="1017"/>
        </table:table-row>
        <table:table-row table:style-name="ro2">
          <table:table-cell table:style-name="ce3" table:formula="of:=[.A223]+1" office:value-type="float" office:value="877">
            <text:p>877</text:p>
          </table:table-cell>
          <table:table-cell table:style-name="ce3" table:formula="of:=[.B220]+1" office:value-type="float" office:value="215">
            <text:p>215</text:p>
          </table:table-cell>
          <table:table-cell table:style-name="ce3" office:value-type="float" office:value="590">
            <text:p>5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877, 215, 590, 2, 3, 2);">
            <text:p>insert into game_score (id, matchid, squad, goals, points, time_type) values (877, 215, 590, 2, 3, 2);</text:p>
          </table:table-cell>
          <table:table-cell table:number-columns-repeated="1017"/>
        </table:table-row>
        <table:table-row table:style-name="ro3">
          <table:table-cell table:style-name="ce3" table:formula="of:=[.A224]+1" office:value-type="float" office:value="878">
            <text:p>878</text:p>
          </table:table-cell>
          <table:table-cell table:style-name="ce3" table:formula="of:=[.B224]" office:value-type="float" office:value="215">
            <text:p>215</text:p>
          </table:table-cell>
          <table:table-cell table:style-name="ce3" office:value-type="float" office:value="590">
            <text:p>590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878, 215, 590, null, 0, 1);">
            <text:p>insert into game_score (id, matchid, squad, goals, points, time_type) values (878, 215, 590, null, 0, 1);</text:p>
          </table:table-cell>
          <table:table-cell table:number-columns-repeated="1017"/>
        </table:table-row>
        <table:table-row table:style-name="ro2">
          <table:table-cell table:style-name="ce3" table:formula="of:=[.A225]+1" office:value-type="float" office:value="879">
            <text:p>879</text:p>
          </table:table-cell>
          <table:table-cell table:style-name="ce3" table:formula="of:=[.B224]" office:value-type="float" office:value="215">
            <text:p>215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879, 215, 597, 0, 0, 2);">
            <text:p>insert into game_score (id, matchid, squad, goals, points, time_type) values (879, 215, 597, 0, 0, 2);</text:p>
          </table:table-cell>
          <table:table-cell table:number-columns-repeated="1017"/>
        </table:table-row>
        <table:table-row table:style-name="ro2">
          <table:table-cell table:style-name="ce3" table:formula="of:=[.A226]+1" office:value-type="float" office:value="880">
            <text:p>880</text:p>
          </table:table-cell>
          <table:table-cell table:style-name="ce3" table:formula="of:=[.B224]" office:value-type="float" office:value="215">
            <text:p>215</text:p>
          </table:table-cell>
          <table:table-cell table:style-name="ce3" office:value-type="float" office:value="597">
            <text:p>59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880, 215, 597, 0, 0, 1);">
            <text:p>insert into game_score (id, matchid, squad, goals, points, time_type) values (880, 215, 597, 0, 0, 1);</text:p>
          </table:table-cell>
          <table:table-cell table:number-columns-repeated="1017"/>
        </table:table-row>
        <table:table-row table:style-name="ro2">
          <table:table-cell table:style-name="ce4" table:formula="of:=[.A227]+1" office:value-type="float" office:value="881">
            <text:p>881</text:p>
          </table:table-cell>
          <table:table-cell table:style-name="ce4" table:formula="of:=[.B224]+1" office:value-type="float" office:value="216">
            <text:p>21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881, 216, 1868, 7, 3, 2);">
            <text:p>insert into game_score (id, matchid, squad, goals, points, time_type) values (881, 216, 1868, 7, 3, 2);</text:p>
          </table:table-cell>
          <table:table-cell table:number-columns-repeated="1017"/>
        </table:table-row>
        <table:table-row table:style-name="ro4">
          <table:table-cell table:style-name="ce4" table:formula="of:=[.A228]+1" office:value-type="float" office:value="882">
            <text:p>882</text:p>
          </table:table-cell>
          <table:table-cell table:style-name="ce4" table:formula="of:=[.B228]" office:value-type="float" office:value="216">
            <text:p>216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882, 216, 1868, null, 0, 1);">
            <text:p>insert into game_score (id, matchid, squad, goals, points, time_type) values (882, 216, 1868, null, 0, 1);</text:p>
          </table:table-cell>
          <table:table-cell table:number-columns-repeated="1017"/>
        </table:table-row>
        <table:table-row table:style-name="ro2">
          <table:table-cell table:style-name="ce4" table:formula="of:=[.A229]+1" office:value-type="float" office:value="883">
            <text:p>883</text:p>
          </table:table-cell>
          <table:table-cell table:style-name="ce4" table:formula="of:=[.B228]" office:value-type="float" office:value="216">
            <text:p>216</text:p>
          </table:table-cell>
          <table:table-cell table:style-name="Default" office:value-type="float" office:value="596">
            <text:p>596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883, 216, 596, 2, 0, 2);">
            <text:p>insert into game_score (id, matchid, squad, goals, points, time_type) values (883, 216, 596, 2, 0, 2);</text:p>
          </table:table-cell>
          <table:table-cell table:number-columns-repeated="1017"/>
        </table:table-row>
        <table:table-row table:style-name="ro4">
          <table:table-cell table:style-name="ce4" table:formula="of:=[.A230]+1" office:value-type="float" office:value="884">
            <text:p>884</text:p>
          </table:table-cell>
          <table:table-cell table:style-name="ce4" table:formula="of:=[.B228]" office:value-type="float" office:value="216">
            <text:p>216</text:p>
          </table:table-cell>
          <table:table-cell table:style-name="Default" office:value-type="float" office:value="596">
            <text:p>596</text:p>
          </table:table-cell>
          <table:table-cell table:style-name="Default" office:value-type="string">
            <text:p>null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884, 216, 596, null, 0, 1);">
            <text:p>insert into game_score (id, matchid, squad, goals, points, time_type) values (884, 216, 596, null, 0, 1);</text:p>
          </table:table-cell>
          <table:table-cell table:number-columns-repeated="1017"/>
        </table:table-row>
        <table:table-row table:style-name="ro2" table:number-rows-repeated="104834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18/05/2017</text:date>, <text:time>22:07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5-18T22:07:26</dc:date>
    <dc:creator>Esdras Salazar</dc:creator>
    <meta:editing-duration>P2DT9H45M52S</meta:editing-duration>
    <meta:editing-cycles>520</meta:editing-cycles>
    <meta:document-statistic meta:table-count="6" meta:cell-count="8531" meta:object-count="0"/>
  </office:meta>
</office:document-meta>
</file>